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Adobe Garamond Pro" svg:font-family="Adobe Garamond Pro" style:font-family-generic="roman"/>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Minion-Regular" svg:font-family="Minion-Regular" style:font-family-generic="roman"/>
    <style:font-face style:name="BSSymbol-Medium" svg:font-family="BSSymbol-Medium" style:font-family-generic="system"/>
    <style:font-face style:name="TimesNRMT" svg:font-family="TimesNRMT" style:font-family-generic="roman"/>
    <style:font-face style:name="Lucida Console" svg:font-family="Lucida Console" style:font-family-generic="modern" style:font-pitch="fixed" svg:panose-1="2 11 6 9 4 5 4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200%"/>
      <style:text-properties style:font-name-complex="Times New Roman" fo:language="en" fo:country="US"/>
    </style:style>
    <style:style style:name="P2" style:parent-style-name="Standard" style:family="paragraph">
      <style:paragraph-properties fo:line-height="200%"/>
      <style:text-properties style:font-name-complex="Times New Roman" fo:language="en" fo:country="US"/>
    </style:style>
    <style:style style:name="P3" style:parent-style-name="Standard" style:family="paragraph">
      <style:paragraph-properties fo:line-height="200%"/>
      <style:text-properties style:font-name-complex="Times New Roman" fo:language="en" fo:country="US"/>
    </style:style>
    <style:style style:name="P4" style:parent-style-name="Standard" style:family="paragraph">
      <style:paragraph-properties fo:line-height="200%"/>
    </style:style>
    <style:style style:name="T5" style:parent-style-name="DefaultParagraphFont" style:family="text">
      <style:text-properties style:font-name-complex="Times New Roman" fo:language="en" fo:country="US"/>
    </style:style>
    <style:style style:name="T6" style:parent-style-name="DefaultParagraphFont" style:family="text">
      <style:text-properties style:font-name-complex="Times New Roman" fo:language="en" fo:country="US"/>
    </style:style>
    <style:style style:name="T7" style:parent-style-name="DefaultParagraphFont" style:family="text">
      <style:text-properties style:font-name-complex="Times New Roman" fo:language="en" fo:country="US"/>
    </style:style>
    <style:style style:name="T8" style:parent-style-name="DefaultParagraphFont" style:family="text">
      <style:text-properties style:font-name-complex="Times New Roman" fo:language="en" fo:country="US"/>
    </style:style>
    <style:style style:name="T9" style:parent-style-name="DefaultParagraphFont" style:family="text">
      <style:text-properties style:font-name-complex="Times New Roman" fo:language="en" fo:country="US"/>
    </style:style>
    <style:style style:name="T10" style:parent-style-name="DefaultParagraphFont" style:family="text">
      <style:text-properties style:font-name-complex="Times New Roman" fo:language="en" fo:country="US"/>
    </style:style>
    <style:style style:name="T11" style:parent-style-name="DefaultParagraphFont" style:family="text">
      <style:text-properties style:font-name-complex="Times New Roman" fo:language="en" fo:country="US"/>
    </style:style>
    <style:style style:name="T12" style:parent-style-name="DefaultParagraphFont" style:family="text">
      <style:text-properties style:font-name-complex="Times New Roman" fo:language="en" fo:country="US"/>
    </style:style>
    <style:style style:name="P13" style:parent-style-name="Standard" style:family="paragraph">
      <style:paragraph-properties fo:line-height="200%"/>
      <style:text-properties style:font-name-complex="Times New Roman" fo:language="en" fo:country="US"/>
    </style:style>
    <style:style style:name="P14" style:parent-style-name="Standard" style:family="paragraph">
      <style:paragraph-properties fo:line-height="200%" fo:text-indent="0.4923in"/>
    </style:style>
    <style:style style:name="T15" style:parent-style-name="DefaultParagraphFont" style:family="text">
      <style:text-properties style:font-name-complex="Times New Roman" fo:language="en" fo:country="US"/>
    </style:style>
    <style:style style:name="T16" style:parent-style-name="DefaultParagraphFont" style:family="text">
      <style:text-properties style:font-name-complex="Times New Roman" fo:language="en" fo:country="US"/>
    </style:style>
    <style:style style:name="T17" style:parent-style-name="DefaultParagraphFont" style:family="text">
      <style:text-properties style:font-name-complex="Times New Roman" fo:language="en" fo:country="US"/>
    </style:style>
    <style:style style:name="T18" style:parent-style-name="DefaultParagraphFont" style:family="text">
      <style:text-properties style:font-name-complex="Times New Roman" fo:language="en" fo:country="US"/>
    </style:style>
    <style:style style:name="T19" style:parent-style-name="DefaultParagraphFont" style:family="text">
      <style:text-properties style:font-name-complex="Times New Roman" fo:language="en" fo:country="US"/>
    </style:style>
    <style:style style:name="T20" style:parent-style-name="CommentReference" style:family="text">
      <style:text-properties style:font-name-complex="Mangal" fo:language="en" fo:country="US"/>
    </style:style>
    <style:style style:name="T21" style:parent-style-name="DefaultParagraphFont" style:family="text">
      <style:text-properties style:font-name-complex="Times New Roman" fo:language="en" fo:country="US"/>
    </style:style>
    <style:style style:name="T22" style:parent-style-name="DefaultParagraphFont" style:family="text">
      <style:text-properties style:font-name-complex="Times New Roman" fo:language="en" fo:country="US"/>
    </style:style>
    <style:style style:name="T23" style:parent-style-name="CommentReference" style:family="text">
      <style:text-properties style:font-name-complex="Mangal" fo:language="en" fo:country="US"/>
    </style:style>
    <style:style style:name="P24" style:parent-style-name="Standard" style:family="paragraph">
      <style:paragraph-properties fo:line-height="200%"/>
      <style:text-properties style:font-name-complex="Times New Roman" fo:language="en" fo:country="US"/>
    </style:style>
    <style:style style:name="P25" style:parent-style-name="Standard" style:family="paragraph">
      <style:paragraph-properties fo:line-height="200%"/>
      <style:text-properties style:font-name-complex="Times New Roman" fo:font-weight="bold" style:font-weight-asian="bold" style:font-weight-complex="bold" fo:language="en" fo:country="US"/>
    </style:style>
    <style:style style:name="P26" style:parent-style-name="Standard" style:family="paragraph">
      <style:paragraph-properties fo:line-height="200%"/>
    </style:style>
    <style:style style:name="T27" style:parent-style-name="DefaultParagraphFont" style:family="text">
      <style:text-properties style:font-name-complex="Times New Roman" fo:language="en" fo:country="US"/>
    </style:style>
    <style:style style:name="T28" style:parent-style-name="DefaultParagraphFont" style:family="text">
      <style:text-properties style:font-name-complex="Times New Roman" fo:language="en" fo:country="US"/>
    </style:style>
    <style:style style:name="T29" style:parent-style-name="DefaultParagraphFont" style:family="text">
      <style:text-properties style:font-name-complex="Times New Roman" fo:font-style="italic" style:font-style-asian="italic" fo:language="en" fo:country="US"/>
    </style:style>
    <style:style style:name="T30" style:parent-style-name="DefaultParagraphFont" style:family="text">
      <style:text-properties style:font-name-complex="Times New Roman" fo:language="en" fo:country="US"/>
    </style:style>
    <style:style style:name="T31" style:parent-style-name="DefaultParagraphFont" style:family="text">
      <style:text-properties style:font-name-complex="Times New Roman" fo:language="en" fo:country="US"/>
    </style:style>
    <style:style style:name="P32" style:parent-style-name="Standard" style:family="paragraph">
      <style:paragraph-properties fo:line-height="200%"/>
    </style:style>
    <style:style style:name="T33" style:parent-style-name="DefaultParagraphFont" style:family="text">
      <style:text-properties style:font-name-complex="Times New Roman" fo:font-style="italic" style:font-style-asian="italic" fo:language="en" fo:country="US"/>
    </style:style>
    <style:style style:name="T34" style:parent-style-name="DefaultParagraphFont" style:family="text">
      <style:text-properties style:font-name-complex="Times New Roman" fo:language="en" fo:country="US"/>
    </style:style>
    <style:style style:name="T35" style:parent-style-name="DefaultParagraphFont" style:family="text">
      <style:text-properties style:font-name-complex="Times New Roman" fo:language="en" fo:country="US"/>
    </style:style>
    <style:style style:name="T36" style:parent-style-name="DefaultParagraphFont" style:family="text">
      <style:text-properties style:font-name-complex="Times New Roman" fo:font-style="italic" style:font-style-asian="italic" fo:language="en" fo:country="US"/>
    </style:style>
    <style:style style:name="T37" style:parent-style-name="DefaultParagraphFont" style:family="text">
      <style:text-properties style:font-name-complex="Times New Roman" fo:language="en" fo:country="US"/>
    </style:style>
    <style:style style:name="T38" style:parent-style-name="DefaultParagraphFont" style:family="text">
      <style:text-properties style:font-name-complex="Times New Roman" fo:language="en" fo:country="US"/>
    </style:style>
    <style:style style:name="T39" style:parent-style-name="DefaultParagraphFont" style:family="text">
      <style:text-properties style:font-name-complex="Times New Roman" fo:language="en" fo:country="US"/>
    </style:style>
    <style:style style:name="P40" style:parent-style-name="Standard" style:family="paragraph">
      <style:paragraph-properties fo:line-height="200%"/>
    </style:style>
    <style:style style:name="T41" style:parent-style-name="DefaultParagraphFont" style:family="text">
      <style:text-properties style:font-name-complex="Times New Roman" fo:language="en" fo:country="US"/>
    </style:style>
    <style:style style:name="T42" style:parent-style-name="DefaultParagraphFont" style:family="text">
      <style:text-properties style:font-name-complex="Times New Roman" fo:language="en" fo:country="US"/>
    </style:style>
    <style:style style:name="T43" style:parent-style-name="DefaultParagraphFont" style:family="text">
      <style:text-properties style:font-name-complex="Times New Roman" fo:language="en" fo:country="US"/>
    </style:style>
    <style:style style:name="P44" style:parent-style-name="Normal" style:family="paragraph">
      <style:paragraph-properties style:punctuation-wrap="simple" style:line-height-at-least="0in"/>
    </style:style>
    <style:style style:name="T45" style:parent-style-name="DefaultParagraphFont" style:family="text">
      <style:text-properties style:font-name="Segoe UI" style:font-name-complex="Segoe UI" fo:font-size="10pt" style:font-size-asian="10pt"/>
    </style:style>
    <style:style style:name="T46" style:parent-style-name="CommentReference" style:family="text">
      <style:text-properties style:font-name-complex="Mangal" fo:language="en" fo:country="US"/>
    </style:style>
    <style:style style:name="P47" style:parent-style-name="Standard" style:family="paragraph">
      <style:paragraph-properties fo:line-height="200%"/>
      <style:text-properties style:font-name-complex="Times New Roman" fo:language="en" fo:country="US"/>
    </style:style>
    <style:style style:name="P48" style:parent-style-name="Standard" style:family="paragraph">
      <style:paragraph-properties fo:line-height="200%"/>
    </style:style>
    <style:style style:name="T49" style:parent-style-name="DefaultParagraphFont" style:family="text">
      <style:text-properties style:font-name-complex="Times New Roman" fo:language="en" fo:country="US"/>
    </style:style>
    <style:style style:name="T50" style:parent-style-name="DefaultParagraphFont" style:family="text">
      <style:text-properties style:font-name-complex="Times New Roman" fo:font-style="italic" style:font-style-asian="italic" fo:language="en" fo:country="US"/>
    </style:style>
    <style:style style:name="T51" style:parent-style-name="DefaultParagraphFont" style:family="text">
      <style:text-properties style:font-name-complex="Times New Roman" fo:language="en" fo:country="US"/>
    </style:style>
    <style:style style:name="T52" style:parent-style-name="DefaultParagraphFont" style:family="text">
      <style:text-properties style:font-name-complex="Times New Roman" fo:language="en" fo:country="US"/>
    </style:style>
    <style:style style:name="T53" style:parent-style-name="DefaultParagraphFont" style:family="text">
      <style:text-properties style:font-name-complex="Times New Roman" fo:language="en" fo:country="US"/>
    </style:style>
    <style:style style:name="P54" style:parent-style-name="Normal" style:family="paragraph">
      <style:paragraph-properties style:punctuation-wrap="simple" style:line-height-at-least="0in"/>
    </style:style>
    <style:style style:name="T55" style:parent-style-name="DefaultParagraphFont" style:family="text">
      <style:text-properties style:font-name="Segoe UI" style:font-name-complex="Segoe UI" fo:font-size="10pt" style:font-size-asian="10pt"/>
    </style:style>
    <style:style style:name="P56" style:parent-style-name="Normal" style:family="paragraph">
      <style:paragraph-properties style:punctuation-wrap="simple" style:line-height-at-least="0in"/>
    </style:style>
    <style:style style:name="T57" style:parent-style-name="DefaultParagraphFont" style:family="text">
      <style:text-properties style:font-name="Segoe UI" style:font-name-complex="Segoe UI" fo:font-size="10pt" style:font-size-asian="10pt"/>
    </style:style>
    <style:style style:name="T58" style:parent-style-name="DefaultParagraphFont" style:family="text">
      <style:text-properties style:font-name="Segoe UI" style:font-name-complex="Segoe UI" fo:font-size="10pt" style:font-size-asian="10pt"/>
    </style:style>
    <style:style style:name="T59" style:parent-style-name="CommentReference" style:family="text">
      <style:text-properties style:font-name-complex="Mangal" fo:language="en" fo:country="US"/>
    </style:style>
    <style:style style:name="P60" style:parent-style-name="Standard" style:family="paragraph">
      <style:paragraph-properties fo:line-height="200%"/>
    </style:style>
    <style:style style:name="T61" style:parent-style-name="DefaultParagraphFont" style:family="text">
      <style:text-properties style:font-name-complex="Times New Roman" fo:font-weight="bold" style:font-weight-asian="bold" style:font-weight-complex="bold" fo:language="en" fo:country="US"/>
    </style:style>
    <style:style style:name="T62" style:parent-style-name="CommentReference" style:family="text">
      <style:text-properties style:font-name-complex="Mangal" fo:language="en" fo:country="US"/>
    </style:style>
    <style:style style:name="P63" style:parent-style-name="Standard" style:family="paragraph">
      <style:paragraph-properties fo:line-height="200%"/>
    </style:style>
    <style:style style:name="T64" style:parent-style-name="DefaultParagraphFont" style:family="text">
      <style:text-properties style:font-name-complex="Times New Roman" fo:language="en" fo:country="US"/>
    </style:style>
    <style:style style:name="T65" style:parent-style-name="DefaultParagraphFont" style:family="text">
      <style:text-properties style:font-name-complex="Times New Roman" fo:language="en" fo:country="US"/>
    </style:style>
    <style:style style:name="T66" style:parent-style-name="DefaultParagraphFont" style:family="text">
      <style:text-properties style:font-name-complex="Times New Roman" fo:language="en" fo:country="US"/>
    </style:style>
    <style:style style:name="P67" style:parent-style-name="Normal" style:family="paragraph">
      <style:paragraph-properties style:punctuation-wrap="simple" style:line-height-at-least="0in"/>
    </style:style>
    <style:style style:name="T68" style:parent-style-name="DefaultParagraphFont" style:family="text">
      <style:text-properties style:font-name="Segoe UI" style:font-name-complex="Segoe UI" fo:font-size="10pt" style:font-size-asian="10pt"/>
    </style:style>
    <style:style style:name="T69" style:parent-style-name="CommentReference" style:family="text">
      <style:text-properties style:font-name-complex="Mangal" fo:language="en" fo:country="US"/>
    </style:style>
    <style:style style:name="T70" style:parent-style-name="DefaultParagraphFont" style:family="text">
      <style:text-properties style:font-name-complex="Times New Roman" fo:language="en" fo:country="US"/>
    </style:style>
    <style:style style:name="T71" style:parent-style-name="DefaultParagraphFont" style:family="text">
      <style:text-properties style:font-name-complex="Times New Roman" fo:language="en" fo:country="US"/>
    </style:style>
    <style:style style:name="T72" style:parent-style-name="DefaultParagraphFont" style:family="text">
      <style:text-properties style:font-name-complex="Times New Roman" fo:language="en" fo:country="US"/>
    </style:style>
    <style:style style:name="T73" style:parent-style-name="DefaultParagraphFont" style:family="text">
      <style:text-properties style:font-name-complex="Times New Roman" fo:language="en" fo:country="US"/>
    </style:style>
    <style:style style:name="T74" style:parent-style-name="DefaultParagraphFont" style:family="text">
      <style:text-properties style:font-name-complex="Times New Roman" fo:language="en" fo:country="US"/>
    </style:style>
    <style:style style:name="T75" style:parent-style-name="DefaultParagraphFont" style:family="text">
      <style:text-properties style:font-name-complex="Times New Roman"/>
    </style:style>
    <style:style style:name="T76" style:parent-style-name="DefaultParagraphFont" style:family="text">
      <style:text-properties style:font-name-complex="Times New Roman" fo:language="en" fo:country="US"/>
    </style:style>
    <style:style style:name="T77" style:parent-style-name="DefaultParagraphFont" style:family="text">
      <style:text-properties style:font-name-complex="Times New Roman" fo:language="en" fo:country="US"/>
    </style:style>
    <style:style style:name="T78" style:parent-style-name="DefaultParagraphFont" style:family="text">
      <style:text-properties style:font-name-complex="Times New Roman" fo:language="en" fo:country="US"/>
    </style:style>
    <style:style style:name="T79" style:parent-style-name="DefaultParagraphFont" style:family="text">
      <style:text-properties style:font-name-complex="Times New Roman" fo:language="en" fo:country="US"/>
    </style:style>
    <style:style style:name="T80" style:parent-style-name="DefaultParagraphFont" style:family="text">
      <style:text-properties style:font-name-complex="Times New Roman" fo:language="en" fo:country="US"/>
    </style:style>
    <style:style style:name="T81" style:parent-style-name="DefaultParagraphFont" style:family="text">
      <style:text-properties style:font-name-complex="Times New Roman"/>
    </style:style>
    <style:style style:name="T82" style:parent-style-name="DefaultParagraphFont" style:family="text">
      <style:text-properties style:text-position="super 66.6%"/>
    </style:style>
    <style:style style:name="T83" style:parent-style-name="DefaultParagraphFont" style:family="text">
      <style:text-properties style:font-name-complex="Times New Roman"/>
    </style:style>
    <style:style style:name="T84" style:parent-style-name="DefaultParagraphFont" style:family="text">
      <style:text-properties style:font-name-complex="Times New Roman" fo:language="en" fo:country="US"/>
    </style:style>
    <style:style style:name="T85" style:parent-style-name="DefaultParagraphFont" style:family="text">
      <style:text-properties style:font-name-complex="Times New Roman"/>
    </style:style>
    <style:style style:name="T86" style:parent-style-name="DefaultParagraphFont" style:family="text">
      <style:text-properties style:font-name-complex="Times New Roman"/>
    </style:style>
    <style:style style:name="T87" style:parent-style-name="DefaultParagraphFont" style:family="text">
      <style:text-properties style:font-name-complex="Times New Roman" fo:language="en" fo:country="US"/>
    </style:style>
    <style:style style:name="T88" style:parent-style-name="DefaultParagraphFont" style:family="text">
      <style:text-properties style:font-name-complex="Times New Roman"/>
    </style:style>
    <style:style style:name="T89" style:parent-style-name="DefaultParagraphFont" style:family="text">
      <style:text-properties style:font-name-complex="Times New Roman"/>
    </style:style>
    <style:style style:name="T90" style:parent-style-name="DefaultParagraphFont" style:family="text">
      <style:text-properties style:font-name-complex="Times New Roman" fo:font-style="italic" style:font-style-asian="italic"/>
    </style:style>
    <style:style style:name="T91" style:parent-style-name="DefaultParagraphFont" style:family="text">
      <style:text-properties style:font-name-complex="Times New Roman" fo:font-style="italic" style:font-style-asian="italic"/>
    </style:style>
    <style:style style:name="T92" style:parent-style-name="DefaultParagraphFont" style:family="text">
      <style:text-properties style:font-name-complex="Times New Roman"/>
    </style:style>
    <style:style style:name="T93" style:parent-style-name="DefaultParagraphFont" style:family="text">
      <style:text-properties style:font-name-complex="Times New Roman" fo:language="en" fo:country="US"/>
    </style:style>
    <style:style style:name="T94" style:parent-style-name="DefaultParagraphFont" style:family="text">
      <style:text-properties style:font-name-complex="Times New Roman" fo:language="en" fo:country="US"/>
    </style:style>
    <style:style style:name="P95" style:parent-style-name="Standard" style:family="paragraph">
      <style:paragraph-properties fo:line-height="200%"/>
    </style:style>
    <style:style style:name="T96" style:parent-style-name="DefaultParagraphFont" style:family="text">
      <style:text-properties style:font-name-complex="Times New Roman" fo:language="en" fo:country="US"/>
    </style:style>
    <style:style style:name="T97" style:parent-style-name="DefaultParagraphFont" style:family="text">
      <style:text-properties style:font-name-complex="Times New Roman" fo:language="en" fo:country="US"/>
    </style:style>
    <style:style style:name="T98" style:parent-style-name="DefaultParagraphFont" style:family="text">
      <style:text-properties style:font-name-complex="Times New Roman"/>
    </style:style>
    <style:style style:name="T99" style:parent-style-name="DefaultParagraphFont" style:family="text">
      <style:text-properties style:font-name-complex="Times New Roman" fo:font-style="italic" style:font-style-asian="italic" fo:language="en" fo:country="US"/>
    </style:style>
    <style:style style:name="T100" style:parent-style-name="DefaultParagraphFont" style:family="text">
      <style:text-properties style:font-name-complex="Times New Roman" fo:language="en" fo:country="US"/>
    </style:style>
    <style:style style:name="T101" style:parent-style-name="DefaultParagraphFont" style:family="text">
      <style:text-properties style:font-name-complex="Times New Roman" fo:language="en" fo:country="US"/>
    </style:style>
    <style:style style:name="T102" style:parent-style-name="DefaultParagraphFont" style:family="text">
      <style:text-properties style:font-name-complex="Times New Roman" fo:language="en" fo:country="US"/>
    </style:style>
    <style:style style:name="T103" style:parent-style-name="CommentReference" style:family="text">
      <style:text-properties style:font-name-complex="Mangal" fo:language="en" fo:country="US"/>
    </style:style>
    <style:style style:name="T104" style:parent-style-name="DefaultParagraphFont" style:family="text">
      <style:text-properties style:font-name-complex="Times New Roman" fo:language="en" fo:country="US"/>
    </style:style>
    <style:style style:name="T105" style:parent-style-name="DefaultParagraphFont" style:family="text">
      <style:text-properties style:font-name-complex="Times New Roman" fo:language="en" fo:country="US"/>
    </style:style>
    <style:style style:name="T106" style:parent-style-name="DefaultParagraphFont" style:family="text">
      <style:text-properties style:font-name-complex="Times New Roman" fo:language="en" fo:country="US"/>
    </style:style>
    <style:style style:name="T107" style:parent-style-name="DefaultParagraphFont" style:family="text">
      <style:text-properties style:font-name-complex="Times New Roman" fo:language="en" fo:country="US"/>
    </style:style>
    <style:style style:name="T108" style:parent-style-name="DefaultParagraphFont" style:family="text">
      <style:text-properties style:font-name-complex="Times New Roman" fo:font-style="italic" style:font-style-asian="italic" fo:language="en" fo:country="US"/>
    </style:style>
    <style:style style:name="T109" style:parent-style-name="DefaultParagraphFont" style:family="text">
      <style:text-properties style:font-name-complex="Times New Roman" fo:language="en" fo:country="US"/>
    </style:style>
    <style:style style:name="T110" style:parent-style-name="DefaultParagraphFont" style:family="text">
      <style:text-properties style:font-name-complex="Times New Roman" fo:language="en" fo:country="US"/>
    </style:style>
    <style:style style:name="T111" style:parent-style-name="DefaultParagraphFont" style:family="text">
      <style:text-properties style:font-name-complex="Times New Roman" fo:language="en" fo:country="US"/>
    </style:style>
    <style:style style:name="T112" style:parent-style-name="DefaultParagraphFont" style:family="text">
      <style:text-properties style:font-name-complex="Times New Roman" fo:language="en" fo:country="US"/>
    </style:style>
    <style:style style:name="T113" style:parent-style-name="DefaultParagraphFont" style:family="text">
      <style:text-properties style:font-name-complex="Times New Roman" fo:language="en" fo:country="US"/>
    </style:style>
    <style:style style:name="P114" style:parent-style-name="Standard" style:family="paragraph">
      <style:paragraph-properties fo:line-height="200%"/>
    </style:style>
    <style:style style:name="T115" style:parent-style-name="DefaultParagraphFont" style:family="text">
      <style:text-properties style:font-name-complex="Times New Roman" fo:language="en" fo:country="US"/>
    </style:style>
    <style:style style:name="T116" style:parent-style-name="DefaultParagraphFont" style:family="text">
      <style:text-properties style:font-name-complex="Times New Roman" fo:font-weight="bold" style:font-weight-asian="bold" style:font-weight-complex="bold" fo:language="en" fo:country="US"/>
    </style:style>
    <style:style style:name="T117" style:parent-style-name="DefaultParagraphFont" style:family="text">
      <style:text-properties style:font-name-complex="Times New Roman" fo:language="en" fo:country="US"/>
    </style:style>
    <style:style style:name="T118" style:parent-style-name="DefaultParagraphFont" style:family="text">
      <style:text-properties style:font-name-complex="Times New Roman" fo:language="en" fo:country="US"/>
    </style:style>
    <style:style style:name="T119" style:parent-style-name="Internetlink" style:family="text">
      <style:text-properties style:font-name-complex="Times New Roman" style:use-window-font-color="true" style:text-underline-type="none" fo:language="en" fo:country="US"/>
    </style:style>
    <style:style style:name="T120" style:parent-style-name="DefaultParagraphFont" style:family="text">
      <style:text-properties style:font-name-complex="Times New Roman" fo:language="en" fo:country="US"/>
    </style:style>
    <style:style style:name="T121" style:parent-style-name="DefaultParagraphFont" style:family="text">
      <style:text-properties style:font-name-complex="Times New Roman" fo:language="en" fo:country="US"/>
    </style:style>
    <style:style style:name="P122" style:parent-style-name="Standard" style:family="paragraph">
      <style:paragraph-properties fo:line-height="200%"/>
      <style:text-properties style:font-name-complex="Times New Roman" fo:font-weight="bold" style:font-weight-asian="bold" style:font-weight-complex="bold" fo:language="en" fo:country="US"/>
    </style:style>
    <style:style style:name="P123" style:parent-style-name="Standard" style:family="paragraph">
      <style:paragraph-properties fo:line-height="200%"/>
    </style:style>
    <style:style style:name="T124" style:parent-style-name="DefaultParagraphFont" style:family="text">
      <style:text-properties style:font-name-complex="Times New Roman" fo:language="en" fo:country="US"/>
    </style:style>
    <style:style style:name="T125" style:parent-style-name="DefaultParagraphFont" style:family="text">
      <style:text-properties style:font-name-complex="Times New Roman" fo:language="en" fo:country="US"/>
    </style:style>
    <style:style style:name="T126" style:parent-style-name="DefaultParagraphFont" style:family="text">
      <style:text-properties style:font-name-complex="Times New Roman" fo:language="en" fo:country="US"/>
    </style:style>
    <style:style style:name="P127" style:parent-style-name="Normal" style:family="paragraph">
      <style:paragraph-properties style:punctuation-wrap="simple" style:line-height-at-least="0in"/>
    </style:style>
    <style:style style:name="T128" style:parent-style-name="DefaultParagraphFont" style:family="text">
      <style:text-properties style:font-name="Segoe UI" style:font-name-complex="Segoe UI" fo:font-size="10pt" style:font-size-asian="10pt"/>
    </style:style>
    <style:style style:name="T129" style:parent-style-name="DefaultParagraphFont" style:family="text">
      <style:text-properties style:font-name-complex="Times New Roman" fo:language="en" fo:country="US"/>
    </style:style>
    <style:style style:name="T130" style:parent-style-name="DefaultParagraphFont" style:family="text">
      <style:text-properties style:font-name-complex="Times New Roman" fo:language="en" fo:country="US"/>
    </style:style>
    <style:style style:name="T131" style:parent-style-name="CommentReference" style:family="text">
      <style:text-properties style:font-name-complex="Mangal" fo:language="en" fo:country="US"/>
    </style:style>
    <style:style style:name="P132" style:parent-style-name="Standard" style:family="paragraph">
      <style:paragraph-properties fo:line-height="200%"/>
    </style:style>
    <style:style style:name="T133" style:parent-style-name="DefaultParagraphFont" style:family="text">
      <style:text-properties style:font-name-complex="Times New Roman" fo:language="en" fo:country="US"/>
    </style:style>
    <style:style style:name="T134" style:parent-style-name="DefaultParagraphFont" style:family="text">
      <style:text-properties style:font-name-complex="Times New Roman" fo:language="en" fo:country="US"/>
    </style:style>
    <style:style style:name="T135" style:parent-style-name="DefaultParagraphFont" style:family="text">
      <style:text-properties style:font-name-complex="Times New Roman" fo:background-color="#FFFF00" fo:language="en" fo:country="US"/>
    </style:style>
    <style:style style:name="T136" style:parent-style-name="DefaultParagraphFont" style:family="text">
      <style:text-properties fo:background-color="#FFFF00"/>
    </style:style>
    <style:style style:name="T137" style:parent-style-name="DefaultParagraphFont" style:family="text">
      <style:text-properties style:font-name-complex="Times New Roman" fo:background-color="#FFFF00" fo:language="en" fo:country="US"/>
    </style:style>
    <style:style style:name="T138" style:parent-style-name="CommentReference" style:family="text">
      <style:text-properties style:font-name-complex="Mangal" fo:background-color="#FFFF00" fo:language="en" fo:country="US"/>
    </style:style>
    <style:style style:name="P139" style:parent-style-name="Standard" style:family="paragraph">
      <style:paragraph-properties fo:line-height="200%"/>
    </style:style>
    <style:style style:name="T140" style:parent-style-name="DefaultParagraphFont" style:family="text">
      <style:text-properties style:font-name-complex="Times New Roman" fo:language="en" fo:country="US"/>
    </style:style>
    <style:style style:name="T141" style:parent-style-name="DefaultParagraphFont" style:family="text">
      <style:text-properties style:font-name-complex="Times New Roman" fo:language="en" fo:country="US"/>
    </style:style>
    <style:style style:name="T142" style:parent-style-name="Internetlink" style:family="text">
      <style:text-properties style:font-name-complex="Times New Roman" style:use-window-font-color="true" style:text-underline-type="none" fo:language="en" fo:country="US"/>
    </style:style>
    <style:style style:name="T143" style:parent-style-name="DefaultParagraphFont" style:family="text">
      <style:text-properties style:font-name-complex="Times New Roman" fo:language="en" fo:country="US"/>
    </style:style>
    <style:style style:name="T144" style:parent-style-name="DefaultParagraphFont" style:family="text">
      <style:text-properties style:font-name-complex="Times New Roman" fo:language="en" fo:country="US"/>
    </style:style>
    <style:style style:name="P145" style:parent-style-name="Normal" style:family="paragraph">
      <style:paragraph-properties style:punctuation-wrap="simple" style:line-height-at-least="0in"/>
    </style:style>
    <style:style style:name="T146" style:parent-style-name="DefaultParagraphFont" style:family="text">
      <style:text-properties style:font-name="Segoe UI" style:font-name-complex="Segoe UI" fo:color="#000000" fo:font-size="10pt" style:font-size-asian="10pt"/>
    </style:style>
    <style:style style:name="T147" style:parent-style-name="CommentReference" style:family="text">
      <style:text-properties style:font-name-complex="Mangal" fo:language="en" fo:country="US"/>
    </style:style>
    <style:style style:name="T148" style:parent-style-name="DefaultParagraphFont" style:family="text">
      <style:text-properties style:font-name-complex="Times New Roman" fo:language="en" fo:country="US"/>
    </style:style>
    <style:style style:name="T149" style:parent-style-name="DefaultParagraphFont" style:family="text">
      <style:text-properties style:font-name-complex="Times New Roman" fo:language="en" fo:country="US"/>
    </style:style>
    <style:style style:name="T150" style:parent-style-name="DefaultParagraphFont" style:family="text">
      <style:text-properties style:font-name-complex="Times New Roman" fo:language="en" fo:country="US"/>
    </style:style>
    <style:style style:name="T151" style:parent-style-name="DefaultParagraphFont" style:family="text">
      <style:text-properties style:font-name-complex="Times New Roman" fo:language="en" fo:country="US"/>
    </style:style>
    <style:style style:name="T152" style:parent-style-name="DefaultParagraphFont" style:family="text">
      <style:text-properties style:font-name-complex="Times New Roman"/>
    </style:style>
    <style:style style:name="T153" style:parent-style-name="DefaultParagraphFont" style:family="text">
      <style:text-properties style:font-name-complex="Times New Roman" fo:language="en" fo:country="US"/>
    </style:style>
    <style:style style:name="T154" style:parent-style-name="CommentReference" style:family="text">
      <style:text-properties style:font-name-complex="Mangal" fo:language="en" fo:country="US"/>
    </style:style>
    <style:style style:name="T155" style:parent-style-name="DefaultParagraphFont" style:family="text">
      <style:text-properties style:font-name-complex="Times New Roman" fo:language="en" fo:country="US"/>
    </style:style>
    <style:style style:name="P156" style:parent-style-name="Standard" style:family="paragraph">
      <style:paragraph-properties fo:line-height="200%"/>
      <style:text-properties style:font-name-complex="Times New Roman" fo:font-weight="bold" style:font-weight-asian="bold" style:font-weight-complex="bold" fo:language="en" fo:country="US"/>
    </style:style>
    <style:style style:name="P157" style:parent-style-name="Standard" style:family="paragraph">
      <style:paragraph-properties fo:line-height="200%"/>
    </style:style>
    <style:style style:name="T158" style:parent-style-name="DefaultParagraphFont" style:family="text">
      <style:text-properties style:font-name-complex="Times New Roman" fo:language="en" fo:country="US"/>
    </style:style>
    <style:style style:name="T159" style:parent-style-name="DefaultParagraphFont" style:family="text">
      <style:text-properties style:font-name-complex="Times New Roman" fo:language="en" fo:country="US"/>
    </style:style>
    <style:style style:name="T160" style:parent-style-name="DefaultParagraphFont" style:family="text">
      <style:text-properties style:font-name-complex="Times New Roman" fo:color="#00000A" fo:language="en" fo:country="US"/>
    </style:style>
    <style:style style:name="T161" style:parent-style-name="DefaultParagraphFont" style:family="text">
      <style:text-properties style:font-name-complex="Times New Roman" fo:language="en" fo:country="US"/>
    </style:style>
    <style:style style:name="T162" style:parent-style-name="CommentReference" style:family="text">
      <style:text-properties style:font-name-complex="Mangal" fo:language="en" fo:country="US"/>
    </style:style>
    <style:style style:name="T163" style:parent-style-name="DefaultParagraphFont" style:family="text">
      <style:text-properties style:font-name-complex="Times New Roman" fo:language="en" fo:country="US"/>
    </style:style>
    <style:style style:name="T164" style:parent-style-name="DefaultParagraphFont" style:family="text">
      <style:text-properties style:font-name-complex="Times New Roman" fo:language="en" fo:country="US"/>
    </style:style>
    <style:style style:name="T165" style:parent-style-name="CommentReference" style:family="text">
      <style:text-properties style:font-name-complex="Mangal" fo:language="en" fo:country="US"/>
    </style:style>
    <style:style style:name="P166" style:parent-style-name="Standard" style:family="paragraph">
      <style:paragraph-properties fo:line-height="200%"/>
    </style:style>
    <style:style style:name="T167" style:parent-style-name="DefaultParagraphFont" style:family="text">
      <style:text-properties style:font-name-complex="Times New Roman" fo:language="en" fo:country="US"/>
    </style:style>
    <style:style style:name="T168" style:parent-style-name="DefaultParagraphFont" style:family="text">
      <style:text-properties style:font-name-complex="Times New Roman" fo:language="en" fo:country="US"/>
    </style:style>
    <style:style style:name="T169" style:parent-style-name="DefaultParagraphFont" style:family="text">
      <style:text-properties style:font-name-complex="Times New Roman" fo:language="en" fo:country="US"/>
    </style:style>
    <style:style style:name="T170" style:parent-style-name="CommentReference" style:family="text">
      <style:text-properties style:font-name-complex="Mangal" fo:language="en" fo:country="US"/>
    </style:style>
    <style:style style:name="T171" style:parent-style-name="DefaultParagraphFont" style:family="text">
      <style:text-properties style:font-name-complex="Times New Roman" fo:language="en" fo:country="US"/>
    </style:style>
    <style:style style:name="P172" style:parent-style-name="Standard" style:family="paragraph">
      <style:paragraph-properties fo:line-height="200%"/>
    </style:style>
    <style:style style:name="T173" style:parent-style-name="DefaultParagraphFont" style:family="text">
      <style:text-properties style:font-name-complex="Times New Roman" fo:language="en" fo:country="US"/>
    </style:style>
    <style:style style:name="T174" style:parent-style-name="DefaultParagraphFont" style:family="text">
      <style:text-properties style:font-name-complex="Times New Roman" fo:language="en" fo:country="US"/>
    </style:style>
    <style:style style:name="T175" style:parent-style-name="DefaultParagraphFont" style:family="text">
      <style:text-properties style:font-name-asian="Minion-Regular" style:font-name-complex="Minion-Regular" fo:language="en" fo:country="US"/>
    </style:style>
    <style:style style:name="T176" style:parent-style-name="DefaultParagraphFont" style:family="text">
      <style:text-properties style:font-name-asian="Minion-Regular" style:font-name-complex="Minion-Regular" fo:language="en" fo:country="US"/>
    </style:style>
    <style:style style:name="T177" style:parent-style-name="DefaultParagraphFont" style:family="text">
      <style:text-properties style:font-name-asian="BSSymbol-Medium" style:font-name-complex="BSSymbol-Medium" fo:language="en" fo:country="US"/>
    </style:style>
    <style:style style:name="T178" style:parent-style-name="DefaultParagraphFont" style:family="text">
      <style:text-properties style:font-name-asian="Minion-Regular" style:font-name-complex="Minion-Regular" fo:language="en" fo:country="US"/>
    </style:style>
    <style:style style:name="T179" style:parent-style-name="DefaultParagraphFont" style:family="text">
      <style:text-properties style:font-name-asian="BSSymbol-Medium" style:font-name-complex="BSSymbol-Medium" fo:language="en" fo:country="US"/>
    </style:style>
    <style:style style:name="T180" style:parent-style-name="DefaultParagraphFont" style:family="text">
      <style:text-properties style:font-name-asian="Minion-Regular" style:font-name-complex="Minion-Regular" fo:language="en" fo:country="US"/>
    </style:style>
    <style:style style:name="T181" style:parent-style-name="DefaultParagraphFont" style:family="text">
      <style:text-properties style:font-name-complex="Times New Roman" fo:language="en" fo:country="US"/>
    </style:style>
    <style:style style:name="T182" style:parent-style-name="DefaultParagraphFont" style:family="text">
      <style:text-properties style:font-name-complex="Times New Roman" fo:language="en" fo:country="US"/>
    </style:style>
    <style:style style:name="T183" style:parent-style-name="DefaultParagraphFont" style:family="text">
      <style:text-properties style:font-name-complex="Times New Roman" fo:background-color="#FFFF00" fo:language="en" fo:country="US"/>
    </style:style>
    <style:style style:name="T184" style:parent-style-name="DefaultParagraphFont" style:family="text">
      <style:text-properties fo:background-color="#FFFF00"/>
    </style:style>
    <style:style style:name="P185" style:parent-style-name="CommentText" style:family="paragraph">
      <style:text-properties fo:background-color="#FFFF00"/>
    </style:style>
    <style:style style:name="P186" style:parent-style-name="CommentText" style:family="paragraph">
      <style:text-properties fo:background-color="#FFFF00"/>
    </style:style>
    <style:style style:name="P187" style:parent-style-name="CommentText" style:family="paragraph">
      <style:text-properties fo:background-color="#FFFF00"/>
    </style:style>
    <style:style style:name="T188" style:parent-style-name="DefaultParagraphFont" style:family="text">
      <style:text-properties fo:background-color="#FFFF00"/>
    </style:style>
    <style:style style:name="T189" style:parent-style-name="DefaultParagraphFont" style:family="text">
      <style:text-properties fo:background-color="#FFFF00"/>
    </style:style>
    <style:style style:name="T190" style:parent-style-name="DefaultParagraphFont" style:family="text">
      <style:text-properties style:font-name-complex="Times New Roman" fo:background-color="#FFFF00" fo:language="en" fo:country="US"/>
    </style:style>
    <style:style style:name="T191" style:parent-style-name="CommentReference" style:family="text">
      <style:text-properties style:font-name-complex="Mangal" fo:background-color="#FFFF00" fo:language="en" fo:country="US"/>
    </style:style>
    <style:style style:name="T192" style:parent-style-name="DefaultParagraphFont" style:family="text">
      <style:text-properties style:font-name-complex="Times New Roman" fo:language="en" fo:country="US"/>
    </style:style>
    <style:style style:name="T193" style:parent-style-name="DefaultParagraphFont" style:family="text">
      <style:text-properties style:font-name-complex="Times New Roman" fo:language="en" fo:country="US"/>
    </style:style>
    <style:style style:name="T194" style:parent-style-name="CommentReference" style:family="text">
      <style:text-properties style:font-name-complex="Mangal" fo:language="en" fo:country="US"/>
    </style:style>
    <style:style style:name="T195" style:parent-style-name="DefaultParagraphFont" style:family="text">
      <style:text-properties style:font-name-complex="Times New Roman" fo:language="en" fo:country="US"/>
    </style:style>
    <style:style style:name="P196" style:parent-style-name="Standard" style:family="paragraph">
      <style:paragraph-properties fo:line-height="200%"/>
    </style:style>
    <style:style style:name="T197" style:parent-style-name="DefaultParagraphFont" style:family="text">
      <style:text-properties style:font-name-complex="Times New Roman" fo:language="en" fo:country="US"/>
    </style:style>
    <style:style style:name="T198" style:parent-style-name="DefaultParagraphFont" style:family="text">
      <style:text-properties fo:language="en" fo:country="US"/>
    </style:style>
    <style:style style:name="T199" style:parent-style-name="DefaultParagraphFont" style:family="text">
      <style:text-properties style:font-name-asian="Adobe Garamond Pro" style:font-name-complex="Times New Roman" fo:color="#000000" fo:language="en" fo:country="US"/>
    </style:style>
    <style:style style:name="T200" style:parent-style-name="DefaultParagraphFont" style:family="text">
      <style:text-properties style:font-name-asian="Adobe Garamond Pro" style:font-name-complex="Times New Roman" fo:color="#000000" fo:language="en" fo:country="US"/>
    </style:style>
    <style:style style:name="T201" style:parent-style-name="DefaultParagraphFont" style:family="text">
      <style:text-properties fo:language="en" fo:country="US"/>
    </style:style>
    <style:style style:name="T202" style:parent-style-name="DefaultParagraphFont" style:family="text">
      <style:text-properties style:font-name-complex="Times New Roman" fo:language="en" fo:country="US"/>
    </style:style>
    <style:style style:name="T203" style:parent-style-name="DefaultParagraphFont" style:family="text">
      <style:text-properties fo:language="en" fo:country="US"/>
    </style:style>
    <style:style style:name="T204" style:parent-style-name="DefaultParagraphFont" style:family="text">
      <style:text-properties style:font-name-complex="Times New Roman" fo:language="en" fo:country="US"/>
    </style:style>
    <style:style style:name="T205" style:parent-style-name="DefaultParagraphFont" style:family="text">
      <style:text-properties style:font-name-complex="Times New Roman" fo:language="en" fo:country="US"/>
    </style:style>
    <style:style style:name="P206" style:parent-style-name="Standard" style:family="paragraph">
      <style:paragraph-properties fo:line-height="200%"/>
    </style:style>
    <style:style style:name="T207" style:parent-style-name="DefaultParagraphFont" style:family="text">
      <style:text-properties style:font-name-complex="Times New Roman" fo:language="en" fo:country="US"/>
    </style:style>
    <style:style style:name="T208" style:parent-style-name="DefaultParagraphFont" style:family="text">
      <style:text-properties style:font-name-complex="Times New Roman" fo:color="#00000A" fo:language="en" fo:country="US"/>
    </style:style>
    <style:style style:name="T209" style:parent-style-name="DefaultParagraphFont" style:family="text">
      <style:text-properties style:font-name-complex="Times New Roman" fo:color="#00000A" fo:language="en" fo:country="US"/>
    </style:style>
    <style:style style:name="T210" style:parent-style-name="DefaultParagraphFont" style:family="text">
      <style:text-properties style:font-name-complex="Times New Roman" fo:color="#00000A" fo:language="en" fo:country="US"/>
    </style:style>
    <style:style style:name="T211" style:parent-style-name="DefaultParagraphFont" style:family="text">
      <style:text-properties fo:language="en" fo:country="US"/>
    </style:style>
    <style:style style:name="T212" style:parent-style-name="DefaultParagraphFont" style:family="text">
      <style:text-properties style:font-name-complex="Times New Roman" fo:color="#00000A" fo:language="en" fo:country="US"/>
    </style:style>
    <style:style style:name="T213" style:parent-style-name="DefaultParagraphFont" style:family="text">
      <style:text-properties style:font-name-complex="Times New Roman" fo:color="#00000A" fo:language="en" fo:country="US"/>
    </style:style>
    <style:style style:name="T214" style:parent-style-name="DefaultParagraphFont" style:family="text">
      <style:text-properties fo:language="en" fo:country="US"/>
    </style:style>
    <style:style style:name="T215" style:parent-style-name="DefaultParagraphFont" style:family="text">
      <style:text-properties style:font-name-complex="Times New Roman" fo:color="#00000A" fo:language="en" fo:country="US"/>
    </style:style>
    <style:style style:name="T216" style:parent-style-name="DefaultParagraphFont" style:family="text">
      <style:text-properties style:font-name-complex="Times New Roman" fo:color="#00000A" fo:language="en" fo:country="US"/>
    </style:style>
    <style:style style:name="T217" style:parent-style-name="DefaultParagraphFont" style:family="text">
      <style:text-properties fo:language="en" fo:country="US"/>
    </style:style>
    <style:style style:name="T218" style:parent-style-name="DefaultParagraphFont" style:family="text">
      <style:text-properties style:font-name-complex="Times New Roman" fo:color="#00000A" fo:language="en" fo:country="US"/>
    </style:style>
    <style:style style:name="T219" style:parent-style-name="DefaultParagraphFont" style:family="text">
      <style:text-properties style:font-name-asian="TimesNRMT" style:font-name-complex="Times New Roman" fo:color="#00000A" fo:language="en" fo:country="US"/>
    </style:style>
    <style:style style:name="T220" style:parent-style-name="DefaultParagraphFont" style:family="text">
      <style:text-properties fo:language="en" fo:country="US"/>
    </style:style>
    <style:style style:name="T221" style:parent-style-name="DefaultParagraphFont" style:family="text">
      <style:text-properties style:font-name-asian="TimesNRMT" style:font-name-complex="Times New Roman" fo:color="#00000A" fo:language="en" fo:country="US"/>
    </style:style>
    <style:style style:name="T222" style:parent-style-name="DefaultParagraphFont" style:family="text">
      <style:text-properties fo:language="en" fo:country="US"/>
    </style:style>
    <style:style style:name="T223" style:parent-style-name="DefaultParagraphFont" style:family="text">
      <style:text-properties fo:language="en" fo:country="US"/>
    </style:style>
    <style:style style:name="T224" style:parent-style-name="DefaultParagraphFont" style:family="text">
      <style:text-properties style:font-name-complex="Times New Roman" fo:color="#00000A" fo:language="en" fo:country="US"/>
    </style:style>
    <style:style style:name="T225" style:parent-style-name="DefaultParagraphFont" style:family="text">
      <style:text-properties fo:language="en" fo:country="US"/>
    </style:style>
    <style:style style:name="T226" style:parent-style-name="DefaultParagraphFont" style:family="text">
      <style:text-properties style:font-name-complex="Times New Roman" fo:color="#00000A" fo:language="en" fo:country="US"/>
    </style:style>
    <style:style style:name="T227" style:parent-style-name="DefaultParagraphFont" style:family="text">
      <style:text-properties style:font-name-complex="Times New Roman" fo:color="#00000A" fo:language="en" fo:country="US"/>
    </style:style>
    <style:style style:name="T228" style:parent-style-name="DefaultParagraphFont" style:family="text">
      <style:text-properties style:font-name-asian="TimesNRMT" style:font-name-complex="Times New Roman" fo:color="#00000A" fo:language="en" fo:country="US"/>
    </style:style>
    <style:style style:name="T229" style:parent-style-name="DefaultParagraphFont" style:family="text">
      <style:text-properties style:font-name-complex="Times New Roman" fo:color="#00000A" fo:language="en" fo:country="US"/>
    </style:style>
    <style:style style:name="T230" style:parent-style-name="DefaultParagraphFont" style:family="text">
      <style:text-properties style:font-name-complex="Times New Roman" fo:color="#00000A" fo:language="en" fo:country="US"/>
    </style:style>
    <style:style style:name="T231" style:parent-style-name="DefaultParagraphFont" style:family="text">
      <style:text-properties style:font-name-complex="Times New Roman" fo:font-style="italic" style:font-style-asian="italic" style:font-style-complex="italic" fo:color="#00000A" fo:language="en" fo:country="US"/>
    </style:style>
    <style:style style:name="T232" style:parent-style-name="DefaultParagraphFont" style:family="text">
      <style:text-properties style:font-name-complex="Times New Roman" fo:color="#00000A" fo:language="en" fo:country="US"/>
    </style:style>
    <style:style style:name="P233" style:parent-style-name="Standard" style:family="paragraph">
      <style:paragraph-properties fo:line-height="200%"/>
    </style:style>
    <style:style style:name="T234" style:parent-style-name="DefaultParagraphFont" style:family="text">
      <style:text-properties style:font-name-complex="Times New Roman" fo:color="#00000A" fo:language="en" fo:country="US"/>
    </style:style>
    <style:style style:name="T235" style:parent-style-name="DefaultParagraphFont" style:family="text">
      <style:text-properties style:font-name-complex="Times New Roman" fo:color="#00000A" fo:language="en" fo:country="US"/>
    </style:style>
    <style:style style:name="T236" style:parent-style-name="DefaultParagraphFont" style:family="text">
      <style:text-properties style:font-name="Segoe UI" style:letter-kerning="false"/>
    </style:style>
    <style:style style:name="T237" style:parent-style-name="DefaultParagraphFont" style:family="text">
      <style:text-properties style:font-name="Segoe UI" style:letter-kerning="false"/>
    </style:style>
    <style:style style:name="T238" style:parent-style-name="DefaultParagraphFont" style:family="text">
      <style:text-properties fo:language="en" fo:country="US"/>
    </style:style>
    <style:style style:name="T239" style:parent-style-name="DefaultParagraphFont" style:family="text">
      <style:text-properties style:font-name-complex="Times New Roman" fo:color="#00000A" fo:language="en" fo:country="US"/>
    </style:style>
    <style:style style:name="T240" style:parent-style-name="DefaultParagraphFont" style:family="text">
      <style:text-properties style:font-name-complex="Times New Roman" fo:color="#00000A" fo:language="en" fo:country="US"/>
    </style:style>
    <style:style style:name="T241" style:parent-style-name="DefaultParagraphFont" style:family="text">
      <style:text-properties style:font-name-complex="Times New Roman" fo:language="en" fo:country="US"/>
    </style:style>
    <style:style style:name="P242" style:parent-style-name="Standard" style:family="paragraph">
      <style:paragraph-properties fo:line-height="200%">
        <style:tab-stops>
          <style:tab-stop style:type="left" style:position="0.5951in"/>
        </style:tab-stops>
      </style:paragraph-properties>
    </style:style>
    <style:style style:name="T243" style:parent-style-name="DefaultParagraphFont" style:family="text">
      <style:text-properties style:font-name-complex="Times New Roman" fo:color="#00000A" fo:language="en" fo:country="US"/>
    </style:style>
    <style:style style:name="T244" style:parent-style-name="DefaultParagraphFont" style:family="text">
      <style:text-properties style:font-name-complex="Times New Roman" fo:color="#00000A" fo:language="en" fo:country="US"/>
    </style:style>
    <style:style style:name="T245" style:parent-style-name="DefaultParagraphFont" style:family="text">
      <style:text-properties style:font-name="Segoe UI" style:letter-kerning="false"/>
    </style:style>
    <style:style style:name="T246" style:parent-style-name="DefaultParagraphFont" style:family="text">
      <style:text-properties fo:language="en" fo:country="US"/>
    </style:style>
    <style:style style:name="T247" style:parent-style-name="DefaultParagraphFont" style:family="text">
      <style:text-properties style:font-name-complex="Times New Roman" fo:color="#00000A" fo:language="en" fo:country="US"/>
    </style:style>
    <style:style style:name="T248" style:parent-style-name="DefaultParagraphFont" style:family="text">
      <style:text-properties style:font-name-complex="Times New Roman" fo:color="#00000A" fo:language="en" fo:country="US"/>
    </style:style>
    <style:style style:name="T249" style:parent-style-name="DefaultParagraphFont" style:family="text">
      <style:text-properties style:font-name-complex="Times New Roman" fo:language="en" fo:country="US"/>
    </style:style>
    <style:style style:name="T250" style:parent-style-name="DefaultParagraphFont" style:family="text">
      <style:text-properties style:font-name-complex="Times New Roman" fo:color="#00000A" fo:language="en" fo:country="US"/>
    </style:style>
    <style:style style:name="T251" style:parent-style-name="DefaultParagraphFont" style:family="text">
      <style:text-properties style:font-name-complex="Times New Roman" fo:color="#00000A" fo:language="en" fo:country="US"/>
    </style:style>
    <style:style style:name="T252" style:parent-style-name="DefaultParagraphFont" style:family="text">
      <style:text-properties style:font-name-complex="Times New Roman" fo:language="en" fo:country="US"/>
    </style:style>
    <style:style style:name="T253" style:parent-style-name="DefaultParagraphFont" style:family="text">
      <style:text-properties style:font-name-complex="Times New Roman" fo:color="#00000A" fo:language="en" fo:country="US"/>
    </style:style>
    <style:style style:name="T254" style:parent-style-name="DefaultParagraphFont" style:family="text">
      <style:text-properties style:font-name-complex="Times New Roman" fo:language="en" fo:country="US"/>
    </style:style>
    <style:style style:name="T255" style:parent-style-name="DefaultParagraphFont" style:family="text">
      <style:text-properties style:font-name-complex="Times New Roman" fo:language="en" fo:country="US"/>
    </style:style>
    <style:style style:name="T256" style:parent-style-name="DefaultParagraphFont" style:family="text">
      <style:text-properties style:font-name-complex="Times New Roman" fo:language="en" fo:country="US"/>
    </style:style>
    <style:style style:name="T257" style:parent-style-name="DefaultParagraphFont" style:family="text">
      <style:text-properties style:font-name-complex="Times New Roman" fo:language="en" fo:country="US"/>
    </style:style>
    <style:style style:name="T258" style:parent-style-name="DefaultParagraphFont" style:family="text">
      <style:text-properties style:font-name-complex="Times New Roman" fo:language="en" fo:country="US"/>
    </style:style>
    <style:style style:name="T259" style:parent-style-name="CommentReference" style:family="text">
      <style:text-properties style:font-name-complex="Mangal" fo:language="en" fo:country="US"/>
    </style:style>
    <style:style style:name="P260" style:parent-style-name="Standard" style:family="paragraph">
      <style:paragraph-properties fo:line-height="200%"/>
    </style:style>
    <style:style style:name="T261" style:parent-style-name="DefaultParagraphFont" style:family="text">
      <style:text-properties style:font-name-complex="Times New Roman" fo:language="en" fo:country="US"/>
    </style:style>
    <style:style style:name="T262" style:parent-style-name="DefaultParagraphFont" style:family="text">
      <style:text-properties style:font-name-complex="Times New Roman" fo:color="#00000A" fo:language="en" fo:country="US"/>
    </style:style>
    <style:style style:name="T263" style:parent-style-name="DefaultParagraphFont" style:family="text">
      <style:text-properties fo:language="en" fo:country="US"/>
    </style:style>
    <style:style style:name="P264" style:parent-style-name="Standard" style:family="paragraph">
      <style:paragraph-properties fo:line-height="200%"/>
      <style:text-properties fo:language="en" fo:country="US"/>
    </style:style>
    <style:style style:name="P265" style:parent-style-name="Standard" style:family="paragraph">
      <style:paragraph-properties fo:line-height="200%"/>
    </style:style>
    <style:style style:name="T266" style:parent-style-name="DefaultParagraphFont" style:family="text">
      <style:text-properties style:font-name-complex="Times New Roman" fo:language="en" fo:country="US"/>
    </style:style>
    <style:style style:name="T267" style:parent-style-name="CommentReference" style:family="text">
      <style:text-properties style:font-name-complex="Mangal" fo:language="en" fo:country="US"/>
    </style:style>
    <style:style style:name="P268" style:parent-style-name="Standard" style:family="paragraph">
      <style:paragraph-properties fo:line-height="200%"/>
    </style:style>
    <style:style style:name="T269" style:parent-style-name="DefaultParagraphFont" style:family="text">
      <style:text-properties style:font-name-complex="Times New Roman" fo:language="en" fo:country="US"/>
    </style:style>
    <style:style style:name="T270" style:parent-style-name="DefaultParagraphFont" style:family="text">
      <style:text-properties style:font-name-complex="Times New Roman" fo:language="en" fo:country="US"/>
    </style:style>
    <style:style style:name="T271" style:parent-style-name="DefaultParagraphFont" style:family="text">
      <style:text-properties style:font-name-asian="Adobe Garamond Pro" style:font-name-complex="Times New Roman" fo:color="#000000" fo:language="en" fo:country="US"/>
    </style:style>
    <style:style style:name="T272" style:parent-style-name="DefaultParagraphFont" style:family="text">
      <style:text-properties style:font-name-complex="Times New Roman" fo:language="en" fo:country="US"/>
    </style:style>
    <style:style style:name="T273" style:parent-style-name="DefaultParagraphFont" style:family="text">
      <style:text-properties style:font-name="Segoe UI" style:letter-kerning="false"/>
    </style:style>
    <style:style style:name="T274" style:parent-style-name="DefaultParagraphFont" style:family="text">
      <style:text-properties fo:language="en" fo:country="US"/>
    </style:style>
    <style:style style:name="T275" style:parent-style-name="CommentReference" style:family="text">
      <style:text-properties style:font-name-complex="Mangal" fo:language="en" fo:country="US"/>
    </style:style>
    <style:style style:name="P276" style:parent-style-name="Standard" style:family="paragraph">
      <style:paragraph-properties fo:line-height="200%" fo:text-indent="0.4923in"/>
    </style:style>
    <style:style style:name="T277" style:parent-style-name="DefaultParagraphFont" style:family="text">
      <style:text-properties style:font-name-complex="Times New Roman" fo:language="en" fo:country="US"/>
    </style:style>
    <style:style style:name="T278" style:parent-style-name="DefaultParagraphFont" style:family="text">
      <style:text-properties style:font-name-complex="Times New Roman" fo:language="en" fo:country="US"/>
    </style:style>
    <style:style style:name="T279" style:parent-style-name="DefaultParagraphFont" style:family="text">
      <style:text-properties style:font-name-complex="Times New Roman" style:text-position="super 66.6%" fo:language="en" fo:country="US"/>
    </style:style>
    <style:style style:name="T280" style:parent-style-name="DefaultParagraphFont" style:family="text">
      <style:text-properties style:font-name-complex="Times New Roman" fo:language="en" fo:country="US"/>
    </style:style>
    <style:style style:name="T281" style:parent-style-name="DefaultParagraphFont" style:family="text">
      <style:text-properties style:font-name-asian="Adobe Garamond Pro" style:font-name-complex="Times New Roman" fo:color="#000000" fo:language="en" fo:country="US"/>
    </style:style>
    <style:style style:name="T282" style:parent-style-name="DefaultParagraphFont" style:family="text">
      <style:text-properties style:font-name-asian="Adobe Garamond Pro" style:font-name-complex="Times New Roman" fo:color="#000000" fo:language="en" fo:country="US"/>
    </style:style>
    <style:style style:name="T283" style:parent-style-name="DefaultParagraphFont" style:family="text">
      <style:text-properties style:font-name-asian="Adobe Garamond Pro" style:font-name-complex="Times New Roman" fo:color="#000000" style:text-position="super 66.6%" fo:language="en" fo:country="US"/>
    </style:style>
    <style:style style:name="T284" style:parent-style-name="DefaultParagraphFont" style:family="text">
      <style:text-properties style:font-name-asian="Adobe Garamond Pro" style:font-name-complex="Times New Roman" fo:color="#000000" fo:language="en" fo:country="US"/>
    </style:style>
    <style:style style:name="T285" style:parent-style-name="DefaultParagraphFont" style:family="text">
      <style:text-properties style:font-name-complex="Times New Roman" fo:language="en" fo:country="US"/>
    </style:style>
    <style:style style:name="T286" style:parent-style-name="DefaultParagraphFont" style:family="text">
      <style:text-properties style:font-name-complex="Times New Roman" fo:language="en" fo:country="US"/>
    </style:style>
    <style:style style:name="T287" style:parent-style-name="DefaultParagraphFont" style:family="text">
      <style:text-properties style:font-name-complex="Times New Roman" fo:language="en" fo:country="US"/>
    </style:style>
    <style:style style:name="T288" style:parent-style-name="CommentReference" style:family="text">
      <style:text-properties style:font-name-complex="Mangal" fo:language="en" fo:country="US"/>
    </style:style>
    <style:style style:name="T289" style:parent-style-name="DefaultParagraphFont" style:family="text">
      <style:text-properties style:font-name-complex="Times New Roman" fo:language="en" fo:country="US"/>
    </style:style>
    <style:style style:name="T290" style:parent-style-name="DefaultParagraphFont" style:family="text">
      <style:text-properties style:font-name-complex="Times New Roman" fo:language="en" fo:country="US"/>
    </style:style>
    <style:style style:name="T291" style:parent-style-name="DefaultParagraphFont" style:family="text">
      <style:text-properties style:font-name-complex="Times New Roman" fo:language="en" fo:country="US"/>
    </style:style>
    <style:style style:name="T292" style:parent-style-name="DefaultParagraphFont" style:family="text">
      <style:text-properties style:font-name-complex="Times New Roman" fo:language="en" fo:country="US"/>
    </style:style>
    <style:style style:name="P293" style:parent-style-name="Standard" style:family="paragraph">
      <style:paragraph-properties fo:line-height="200%"/>
    </style:style>
    <style:style style:name="T294" style:parent-style-name="DefaultParagraphFont" style:family="text">
      <style:text-properties style:font-name-complex="Times New Roman" fo:language="en" fo:country="US"/>
    </style:style>
    <style:style style:name="T295" style:parent-style-name="DefaultParagraphFont" style:family="text">
      <style:text-properties style:font-name-asian="Adobe Garamond Pro" style:font-name-complex="Times New Roman" fo:color="#000000" fo:language="en" fo:country="US"/>
    </style:style>
    <style:style style:name="T296" style:parent-style-name="DefaultParagraphFont" style:family="text">
      <style:text-properties style:font-name-complex="Times New Roman" fo:language="en" fo:country="US"/>
    </style:style>
    <style:style style:name="T297" style:parent-style-name="DefaultParagraphFont" style:family="text">
      <style:text-properties style:font-name-complex="Times New Roman" fo:language="en" fo:country="US"/>
    </style:style>
    <style:style style:name="T298" style:parent-style-name="DefaultParagraphFont" style:family="text">
      <style:text-properties style:font-name-complex="Times New Roman" style:text-position="super 66.6%" fo:language="en" fo:country="US"/>
    </style:style>
    <style:style style:name="T299" style:parent-style-name="DefaultParagraphFont" style:family="text">
      <style:text-properties style:font-name-complex="Times New Roman" fo:language="en" fo:country="US"/>
    </style:style>
    <style:style style:name="T300" style:parent-style-name="DefaultParagraphFont" style:family="text">
      <style:text-properties style:font-name-complex="Times New Roman" fo:language="en" fo:country="US"/>
    </style:style>
    <style:style style:name="T301" style:parent-style-name="DefaultParagraphFont" style:family="text">
      <style:text-properties style:font-name-complex="Times New Roman" fo:language="en" fo:country="US"/>
    </style:style>
    <style:style style:name="T302" style:parent-style-name="CommentReference" style:family="text">
      <style:text-properties style:font-name-complex="Mangal" fo:language="en" fo:country="US"/>
    </style:style>
    <style:style style:name="T303" style:parent-style-name="DefaultParagraphFont" style:family="text">
      <style:text-properties style:font-name-complex="Times New Roman" fo:language="en" fo:country="US"/>
    </style:style>
    <style:style style:name="T304" style:parent-style-name="DefaultParagraphFont" style:family="text">
      <style:text-properties style:font-name-complex="Times New Roman" fo:language="en" fo:country="US"/>
    </style:style>
    <style:style style:name="P305" style:parent-style-name="Standard" style:family="paragraph">
      <style:paragraph-properties fo:line-height="200%"/>
    </style:style>
    <style:style style:name="T306" style:parent-style-name="DefaultParagraphFont" style:family="text">
      <style:text-properties style:font-name-complex="Times New Roman" fo:language="en" fo:country="US"/>
    </style:style>
    <style:style style:name="T307" style:parent-style-name="DefaultParagraphFont" style:family="text">
      <style:text-properties style:font-name-asian="Adobe Garamond Pro" style:font-name-complex="Times New Roman" fo:color="#000000" fo:language="en" fo:country="US"/>
    </style:style>
    <style:style style:name="T308" style:parent-style-name="DefaultParagraphFont" style:family="text">
      <style:text-properties style:font-name-complex="Times New Roman" fo:language="en" fo:country="US"/>
    </style:style>
    <style:style style:name="T309" style:parent-style-name="DefaultParagraphFont" style:family="text">
      <style:text-properties style:font-name-asian="Adobe Garamond Pro" style:font-name-complex="Times New Roman" fo:color="#000000" fo:language="en" fo:country="US"/>
    </style:style>
    <style:style style:name="T310" style:parent-style-name="DefaultParagraphFont" style:family="text">
      <style:text-properties style:font-name-complex="Times New Roman" fo:language="en" fo:country="US"/>
    </style:style>
    <style:style style:name="T311" style:parent-style-name="DefaultParagraphFont" style:family="text">
      <style:text-properties style:font-name-complex="Times New Roman" fo:language="en" fo:country="US"/>
    </style:style>
    <style:style style:name="T312" style:parent-style-name="DefaultParagraphFont" style:family="text">
      <style:text-properties style:font-name-complex="Times New Roman" fo:color="#00000A" fo:language="en" fo:country="US"/>
    </style:style>
    <style:style style:name="T313" style:parent-style-name="DefaultParagraphFont" style:family="text">
      <style:text-properties style:font-name="Segoe UI" style:letter-kerning="false"/>
    </style:style>
    <style:style style:name="T314" style:parent-style-name="DefaultParagraphFont" style:family="text">
      <style:text-properties style:font-name-complex="Times New Roman" fo:color="#00000A" fo:language="en" fo:country="US"/>
    </style:style>
    <style:style style:name="T315" style:parent-style-name="DefaultParagraphFont" style:family="text">
      <style:text-properties style:font-name-complex="Times New Roman" fo:language="en" fo:country="US"/>
    </style:style>
    <style:style style:name="T316" style:parent-style-name="DefaultParagraphFont" style:family="text">
      <style:text-properties style:font-name-complex="Times New Roman" style:text-position="super 66.6%" fo:language="en" fo:country="US"/>
    </style:style>
    <style:style style:name="T317" style:parent-style-name="DefaultParagraphFont" style:family="text">
      <style:text-properties style:font-name-complex="Times New Roman" fo:language="en" fo:country="US"/>
    </style:style>
    <style:style style:name="T318" style:parent-style-name="DefaultParagraphFont" style:family="text">
      <style:text-properties style:font-name-complex="Times New Roman" style:text-position="super 66.6%" fo:language="en" fo:country="US"/>
    </style:style>
    <style:style style:name="T319" style:parent-style-name="DefaultParagraphFont" style:family="text">
      <style:text-properties style:font-name-complex="Times New Roman" fo:language="en" fo:country="US"/>
    </style:style>
    <style:style style:name="T320" style:parent-style-name="DefaultParagraphFont" style:family="text">
      <style:text-properties fo:language="en" fo:country="US"/>
    </style:style>
    <style:style style:name="T321" style:parent-style-name="CommentReference" style:family="text">
      <style:text-properties style:font-name-complex="Mangal" fo:language="en" fo:country="US"/>
    </style:style>
    <style:style style:name="T322" style:parent-style-name="DefaultParagraphFont" style:family="text">
      <style:text-properties style:font-name-complex="Times New Roman" fo:language="en" fo:country="US"/>
    </style:style>
    <style:style style:name="T323" style:parent-style-name="DefaultParagraphFont" style:family="text">
      <style:text-properties style:font-name-complex="Times New Roman" fo:language="en" fo:country="US"/>
    </style:style>
    <style:style style:name="T324" style:parent-style-name="DefaultParagraphFont" style:family="text">
      <style:text-properties style:font-name-complex="Times New Roman" fo:language="en" fo:country="US"/>
    </style:style>
    <style:style style:name="T325" style:parent-style-name="DefaultParagraphFont" style:family="text">
      <style:text-properties style:font-name-complex="Times New Roman" fo:language="en" fo:country="US"/>
    </style:style>
    <style:style style:name="T326" style:parent-style-name="CommentReference" style:family="text">
      <style:text-properties style:font-name-complex="Mangal" fo:language="en" fo:country="US"/>
    </style:style>
    <style:style style:name="T327" style:parent-style-name="DefaultParagraphFont" style:family="text">
      <style:text-properties style:font-name-complex="Times New Roman" fo:language="en" fo:country="US"/>
    </style:style>
    <style:style style:name="T328" style:parent-style-name="DefaultParagraphFont" style:family="text">
      <style:text-properties style:font-name-asian="Adobe Garamond Pro" style:font-name-complex="Times New Roman" fo:color="#000000" fo:language="en" fo:country="US"/>
    </style:style>
    <style:style style:name="T329" style:parent-style-name="DefaultParagraphFont" style:family="text">
      <style:text-properties style:font-name-complex="Times New Roman" fo:language="en" fo:country="US"/>
    </style:style>
    <style:style style:name="T330" style:parent-style-name="CommentReference" style:family="text">
      <style:text-properties style:font-name-complex="Mangal" fo:language="en" fo:country="US"/>
    </style:style>
    <style:style style:name="T331" style:parent-style-name="DefaultParagraphFont" style:family="text">
      <style:text-properties style:font-name-complex="Times New Roman" fo:language="en" fo:country="US"/>
    </style:style>
    <style:style style:name="T332" style:parent-style-name="DefaultParagraphFont" style:family="text">
      <style:text-properties style:font-name-complex="Times New Roman" fo:language="en" fo:country="US"/>
    </style:style>
    <style:style style:name="T333" style:parent-style-name="DefaultParagraphFont" style:family="text">
      <style:text-properties style:font-name-asian="Adobe Garamond Pro" style:font-name-complex="Times New Roman" fo:color="#000000" fo:language="en" fo:country="US"/>
    </style:style>
    <style:style style:name="T334" style:parent-style-name="DefaultParagraphFont" style:family="text">
      <style:text-properties style:font-name-complex="Times New Roman" fo:language="en" fo:country="US"/>
    </style:style>
    <style:style style:name="T335" style:parent-style-name="DefaultParagraphFont" style:family="text">
      <style:text-properties style:font-name-complex="Times New Roman" fo:color="#00000A" fo:language="en" fo:country="US"/>
    </style:style>
    <style:style style:name="T336" style:parent-style-name="DefaultParagraphFont" style:family="text">
      <style:text-properties style:font-name="Segoe UI" style:letter-kerning="false"/>
    </style:style>
    <style:style style:name="T337" style:parent-style-name="DefaultParagraphFont" style:family="text">
      <style:text-properties style:font-name-complex="Times New Roman" fo:language="en" fo:country="US"/>
    </style:style>
    <style:style style:name="T338" style:parent-style-name="DefaultParagraphFont" style:family="text">
      <style:text-properties fo:language="en" fo:country="US"/>
    </style:style>
    <style:style style:name="T339" style:parent-style-name="CommentReference" style:family="text">
      <style:text-properties style:font-name-complex="Mangal" fo:language="en" fo:country="US"/>
    </style:style>
    <style:style style:name="P340" style:parent-style-name="Standard" style:family="paragraph">
      <style:paragraph-properties fo:line-height="200%" fo:text-indent="0.4923in"/>
    </style:style>
    <style:style style:name="T341" style:parent-style-name="DefaultParagraphFont" style:family="text">
      <style:text-properties style:font-name-complex="Times New Roman" fo:color="#00000A" fo:language="en" fo:country="US"/>
    </style:style>
    <style:style style:name="T342" style:parent-style-name="DefaultParagraphFont" style:family="text">
      <style:text-properties style:font-name-complex="Times New Roman" fo:color="#00000A" fo:language="en" fo:country="US"/>
    </style:style>
    <style:style style:name="T343" style:parent-style-name="DefaultParagraphFont" style:family="text">
      <style:text-properties style:font-name-complex="Times New Roman" fo:language="en" fo:country="US"/>
    </style:style>
    <style:style style:name="T344" style:parent-style-name="DefaultParagraphFont" style:family="text">
      <style:text-properties style:font-name-complex="Times New Roman" fo:language="en" fo:country="US"/>
    </style:style>
    <style:style style:name="T345" style:parent-style-name="CommentReference" style:family="text">
      <style:text-properties style:font-name-complex="Mangal" fo:language="en" fo:country="US"/>
    </style:style>
    <style:style style:name="T346" style:parent-style-name="DefaultParagraphFont" style:family="text">
      <style:text-properties style:font-name-complex="Times New Roman" fo:language="en" fo:country="US"/>
    </style:style>
    <style:style style:name="T347" style:parent-style-name="DefaultParagraphFont" style:family="text">
      <style:text-properties style:font-name-complex="Times New Roman" fo:language="en" fo:country="US"/>
    </style:style>
    <style:style style:name="T348" style:parent-style-name="DefaultParagraphFont" style:family="text">
      <style:text-properties style:font-name-complex="Times New Roman" fo:language="en" fo:country="US"/>
    </style:style>
    <style:style style:name="T349" style:parent-style-name="CommentReference" style:family="text">
      <style:text-properties style:font-name-complex="Mangal" fo:language="en" fo:country="US"/>
    </style:style>
    <style:style style:name="T350" style:parent-style-name="DefaultParagraphFont" style:family="text">
      <style:text-properties style:font-name-complex="Times New Roman" fo:language="en" fo:country="US"/>
    </style:style>
    <style:style style:name="T351" style:parent-style-name="DefaultParagraphFont" style:family="text">
      <style:text-properties style:font-name-complex="Times New Roman" fo:language="en" fo:country="US"/>
    </style:style>
    <style:style style:name="P352" style:parent-style-name="Normal" style:family="paragraph">
      <style:paragraph-properties style:punctuation-wrap="simple" style:line-height-at-least="0in"/>
    </style:style>
    <style:style style:name="T353" style:parent-style-name="DefaultParagraphFont" style:family="text">
      <style:text-properties style:font-name="Segoe UI" style:font-name-complex="Segoe UI" fo:font-size="10pt" style:font-size-asian="10pt"/>
    </style:style>
    <style:style style:name="T354" style:parent-style-name="DefaultParagraphFont" style:family="text">
      <style:text-properties style:font-name="Segoe UI" style:font-name-complex="Segoe UI" fo:font-size="10pt" style:font-size-asian="10pt"/>
    </style:style>
    <style:style style:name="T355" style:parent-style-name="CommentReference" style:family="text">
      <style:text-properties style:font-name-complex="Mangal" fo:language="en" fo:country="US"/>
    </style:style>
    <style:style style:name="T356" style:parent-style-name="DefaultParagraphFont" style:family="text">
      <style:text-properties style:font-name-complex="Times New Roman" fo:language="en" fo:country="US"/>
    </style:style>
    <style:style style:name="P357" style:parent-style-name="Standard" style:family="paragraph">
      <style:paragraph-properties fo:line-height="200%" fo:text-indent="0.4923in"/>
      <style:text-properties fo:language="en" fo:country="US"/>
    </style:style>
    <style:style style:name="P358" style:parent-style-name="Standard" style:family="paragraph">
      <style:paragraph-properties fo:line-height="200%"/>
      <style:text-properties style:font-name-complex="Times New Roman" fo:language="en" fo:country="US"/>
    </style:style>
    <style:style style:name="P359" style:parent-style-name="Standard" style:family="paragraph">
      <style:paragraph-properties fo:line-height="200%"/>
      <style:text-properties style:font-name-complex="Times New Roman" fo:language="en" fo:country="US"/>
    </style:style>
    <style:style style:name="P360" style:parent-style-name="Standard" style:family="paragraph">
      <style:paragraph-properties fo:line-height="200%"/>
      <style:text-properties style:font-name-complex="Times New Roman" fo:language="en" fo:country="US"/>
    </style:style>
    <style:style style:name="P361" style:parent-style-name="Standard" style:family="paragraph">
      <style:paragraph-properties fo:line-height="200%"/>
    </style:style>
    <style:style style:name="T362" style:parent-style-name="DefaultParagraphFont" style:family="text">
      <style:text-properties style:font-name-complex="Times New Roman" fo:language="en" fo:country="US"/>
    </style:style>
    <style:style style:name="T363" style:parent-style-name="CommentReference" style:family="text">
      <style:text-properties style:font-name-complex="Mangal" fo:language="en" fo:country="US"/>
    </style:style>
    <style:style style:name="T364" style:parent-style-name="DefaultParagraphFont" style:family="text">
      <style:text-properties style:font-name-complex="Times New Roman" fo:language="en" fo:country="US"/>
    </style:style>
    <style:style style:name="T365" style:parent-style-name="DefaultParagraphFont" style:family="text">
      <style:text-properties style:font-name-complex="Times New Roman" fo:language="en" fo:country="US"/>
    </style:style>
    <style:style style:name="T366" style:parent-style-name="DefaultParagraphFont" style:family="text">
      <style:text-properties style:font-name-complex="Times New Roman" fo:language="en" fo:country="US"/>
    </style:style>
    <style:style style:name="T367" style:parent-style-name="DefaultParagraphFont" style:family="text">
      <style:text-properties style:font-name-complex="Times New Roman" fo:language="en" fo:country="US"/>
    </style:style>
    <style:style style:name="T368" style:parent-style-name="DefaultParagraphFont" style:family="text">
      <style:text-properties style:font-name-complex="Times New Roman" fo:language="en" fo:country="US"/>
    </style:style>
    <style:style style:name="P369" style:parent-style-name="Standard" style:family="paragraph">
      <style:paragraph-properties fo:line-height="200%"/>
      <style:text-properties style:font-name-complex="Times New Roman" fo:language="en" fo:country="US"/>
    </style:style>
    <style:style style:name="P370" style:parent-style-name="Standard" style:family="paragraph">
      <style:paragraph-properties fo:line-height="200%"/>
      <style:text-properties style:font-name-complex="Times New Roman" fo:language="en" fo:country="US"/>
    </style:style>
    <style:style style:name="P371" style:parent-style-name="Standard" style:family="paragraph">
      <style:paragraph-properties fo:line-height="200%"/>
      <style:text-properties style:font-name-complex="Times New Roman" fo:language="en" fo:country="US"/>
    </style:style>
    <style:style style:name="S1" style:family="section">
      <style:section-properties fo:margin-left="0in" fo:margin-right="0in" style:writing-mode="lr-tb"/>
    </style:style>
    <style:style style:name="T372" style:parent-style-name="DefaultParagraphFont" style:family="text">
      <style:text-properties fo:language="en" fo:country="US"/>
    </style:style>
    <style:style style:name="T373" style:parent-style-name="DefaultParagraphFont" style:family="text">
      <style:text-properties fo:font-style="italic" style:font-style-asian="italic" style:font-style-complex="italic" fo:language="en" fo:country="US"/>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font-style="italic" style:font-style-asian="italic" style:font-style-complex="italic"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font-style="italic" style:font-style-asian="italic" style:font-style-complex="italic"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font-style="italic" style:font-style-asian="italic" style:font-style-complex="italic"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font-style="italic" style:font-style-asian="italic" style:font-style-complex="italic" fo:language="en" fo:country="US"/>
    </style:style>
    <style:style style:name="T388" style:parent-style-name="DefaultParagraphFont" style:family="text">
      <style:text-properties fo:font-style="italic" style:font-style-asian="italic" style:font-style-complex="italic" fo:language="en" fo:country="US"/>
    </style:style>
    <style:style style:name="T389" style:parent-style-name="DefaultParagraphFont" style:family="text">
      <style:text-properties fo:language="en" fo:country="US"/>
    </style:style>
    <style:style style:name="T390" style:parent-style-name="DefaultParagraphFont" style:family="text">
      <style:text-properties fo:font-style="italic" style:font-style-asian="italic" style:font-style-complex="italic" fo:language="en" fo:country="US"/>
    </style:style>
    <style:style style:name="T391" style:parent-style-name="DefaultParagraphFont" style:family="text">
      <style:text-properties fo:language="en" fo:country="US"/>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font-style="italic" style:font-style-asian="italic" style:font-style-complex="italic" fo:language="en" fo:country="US"/>
    </style:style>
    <style:style style:name="T395" style:parent-style-name="DefaultParagraphFont" style:family="text">
      <style:text-properties fo:language="en" fo:country="US"/>
    </style:style>
    <style:style style:name="S2" style:family="section">
      <style:section-properties fo:margin-left="0in" fo:margin-right="0in" style:writing-mode="lr-tb"/>
    </style:style>
    <style:style style:name="P396" style:parent-style-name="Standard" style:family="paragraph">
      <style:paragraph-properties fo:break-before="page" fo:line-height="200%"/>
      <style:text-properties style:font-name-complex="Times New Roman" fo:language="en" fo:country="US"/>
    </style:style>
    <style:style style:name="P397" style:parent-style-name="Standard" style:family="paragraph">
      <style:paragraph-properties fo:break-before="page" fo:line-height="200%"/>
      <style:text-properties style:font-name-complex="Times New Roman" fo:language="en" fo:country="US"/>
    </style:style>
    <style:style style:name="P398" style:parent-style-name="Standard" style:family="paragraph">
      <style:paragraph-properties fo:line-height="200%"/>
    </style:style>
    <style:style style:name="T399" style:parent-style-name="DefaultParagraphFont" style:family="text">
      <style:text-properties style:font-name-complex="Times New Roman" fo:language="en" fo:country="US"/>
    </style:style>
    <style:style style:name="T400" style:parent-style-name="DefaultParagraphFont" style:family="text">
      <style:text-properties style:font-name-complex="Times New Roman" fo:language="en" fo:country="US"/>
    </style:style>
    <style:style style:name="T401" style:parent-style-name="DefaultParagraphFont" style:family="text">
      <style:text-properties style:font-name-complex="Times New Roman" fo:font-style="italic" style:font-style-asian="italic" style:font-style-complex="italic" fo:language="en" fo:country="US"/>
    </style:style>
    <style:style style:name="T402" style:parent-style-name="DefaultParagraphFont" style:family="text">
      <style:text-properties style:font-name-complex="Times New Roman" fo:language="en" fo:country="US"/>
    </style:style>
    <style:style style:name="T403" style:parent-style-name="DefaultParagraphFont" style:family="text">
      <style:text-properties style:font-name-complex="Times New Roman" fo:language="en" fo:country="US"/>
    </style:style>
    <style:style style:name="T404" style:parent-style-name="DefaultParagraphFont" style:family="text">
      <style:text-properties style:font-name-complex="Times New Roman" fo:language="en" fo:country="US"/>
    </style:style>
    <style:style style:name="T405" style:parent-style-name="DefaultParagraphFont" style:family="text">
      <style:text-properties style:font-name-complex="Times New Roman" fo:language="en" fo:country="US"/>
    </style:style>
    <style:style style:name="T406" style:parent-style-name="DefaultParagraphFont" style:family="text">
      <style:text-properties style:font-name-complex="Times New Roman" style:text-position="super 66.6%" fo:language="en" fo:country="US"/>
    </style:style>
    <style:style style:name="T407" style:parent-style-name="DefaultParagraphFont" style:family="text">
      <style:text-properties style:font-name-complex="Times New Roman" fo:language="en" fo:country="US"/>
    </style:style>
    <style:style style:name="T408" style:parent-style-name="DefaultParagraphFont" style:family="text">
      <style:text-properties style:font-name-complex="Times New Roman" style:text-position="super 66.6%" fo:language="en" fo:country="US"/>
    </style:style>
    <style:style style:name="T409" style:parent-style-name="DefaultParagraphFont" style:family="text">
      <style:text-properties style:font-name-complex="Times New Roman" fo:language="en" fo:country="US"/>
    </style:style>
    <style:style style:name="T410" style:parent-style-name="DefaultParagraphFont" style:family="text">
      <style:text-properties style:font-name-complex="Times New Roman" fo:language="en" fo:country="US"/>
    </style:style>
    <style:style style:name="T411" style:parent-style-name="DefaultParagraphFont" style:family="text">
      <style:text-properties style:font-name-complex="Times New Roman" fo:language="en" fo:country="US"/>
    </style:style>
    <style:style style:name="T412" style:parent-style-name="DefaultParagraphFont" style:family="text">
      <style:text-properties fo:language="en" fo:country="US"/>
    </style:style>
    <style:style style:name="T413" style:parent-style-name="DefaultParagraphFont" style:family="text">
      <style:text-properties style:font-name-complex="Times New Roman" fo:language="en" fo:country="US"/>
    </style:style>
    <style:style style:name="T414" style:parent-style-name="DefaultParagraphFont" style:family="text">
      <style:text-properties style:font-name-asian="Times New Roman" style:font-name-complex="Times New Roman" fo:language="en" fo:country="US"/>
    </style:style>
    <style:style style:name="T415" style:parent-style-name="DefaultParagraphFont" style:family="text">
      <style:text-properties style:font-name-asian="Times New Roman" style:font-name-complex="Times New Roman" style:text-position="sub 66.6%" fo:language="en" fo:country="US"/>
    </style:style>
    <style:style style:name="T416" style:parent-style-name="DefaultParagraphFont" style:family="text">
      <style:text-properties style:font-name-complex="Times New Roman" fo:language="en" fo:country="US"/>
    </style:style>
    <style:style style:name="T417" style:parent-style-name="DefaultParagraphFont" style:family="text">
      <style:text-properties style:font-name="Lucida Console" fo:color="#000000" fo:font-size="10pt" style:font-size-asian="10pt"/>
    </style:style>
    <style:style style:name="TableColumn419" style:family="table-column">
      <style:table-column-properties style:column-width="1.9875in" style:use-optimal-column-width="false"/>
    </style:style>
    <style:style style:name="TableColumn420" style:family="table-column">
      <style:table-column-properties style:column-width="1.5861in" style:use-optimal-column-width="false"/>
    </style:style>
    <style:style style:name="TableColumn421" style:family="table-column">
      <style:table-column-properties style:column-width="0.5215in" style:use-optimal-column-width="false"/>
    </style:style>
    <style:style style:name="TableColumn422" style:family="table-column">
      <style:table-column-properties style:column-width="0.3409in" style:use-optimal-column-width="false"/>
    </style:style>
    <style:style style:name="TableColumn423" style:family="table-column">
      <style:table-column-properties style:column-width="0.7208in" style:use-optimal-column-width="false"/>
    </style:style>
    <style:style style:name="TableColumn424" style:family="table-column">
      <style:table-column-properties style:column-width="0.4659in" style:use-optimal-column-width="false"/>
    </style:style>
    <style:style style:name="TableColumn425" style:family="table-column">
      <style:table-column-properties style:column-width="0.384in" style:use-optimal-column-width="false"/>
    </style:style>
    <style:style style:name="Table418" style:family="table">
      <style:table-properties style:width="6.0069in" fo:margin-left="0in" table:align="left"/>
    </style:style>
    <style:style style:name="TableRow426" style:family="table-row">
      <style:table-row-properties style:use-optimal-row-height="false"/>
    </style:style>
    <style:style style:name="TableCell427"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428" style:parent-style-name="Standard" style:family="paragraph">
      <style:text-properties fo:language="en" fo:country="US"/>
    </style:style>
    <style:style style:name="TableCell429"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430" style:parent-style-name="Standard" style:family="paragraph">
      <style:text-properties fo:language="en" fo:country="US"/>
    </style:style>
    <style:style style:name="TableCell431"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432" style:parent-style-name="TableContents" style:family="paragraph">
      <style:paragraph-properties fo:text-align="center"/>
      <style:text-properties fo:language="en" fo:country="US"/>
    </style:style>
    <style:style style:name="TableCell433"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434" style:parent-style-name="TableContents" style:family="paragraph">
      <style:paragraph-properties fo:text-align="center"/>
      <style:text-properties fo:language="en" fo:country="US"/>
    </style:style>
    <style:style style:name="TableCell435"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436" style:parent-style-name="TableContents" style:family="paragraph">
      <style:paragraph-properties fo:text-align="center"/>
      <style:text-properties fo:language="en" fo:country="US"/>
    </style:style>
    <style:style style:name="TableCell437"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438" style:parent-style-name="TableContents" style:family="paragraph">
      <style:paragraph-properties fo:text-align="center"/>
    </style:style>
    <style:style style:name="T439" style:parent-style-name="DefaultParagraphFont" style:family="text">
      <style:text-properties style:font-name-asian="Times New Roman" style:font-name-complex="Times New Roman" fo:language="en" fo:country="US"/>
    </style:style>
    <style:style style:name="T440" style:parent-style-name="DefaultParagraphFont" style:family="text">
      <style:text-properties style:font-name-asian="Times New Roman" style:font-name-complex="Times New Roman" style:text-position="sub 66.6%" fo:language="en" fo:country="US"/>
    </style:style>
    <style:style style:name="TableRow441" style:family="table-row">
      <style:table-row-properties style:use-optimal-row-height="false"/>
    </style:style>
    <style:style style:name="TableCell442"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443" style:parent-style-name="TableContents" style:family="paragraph">
      <style:text-properties fo:language="en" fo:country="US"/>
    </style:style>
    <style:style style:name="P444" style:parent-style-name="TableContents" style:family="paragraph">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style:text-position="super 66.6%" fo:language="en" fo:country="US"/>
    </style:style>
    <style:style style:name="T447" style:parent-style-name="DefaultParagraphFont" style:family="text">
      <style:text-properties style:text-position="sub 66.6%" fo:language="en" fo:country="U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style:text-position="super 66.6%" fo:language="en" fo:country="US"/>
    </style:style>
    <style:style style:name="T451" style:parent-style-name="DefaultParagraphFont" style:family="text">
      <style:text-properties style:text-position="sub 66.6%" fo:language="en" fo:country="US"/>
    </style:style>
    <style:style style:name="T452" style:parent-style-name="DefaultParagraphFont" style:family="text">
      <style:text-properties fo:language="en" fo:country="US"/>
    </style:style>
    <style:style style:name="TableCell453" style:family="table-cell">
      <style:table-cell-properties fo:border="none" style:writing-mode="lr-tb" style:vertical-align="middle" fo:padding-top="0.0381in" fo:padding-left="0.0381in" fo:padding-bottom="0.0381in" fo:padding-right="0.0381in"/>
    </style:style>
    <style:style style:name="P454" style:parent-style-name="TableContents" style:family="paragraph">
      <style:text-properties fo:language="en" fo:country="US"/>
    </style:style>
    <style:style style:name="TableCell455" style:family="table-cell">
      <style:table-cell-properties fo:border="none" style:writing-mode="lr-tb" style:vertical-align="middle" fo:padding-top="0.0381in" fo:padding-left="0.0381in" fo:padding-bottom="0.0381in" fo:padding-right="0.0381in"/>
    </style:style>
    <style:style style:name="P456" style:parent-style-name="TableContents" style:family="paragraph">
      <style:paragraph-properties style:snap-to-layout-grid="false" fo:text-align="end"/>
      <style:text-properties fo:language="en" fo:country="US"/>
    </style:style>
    <style:style style:name="TableCell457" style:family="table-cell">
      <style:table-cell-properties fo:border="none" style:writing-mode="lr-tb" style:vertical-align="middle" fo:padding-top="0.0381in" fo:padding-left="0.0381in" fo:padding-bottom="0.0381in" fo:padding-right="0.0381in"/>
    </style:style>
    <style:style style:name="P458" style:parent-style-name="TableContents" style:family="paragraph">
      <style:paragraph-properties style:snap-to-layout-grid="false"/>
      <style:text-properties fo:language="en" fo:country="US"/>
    </style:style>
    <style:style style:name="TableCell459" style:family="table-cell">
      <style:table-cell-properties fo:border="none" style:writing-mode="lr-tb" style:vertical-align="middle" fo:padding-top="0.0381in" fo:padding-left="0.0381in" fo:padding-bottom="0.0381in" fo:padding-right="0.0381in"/>
    </style:style>
    <style:style style:name="P460" style:parent-style-name="TableContents" style:family="paragraph">
      <style:paragraph-properties style:snap-to-layout-grid="false" fo:text-align="center"/>
      <style:text-properties fo:language="en" fo:country="US"/>
    </style:style>
    <style:style style:name="TableCell461" style:family="table-cell">
      <style:table-cell-properties fo:border="none" style:writing-mode="lr-tb" style:vertical-align="middle" fo:padding-top="0.0381in" fo:padding-left="0.0381in" fo:padding-bottom="0.0381in" fo:padding-right="0.0381in"/>
    </style:style>
    <style:style style:name="P462" style:parent-style-name="TableContents" style:family="paragraph">
      <style:paragraph-properties style:snap-to-layout-grid="false" fo:text-align="center"/>
      <style:text-properties fo:language="en" fo:country="US"/>
    </style:style>
    <style:style style:name="TableCell463" style:family="table-cell">
      <style:table-cell-properties fo:border="none" style:writing-mode="lr-tb" style:vertical-align="middle" fo:padding-top="0.0381in" fo:padding-left="0.0381in" fo:padding-bottom="0.0381in" fo:padding-right="0.0381in"/>
    </style:style>
    <style:style style:name="P464" style:parent-style-name="TableContents" style:family="paragraph">
      <style:paragraph-properties style:snap-to-layout-grid="false" fo:text-align="center"/>
      <style:text-properties fo:language="en" fo:country="US"/>
    </style:style>
    <style:style style:name="TableRow465" style:family="table-row">
      <style:table-row-properties style:use-optimal-row-height="false"/>
    </style:style>
    <style:style style:name="TableCell466" style:family="table-cell">
      <style:table-cell-properties fo:border="none" style:writing-mode="lr-tb" style:vertical-align="middle" fo:padding-top="0.0381in" fo:padding-left="0.0381in" fo:padding-bottom="0.0381in" fo:padding-right="0.0381in"/>
    </style:style>
    <style:style style:name="P467" style:parent-style-name="TableContents" style:family="paragraph">
      <style:text-properties fo:language="en" fo:country="US"/>
    </style:style>
    <style:style style:name="TableCell468" style:family="table-cell">
      <style:table-cell-properties fo:border="none" style:writing-mode="lr-tb" style:vertical-align="middle" fo:padding-top="0.0381in" fo:padding-left="0.0381in" fo:padding-bottom="0.0381in" fo:padding-right="0.0381in"/>
    </style:style>
    <style:style style:name="P469" style:parent-style-name="TableContents" style:family="paragraph">
      <style:paragraph-properties style:snap-to-layout-grid="false" fo:text-align="end"/>
      <style:text-properties fo:language="en" fo:country="US"/>
    </style:style>
    <style:style style:name="TableCell470" style:family="table-cell">
      <style:table-cell-properties fo:border="none" style:writing-mode="lr-tb" style:vertical-align="middle" fo:padding-top="0.0381in" fo:padding-left="0.0381in" fo:padding-bottom="0.0381in" fo:padding-right="0.0381in"/>
    </style:style>
    <style:style style:name="P471" style:parent-style-name="TableContents" style:family="paragraph">
      <style:paragraph-properties style:snap-to-layout-grid="false"/>
      <style:text-properties fo:language="en" fo:country="US"/>
    </style:style>
    <style:style style:name="TableCell472" style:family="table-cell">
      <style:table-cell-properties fo:border="none" style:writing-mode="lr-tb" style:vertical-align="middle" fo:padding-top="0.0381in" fo:padding-left="0.0381in" fo:padding-bottom="0.0381in" fo:padding-right="0.0381in"/>
    </style:style>
    <style:style style:name="P473" style:parent-style-name="TableContents" style:family="paragraph">
      <style:paragraph-properties style:snap-to-layout-grid="false" fo:text-align="center"/>
      <style:text-properties fo:language="en" fo:country="US"/>
    </style:style>
    <style:style style:name="TableCell474" style:family="table-cell">
      <style:table-cell-properties fo:border="none" style:writing-mode="lr-tb" style:vertical-align="middle" fo:padding-top="0.0381in" fo:padding-left="0.0381in" fo:padding-bottom="0.0381in" fo:padding-right="0.0381in"/>
    </style:style>
    <style:style style:name="P475" style:parent-style-name="TableContents" style:family="paragraph">
      <style:paragraph-properties style:snap-to-layout-grid="false" fo:text-align="center"/>
      <style:text-properties fo:language="en" fo:country="US"/>
    </style:style>
    <style:style style:name="TableCell476" style:family="table-cell">
      <style:table-cell-properties fo:border="none" style:writing-mode="lr-tb" style:vertical-align="middle" fo:padding-top="0.0381in" fo:padding-left="0.0381in" fo:padding-bottom="0.0381in" fo:padding-right="0.0381in"/>
    </style:style>
    <style:style style:name="P477" style:parent-style-name="TableContents" style:family="paragraph">
      <style:paragraph-properties style:snap-to-layout-grid="false" fo:text-align="center"/>
      <style:text-properties fo:language="en" fo:country="US"/>
    </style:style>
    <style:style style:name="TableRow478" style:family="table-row">
      <style:table-row-properties style:use-optimal-row-height="false"/>
    </style:style>
    <style:style style:name="TableCell479" style:family="table-cell">
      <style:table-cell-properties fo:border="none" style:writing-mode="lr-tb" style:vertical-align="middle" fo:padding-top="0.0381in" fo:padding-left="0.0381in" fo:padding-bottom="0.0381in" fo:padding-right="0.0381in"/>
    </style:style>
    <style:style style:name="P480" style:parent-style-name="TableContents" style:family="paragraph">
      <style:text-properties fo:language="en" fo:country="US"/>
    </style:style>
    <style:style style:name="TableCell481" style:family="table-cell">
      <style:table-cell-properties fo:border="none" style:writing-mode="lr-tb" style:vertical-align="middle" fo:padding-top="0.0381in" fo:padding-left="0.0381in" fo:padding-bottom="0.0381in" fo:padding-right="0.0381in"/>
    </style:style>
    <style:style style:name="P482" style:parent-style-name="TableContents" style:family="paragraph">
      <style:paragraph-properties style:snap-to-layout-grid="false" fo:text-align="end"/>
      <style:text-properties fo:language="en" fo:country="US"/>
    </style:style>
    <style:style style:name="TableCell483" style:family="table-cell">
      <style:table-cell-properties fo:border="none" style:writing-mode="lr-tb" style:vertical-align="middle" fo:padding-top="0.0381in" fo:padding-left="0.0381in" fo:padding-bottom="0.0381in" fo:padding-right="0.0381in"/>
    </style:style>
    <style:style style:name="P484" style:parent-style-name="TableContents" style:family="paragraph">
      <style:paragraph-properties style:snap-to-layout-grid="false"/>
      <style:text-properties fo:language="en" fo:country="US"/>
    </style:style>
    <style:style style:name="TableCell485" style:family="table-cell">
      <style:table-cell-properties fo:border="none" style:writing-mode="lr-tb" style:vertical-align="middle" fo:padding-top="0.0381in" fo:padding-left="0.0381in" fo:padding-bottom="0.0381in" fo:padding-right="0.0381in"/>
    </style:style>
    <style:style style:name="P486" style:parent-style-name="TableContents" style:family="paragraph">
      <style:paragraph-properties style:snap-to-layout-grid="false" fo:text-align="center"/>
      <style:text-properties fo:language="en" fo:country="US"/>
    </style:style>
    <style:style style:name="TableCell487" style:family="table-cell">
      <style:table-cell-properties fo:border="none" style:writing-mode="lr-tb" style:vertical-align="middle" fo:padding-top="0.0381in" fo:padding-left="0.0381in" fo:padding-bottom="0.0381in" fo:padding-right="0.0381in"/>
    </style:style>
    <style:style style:name="P488" style:parent-style-name="TableContents" style:family="paragraph">
      <style:paragraph-properties style:snap-to-layout-grid="false" fo:text-align="center"/>
      <style:text-properties fo:language="en" fo:country="US"/>
    </style:style>
    <style:style style:name="TableCell489" style:family="table-cell">
      <style:table-cell-properties fo:border="none" style:writing-mode="lr-tb" style:vertical-align="middle" fo:padding-top="0.0381in" fo:padding-left="0.0381in" fo:padding-bottom="0.0381in" fo:padding-right="0.0381in"/>
    </style:style>
    <style:style style:name="P490" style:parent-style-name="TableContents" style:family="paragraph">
      <style:paragraph-properties style:snap-to-layout-grid="false" fo:text-align="center"/>
      <style:text-properties fo:language="en" fo:country="US"/>
    </style:style>
    <style:style style:name="TableRow491" style:family="table-row">
      <style:table-row-properties style:use-optimal-row-height="false"/>
    </style:style>
    <style:style style:name="TableCell492" style:family="table-cell">
      <style:table-cell-properties fo:border="none" style:writing-mode="lr-tb" style:vertical-align="middle" fo:padding-top="0.0381in" fo:padding-left="0.0381in" fo:padding-bottom="0.0381in" fo:padding-right="0.0381in"/>
    </style:style>
    <style:style style:name="P493" style:parent-style-name="TableContents" style:family="paragraph">
      <style:text-properties fo:language="en" fo:country="US"/>
    </style:style>
    <style:style style:name="TableCell494" style:family="table-cell">
      <style:table-cell-properties fo:border="none" style:writing-mode="lr-tb" style:vertical-align="middle" fo:padding-top="0.0381in" fo:padding-left="0.0381in" fo:padding-bottom="0.0381in" fo:padding-right="0.0381in"/>
    </style:style>
    <style:style style:name="P495" style:parent-style-name="TableContents" style:family="paragraph">
      <style:paragraph-properties style:snap-to-layout-grid="false" fo:text-align="end"/>
      <style:text-properties fo:language="en" fo:country="US"/>
    </style:style>
    <style:style style:name="TableCell496" style:family="table-cell">
      <style:table-cell-properties fo:border="none" style:writing-mode="lr-tb" style:vertical-align="middle" fo:padding-top="0.0381in" fo:padding-left="0.0381in" fo:padding-bottom="0.0381in" fo:padding-right="0.0381in"/>
    </style:style>
    <style:style style:name="P497" style:parent-style-name="TableContents" style:family="paragraph">
      <style:paragraph-properties style:snap-to-layout-grid="false"/>
      <style:text-properties fo:language="en" fo:country="US"/>
    </style:style>
    <style:style style:name="TableCell498" style:family="table-cell">
      <style:table-cell-properties fo:border="none" style:writing-mode="lr-tb" style:vertical-align="middle" fo:padding-top="0.0381in" fo:padding-left="0.0381in" fo:padding-bottom="0.0381in" fo:padding-right="0.0381in"/>
    </style:style>
    <style:style style:name="P499" style:parent-style-name="TableContents" style:family="paragraph">
      <style:paragraph-properties style:snap-to-layout-grid="false" fo:text-align="center"/>
      <style:text-properties fo:language="en" fo:country="US"/>
    </style:style>
    <style:style style:name="TableCell500" style:family="table-cell">
      <style:table-cell-properties fo:border="none" style:writing-mode="lr-tb" style:vertical-align="middle" fo:padding-top="0.0381in" fo:padding-left="0.0381in" fo:padding-bottom="0.0381in" fo:padding-right="0.0381in"/>
    </style:style>
    <style:style style:name="P501" style:parent-style-name="TableContents" style:family="paragraph">
      <style:paragraph-properties style:snap-to-layout-grid="false" fo:text-align="center"/>
      <style:text-properties fo:language="en" fo:country="US"/>
    </style:style>
    <style:style style:name="TableCell502" style:family="table-cell">
      <style:table-cell-properties fo:border="none" style:writing-mode="lr-tb" style:vertical-align="middle" fo:padding-top="0.0381in" fo:padding-left="0.0381in" fo:padding-bottom="0.0381in" fo:padding-right="0.0381in"/>
    </style:style>
    <style:style style:name="P503" style:parent-style-name="TableContents" style:family="paragraph">
      <style:paragraph-properties style:snap-to-layout-grid="false" fo:text-align="center"/>
      <style:text-properties fo:language="en" fo:country="US"/>
    </style:style>
    <style:style style:name="TableRow504" style:family="table-row">
      <style:table-row-properties style:use-optimal-row-height="false"/>
    </style:style>
    <style:style style:name="TableCell505" style:family="table-cell">
      <style:table-cell-properties fo:border="none" style:writing-mode="lr-tb" style:vertical-align="middle" fo:padding-top="0.0381in" fo:padding-left="0.0381in" fo:padding-bottom="0.0381in" fo:padding-right="0.0381in"/>
    </style:style>
    <style:style style:name="P506" style:parent-style-name="TableContents" style:family="paragraph">
      <style:text-properties fo:language="en" fo:country="US"/>
    </style:style>
    <style:style style:name="TableCell507" style:family="table-cell">
      <style:table-cell-properties fo:border="none" style:writing-mode="lr-tb" style:vertical-align="middle" fo:padding-top="0.0381in" fo:padding-left="0.0381in" fo:padding-bottom="0.0381in" fo:padding-right="0.0381in"/>
    </style:style>
    <style:style style:name="P508" style:parent-style-name="TableContents" style:family="paragraph">
      <style:paragraph-properties style:snap-to-layout-grid="false" fo:text-align="end"/>
      <style:text-properties fo:language="en" fo:country="US"/>
    </style:style>
    <style:style style:name="TableCell509" style:family="table-cell">
      <style:table-cell-properties fo:border="none" style:writing-mode="lr-tb" style:vertical-align="middle" fo:padding-top="0.0381in" fo:padding-left="0.0381in" fo:padding-bottom="0.0381in" fo:padding-right="0.0381in"/>
    </style:style>
    <style:style style:name="P510" style:parent-style-name="TableContents" style:family="paragraph">
      <style:paragraph-properties style:snap-to-layout-grid="false"/>
      <style:text-properties fo:language="en" fo:country="US"/>
    </style:style>
    <style:style style:name="TableCell511" style:family="table-cell">
      <style:table-cell-properties fo:border="none" style:writing-mode="lr-tb" style:vertical-align="middle" fo:padding-top="0.0381in" fo:padding-left="0.0381in" fo:padding-bottom="0.0381in" fo:padding-right="0.0381in"/>
    </style:style>
    <style:style style:name="P512" style:parent-style-name="TableContents" style:family="paragraph">
      <style:paragraph-properties style:snap-to-layout-grid="false" fo:text-align="center"/>
      <style:text-properties fo:language="en" fo:country="US"/>
    </style:style>
    <style:style style:name="TableCell513" style:family="table-cell">
      <style:table-cell-properties fo:border="none" style:writing-mode="lr-tb" style:vertical-align="middle" fo:padding-top="0.0381in" fo:padding-left="0.0381in" fo:padding-bottom="0.0381in" fo:padding-right="0.0381in"/>
    </style:style>
    <style:style style:name="P514" style:parent-style-name="TableContents" style:family="paragraph">
      <style:paragraph-properties style:snap-to-layout-grid="false" fo:text-align="center"/>
      <style:text-properties fo:language="en" fo:country="US"/>
    </style:style>
    <style:style style:name="TableCell515" style:family="table-cell">
      <style:table-cell-properties fo:border="none" style:writing-mode="lr-tb" style:vertical-align="middle" fo:padding-top="0.0381in" fo:padding-left="0.0381in" fo:padding-bottom="0.0381in" fo:padding-right="0.0381in"/>
    </style:style>
    <style:style style:name="P516" style:parent-style-name="TableContents" style:family="paragraph">
      <style:paragraph-properties style:snap-to-layout-grid="false" fo:text-align="center"/>
      <style:text-properties fo:language="en" fo:country="US"/>
    </style:style>
    <style:style style:name="TableRow517" style:family="table-row">
      <style:table-row-properties style:min-row-height="0.2395in" style:use-optimal-row-height="false"/>
    </style:style>
    <style:style style:name="TableCell518" style:family="table-cell">
      <style:table-cell-properties fo:border="none" style:writing-mode="lr-tb" style:vertical-align="middle" fo:padding-top="0.0381in" fo:padding-left="0.0381in" fo:padding-bottom="0.0381in" fo:padding-right="0.0381in"/>
    </style:style>
    <style:style style:name="P519" style:parent-style-name="TableContents" style:family="paragraph">
      <style:text-properties fo:language="en" fo:country="US"/>
    </style:style>
    <style:style style:name="TableCell520" style:family="table-cell">
      <style:table-cell-properties fo:border="none" style:writing-mode="lr-tb" style:vertical-align="middle" fo:padding-top="0.0381in" fo:padding-left="0.0381in" fo:padding-bottom="0.0381in" fo:padding-right="0.0381in"/>
    </style:style>
    <style:style style:name="P521" style:parent-style-name="TableContents" style:family="paragraph">
      <style:paragraph-properties style:snap-to-layout-grid="false" fo:text-align="end"/>
      <style:text-properties fo:language="en" fo:country="US"/>
    </style:style>
    <style:style style:name="TableCell522" style:family="table-cell">
      <style:table-cell-properties fo:border="none" style:writing-mode="lr-tb" style:vertical-align="middle" fo:padding-top="0.0381in" fo:padding-left="0.0381in" fo:padding-bottom="0.0381in" fo:padding-right="0.0381in"/>
    </style:style>
    <style:style style:name="P523" style:parent-style-name="TableContents" style:family="paragraph">
      <style:paragraph-properties style:snap-to-layout-grid="false"/>
      <style:text-properties fo:language="en" fo:country="US"/>
    </style:style>
    <style:style style:name="TableCell524" style:family="table-cell">
      <style:table-cell-properties fo:border="none" style:writing-mode="lr-tb" style:vertical-align="middle" fo:padding-top="0.0381in" fo:padding-left="0.0381in" fo:padding-bottom="0.0381in" fo:padding-right="0.0381in"/>
    </style:style>
    <style:style style:name="P525" style:parent-style-name="TableContents" style:family="paragraph">
      <style:paragraph-properties style:snap-to-layout-grid="false" fo:text-align="center"/>
      <style:text-properties fo:language="en" fo:country="US"/>
    </style:style>
    <style:style style:name="TableCell526" style:family="table-cell">
      <style:table-cell-properties fo:border="none" style:writing-mode="lr-tb" style:vertical-align="middle" fo:padding-top="0.0381in" fo:padding-left="0.0381in" fo:padding-bottom="0.0381in" fo:padding-right="0.0381in"/>
    </style:style>
    <style:style style:name="P527" style:parent-style-name="TableContents" style:family="paragraph">
      <style:paragraph-properties style:snap-to-layout-grid="false" fo:text-align="center"/>
      <style:text-properties fo:language="en" fo:country="US"/>
    </style:style>
    <style:style style:name="TableCell528" style:family="table-cell">
      <style:table-cell-properties fo:border="none" style:writing-mode="lr-tb" style:vertical-align="middle" fo:padding-top="0.0381in" fo:padding-left="0.0381in" fo:padding-bottom="0.0381in" fo:padding-right="0.0381in"/>
    </style:style>
    <style:style style:name="P529" style:parent-style-name="TableContents" style:family="paragraph">
      <style:paragraph-properties style:snap-to-layout-grid="false" fo:text-align="center"/>
      <style:text-properties fo:language="en" fo:country="US"/>
    </style:style>
    <style:style style:name="TableRow530" style:family="table-row">
      <style:table-row-properties style:use-optimal-row-height="false"/>
    </style:style>
    <style:style style:name="TableCell531" style:family="table-cell">
      <style:table-cell-properties fo:border="none" style:writing-mode="lr-tb" style:vertical-align="middle" fo:padding-top="0.0381in" fo:padding-left="0.0381in" fo:padding-bottom="0.0381in" fo:padding-right="0.0381in"/>
    </style:style>
    <style:style style:name="P532" style:parent-style-name="TableContents" style:family="paragraph">
      <style:text-properties fo:language="en" fo:country="US"/>
    </style:style>
    <style:style style:name="TableCell533" style:family="table-cell">
      <style:table-cell-properties fo:border="none" style:writing-mode="lr-tb" style:vertical-align="middle" fo:padding-top="0.0381in" fo:padding-left="0.0381in" fo:padding-bottom="0.0381in" fo:padding-right="0.0381in"/>
    </style:style>
    <style:style style:name="P534" style:parent-style-name="TableContents" style:family="paragraph">
      <style:paragraph-properties style:snap-to-layout-grid="false" fo:text-align="end"/>
      <style:text-properties fo:language="en" fo:country="US"/>
    </style:style>
    <style:style style:name="TableCell535" style:family="table-cell">
      <style:table-cell-properties fo:border="none" style:writing-mode="lr-tb" style:vertical-align="middle" fo:padding-top="0.0381in" fo:padding-left="0.0381in" fo:padding-bottom="0.0381in" fo:padding-right="0.0381in"/>
    </style:style>
    <style:style style:name="P536" style:parent-style-name="TableContents" style:family="paragraph">
      <style:paragraph-properties style:snap-to-layout-grid="false"/>
      <style:text-properties fo:language="en" fo:country="US"/>
    </style:style>
    <style:style style:name="TableCell537" style:family="table-cell">
      <style:table-cell-properties fo:border="none" style:writing-mode="lr-tb" style:vertical-align="middle" fo:padding-top="0.0381in" fo:padding-left="0.0381in" fo:padding-bottom="0.0381in" fo:padding-right="0.0381in"/>
    </style:style>
    <style:style style:name="P538" style:parent-style-name="TableContents" style:family="paragraph">
      <style:paragraph-properties style:snap-to-layout-grid="false" fo:text-align="center"/>
      <style:text-properties fo:language="en" fo:country="US"/>
    </style:style>
    <style:style style:name="TableCell539" style:family="table-cell">
      <style:table-cell-properties fo:border="none" style:writing-mode="lr-tb" style:vertical-align="middle" fo:padding-top="0.0381in" fo:padding-left="0.0381in" fo:padding-bottom="0.0381in" fo:padding-right="0.0381in"/>
    </style:style>
    <style:style style:name="P540" style:parent-style-name="TableContents" style:family="paragraph">
      <style:paragraph-properties style:snap-to-layout-grid="false" fo:text-align="center"/>
      <style:text-properties fo:language="en" fo:country="US"/>
    </style:style>
    <style:style style:name="TableCell541" style:family="table-cell">
      <style:table-cell-properties fo:border="none" style:writing-mode="lr-tb" style:vertical-align="middle" fo:padding-top="0.0381in" fo:padding-left="0.0381in" fo:padding-bottom="0.0381in" fo:padding-right="0.0381in"/>
    </style:style>
    <style:style style:name="P542" style:parent-style-name="TableContents" style:family="paragraph">
      <style:paragraph-properties style:snap-to-layout-grid="false" fo:text-align="center"/>
      <style:text-properties fo:language="en" fo:country="US"/>
    </style:style>
    <style:style style:name="TableRow543" style:family="table-row">
      <style:table-row-properties style:use-optimal-row-height="false"/>
    </style:style>
    <style:style style:name="TableCell544" style:family="table-cell">
      <style:table-cell-properties fo:border="none" style:writing-mode="lr-tb" style:vertical-align="middle" fo:padding-top="0.0381in" fo:padding-left="0.0381in" fo:padding-bottom="0.0381in" fo:padding-right="0.0381in"/>
    </style:style>
    <style:style style:name="P545" style:parent-style-name="TableContents" style:family="paragraph">
      <style:text-properties fo:language="en" fo:country="US"/>
    </style:style>
    <style:style style:name="TableCell546" style:family="table-cell">
      <style:table-cell-properties fo:border="none" style:writing-mode="lr-tb" style:vertical-align="middle" fo:padding-top="0.0381in" fo:padding-left="0.0381in" fo:padding-bottom="0.0381in" fo:padding-right="0.0381in"/>
    </style:style>
    <style:style style:name="P547" style:parent-style-name="TableContents" style:family="paragraph">
      <style:paragraph-properties style:snap-to-layout-grid="false" fo:text-align="end"/>
      <style:text-properties fo:language="en" fo:country="US"/>
    </style:style>
    <style:style style:name="TableCell548" style:family="table-cell">
      <style:table-cell-properties fo:border="none" style:writing-mode="lr-tb" style:vertical-align="middle" fo:padding-top="0.0381in" fo:padding-left="0.0381in" fo:padding-bottom="0.0381in" fo:padding-right="0.0381in"/>
    </style:style>
    <style:style style:name="P549" style:parent-style-name="TableContents" style:family="paragraph">
      <style:paragraph-properties style:snap-to-layout-grid="false"/>
      <style:text-properties fo:language="en" fo:country="US"/>
    </style:style>
    <style:style style:name="TableCell550" style:family="table-cell">
      <style:table-cell-properties fo:border="none" style:writing-mode="lr-tb" style:vertical-align="middle" fo:padding-top="0.0381in" fo:padding-left="0.0381in" fo:padding-bottom="0.0381in" fo:padding-right="0.0381in"/>
    </style:style>
    <style:style style:name="P551" style:parent-style-name="TableContents" style:family="paragraph">
      <style:paragraph-properties style:snap-to-layout-grid="false" fo:text-align="center"/>
      <style:text-properties fo:language="en" fo:country="US"/>
    </style:style>
    <style:style style:name="TableCell552" style:family="table-cell">
      <style:table-cell-properties fo:border="none" style:writing-mode="lr-tb" style:vertical-align="middle" fo:padding-top="0.0381in" fo:padding-left="0.0381in" fo:padding-bottom="0.0381in" fo:padding-right="0.0381in"/>
    </style:style>
    <style:style style:name="P553" style:parent-style-name="TableContents" style:family="paragraph">
      <style:paragraph-properties style:snap-to-layout-grid="false" fo:text-align="center"/>
      <style:text-properties fo:language="en" fo:country="US"/>
    </style:style>
    <style:style style:name="TableCell554" style:family="table-cell">
      <style:table-cell-properties fo:border="none" style:writing-mode="lr-tb" style:vertical-align="middle" fo:padding-top="0.0381in" fo:padding-left="0.0381in" fo:padding-bottom="0.0381in" fo:padding-right="0.0381in"/>
    </style:style>
    <style:style style:name="P555" style:parent-style-name="TableContents" style:family="paragraph">
      <style:paragraph-properties style:snap-to-layout-grid="false" fo:text-align="center"/>
      <style:text-properties fo:language="en" fo:country="US"/>
    </style:style>
    <style:style style:name="TableRow556" style:family="table-row">
      <style:table-row-properties style:use-optimal-row-height="false"/>
    </style:style>
    <style:style style:name="TableCell557" style:family="table-cell">
      <style:table-cell-properties fo:border="none" style:writing-mode="lr-tb" style:vertical-align="middle" fo:padding-top="0.0381in" fo:padding-left="0.0381in" fo:padding-bottom="0.0381in" fo:padding-right="0.0381in"/>
    </style:style>
    <style:style style:name="P558" style:parent-style-name="TableContents" style:family="paragraph">
      <style:text-properties fo:language="en" fo:country="US"/>
    </style:style>
    <style:style style:name="TableCell559" style:family="table-cell">
      <style:table-cell-properties fo:border="none" style:writing-mode="lr-tb" style:vertical-align="middle" fo:padding-top="0.0381in" fo:padding-left="0.0381in" fo:padding-bottom="0.0381in" fo:padding-right="0.0381in"/>
    </style:style>
    <style:style style:name="P560" style:parent-style-name="TableContents" style:family="paragraph">
      <style:paragraph-properties style:snap-to-layout-grid="false" fo:text-align="end"/>
      <style:text-properties fo:language="en" fo:country="US"/>
    </style:style>
    <style:style style:name="TableCell561" style:family="table-cell">
      <style:table-cell-properties fo:border="none" style:writing-mode="lr-tb" style:vertical-align="middle" fo:padding-top="0.0381in" fo:padding-left="0.0381in" fo:padding-bottom="0.0381in" fo:padding-right="0.0381in"/>
    </style:style>
    <style:style style:name="P562" style:parent-style-name="TableContents" style:family="paragraph">
      <style:paragraph-properties style:snap-to-layout-grid="false"/>
      <style:text-properties fo:language="en" fo:country="US"/>
    </style:style>
    <style:style style:name="TableCell563" style:family="table-cell">
      <style:table-cell-properties fo:border="none" style:writing-mode="lr-tb" style:vertical-align="middle" fo:padding-top="0.0381in" fo:padding-left="0.0381in" fo:padding-bottom="0.0381in" fo:padding-right="0.0381in"/>
    </style:style>
    <style:style style:name="P564" style:parent-style-name="TableContents" style:family="paragraph">
      <style:paragraph-properties style:snap-to-layout-grid="false" fo:text-align="center"/>
      <style:text-properties fo:language="en" fo:country="US"/>
    </style:style>
    <style:style style:name="TableCell565" style:family="table-cell">
      <style:table-cell-properties fo:border="none" style:writing-mode="lr-tb" style:vertical-align="middle" fo:padding-top="0.0381in" fo:padding-left="0.0381in" fo:padding-bottom="0.0381in" fo:padding-right="0.0381in"/>
    </style:style>
    <style:style style:name="P566" style:parent-style-name="TableContents" style:family="paragraph">
      <style:paragraph-properties style:snap-to-layout-grid="false" fo:text-align="center"/>
      <style:text-properties fo:language="en" fo:country="US"/>
    </style:style>
    <style:style style:name="TableCell567" style:family="table-cell">
      <style:table-cell-properties fo:border="none" style:writing-mode="lr-tb" style:vertical-align="middle" fo:padding-top="0.0381in" fo:padding-left="0.0381in" fo:padding-bottom="0.0381in" fo:padding-right="0.0381in"/>
    </style:style>
    <style:style style:name="P568" style:parent-style-name="TableContents" style:family="paragraph">
      <style:paragraph-properties style:snap-to-layout-grid="false" fo:text-align="center"/>
      <style:text-properties fo:language="en" fo:country="US"/>
    </style:style>
    <style:style style:name="TableRow569" style:family="table-row">
      <style:table-row-properties style:use-optimal-row-height="false"/>
    </style:style>
    <style:style style:name="TableCell570"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571" style:parent-style-name="TableContents" style:family="paragraph">
      <style:text-properties fo:language="en" fo:country="US"/>
    </style:style>
    <style:style style:name="TableCell572"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573" style:parent-style-name="TableContents" style:family="paragraph">
      <style:paragraph-properties style:snap-to-layout-grid="false"/>
      <style:text-properties fo:language="en" fo:country="US"/>
    </style:style>
    <style:style style:name="TableCell574" style:family="table-cell">
      <style:table-cell-properties fo:border-top="0.0034in solid #000000" fo:border-left="none" fo:border-bottom="none" fo:border-right="none" style:writing-mode="lr-tb" style:vertical-align="bottom" fo:padding-top="0.0381in" fo:padding-left="0.0381in" fo:padding-bottom="0.0381in" fo:padding-right="0.0381in"/>
    </style:style>
    <style:style style:name="P575" style:parent-style-name="TableContents" style:family="paragraph">
      <style:paragraph-properties style:snap-to-layout-grid="false" fo:text-align="end"/>
      <style:text-properties fo:language="en" fo:country="US"/>
    </style:style>
    <style:style style:name="TableCell576" style:family="table-cell">
      <style:table-cell-properties fo:border-top="0.0034in solid #000000" fo:border-left="none" fo:border-bottom="none" fo:border-right="none" style:writing-mode="lr-tb" style:vertical-align="bottom" fo:padding-top="0.0381in" fo:padding-left="0.0381in" fo:padding-bottom="0.0381in" fo:padding-right="0.0381in"/>
    </style:style>
    <style:style style:name="P577" style:parent-style-name="TableContents" style:family="paragraph">
      <style:paragraph-properties style:snap-to-layout-grid="false"/>
      <style:text-properties fo:language="en" fo:country="US"/>
    </style:style>
    <style:style style:name="TableCell578" style:family="table-cell">
      <style:table-cell-properties fo:border-top="0.0034in solid #000000" fo:border-left="none" fo:border-bottom="none" fo:border-right="none" style:writing-mode="lr-tb" style:vertical-align="bottom" fo:padding-top="0.0381in" fo:padding-left="0.0381in" fo:padding-bottom="0.0381in" fo:padding-right="0.0381in"/>
    </style:style>
    <style:style style:name="P579" style:parent-style-name="TableContents" style:family="paragraph">
      <style:paragraph-properties style:snap-to-layout-grid="false" fo:text-align="center"/>
      <style:text-properties fo:language="en" fo:country="US"/>
    </style:style>
    <style:style style:name="TableCell580" style:family="table-cell">
      <style:table-cell-properties fo:border-top="0.0034in solid #000000" fo:border-left="none" fo:border-bottom="none" fo:border-right="none" style:writing-mode="lr-tb" style:vertical-align="bottom" fo:padding-top="0.0381in" fo:padding-left="0.0381in" fo:padding-bottom="0.0381in" fo:padding-right="0.0381in"/>
    </style:style>
    <style:style style:name="P581" style:parent-style-name="TableContents" style:family="paragraph">
      <style:paragraph-properties style:snap-to-layout-grid="false" fo:text-align="center"/>
      <style:text-properties fo:language="en" fo:country="US"/>
    </style:style>
    <style:style style:name="TableCell582" style:family="table-cell">
      <style:table-cell-properties fo:border-top="0.0034in solid #000000" fo:border-left="none" fo:border-bottom="none" fo:border-right="none" style:writing-mode="lr-tb" style:vertical-align="bottom" fo:padding-top="0.0381in" fo:padding-left="0.0381in" fo:padding-bottom="0.0381in" fo:padding-right="0.0381in"/>
    </style:style>
    <style:style style:name="P583" style:parent-style-name="TableContents" style:family="paragraph">
      <style:paragraph-properties style:snap-to-layout-grid="false" fo:text-align="center"/>
      <style:text-properties fo:language="en" fo:country="US"/>
    </style:style>
    <style:style style:name="TableRow584" style:family="table-row">
      <style:table-row-properties style:use-optimal-row-height="false"/>
    </style:style>
    <style:style style:name="TableCell58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86" style:parent-style-name="TableContents" style:family="paragraph">
      <style:text-properties fo:language="en" fo:country="US"/>
    </style:style>
    <style:style style:name="P587" style:parent-style-name="TableContents" style:family="paragraph">
      <style:text-properties fo:language="en" fo:country="US"/>
    </style:style>
    <style:style style:name="T588" style:parent-style-name="DefaultParagraphFont" style:family="text">
      <style:text-properties fo:language="en" fo:country="US"/>
    </style:style>
    <style:style style:name="T589" style:parent-style-name="DefaultParagraphFont" style:family="text">
      <style:text-properties style:text-position="super 66.6%" fo:language="en" fo:country="US"/>
    </style:style>
    <style:style style:name="T590" style:parent-style-name="DefaultParagraphFont" style:family="text">
      <style:text-properties fo:language="en" fo:country="US"/>
    </style:style>
    <style:style style:name="TableCell591" style:family="table-cell">
      <style:table-cell-properties fo:border="none" style:writing-mode="lr-tb" style:vertical-align="middle" fo:padding-top="0.0381in" fo:padding-left="0.0381in" fo:padding-bottom="0.0381in" fo:padding-right="0.0381in"/>
    </style:style>
    <style:style style:name="P592" style:parent-style-name="Standard" style:family="paragraph">
      <style:text-properties fo:language="en" fo:country="US"/>
    </style:style>
    <style:style style:name="TableCell593" style:family="table-cell">
      <style:table-cell-properties fo:border="none" style:writing-mode="lr-tb" style:vertical-align="bottom" fo:padding-top="0.0381in" fo:padding-left="0.0381in" fo:padding-bottom="0.0381in" fo:padding-right="0.0381in"/>
    </style:style>
    <style:style style:name="P594" style:parent-style-name="Standard" style:family="paragraph">
      <style:paragraph-properties fo:text-align="end"/>
      <style:text-properties fo:language="en" fo:country="US"/>
    </style:style>
    <style:style style:name="TableCell595" style:family="table-cell">
      <style:table-cell-properties fo:border="none" style:writing-mode="lr-tb" style:vertical-align="bottom" fo:padding-top="0.0381in" fo:padding-left="0.0381in" fo:padding-bottom="0.0381in" fo:padding-right="0.0381in"/>
    </style:style>
    <style:style style:name="P596" style:parent-style-name="Standard" style:family="paragraph">
      <style:text-properties fo:language="en" fo:country="US"/>
    </style:style>
    <style:style style:name="TableCell597" style:family="table-cell">
      <style:table-cell-properties fo:border="none" style:writing-mode="lr-tb" style:vertical-align="bottom" fo:padding-top="0.0381in" fo:padding-left="0.0381in" fo:padding-bottom="0.0381in" fo:padding-right="0.0381in"/>
    </style:style>
    <style:style style:name="P598" style:parent-style-name="Standard" style:family="paragraph">
      <style:paragraph-properties fo:text-align="center"/>
      <style:text-properties fo:language="en" fo:country="US"/>
    </style:style>
    <style:style style:name="TableCell599" style:family="table-cell">
      <style:table-cell-properties fo:border="none" style:writing-mode="lr-tb" style:vertical-align="bottom" fo:padding-top="0.0381in" fo:padding-left="0.0381in" fo:padding-bottom="0.0381in" fo:padding-right="0.0381in"/>
    </style:style>
    <style:style style:name="P600" style:parent-style-name="Standard" style:family="paragraph">
      <style:paragraph-properties fo:text-align="center"/>
      <style:text-properties fo:language="en" fo:country="US"/>
    </style:style>
    <style:style style:name="TableCell601" style:family="table-cell">
      <style:table-cell-properties fo:border="none" style:writing-mode="lr-tb" style:vertical-align="bottom" fo:padding-top="0.0381in" fo:padding-left="0.0381in" fo:padding-bottom="0.0381in" fo:padding-right="0.0381in"/>
    </style:style>
    <style:style style:name="P602" style:parent-style-name="Standard" style:family="paragraph">
      <style:paragraph-properties fo:text-align="center"/>
      <style:text-properties fo:language="en" fo:country="US"/>
    </style:style>
    <style:style style:name="TableRow603" style:family="table-row">
      <style:table-row-properties style:use-optimal-row-height="false"/>
    </style:style>
    <style:style style:name="TableCell604" style:family="table-cell">
      <style:table-cell-properties fo:border="none" style:writing-mode="lr-tb" style:vertical-align="middle" fo:padding-top="0.0381in" fo:padding-left="0.0381in" fo:padding-bottom="0.0381in" fo:padding-right="0.0381in"/>
    </style:style>
    <style:style style:name="P605" style:parent-style-name="Standard" style:family="paragraph">
      <style:text-properties fo:language="en" fo:country="US"/>
    </style:style>
    <style:style style:name="TableCell606" style:family="table-cell">
      <style:table-cell-properties fo:border="none" style:writing-mode="lr-tb" style:vertical-align="bottom" fo:padding-top="0.0381in" fo:padding-left="0.0381in" fo:padding-bottom="0.0381in" fo:padding-right="0.0381in"/>
    </style:style>
    <style:style style:name="P607" style:parent-style-name="Standard" style:family="paragraph">
      <style:paragraph-properties fo:text-align="end"/>
      <style:text-properties fo:language="en" fo:country="US"/>
    </style:style>
    <style:style style:name="TableCell608" style:family="table-cell">
      <style:table-cell-properties fo:border="none" style:writing-mode="lr-tb" style:vertical-align="bottom" fo:padding-top="0.0381in" fo:padding-left="0.0381in" fo:padding-bottom="0.0381in" fo:padding-right="0.0381in"/>
    </style:style>
    <style:style style:name="P609" style:parent-style-name="Standard" style:family="paragraph">
      <style:text-properties fo:language="en" fo:country="US"/>
    </style:style>
    <style:style style:name="TableCell610" style:family="table-cell">
      <style:table-cell-properties fo:border="none" style:writing-mode="lr-tb" style:vertical-align="bottom" fo:padding-top="0.0381in" fo:padding-left="0.0381in" fo:padding-bottom="0.0381in" fo:padding-right="0.0381in"/>
    </style:style>
    <style:style style:name="P611" style:parent-style-name="Standard" style:family="paragraph">
      <style:paragraph-properties fo:text-align="center"/>
      <style:text-properties fo:language="en" fo:country="US"/>
    </style:style>
    <style:style style:name="TableCell612" style:family="table-cell">
      <style:table-cell-properties fo:border="none" style:writing-mode="lr-tb" style:vertical-align="bottom" fo:padding-top="0.0381in" fo:padding-left="0.0381in" fo:padding-bottom="0.0381in" fo:padding-right="0.0381in"/>
    </style:style>
    <style:style style:name="P613" style:parent-style-name="Standard" style:family="paragraph">
      <style:paragraph-properties fo:text-align="center"/>
      <style:text-properties fo:language="en" fo:country="US"/>
    </style:style>
    <style:style style:name="TableCell614" style:family="table-cell">
      <style:table-cell-properties fo:border="none" style:writing-mode="lr-tb" style:vertical-align="bottom" fo:padding-top="0.0381in" fo:padding-left="0.0381in" fo:padding-bottom="0.0381in" fo:padding-right="0.0381in"/>
    </style:style>
    <style:style style:name="P615" style:parent-style-name="Standard" style:family="paragraph">
      <style:paragraph-properties fo:text-align="center"/>
      <style:text-properties fo:language="en" fo:country="US"/>
    </style:style>
    <style:style style:name="TableRow616" style:family="table-row">
      <style:table-row-properties style:use-optimal-row-height="false"/>
    </style:style>
    <style:style style:name="TableCell61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18" style:parent-style-name="Standard" style:family="paragraph">
      <style:text-properties fo:language="en" fo:country="US"/>
    </style:style>
    <style:style style:name="TableCell619"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620" style:parent-style-name="Standard" style:family="paragraph">
      <style:paragraph-properties fo:text-align="end"/>
      <style:text-properties fo:language="en" fo:country="US"/>
    </style:style>
    <style:style style:name="TableCell621"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622" style:parent-style-name="Standard" style:family="paragraph">
      <style:text-properties fo:language="en" fo:country="US"/>
    </style:style>
    <style:style style:name="TableCell623"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624" style:parent-style-name="Standard" style:family="paragraph">
      <style:paragraph-properties fo:text-align="center"/>
      <style:text-properties fo:language="en" fo:country="US"/>
    </style:style>
    <style:style style:name="TableCell625"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626" style:parent-style-name="Standard" style:family="paragraph">
      <style:paragraph-properties fo:text-align="center"/>
      <style:text-properties fo:language="en" fo:country="US"/>
    </style:style>
    <style:style style:name="TableCell627"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628" style:parent-style-name="Standard" style:family="paragraph">
      <style:paragraph-properties fo:text-align="center"/>
      <style:text-properties fo:language="en" fo:country="US"/>
    </style:style>
    <style:style style:name="TableRow629" style:family="table-row">
      <style:table-row-properties style:use-optimal-row-height="false"/>
    </style:style>
    <style:style style:name="TableCell63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31" style:parent-style-name="TableContents" style:family="paragraph">
      <style:text-properties fo:language="en" fo:country="US"/>
    </style:style>
    <style:style style:name="P632" style:parent-style-name="TableContents" style:family="paragraph">
      <style:text-properties fo:language="en" fo:country="US"/>
    </style:style>
    <style:style style:name="T633" style:parent-style-name="DefaultParagraphFont" style:family="text">
      <style:text-properties fo:language="en" fo:country="US"/>
    </style:style>
    <style:style style:name="T634" style:parent-style-name="DefaultParagraphFont" style:family="text">
      <style:text-properties style:text-position="super 66.6%" fo:language="en" fo:country="US"/>
    </style:style>
    <style:style style:name="T635" style:parent-style-name="DefaultParagraphFont" style:family="text">
      <style:text-properties fo:language="en" fo:country="US"/>
    </style:style>
    <style:style style:name="TableCell636" style:family="table-cell">
      <style:table-cell-properties fo:border="none" style:writing-mode="lr-tb" style:vertical-align="middle" fo:padding-top="0.0381in" fo:padding-left="0.0381in" fo:padding-bottom="0.0381in" fo:padding-right="0.0381in"/>
    </style:style>
    <style:style style:name="P637" style:parent-style-name="Standard" style:family="paragraph">
      <style:text-properties fo:language="en" fo:country="US"/>
    </style:style>
    <style:style style:name="TableCell638" style:family="table-cell">
      <style:table-cell-properties fo:border="none" style:writing-mode="lr-tb" fo:padding-top="0.0381in" fo:padding-left="0.0381in" fo:padding-bottom="0.0381in" fo:padding-right="0.0381in"/>
    </style:style>
    <style:style style:name="P639" style:parent-style-name="TableContents" style:family="paragraph">
      <style:paragraph-properties fo:text-align="end"/>
      <style:text-properties fo:language="en" fo:country="US"/>
    </style:style>
    <style:style style:name="TableCell640" style:family="table-cell">
      <style:table-cell-properties fo:border="none" style:writing-mode="lr-tb" fo:padding-top="0.0381in" fo:padding-left="0.0381in" fo:padding-bottom="0.0381in" fo:padding-right="0.0381in"/>
    </style:style>
    <style:style style:name="P641" style:parent-style-name="TableContents" style:family="paragraph">
      <style:text-properties fo:language="en" fo:country="US"/>
    </style:style>
    <style:style style:name="TableCell642" style:family="table-cell">
      <style:table-cell-properties fo:border="none" style:writing-mode="lr-tb" fo:padding-top="0.0381in" fo:padding-left="0.0381in" fo:padding-bottom="0.0381in" fo:padding-right="0.0381in"/>
    </style:style>
    <style:style style:name="P643" style:parent-style-name="TableContents" style:family="paragraph">
      <style:paragraph-properties fo:text-align="center"/>
      <style:text-properties fo:language="en" fo:country="US"/>
    </style:style>
    <style:style style:name="TableCell644" style:family="table-cell">
      <style:table-cell-properties fo:border="none" style:writing-mode="lr-tb" fo:padding-top="0.0381in" fo:padding-left="0.0381in" fo:padding-bottom="0.0381in" fo:padding-right="0.0381in"/>
    </style:style>
    <style:style style:name="P645" style:parent-style-name="TableContents" style:family="paragraph">
      <style:paragraph-properties fo:text-align="center"/>
      <style:text-properties fo:language="en" fo:country="US"/>
    </style:style>
    <style:style style:name="TableCell646" style:family="table-cell">
      <style:table-cell-properties fo:border="none" style:writing-mode="lr-tb" fo:padding-top="0.0381in" fo:padding-left="0.0381in" fo:padding-bottom="0.0381in" fo:padding-right="0.0381in"/>
    </style:style>
    <style:style style:name="P647" style:parent-style-name="TableContents" style:family="paragraph">
      <style:paragraph-properties fo:text-align="center"/>
      <style:text-properties fo:language="en" fo:country="US"/>
    </style:style>
    <style:style style:name="TableRow648" style:family="table-row">
      <style:table-row-properties style:use-optimal-row-height="false"/>
    </style:style>
    <style:style style:name="TableCell649" style:family="table-cell">
      <style:table-cell-properties fo:border="none" style:writing-mode="lr-tb" style:vertical-align="middle" fo:padding-top="0.0381in" fo:padding-left="0.0381in" fo:padding-bottom="0.0381in" fo:padding-right="0.0381in"/>
    </style:style>
    <style:style style:name="P650" style:parent-style-name="Standard" style:family="paragraph">
      <style:text-properties fo:language="en" fo:country="US"/>
    </style:style>
    <style:style style:name="TableCell651" style:family="table-cell">
      <style:table-cell-properties fo:border="none" style:writing-mode="lr-tb" fo:padding-top="0.0381in" fo:padding-left="0.0381in" fo:padding-bottom="0.0381in" fo:padding-right="0.0381in"/>
    </style:style>
    <style:style style:name="P652" style:parent-style-name="TableContents" style:family="paragraph">
      <style:paragraph-properties fo:text-align="end"/>
      <style:text-properties fo:language="en" fo:country="US"/>
    </style:style>
    <style:style style:name="TableCell653" style:family="table-cell">
      <style:table-cell-properties fo:border="none" style:writing-mode="lr-tb" fo:padding-top="0.0381in" fo:padding-left="0.0381in" fo:padding-bottom="0.0381in" fo:padding-right="0.0381in"/>
    </style:style>
    <style:style style:name="P654" style:parent-style-name="TableContents" style:family="paragraph">
      <style:text-properties fo:language="en" fo:country="US"/>
    </style:style>
    <style:style style:name="TableCell655" style:family="table-cell">
      <style:table-cell-properties fo:border="none" style:writing-mode="lr-tb" fo:padding-top="0.0381in" fo:padding-left="0.0381in" fo:padding-bottom="0.0381in" fo:padding-right="0.0381in"/>
    </style:style>
    <style:style style:name="P656" style:parent-style-name="TableContents" style:family="paragraph">
      <style:paragraph-properties fo:text-align="center"/>
      <style:text-properties fo:language="en" fo:country="US"/>
    </style:style>
    <style:style style:name="TableCell657" style:family="table-cell">
      <style:table-cell-properties fo:border="none" style:writing-mode="lr-tb" fo:padding-top="0.0381in" fo:padding-left="0.0381in" fo:padding-bottom="0.0381in" fo:padding-right="0.0381in"/>
    </style:style>
    <style:style style:name="P658" style:parent-style-name="TableContents" style:family="paragraph">
      <style:paragraph-properties fo:text-align="center"/>
      <style:text-properties fo:language="en" fo:country="US"/>
    </style:style>
    <style:style style:name="TableCell659" style:family="table-cell">
      <style:table-cell-properties fo:border="none" style:writing-mode="lr-tb" fo:padding-top="0.0381in" fo:padding-left="0.0381in" fo:padding-bottom="0.0381in" fo:padding-right="0.0381in"/>
    </style:style>
    <style:style style:name="P660" style:parent-style-name="TableContents" style:family="paragraph">
      <style:paragraph-properties fo:text-align="center"/>
      <style:text-properties fo:language="en" fo:country="US"/>
    </style:style>
    <style:style style:name="TableRow661" style:family="table-row">
      <style:table-row-properties style:use-optimal-row-height="false"/>
    </style:style>
    <style:style style:name="TableCell66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63" style:parent-style-name="Standard" style:family="paragraph">
      <style:text-properties fo:language="en" fo:country="US"/>
    </style:style>
    <style:style style:name="TableCell664" style:family="table-cell">
      <style:table-cell-properties fo:border-top="none" fo:border-left="none" fo:border-bottom="0.0034in solid #000000" fo:border-right="none" style:writing-mode="lr-tb" fo:padding-top="0.0381in" fo:padding-left="0.0381in" fo:padding-bottom="0.0381in" fo:padding-right="0.0381in"/>
    </style:style>
    <style:style style:name="P665" style:parent-style-name="TableContents" style:family="paragraph">
      <style:paragraph-properties fo:text-align="end"/>
      <style:text-properties fo:language="en" fo:country="US"/>
    </style:style>
    <style:style style:name="TableCell666" style:family="table-cell">
      <style:table-cell-properties fo:border-top="none" fo:border-left="none" fo:border-bottom="0.0034in solid #000000" fo:border-right="none" style:writing-mode="lr-tb" fo:padding-top="0.0381in" fo:padding-left="0.0381in" fo:padding-bottom="0.0381in" fo:padding-right="0.0381in"/>
    </style:style>
    <style:style style:name="P667" style:parent-style-name="TableContents" style:family="paragraph">
      <style:text-properties fo:language="en" fo:country="US"/>
    </style:style>
    <style:style style:name="TableCell668" style:family="table-cell">
      <style:table-cell-properties fo:border-top="none" fo:border-left="none" fo:border-bottom="0.0034in solid #000000" fo:border-right="none" style:writing-mode="lr-tb" fo:padding-top="0.0381in" fo:padding-left="0.0381in" fo:padding-bottom="0.0381in" fo:padding-right="0.0381in"/>
    </style:style>
    <style:style style:name="P669" style:parent-style-name="TableContents" style:family="paragraph">
      <style:paragraph-properties fo:text-align="center"/>
      <style:text-properties fo:language="en" fo:country="US"/>
    </style:style>
    <style:style style:name="TableCell670" style:family="table-cell">
      <style:table-cell-properties fo:border-top="none" fo:border-left="none" fo:border-bottom="0.0034in solid #000000" fo:border-right="none" style:writing-mode="lr-tb" fo:padding-top="0.0381in" fo:padding-left="0.0381in" fo:padding-bottom="0.0381in" fo:padding-right="0.0381in"/>
    </style:style>
    <style:style style:name="P671" style:parent-style-name="TableContents" style:family="paragraph">
      <style:paragraph-properties fo:text-align="center"/>
      <style:text-properties fo:language="en" fo:country="US"/>
    </style:style>
    <style:style style:name="TableCell672" style:family="table-cell">
      <style:table-cell-properties fo:border-top="none" fo:border-left="none" fo:border-bottom="0.0034in solid #000000" fo:border-right="none" style:writing-mode="lr-tb" fo:padding-top="0.0381in" fo:padding-left="0.0381in" fo:padding-bottom="0.0381in" fo:padding-right="0.0381in"/>
    </style:style>
    <style:style style:name="P673" style:parent-style-name="TableContents" style:family="paragraph">
      <style:paragraph-properties fo:text-align="center"/>
      <style:text-properties fo:language="en" fo:country="US"/>
    </style:style>
    <style:style style:name="TableRow674" style:family="table-row">
      <style:table-row-properties style:use-optimal-row-height="false"/>
    </style:style>
    <style:style style:name="TableCell675"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676" style:parent-style-name="TableContents" style:family="paragraph">
      <style:text-properties fo:language="en" fo:country="US"/>
    </style:style>
    <style:style style:name="P677" style:parent-style-name="TableContents" style:family="paragraph">
      <style:text-properties fo:language="en" fo:country="US"/>
    </style:style>
    <style:style style:name="T678" style:parent-style-name="DefaultParagraphFont" style:family="text">
      <style:text-properties fo:language="en" fo:country="US"/>
    </style:style>
    <style:style style:name="T679" style:parent-style-name="DefaultParagraphFont" style:family="text">
      <style:text-properties style:text-position="super 66.6%" fo:language="en" fo:country="US"/>
    </style:style>
    <style:style style:name="T680" style:parent-style-name="DefaultParagraphFont" style:family="text">
      <style:text-properties fo:language="en" fo:country="US"/>
    </style:style>
    <style:style style:name="TableCell681"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682" style:parent-style-name="Standard" style:family="paragraph">
      <style:text-properties fo:language="en" fo:country="US"/>
    </style:style>
    <style:style style:name="TableCell683" style:family="table-cell">
      <style:table-cell-properties fo:border-top="0.0034in solid #000000" fo:border-left="none" fo:border-bottom="none" fo:border-right="none" style:writing-mode="lr-tb" fo:padding-top="0.0381in" fo:padding-left="0.0381in" fo:padding-bottom="0.0381in" fo:padding-right="0.0381in"/>
    </style:style>
    <style:style style:name="P684" style:parent-style-name="PreformattedText" style:family="paragraph">
      <style:paragraph-properties fo:text-align="end"/>
      <style:text-properties style:font-name="Times New Roman" fo:color="#000000" fo:font-size="12pt" style:font-size-asian="12pt" style:font-size-complex="12pt" fo:language="en" fo:country="US"/>
    </style:style>
    <style:style style:name="TableCell685" style:family="table-cell">
      <style:table-cell-properties fo:border-top="0.0034in solid #000000" fo:border-left="none" fo:border-bottom="none" fo:border-right="none" style:writing-mode="lr-tb" fo:padding-top="0.0381in" fo:padding-left="0.0381in" fo:padding-bottom="0.0381in" fo:padding-right="0.0381in"/>
    </style:style>
    <style:style style:name="P686" style:parent-style-name="TableContents" style:family="paragraph">
      <style:text-properties fo:language="en" fo:country="US"/>
    </style:style>
    <style:style style:name="TableCell687" style:family="table-cell">
      <style:table-cell-properties fo:border-top="0.0034in solid #000000" fo:border-left="none" fo:border-bottom="none" fo:border-right="none" style:writing-mode="lr-tb" fo:padding-top="0.0381in" fo:padding-left="0.0381in" fo:padding-bottom="0.0381in" fo:padding-right="0.0381in"/>
    </style:style>
    <style:style style:name="P688"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689" style:family="table-cell">
      <style:table-cell-properties fo:border-top="0.0034in solid #000000" fo:border-left="none" fo:border-bottom="none" fo:border-right="none" style:writing-mode="lr-tb" fo:padding-top="0.0381in" fo:padding-left="0.0381in" fo:padding-bottom="0.0381in" fo:padding-right="0.0381in"/>
    </style:style>
    <style:style style:name="P690"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691" style:family="table-cell">
      <style:table-cell-properties fo:border-top="0.0034in solid #000000" fo:border-left="none" fo:border-bottom="none" fo:border-right="none" style:writing-mode="lr-tb" fo:padding-top="0.0381in" fo:padding-left="0.0381in" fo:padding-bottom="0.0381in" fo:padding-right="0.0381in"/>
    </style:style>
    <style:style style:name="P692" style:parent-style-name="TableContents" style:family="paragraph">
      <style:paragraph-properties fo:text-align="center"/>
      <style:text-properties fo:language="en" fo:country="US"/>
    </style:style>
    <style:style style:name="TableRow693" style:family="table-row">
      <style:table-row-properties style:use-optimal-row-height="false"/>
    </style:style>
    <style:style style:name="TableCell694" style:family="table-cell">
      <style:table-cell-properties fo:border="none" style:writing-mode="lr-tb" style:vertical-align="middle" fo:padding-top="0.0381in" fo:padding-left="0.0381in" fo:padding-bottom="0.0381in" fo:padding-right="0.0381in"/>
    </style:style>
    <style:style style:name="P695" style:parent-style-name="Standard" style:family="paragraph">
      <style:text-properties fo:language="en" fo:country="US"/>
    </style:style>
    <style:style style:name="TableCell696" style:family="table-cell">
      <style:table-cell-properties fo:border="none" style:writing-mode="lr-tb" fo:padding-top="0.0381in" fo:padding-left="0.0381in" fo:padding-bottom="0.0381in" fo:padding-right="0.0381in"/>
    </style:style>
    <style:style style:name="P697" style:parent-style-name="PreformattedText" style:family="paragraph">
      <style:paragraph-properties fo:text-align="end"/>
      <style:text-properties style:font-name="Times New Roman" fo:color="#000000" fo:font-size="12pt" style:font-size-asian="12pt" style:font-size-complex="12pt" fo:language="en" fo:country="US"/>
    </style:style>
    <style:style style:name="TableCell698" style:family="table-cell">
      <style:table-cell-properties fo:border="none" style:writing-mode="lr-tb" fo:padding-top="0.0381in" fo:padding-left="0.0381in" fo:padding-bottom="0.0381in" fo:padding-right="0.0381in"/>
    </style:style>
    <style:style style:name="P699" style:parent-style-name="TableContents" style:family="paragraph">
      <style:text-properties fo:language="en" fo:country="US"/>
    </style:style>
    <style:style style:name="TableCell700" style:family="table-cell">
      <style:table-cell-properties fo:border="none" style:writing-mode="lr-tb" fo:padding-top="0.0381in" fo:padding-left="0.0381in" fo:padding-bottom="0.0381in" fo:padding-right="0.0381in"/>
    </style:style>
    <style:style style:name="P701"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02" style:family="table-cell">
      <style:table-cell-properties fo:border="none" style:writing-mode="lr-tb" fo:padding-top="0.0381in" fo:padding-left="0.0381in" fo:padding-bottom="0.0381in" fo:padding-right="0.0381in"/>
    </style:style>
    <style:style style:name="P703"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04" style:family="table-cell">
      <style:table-cell-properties fo:border="none" style:writing-mode="lr-tb" fo:padding-top="0.0381in" fo:padding-left="0.0381in" fo:padding-bottom="0.0381in" fo:padding-right="0.0381in"/>
    </style:style>
    <style:style style:name="P705" style:parent-style-name="TableContents" style:family="paragraph">
      <style:paragraph-properties fo:text-align="center"/>
      <style:text-properties fo:language="en" fo:country="US"/>
    </style:style>
    <style:style style:name="TableRow706" style:family="table-row">
      <style:table-row-properties style:use-optimal-row-height="false"/>
    </style:style>
    <style:style style:name="TableCell707" style:family="table-cell">
      <style:table-cell-properties fo:border="none" style:writing-mode="lr-tb" style:vertical-align="middle" fo:padding-top="0.0381in" fo:padding-left="0.0381in" fo:padding-bottom="0.0381in" fo:padding-right="0.0381in"/>
    </style:style>
    <style:style style:name="P708" style:parent-style-name="Standard" style:family="paragraph">
      <style:text-properties fo:language="en" fo:country="US"/>
    </style:style>
    <style:style style:name="TableCell709" style:family="table-cell">
      <style:table-cell-properties fo:border="none" style:writing-mode="lr-tb" fo:padding-top="0.0381in" fo:padding-left="0.0381in" fo:padding-bottom="0.0381in" fo:padding-right="0.0381in"/>
    </style:style>
    <style:style style:name="P710" style:parent-style-name="PreformattedText" style:family="paragraph">
      <style:paragraph-properties fo:text-align="end"/>
      <style:text-properties style:font-name="Times New Roman" fo:color="#000000" fo:font-size="12pt" style:font-size-asian="12pt" style:font-size-complex="12pt" fo:language="en" fo:country="US"/>
    </style:style>
    <style:style style:name="TableCell711" style:family="table-cell">
      <style:table-cell-properties fo:border="none" style:writing-mode="lr-tb" fo:padding-top="0.0381in" fo:padding-left="0.0381in" fo:padding-bottom="0.0381in" fo:padding-right="0.0381in"/>
    </style:style>
    <style:style style:name="P712" style:parent-style-name="TableContents" style:family="paragraph">
      <style:text-properties fo:language="en" fo:country="US"/>
    </style:style>
    <style:style style:name="TableCell713" style:family="table-cell">
      <style:table-cell-properties fo:border="none" style:writing-mode="lr-tb" fo:padding-top="0.0381in" fo:padding-left="0.0381in" fo:padding-bottom="0.0381in" fo:padding-right="0.0381in"/>
    </style:style>
    <style:style style:name="P714"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15" style:family="table-cell">
      <style:table-cell-properties fo:border="none" style:writing-mode="lr-tb" fo:padding-top="0.0381in" fo:padding-left="0.0381in" fo:padding-bottom="0.0381in" fo:padding-right="0.0381in"/>
    </style:style>
    <style:style style:name="P716"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17" style:family="table-cell">
      <style:table-cell-properties fo:border="none" style:writing-mode="lr-tb" fo:padding-top="0.0381in" fo:padding-left="0.0381in" fo:padding-bottom="0.0381in" fo:padding-right="0.0381in"/>
    </style:style>
    <style:style style:name="P718" style:parent-style-name="TableContents" style:family="paragraph">
      <style:paragraph-properties fo:text-align="center"/>
      <style:text-properties fo:language="en" fo:country="US"/>
    </style:style>
    <style:style style:name="TableRow719" style:family="table-row">
      <style:table-row-properties style:use-optimal-row-height="false"/>
    </style:style>
    <style:style style:name="TableCell72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21" style:parent-style-name="Standard" style:family="paragraph">
      <style:text-properties fo:language="en" fo:country="US"/>
    </style:style>
    <style:style style:name="TableCell722" style:family="table-cell">
      <style:table-cell-properties fo:border-top="none" fo:border-left="none" fo:border-bottom="0.0034in solid #000000" fo:border-right="none" style:writing-mode="lr-tb" fo:padding-top="0.0381in" fo:padding-left="0.0381in" fo:padding-bottom="0.0381in" fo:padding-right="0.0381in"/>
    </style:style>
    <style:style style:name="P723" style:parent-style-name="PreformattedText" style:family="paragraph">
      <style:paragraph-properties fo:text-align="end"/>
      <style:text-properties style:font-name="Times New Roman" fo:color="#000000" fo:font-size="12pt" style:font-size-asian="12pt" style:font-size-complex="12pt" fo:language="en" fo:country="US"/>
    </style:style>
    <style:style style:name="TableCell724" style:family="table-cell">
      <style:table-cell-properties fo:border-top="none" fo:border-left="none" fo:border-bottom="0.0034in solid #000000" fo:border-right="none" style:writing-mode="lr-tb" fo:padding-top="0.0381in" fo:padding-left="0.0381in" fo:padding-bottom="0.0381in" fo:padding-right="0.0381in"/>
    </style:style>
    <style:style style:name="P725" style:parent-style-name="TableContents" style:family="paragraph">
      <style:text-properties fo:language="en" fo:country="US"/>
    </style:style>
    <style:style style:name="TableCell726" style:family="table-cell">
      <style:table-cell-properties fo:border-top="none" fo:border-left="none" fo:border-bottom="0.0034in solid #000000" fo:border-right="none" style:writing-mode="lr-tb" fo:padding-top="0.0381in" fo:padding-left="0.0381in" fo:padding-bottom="0.0381in" fo:padding-right="0.0381in"/>
    </style:style>
    <style:style style:name="P727"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28" style:family="table-cell">
      <style:table-cell-properties fo:border-top="none" fo:border-left="none" fo:border-bottom="0.0034in solid #000000" fo:border-right="none" style:writing-mode="lr-tb" fo:padding-top="0.0381in" fo:padding-left="0.0381in" fo:padding-bottom="0.0381in" fo:padding-right="0.0381in"/>
    </style:style>
    <style:style style:name="P729"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30" style:family="table-cell">
      <style:table-cell-properties fo:border-top="none" fo:border-left="none" fo:border-bottom="0.0034in solid #000000" fo:border-right="none" style:writing-mode="lr-tb" fo:padding-top="0.0381in" fo:padding-left="0.0381in" fo:padding-bottom="0.0381in" fo:padding-right="0.0381in"/>
    </style:style>
    <style:style style:name="P731" style:parent-style-name="TableContents" style:family="paragraph">
      <style:paragraph-properties fo:text-align="center"/>
      <style:text-properties fo:language="en" fo:country="US"/>
    </style:style>
    <style:style style:name="TableRow732" style:family="table-row">
      <style:table-row-properties style:use-optimal-row-height="false"/>
    </style:style>
    <style:style style:name="TableCell733"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734" style:parent-style-name="TableContents" style:family="paragraph">
      <style:text-properties fo:language="en" fo:country="US"/>
    </style:style>
    <style:style style:name="TableCell735"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736" style:parent-style-name="TableContents" style:family="paragraph">
      <style:paragraph-properties style:snap-to-layout-grid="false"/>
      <style:text-properties fo:language="en" fo:country="US"/>
    </style:style>
    <style:style style:name="TableCell737"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738" style:parent-style-name="TableContents" style:family="paragraph">
      <style:paragraph-properties style:snap-to-layout-grid="false" fo:text-align="end"/>
      <style:text-properties fo:language="en" fo:country="US"/>
    </style:style>
    <style:style style:name="TableCell739"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740" style:parent-style-name="TableContents" style:family="paragraph">
      <style:paragraph-properties style:snap-to-layout-grid="false"/>
      <style:text-properties fo:language="en" fo:country="US"/>
    </style:style>
    <style:style style:name="TableCell741"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742" style:parent-style-name="TableContents" style:family="paragraph">
      <style:paragraph-properties style:snap-to-layout-grid="false" fo:text-align="center"/>
      <style:text-properties fo:language="en" fo:country="US"/>
    </style:style>
    <style:style style:name="TableCell743"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744" style:parent-style-name="TableContents" style:family="paragraph">
      <style:paragraph-properties style:snap-to-layout-grid="false" fo:text-align="center"/>
      <style:text-properties fo:language="en" fo:country="US"/>
    </style:style>
    <style:style style:name="TableCell745"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746" style:parent-style-name="TableContents" style:family="paragraph">
      <style:paragraph-properties style:snap-to-layout-grid="false" fo:text-align="center"/>
      <style:text-properties fo:language="en" fo:country="US"/>
    </style:style>
    <style:style style:name="TableRow747" style:family="table-row">
      <style:table-row-properties style:use-optimal-row-height="false"/>
    </style:style>
    <style:style style:name="TableCell74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49" style:parent-style-name="TableContents" style:family="paragraph">
      <style:text-properties fo:language="en" fo:country="US"/>
    </style:style>
    <style:style style:name="T750" style:parent-style-name="DefaultParagraphFont" style:family="text">
      <style:text-properties fo:language="en" fo:country="US"/>
    </style:style>
    <style:style style:name="T751" style:parent-style-name="DefaultParagraphFont" style:family="text">
      <style:text-properties style:text-position="super 66.6%" fo:language="en" fo:country="US"/>
    </style:style>
    <style:style style:name="T752" style:parent-style-name="DefaultParagraphFont" style:family="text">
      <style:text-properties fo:language="en" fo:country="US"/>
    </style:style>
    <style:style style:name="TableCell753" style:family="table-cell">
      <style:table-cell-properties fo:border="none" style:writing-mode="lr-tb" style:vertical-align="middle" fo:padding-top="0.0381in" fo:padding-left="0.0381in" fo:padding-bottom="0.0381in" fo:padding-right="0.0381in"/>
    </style:style>
    <style:style style:name="P754" style:parent-style-name="Standard" style:family="paragraph">
      <style:text-properties fo:language="en" fo:country="US"/>
    </style:style>
    <style:style style:name="TableCell755" style:family="table-cell">
      <style:table-cell-properties fo:border="none" style:writing-mode="lr-tb" style:vertical-align="middle" fo:padding-top="0.0381in" fo:padding-left="0.0381in" fo:padding-bottom="0.0381in" fo:padding-right="0.0381in"/>
    </style:style>
    <style:style style:name="P756" style:parent-style-name="PreformattedText" style:family="paragraph">
      <style:paragraph-properties fo:text-align="end"/>
      <style:text-properties style:font-name="Times New Roman" fo:color="#000000" fo:font-size="12pt" style:font-size-asian="12pt" style:font-size-complex="12pt" fo:language="en" fo:country="US"/>
    </style:style>
    <style:style style:name="TableCell757" style:family="table-cell">
      <style:table-cell-properties fo:border="none" style:writing-mode="lr-tb" style:vertical-align="middle" fo:padding-top="0.0381in" fo:padding-left="0.0381in" fo:padding-bottom="0.0381in" fo:padding-right="0.0381in"/>
    </style:style>
    <style:style style:name="P758" style:parent-style-name="TableContents" style:family="paragraph">
      <style:text-properties fo:language="en" fo:country="US"/>
    </style:style>
    <style:style style:name="TableCell759" style:family="table-cell">
      <style:table-cell-properties fo:border="none" style:writing-mode="lr-tb" style:vertical-align="middle" fo:padding-top="0.0381in" fo:padding-left="0.0381in" fo:padding-bottom="0.0381in" fo:padding-right="0.0381in"/>
    </style:style>
    <style:style style:name="P760"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61" style:family="table-cell">
      <style:table-cell-properties fo:border="none" style:writing-mode="lr-tb" style:vertical-align="middle" fo:padding-top="0.0381in" fo:padding-left="0.0381in" fo:padding-bottom="0.0381in" fo:padding-right="0.0381in"/>
    </style:style>
    <style:style style:name="P762"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63" style:family="table-cell">
      <style:table-cell-properties fo:border="none" style:writing-mode="lr-tb" style:vertical-align="middle" fo:padding-top="0.0381in" fo:padding-left="0.0381in" fo:padding-bottom="0.0381in" fo:padding-right="0.0381in"/>
    </style:style>
    <style:style style:name="P764" style:parent-style-name="TableContents" style:family="paragraph">
      <style:paragraph-properties fo:text-align="center"/>
      <style:text-properties fo:language="en" fo:country="US"/>
    </style:style>
    <style:style style:name="TableRow765" style:family="table-row">
      <style:table-row-properties style:use-optimal-row-height="false"/>
    </style:style>
    <style:style style:name="TableCell766" style:family="table-cell">
      <style:table-cell-properties fo:border="none" style:writing-mode="lr-tb" style:vertical-align="middle" fo:padding-top="0.0381in" fo:padding-left="0.0381in" fo:padding-bottom="0.0381in" fo:padding-right="0.0381in"/>
    </style:style>
    <style:style style:name="P767" style:parent-style-name="Standard" style:family="paragraph">
      <style:text-properties fo:language="en" fo:country="US"/>
    </style:style>
    <style:style style:name="TableCell768" style:family="table-cell">
      <style:table-cell-properties fo:border="none" style:writing-mode="lr-tb" style:vertical-align="middle" fo:padding-top="0.0381in" fo:padding-left="0.0381in" fo:padding-bottom="0.0381in" fo:padding-right="0.0381in"/>
    </style:style>
    <style:style style:name="P769" style:parent-style-name="PreformattedText" style:family="paragraph">
      <style:paragraph-properties fo:text-align="end"/>
      <style:text-properties style:font-name="Times New Roman" fo:color="#000000" fo:font-size="12pt" style:font-size-asian="12pt" style:font-size-complex="12pt" fo:language="en" fo:country="US"/>
    </style:style>
    <style:style style:name="TableCell770" style:family="table-cell">
      <style:table-cell-properties fo:border="none" style:writing-mode="lr-tb" style:vertical-align="middle" fo:padding-top="0.0381in" fo:padding-left="0.0381in" fo:padding-bottom="0.0381in" fo:padding-right="0.0381in"/>
    </style:style>
    <style:style style:name="P771" style:parent-style-name="TableContents" style:family="paragraph">
      <style:text-properties fo:language="en" fo:country="US"/>
    </style:style>
    <style:style style:name="TableCell772" style:family="table-cell">
      <style:table-cell-properties fo:border="none" style:writing-mode="lr-tb" style:vertical-align="middle" fo:padding-top="0.0381in" fo:padding-left="0.0381in" fo:padding-bottom="0.0381in" fo:padding-right="0.0381in"/>
    </style:style>
    <style:style style:name="P773"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74" style:family="table-cell">
      <style:table-cell-properties fo:border="none" style:writing-mode="lr-tb" style:vertical-align="middle" fo:padding-top="0.0381in" fo:padding-left="0.0381in" fo:padding-bottom="0.0381in" fo:padding-right="0.0381in"/>
    </style:style>
    <style:style style:name="P775"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76" style:family="table-cell">
      <style:table-cell-properties fo:border="none" style:writing-mode="lr-tb" style:vertical-align="middle" fo:padding-top="0.0381in" fo:padding-left="0.0381in" fo:padding-bottom="0.0381in" fo:padding-right="0.0381in"/>
    </style:style>
    <style:style style:name="P777" style:parent-style-name="TableContents" style:family="paragraph">
      <style:paragraph-properties fo:text-align="center"/>
      <style:text-properties fo:language="en" fo:country="US"/>
    </style:style>
    <style:style style:name="TableRow778" style:family="table-row">
      <style:table-row-properties style:use-optimal-row-height="false"/>
    </style:style>
    <style:style style:name="TableCell77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80" style:parent-style-name="Standard" style:family="paragraph">
      <style:text-properties fo:language="en" fo:country="US"/>
    </style:style>
    <style:style style:name="TableCell78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82" style:parent-style-name="PreformattedText" style:family="paragraph">
      <style:paragraph-properties fo:text-align="end"/>
      <style:text-properties style:font-name="Times New Roman" fo:color="#000000" fo:font-size="12pt" style:font-size-asian="12pt" style:font-size-complex="12pt" fo:language="en" fo:country="US"/>
    </style:style>
    <style:style style:name="TableCell78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84" style:parent-style-name="TableContents" style:family="paragraph">
      <style:text-properties fo:language="en" fo:country="US"/>
    </style:style>
    <style:style style:name="TableCell78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86"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8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88" style:parent-style-name="PreformattedText" style:family="paragraph">
      <style:paragraph-properties fo:text-align="center"/>
      <style:text-properties style:font-name="Times New Roman" fo:color="#000000" fo:font-size="12pt" style:font-size-asian="12pt" style:font-size-complex="12pt" fo:language="en" fo:country="US"/>
    </style:style>
    <style:style style:name="TableCell78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790" style:parent-style-name="TableContents" style:family="paragraph">
      <style:paragraph-properties fo:text-align="center"/>
      <style:text-properties fo:language="en" fo:country="US"/>
    </style:style>
    <style:style style:name="P791" style:parent-style-name="Standard" style:family="paragraph">
      <style:paragraph-properties fo:line-height="200%"/>
      <style:text-properties style:font-name-complex="Times New Roman" fo:color="#000000" fo:font-size="10pt" style:font-size-asian="10pt" fo:language="en" fo:country="US"/>
    </style:style>
    <style:style style:name="P792" style:parent-style-name="PreformattedText" style:family="paragraph">
      <style:paragraph-properties style:line-height-at-least="0.125in"/>
      <style:text-properties style:font-name="Lucida Console" style:font-name-complex="Lucida Console" fo:color="#000000" fo:language="en" fo:country="US"/>
    </style:style>
    <style:style style:name="P793" style:parent-style-name="PreformattedText" style:family="paragraph">
      <style:paragraph-properties style:line-height-at-least="0.125in"/>
      <style:text-properties style:font-name="Times New Roman" style:font-name-complex="Lucida Console" fo:color="#000000" fo:font-size="12pt" style:font-size-asian="12pt" style:font-size-complex="12pt" fo:language="en" fo:country="US"/>
    </style:style>
    <style:style style:name="P794" style:parent-style-name="PreformattedText" style:family="paragraph">
      <style:paragraph-properties style:line-height-at-least="0.125in"/>
      <style:text-properties fo:color="#000000" fo:language="en" fo:country="US"/>
    </style:style>
    <style:style style:name="P795" style:parent-style-name="PreformattedText" style:family="paragraph">
      <style:paragraph-properties fo:line-height="200%"/>
      <style:text-properties style:font-name="Lucida Console" style:font-name-complex="Lucida Console" fo:color="#000000" fo:language="en" fo:country="US"/>
    </style:style>
    <style:style style:name="P796" style:parent-style-name="PreformattedText" style:family="paragraph">
      <style:paragraph-properties fo:break-before="page" fo:line-height="200%"/>
    </style:style>
    <style:style style:name="T797" style:parent-style-name="DefaultParagraphFont" style:family="text">
      <style:text-properties style:font-name="Times New Roman" style:font-name-complex="Times New Roman" fo:font-size="12pt" style:font-size-asian="12pt" style:font-size-complex="12pt" fo:language="en" fo:country="US"/>
    </style:style>
    <style:style style:name="T798"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799" style:parent-style-name="DefaultParagraphFont" style:family="text">
      <style:text-properties style:font-name="Times New Roman" style:font-name-complex="Times New Roman" fo:font-size="12pt" style:font-size-asian="12pt" style:font-size-complex="12pt" fo:language="en" fo:country="US"/>
    </style:style>
    <style:style style:name="T800"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801"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802" style:parent-style-name="DefaultParagraphFont" style:family="text">
      <style:text-properties style:font-name="Times New Roman" style:font-name-complex="Times New Roman" fo:font-size="12pt" style:font-size-asian="12pt" style:font-size-complex="12pt" fo:language="en" fo:country="US"/>
    </style:style>
    <style:style style:name="T803" style:parent-style-name="DefaultParagraphFont" style:family="text">
      <style:text-properties style:font-name="Times New Roman" style:font-name-asian="Adobe Garamond Pro" style:font-name-complex="Times New Roman" fo:color="#000000" fo:font-size="12pt" style:font-size-asian="12pt" style:font-size-complex="12pt" fo:language="en" fo:country="US"/>
    </style:style>
    <style:style style:name="T804" style:parent-style-name="DefaultParagraphFont" style:family="text">
      <style:text-properties style:font-name="Times New Roman" style:font-name-complex="Times New Roman" fo:font-size="12pt" style:font-size-asian="12pt" style:font-size-complex="12pt" fo:language="en" fo:country="US"/>
    </style:style>
    <style:style style:name="T805"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806" style:parent-style-name="DefaultParagraphFont" style:family="text">
      <style:text-properties style:font-name="Times New Roman" style:font-name-complex="Times New Roman" fo:font-size="12pt" style:font-size-asian="12pt" style:font-size-complex="12pt" fo:language="en" fo:country="US"/>
    </style:style>
    <style:style style:name="T807"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808"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809" style:parent-style-name="DefaultParagraphFont" style:family="text">
      <style:text-properties style:font-name="Times New Roman" style:font-name-asian="SimSun" style:font-name-complex="Times New Roman" style:text-position="super 66.6%" fo:font-size="12pt" style:font-size-asian="12pt" style:font-size-complex="12pt" fo:language="en" fo:country="US"/>
    </style:style>
    <style:style style:name="T810"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811"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812" style:parent-style-name="DefaultParagraphFont" style:family="text">
      <style:text-properties style:font-name="Times New Roman" style:font-name-asian="SimSun" style:font-name-complex="Times New Roman" style:text-position="super 66.6%" fo:font-size="12pt" style:font-size-asian="12pt" style:font-size-complex="12pt" fo:language="en" fo:country="US"/>
    </style:style>
    <style:style style:name="T813"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814"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T815" style:parent-style-name="DefaultParagraphFont" style:family="text">
      <style:text-properties style:font-name="Times New Roman" style:font-name-asian="Times New Roman" style:font-name-complex="Times New Roman" style:text-position="sub 66.6%" fo:font-size="12pt" style:font-size-asian="12pt" style:font-size-complex="12pt" fo:language="en" fo:country="US"/>
    </style:style>
    <style:style style:name="T816"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817" style:parent-style-name="DefaultParagraphFont" style:family="text">
      <style:text-properties style:font-name="Times New Roman" style:font-name-asian="SimSun" style:font-name-complex="Times New Roman" fo:color="#000000" fo:font-size="12pt" style:font-size-asian="12pt" style:font-size-complex="12pt" fo:language="en" fo:country="US"/>
    </style:style>
    <style:style style:name="TableColumn819" style:family="table-column">
      <style:table-column-properties style:column-width="1.9888in" style:use-optimal-column-width="false"/>
    </style:style>
    <style:style style:name="TableColumn820" style:family="table-column">
      <style:table-column-properties style:column-width="1.5027in" style:use-optimal-column-width="false"/>
    </style:style>
    <style:style style:name="TableColumn821" style:family="table-column">
      <style:table-column-properties style:column-width="0.5215in" style:use-optimal-column-width="false"/>
    </style:style>
    <style:style style:name="TableColumn822" style:family="table-column">
      <style:table-column-properties style:column-width="0.3409in" style:use-optimal-column-width="false"/>
    </style:style>
    <style:style style:name="TableColumn823" style:family="table-column">
      <style:table-column-properties style:column-width="0.7208in" style:use-optimal-column-width="false"/>
    </style:style>
    <style:style style:name="TableColumn824" style:family="table-column">
      <style:table-column-properties style:column-width="0.4659in" style:use-optimal-column-width="false"/>
    </style:style>
    <style:style style:name="TableColumn825" style:family="table-column">
      <style:table-column-properties style:column-width="0.3826in" style:use-optimal-column-width="false"/>
    </style:style>
    <style:style style:name="Table818" style:family="table">
      <style:table-properties style:width="5.9236in" fo:margin-left="0in" table:align="left"/>
    </style:style>
    <style:style style:name="TableRow826" style:family="table-row">
      <style:table-row-properties style:use-optimal-row-height="false"/>
    </style:style>
    <style:style style:name="TableCell827"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828" style:parent-style-name="Standard" style:family="paragraph">
      <style:paragraph-properties style:snap-to-layout-grid="false"/>
      <style:text-properties fo:language="en" fo:country="US"/>
    </style:style>
    <style:style style:name="TableCell829"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830" style:parent-style-name="Standard" style:family="paragraph">
      <style:paragraph-properties style:snap-to-layout-grid="false"/>
      <style:text-properties fo:language="en" fo:country="US"/>
    </style:style>
    <style:style style:name="TableCell831"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832" style:parent-style-name="TableContents" style:family="paragraph">
      <style:paragraph-properties fo:text-align="center"/>
      <style:text-properties fo:language="en" fo:country="US"/>
    </style:style>
    <style:style style:name="TableCell833"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834" style:parent-style-name="TableContents" style:family="paragraph">
      <style:paragraph-properties fo:text-align="center"/>
      <style:text-properties fo:language="en" fo:country="US"/>
    </style:style>
    <style:style style:name="TableCell835"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836" style:parent-style-name="TableContents" style:family="paragraph">
      <style:paragraph-properties fo:text-align="center"/>
      <style:text-properties fo:language="en" fo:country="US"/>
    </style:style>
    <style:style style:name="TableCell837"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838" style:parent-style-name="TableContents" style:family="paragraph">
      <style:paragraph-properties fo:text-align="center"/>
    </style:style>
    <style:style style:name="T839" style:parent-style-name="DefaultParagraphFont" style:family="text">
      <style:text-properties style:font-name-asian="Times New Roman" style:font-name-complex="Times New Roman" fo:language="en" fo:country="US"/>
    </style:style>
    <style:style style:name="T840" style:parent-style-name="DefaultParagraphFont" style:family="text">
      <style:text-properties style:font-name-asian="Times New Roman" style:font-name-complex="Times New Roman" style:text-position="sub 66.6%" fo:language="en" fo:country="US"/>
    </style:style>
    <style:style style:name="TableRow841" style:family="table-row">
      <style:table-row-properties style:use-optimal-row-height="false"/>
    </style:style>
    <style:style style:name="TableCell842"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843" style:parent-style-name="Standard" style:family="paragraph">
      <style:paragraph-properties style:snap-to-layout-grid="false"/>
      <style:text-properties fo:language="en" fo:country="US"/>
    </style:style>
    <style:style style:name="P844" style:parent-style-name="Standard" style:family="paragraph">
      <style:paragraph-properties style:snap-to-layout-grid="false"/>
    </style:style>
    <style:style style:name="T845" style:parent-style-name="DefaultParagraphFont" style:family="text">
      <style:text-properties fo:language="en" fo:country="US"/>
    </style:style>
    <style:style style:name="T846" style:parent-style-name="DefaultParagraphFont" style:family="text">
      <style:text-properties style:text-position="super 66.6%" fo:language="en" fo:country="US"/>
    </style:style>
    <style:style style:name="T847" style:parent-style-name="DefaultParagraphFont" style:family="text">
      <style:text-properties style:text-position="sub 66.6%" fo:language="en" fo:country="US"/>
    </style:style>
    <style:style style:name="T848" style:parent-style-name="DefaultParagraphFont" style:family="text">
      <style:text-properties fo:language="en" fo:country="US"/>
    </style:style>
    <style:style style:name="P849" style:parent-style-name="Standard" style:family="paragraph">
      <style:paragraph-properties style:snap-to-layout-grid="false"/>
    </style:style>
    <style:style style:name="T850" style:parent-style-name="DefaultParagraphFont" style:family="text">
      <style:text-properties fo:language="en" fo:country="US"/>
    </style:style>
    <style:style style:name="T851" style:parent-style-name="DefaultParagraphFont" style:family="text">
      <style:text-properties style:text-position="super 66.6%" fo:language="en" fo:country="US"/>
    </style:style>
    <style:style style:name="T852" style:parent-style-name="DefaultParagraphFont" style:family="text">
      <style:text-properties style:text-position="sub 66.6%" fo:language="en" fo:country="US"/>
    </style:style>
    <style:style style:name="T853" style:parent-style-name="DefaultParagraphFont" style:family="text">
      <style:text-properties fo:language="en" fo:country="US"/>
    </style:style>
    <style:style style:name="TableCell854" style:family="table-cell">
      <style:table-cell-properties fo:border-top="0.0034in solid #000000" fo:border-left="none" fo:border-bottom="none" fo:border-right="none" style:writing-mode="lr-tb" fo:padding-top="0.0381in" fo:padding-left="0.0381in" fo:padding-bottom="0.0381in" fo:padding-right="0.0381in"/>
    </style:style>
    <style:style style:name="P855" style:parent-style-name="TableContents" style:family="paragraph">
      <style:text-properties fo:language="en" fo:country="US"/>
    </style:style>
    <style:style style:name="TableCell856" style:family="table-cell">
      <style:table-cell-properties fo:border-top="0.0034in solid #000000" fo:border-left="none" fo:border-bottom="none" fo:border-right="none" style:writing-mode="lr-tb" fo:padding-top="0.0381in" fo:padding-left="0.0381in" fo:padding-bottom="0.0381in" fo:padding-right="0.0381in"/>
    </style:style>
    <style:style style:name="P857" style:parent-style-name="PreformattedText" style:family="paragraph">
      <style:paragraph-properties style:snap-to-layout-grid="false" fo:text-align="end" style:line-height-at-least="0.125in"/>
      <style:text-properties style:font-name="Times New Roman" fo:font-size="12pt" style:font-size-asian="12pt" style:font-size-complex="12pt" fo:language="en" fo:country="US"/>
    </style:style>
    <style:style style:name="TableCell858" style:family="table-cell">
      <style:table-cell-properties fo:border-top="0.0034in solid #000000" fo:border-left="none" fo:border-bottom="none" fo:border-right="none" style:writing-mode="lr-tb" fo:padding-top="0.0381in" fo:padding-left="0.0381in" fo:padding-bottom="0.0381in" fo:padding-right="0.0381in"/>
    </style:style>
    <style:style style:name="P859" style:parent-style-name="TableContents" style:family="paragraph">
      <style:text-properties fo:language="en" fo:country="US"/>
    </style:style>
    <style:style style:name="TableCell860" style:family="table-cell">
      <style:table-cell-properties fo:border-top="0.0034in solid #000000" fo:border-left="none" fo:border-bottom="none" fo:border-right="none" style:writing-mode="lr-tb" fo:padding-top="0.0381in" fo:padding-left="0.0381in" fo:padding-bottom="0.0381in" fo:padding-right="0.0381in"/>
    </style:style>
    <style:style style:name="P861"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862" style:family="table-cell">
      <style:table-cell-properties fo:border-top="0.0034in solid #000000" fo:border-left="none" fo:border-bottom="none" fo:border-right="none" style:writing-mode="lr-tb" fo:padding-top="0.0381in" fo:padding-left="0.0381in" fo:padding-bottom="0.0381in" fo:padding-right="0.0381in"/>
    </style:style>
    <style:style style:name="P863"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864" style:family="table-cell">
      <style:table-cell-properties fo:border-top="0.0034in solid #000000" fo:border-left="none" fo:border-bottom="none" fo:border-right="none" style:writing-mode="lr-tb" fo:padding-top="0.0381in" fo:padding-left="0.0381in" fo:padding-bottom="0.0381in" fo:padding-right="0.0381in"/>
    </style:style>
    <style:style style:name="P865" style:parent-style-name="TableContents" style:family="paragraph">
      <style:paragraph-properties fo:text-align="center"/>
      <style:text-properties fo:language="en" fo:country="US"/>
    </style:style>
    <style:style style:name="TableRow866" style:family="table-row">
      <style:table-row-properties style:use-optimal-row-height="false"/>
    </style:style>
    <style:style style:name="TableCell867" style:family="table-cell">
      <style:table-cell-properties fo:border="none" style:writing-mode="lr-tb" fo:padding-top="0.0381in" fo:padding-left="0.0381in" fo:padding-bottom="0.0381in" fo:padding-right="0.0381in"/>
    </style:style>
    <style:style style:name="P868" style:parent-style-name="TableContents" style:family="paragraph">
      <style:text-properties fo:language="en" fo:country="US"/>
    </style:style>
    <style:style style:name="TableCell869" style:family="table-cell">
      <style:table-cell-properties fo:border="none" style:writing-mode="lr-tb" fo:padding-top="0.0381in" fo:padding-left="0.0381in" fo:padding-bottom="0.0381in" fo:padding-right="0.0381in"/>
    </style:style>
    <style:style style:name="P870"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871" style:family="table-cell">
      <style:table-cell-properties fo:border="none" style:writing-mode="lr-tb" fo:padding-top="0.0381in" fo:padding-left="0.0381in" fo:padding-bottom="0.0381in" fo:padding-right="0.0381in"/>
    </style:style>
    <style:style style:name="P872" style:parent-style-name="TableContents" style:family="paragraph">
      <style:text-properties fo:language="en" fo:country="US"/>
    </style:style>
    <style:style style:name="TableCell873" style:family="table-cell">
      <style:table-cell-properties fo:border="none" style:writing-mode="lr-tb" fo:padding-top="0.0381in" fo:padding-left="0.0381in" fo:padding-bottom="0.0381in" fo:padding-right="0.0381in"/>
    </style:style>
    <style:style style:name="P874"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875" style:family="table-cell">
      <style:table-cell-properties fo:border="none" style:writing-mode="lr-tb" fo:padding-top="0.0381in" fo:padding-left="0.0381in" fo:padding-bottom="0.0381in" fo:padding-right="0.0381in"/>
    </style:style>
    <style:style style:name="P876"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877" style:family="table-cell">
      <style:table-cell-properties fo:border="none" style:writing-mode="lr-tb" style:vertical-align="middle" fo:padding-top="0.0381in" fo:padding-left="0.0381in" fo:padding-bottom="0.0381in" fo:padding-right="0.0381in"/>
    </style:style>
    <style:style style:name="P878" style:parent-style-name="TableContents" style:family="paragraph">
      <style:paragraph-properties fo:text-align="center"/>
      <style:text-properties fo:language="en" fo:country="US"/>
    </style:style>
    <style:style style:name="TableRow879" style:family="table-row">
      <style:table-row-properties style:use-optimal-row-height="false"/>
    </style:style>
    <style:style style:name="TableCell880" style:family="table-cell">
      <style:table-cell-properties fo:border="none" style:writing-mode="lr-tb" fo:padding-top="0.0381in" fo:padding-left="0.0381in" fo:padding-bottom="0.0381in" fo:padding-right="0.0381in"/>
    </style:style>
    <style:style style:name="P881" style:parent-style-name="TableContents" style:family="paragraph">
      <style:text-properties fo:language="en" fo:country="US"/>
    </style:style>
    <style:style style:name="TableCell882" style:family="table-cell">
      <style:table-cell-properties fo:border="none" style:writing-mode="lr-tb" fo:padding-top="0.0381in" fo:padding-left="0.0381in" fo:padding-bottom="0.0381in" fo:padding-right="0.0381in"/>
    </style:style>
    <style:style style:name="P883"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884" style:family="table-cell">
      <style:table-cell-properties fo:border="none" style:writing-mode="lr-tb" fo:padding-top="0.0381in" fo:padding-left="0.0381in" fo:padding-bottom="0.0381in" fo:padding-right="0.0381in"/>
    </style:style>
    <style:style style:name="P885" style:parent-style-name="TableContents" style:family="paragraph">
      <style:text-properties fo:language="en" fo:country="US"/>
    </style:style>
    <style:style style:name="TableCell886" style:family="table-cell">
      <style:table-cell-properties fo:border="none" style:writing-mode="lr-tb" fo:padding-top="0.0381in" fo:padding-left="0.0381in" fo:padding-bottom="0.0381in" fo:padding-right="0.0381in"/>
    </style:style>
    <style:style style:name="P887"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888" style:family="table-cell">
      <style:table-cell-properties fo:border="none" style:writing-mode="lr-tb" fo:padding-top="0.0381in" fo:padding-left="0.0381in" fo:padding-bottom="0.0381in" fo:padding-right="0.0381in"/>
    </style:style>
    <style:style style:name="P889"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890" style:family="table-cell">
      <style:table-cell-properties fo:border="none" style:writing-mode="lr-tb" style:vertical-align="middle" fo:padding-top="0.0381in" fo:padding-left="0.0381in" fo:padding-bottom="0.0381in" fo:padding-right="0.0381in"/>
    </style:style>
    <style:style style:name="P891" style:parent-style-name="TableContents" style:family="paragraph">
      <style:paragraph-properties fo:text-align="center"/>
      <style:text-properties fo:language="en" fo:country="US"/>
    </style:style>
    <style:style style:name="TableRow892" style:family="table-row">
      <style:table-row-properties style:use-optimal-row-height="false"/>
    </style:style>
    <style:style style:name="TableCell893" style:family="table-cell">
      <style:table-cell-properties fo:border="none" style:writing-mode="lr-tb" fo:padding-top="0.0381in" fo:padding-left="0.0381in" fo:padding-bottom="0.0381in" fo:padding-right="0.0381in"/>
    </style:style>
    <style:style style:name="P894" style:parent-style-name="TableContents" style:family="paragraph">
      <style:text-properties fo:language="en" fo:country="US"/>
    </style:style>
    <style:style style:name="TableCell895" style:family="table-cell">
      <style:table-cell-properties fo:border="none" style:writing-mode="lr-tb" fo:padding-top="0.0381in" fo:padding-left="0.0381in" fo:padding-bottom="0.0381in" fo:padding-right="0.0381in"/>
    </style:style>
    <style:style style:name="P896"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897" style:family="table-cell">
      <style:table-cell-properties fo:border="none" style:writing-mode="lr-tb" fo:padding-top="0.0381in" fo:padding-left="0.0381in" fo:padding-bottom="0.0381in" fo:padding-right="0.0381in"/>
    </style:style>
    <style:style style:name="P898" style:parent-style-name="TableContents" style:family="paragraph">
      <style:text-properties fo:language="en" fo:country="US"/>
    </style:style>
    <style:style style:name="TableCell899" style:family="table-cell">
      <style:table-cell-properties fo:border="none" style:writing-mode="lr-tb" fo:padding-top="0.0381in" fo:padding-left="0.0381in" fo:padding-bottom="0.0381in" fo:padding-right="0.0381in"/>
    </style:style>
    <style:style style:name="P900"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01" style:family="table-cell">
      <style:table-cell-properties fo:border="none" style:writing-mode="lr-tb" fo:padding-top="0.0381in" fo:padding-left="0.0381in" fo:padding-bottom="0.0381in" fo:padding-right="0.0381in"/>
    </style:style>
    <style:style style:name="P902"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03" style:family="table-cell">
      <style:table-cell-properties fo:border="none" style:writing-mode="lr-tb" style:vertical-align="middle" fo:padding-top="0.0381in" fo:padding-left="0.0381in" fo:padding-bottom="0.0381in" fo:padding-right="0.0381in"/>
    </style:style>
    <style:style style:name="P904" style:parent-style-name="TableContents" style:family="paragraph">
      <style:paragraph-properties fo:text-align="center"/>
      <style:text-properties fo:language="en" fo:country="US"/>
    </style:style>
    <style:style style:name="TableRow905" style:family="table-row">
      <style:table-row-properties style:use-optimal-row-height="false"/>
    </style:style>
    <style:style style:name="TableCell906" style:family="table-cell">
      <style:table-cell-properties fo:border="none" style:writing-mode="lr-tb" fo:padding-top="0.0381in" fo:padding-left="0.0381in" fo:padding-bottom="0.0381in" fo:padding-right="0.0381in"/>
    </style:style>
    <style:style style:name="P907" style:parent-style-name="TableContents" style:family="paragraph">
      <style:text-properties fo:language="en" fo:country="US"/>
    </style:style>
    <style:style style:name="TableCell908" style:family="table-cell">
      <style:table-cell-properties fo:border="none" style:writing-mode="lr-tb" fo:padding-top="0.0381in" fo:padding-left="0.0381in" fo:padding-bottom="0.0381in" fo:padding-right="0.0381in"/>
    </style:style>
    <style:style style:name="P909"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910" style:family="table-cell">
      <style:table-cell-properties fo:border="none" style:writing-mode="lr-tb" fo:padding-top="0.0381in" fo:padding-left="0.0381in" fo:padding-bottom="0.0381in" fo:padding-right="0.0381in"/>
    </style:style>
    <style:style style:name="P911" style:parent-style-name="TableContents" style:family="paragraph">
      <style:text-properties fo:language="en" fo:country="US"/>
    </style:style>
    <style:style style:name="TableCell912" style:family="table-cell">
      <style:table-cell-properties fo:border="none" style:writing-mode="lr-tb" fo:padding-top="0.0381in" fo:padding-left="0.0381in" fo:padding-bottom="0.0381in" fo:padding-right="0.0381in"/>
    </style:style>
    <style:style style:name="P913"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14" style:family="table-cell">
      <style:table-cell-properties fo:border="none" style:writing-mode="lr-tb" fo:padding-top="0.0381in" fo:padding-left="0.0381in" fo:padding-bottom="0.0381in" fo:padding-right="0.0381in"/>
    </style:style>
    <style:style style:name="P915"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16" style:family="table-cell">
      <style:table-cell-properties fo:border="none" style:writing-mode="lr-tb" style:vertical-align="middle" fo:padding-top="0.0381in" fo:padding-left="0.0381in" fo:padding-bottom="0.0381in" fo:padding-right="0.0381in"/>
    </style:style>
    <style:style style:name="P917" style:parent-style-name="TableContents" style:family="paragraph">
      <style:paragraph-properties fo:text-align="center"/>
      <style:text-properties fo:language="en" fo:country="US"/>
    </style:style>
    <style:style style:name="TableRow918" style:family="table-row">
      <style:table-row-properties style:use-optimal-row-height="false"/>
    </style:style>
    <style:style style:name="TableCell919" style:family="table-cell">
      <style:table-cell-properties fo:border="none" style:writing-mode="lr-tb" fo:padding-top="0.0381in" fo:padding-left="0.0381in" fo:padding-bottom="0.0381in" fo:padding-right="0.0381in"/>
    </style:style>
    <style:style style:name="P920" style:parent-style-name="TableContents" style:family="paragraph">
      <style:text-properties fo:language="en" fo:country="US"/>
    </style:style>
    <style:style style:name="TableCell921" style:family="table-cell">
      <style:table-cell-properties fo:border="none" style:writing-mode="lr-tb" fo:padding-top="0.0381in" fo:padding-left="0.0381in" fo:padding-bottom="0.0381in" fo:padding-right="0.0381in"/>
    </style:style>
    <style:style style:name="P922"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923" style:family="table-cell">
      <style:table-cell-properties fo:border="none" style:writing-mode="lr-tb" fo:padding-top="0.0381in" fo:padding-left="0.0381in" fo:padding-bottom="0.0381in" fo:padding-right="0.0381in"/>
    </style:style>
    <style:style style:name="P924" style:parent-style-name="TableContents" style:family="paragraph">
      <style:text-properties fo:language="en" fo:country="US"/>
    </style:style>
    <style:style style:name="TableCell925" style:family="table-cell">
      <style:table-cell-properties fo:border="none" style:writing-mode="lr-tb" fo:padding-top="0.0381in" fo:padding-left="0.0381in" fo:padding-bottom="0.0381in" fo:padding-right="0.0381in"/>
    </style:style>
    <style:style style:name="P926"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27" style:family="table-cell">
      <style:table-cell-properties fo:border="none" style:writing-mode="lr-tb" fo:padding-top="0.0381in" fo:padding-left="0.0381in" fo:padding-bottom="0.0381in" fo:padding-right="0.0381in"/>
    </style:style>
    <style:style style:name="P928"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29" style:family="table-cell">
      <style:table-cell-properties fo:border="none" style:writing-mode="lr-tb" style:vertical-align="middle" fo:padding-top="0.0381in" fo:padding-left="0.0381in" fo:padding-bottom="0.0381in" fo:padding-right="0.0381in"/>
    </style:style>
    <style:style style:name="P930" style:parent-style-name="TableContents" style:family="paragraph">
      <style:paragraph-properties fo:text-align="center"/>
      <style:text-properties fo:language="en" fo:country="US"/>
    </style:style>
    <style:style style:name="TableRow931" style:family="table-row">
      <style:table-row-properties style:use-optimal-row-height="false"/>
    </style:style>
    <style:style style:name="TableCell932" style:family="table-cell">
      <style:table-cell-properties fo:border="none" style:writing-mode="lr-tb" fo:padding-top="0.0381in" fo:padding-left="0.0381in" fo:padding-bottom="0.0381in" fo:padding-right="0.0381in"/>
    </style:style>
    <style:style style:name="P933" style:parent-style-name="TableContents" style:family="paragraph">
      <style:text-properties fo:language="en" fo:country="US"/>
    </style:style>
    <style:style style:name="TableCell934" style:family="table-cell">
      <style:table-cell-properties fo:border="none" style:writing-mode="lr-tb" fo:padding-top="0.0381in" fo:padding-left="0.0381in" fo:padding-bottom="0.0381in" fo:padding-right="0.0381in"/>
    </style:style>
    <style:style style:name="P935"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936" style:family="table-cell">
      <style:table-cell-properties fo:border="none" style:writing-mode="lr-tb" fo:padding-top="0.0381in" fo:padding-left="0.0381in" fo:padding-bottom="0.0381in" fo:padding-right="0.0381in"/>
    </style:style>
    <style:style style:name="P937" style:parent-style-name="TableContents" style:family="paragraph">
      <style:text-properties fo:language="en" fo:country="US"/>
    </style:style>
    <style:style style:name="TableCell938" style:family="table-cell">
      <style:table-cell-properties fo:border="none" style:writing-mode="lr-tb" fo:padding-top="0.0381in" fo:padding-left="0.0381in" fo:padding-bottom="0.0381in" fo:padding-right="0.0381in"/>
    </style:style>
    <style:style style:name="P939"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40" style:family="table-cell">
      <style:table-cell-properties fo:border="none" style:writing-mode="lr-tb" fo:padding-top="0.0381in" fo:padding-left="0.0381in" fo:padding-bottom="0.0381in" fo:padding-right="0.0381in"/>
    </style:style>
    <style:style style:name="P941"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42" style:family="table-cell">
      <style:table-cell-properties fo:border="none" style:writing-mode="lr-tb" style:vertical-align="middle" fo:padding-top="0.0381in" fo:padding-left="0.0381in" fo:padding-bottom="0.0381in" fo:padding-right="0.0381in"/>
    </style:style>
    <style:style style:name="P943" style:parent-style-name="TableContents" style:family="paragraph">
      <style:paragraph-properties fo:text-align="center"/>
      <style:text-properties fo:language="en" fo:country="US"/>
    </style:style>
    <style:style style:name="TableRow944" style:family="table-row">
      <style:table-row-properties style:use-optimal-row-height="false"/>
    </style:style>
    <style:style style:name="TableCell945" style:family="table-cell">
      <style:table-cell-properties fo:border="none" style:writing-mode="lr-tb" fo:padding-top="0.0381in" fo:padding-left="0.0381in" fo:padding-bottom="0.0381in" fo:padding-right="0.0381in"/>
    </style:style>
    <style:style style:name="P946" style:parent-style-name="TableContents" style:family="paragraph">
      <style:text-properties fo:language="en" fo:country="US"/>
    </style:style>
    <style:style style:name="TableCell947" style:family="table-cell">
      <style:table-cell-properties fo:border="none" style:writing-mode="lr-tb" fo:padding-top="0.0381in" fo:padding-left="0.0381in" fo:padding-bottom="0.0381in" fo:padding-right="0.0381in"/>
    </style:style>
    <style:style style:name="P948"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949" style:family="table-cell">
      <style:table-cell-properties fo:border="none" style:writing-mode="lr-tb" fo:padding-top="0.0381in" fo:padding-left="0.0381in" fo:padding-bottom="0.0381in" fo:padding-right="0.0381in"/>
    </style:style>
    <style:style style:name="P950" style:parent-style-name="TableContents" style:family="paragraph">
      <style:text-properties fo:language="en" fo:country="US"/>
    </style:style>
    <style:style style:name="TableCell951" style:family="table-cell">
      <style:table-cell-properties fo:border="none" style:writing-mode="lr-tb" fo:padding-top="0.0381in" fo:padding-left="0.0381in" fo:padding-bottom="0.0381in" fo:padding-right="0.0381in"/>
    </style:style>
    <style:style style:name="P952"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53" style:family="table-cell">
      <style:table-cell-properties fo:border="none" style:writing-mode="lr-tb" fo:padding-top="0.0381in" fo:padding-left="0.0381in" fo:padding-bottom="0.0381in" fo:padding-right="0.0381in"/>
    </style:style>
    <style:style style:name="P954"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55" style:family="table-cell">
      <style:table-cell-properties fo:border="none" style:writing-mode="lr-tb" style:vertical-align="middle" fo:padding-top="0.0381in" fo:padding-left="0.0381in" fo:padding-bottom="0.0381in" fo:padding-right="0.0381in"/>
    </style:style>
    <style:style style:name="P956" style:parent-style-name="TableContents" style:family="paragraph">
      <style:paragraph-properties fo:text-align="center"/>
      <style:text-properties fo:language="en" fo:country="US"/>
    </style:style>
    <style:style style:name="TableRow957" style:family="table-row">
      <style:table-row-properties style:use-optimal-row-height="false"/>
    </style:style>
    <style:style style:name="TableCell958" style:family="table-cell">
      <style:table-cell-properties fo:border="none" style:writing-mode="lr-tb" fo:padding-top="0.0381in" fo:padding-left="0.0381in" fo:padding-bottom="0.0381in" fo:padding-right="0.0381in"/>
    </style:style>
    <style:style style:name="P959" style:parent-style-name="TableContents" style:family="paragraph">
      <style:text-properties fo:language="en" fo:country="US"/>
    </style:style>
    <style:style style:name="TableCell960" style:family="table-cell">
      <style:table-cell-properties fo:border="none" style:writing-mode="lr-tb" fo:padding-top="0.0381in" fo:padding-left="0.0381in" fo:padding-bottom="0.0381in" fo:padding-right="0.0381in"/>
    </style:style>
    <style:style style:name="P961"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962" style:family="table-cell">
      <style:table-cell-properties fo:border="none" style:writing-mode="lr-tb" fo:padding-top="0.0381in" fo:padding-left="0.0381in" fo:padding-bottom="0.0381in" fo:padding-right="0.0381in"/>
    </style:style>
    <style:style style:name="P963" style:parent-style-name="TableContents" style:family="paragraph">
      <style:text-properties fo:language="en" fo:country="US"/>
    </style:style>
    <style:style style:name="TableCell964" style:family="table-cell">
      <style:table-cell-properties fo:border="none" style:writing-mode="lr-tb" fo:padding-top="0.0381in" fo:padding-left="0.0381in" fo:padding-bottom="0.0381in" fo:padding-right="0.0381in"/>
    </style:style>
    <style:style style:name="P965"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66" style:family="table-cell">
      <style:table-cell-properties fo:border="none" style:writing-mode="lr-tb" fo:padding-top="0.0381in" fo:padding-left="0.0381in" fo:padding-bottom="0.0381in" fo:padding-right="0.0381in"/>
    </style:style>
    <style:style style:name="P967"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68" style:family="table-cell">
      <style:table-cell-properties fo:border="none" style:writing-mode="lr-tb" style:vertical-align="middle" fo:padding-top="0.0381in" fo:padding-left="0.0381in" fo:padding-bottom="0.0381in" fo:padding-right="0.0381in"/>
    </style:style>
    <style:style style:name="P969" style:parent-style-name="TableContents" style:family="paragraph">
      <style:paragraph-properties fo:text-align="center"/>
      <style:text-properties fo:language="en" fo:country="US"/>
    </style:style>
    <style:style style:name="TableRow970" style:family="table-row">
      <style:table-row-properties style:use-optimal-row-height="false"/>
    </style:style>
    <style:style style:name="TableCell971" style:family="table-cell">
      <style:table-cell-properties fo:border="none" style:writing-mode="lr-tb" fo:padding-top="0.0381in" fo:padding-left="0.0381in" fo:padding-bottom="0.0381in" fo:padding-right="0.0381in"/>
    </style:style>
    <style:style style:name="P972" style:parent-style-name="TableContents" style:family="paragraph">
      <style:text-properties fo:language="en" fo:country="US"/>
    </style:style>
    <style:style style:name="TableCell973" style:family="table-cell">
      <style:table-cell-properties fo:border="none" style:writing-mode="lr-tb" fo:padding-top="0.0381in" fo:padding-left="0.0381in" fo:padding-bottom="0.0381in" fo:padding-right="0.0381in"/>
    </style:style>
    <style:style style:name="P974"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975" style:family="table-cell">
      <style:table-cell-properties fo:border="none" style:writing-mode="lr-tb" fo:padding-top="0.0381in" fo:padding-left="0.0381in" fo:padding-bottom="0.0381in" fo:padding-right="0.0381in"/>
    </style:style>
    <style:style style:name="P976" style:parent-style-name="TableContents" style:family="paragraph">
      <style:text-properties fo:language="en" fo:country="US"/>
    </style:style>
    <style:style style:name="TableCell977" style:family="table-cell">
      <style:table-cell-properties fo:border="none" style:writing-mode="lr-tb" fo:padding-top="0.0381in" fo:padding-left="0.0381in" fo:padding-bottom="0.0381in" fo:padding-right="0.0381in"/>
    </style:style>
    <style:style style:name="P978"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79" style:family="table-cell">
      <style:table-cell-properties fo:border="none" style:writing-mode="lr-tb" fo:padding-top="0.0381in" fo:padding-left="0.0381in" fo:padding-bottom="0.0381in" fo:padding-right="0.0381in"/>
    </style:style>
    <style:style style:name="P980"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81" style:family="table-cell">
      <style:table-cell-properties fo:border="none" style:writing-mode="lr-tb" style:vertical-align="middle" fo:padding-top="0.0381in" fo:padding-left="0.0381in" fo:padding-bottom="0.0381in" fo:padding-right="0.0381in"/>
    </style:style>
    <style:style style:name="P982" style:parent-style-name="TableContents" style:family="paragraph">
      <style:paragraph-properties fo:text-align="center"/>
      <style:text-properties fo:language="en" fo:country="US"/>
    </style:style>
    <style:style style:name="TableRow983" style:family="table-row">
      <style:table-row-properties style:use-optimal-row-height="false"/>
    </style:style>
    <style:style style:name="TableCell984" style:family="table-cell">
      <style:table-cell-properties fo:border="none" style:writing-mode="lr-tb" fo:padding-top="0.0381in" fo:padding-left="0.0381in" fo:padding-bottom="0.0381in" fo:padding-right="0.0381in"/>
    </style:style>
    <style:style style:name="P985" style:parent-style-name="TableContents" style:family="paragraph">
      <style:text-properties fo:language="en" fo:country="US"/>
    </style:style>
    <style:style style:name="TableCell986" style:family="table-cell">
      <style:table-cell-properties fo:border="none" style:writing-mode="lr-tb" fo:padding-top="0.0381in" fo:padding-left="0.0381in" fo:padding-bottom="0.0381in" fo:padding-right="0.0381in"/>
    </style:style>
    <style:style style:name="P987" style:parent-style-name="PreformattedText" style:family="paragraph">
      <style:paragraph-properties fo:text-align="end" style:line-height-at-least="0.125in"/>
      <style:text-properties style:font-name="Times New Roman" fo:font-size="12pt" style:font-size-asian="12pt" style:font-size-complex="12pt" fo:language="en" fo:country="US"/>
    </style:style>
    <style:style style:name="TableCell988" style:family="table-cell">
      <style:table-cell-properties fo:border="none" style:writing-mode="lr-tb" fo:padding-top="0.0381in" fo:padding-left="0.0381in" fo:padding-bottom="0.0381in" fo:padding-right="0.0381in"/>
    </style:style>
    <style:style style:name="P989" style:parent-style-name="TableContents" style:family="paragraph">
      <style:text-properties fo:language="en" fo:country="US"/>
    </style:style>
    <style:style style:name="TableCell990" style:family="table-cell">
      <style:table-cell-properties fo:border="none" style:writing-mode="lr-tb" fo:padding-top="0.0381in" fo:padding-left="0.0381in" fo:padding-bottom="0.0381in" fo:padding-right="0.0381in"/>
    </style:style>
    <style:style style:name="P991"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92" style:family="table-cell">
      <style:table-cell-properties fo:border="none" style:writing-mode="lr-tb" fo:padding-top="0.0381in" fo:padding-left="0.0381in" fo:padding-bottom="0.0381in" fo:padding-right="0.0381in"/>
    </style:style>
    <style:style style:name="P993" style:parent-style-name="PreformattedText" style:family="paragraph">
      <style:paragraph-properties fo:text-align="center" style:line-height-at-least="0.125in"/>
      <style:text-properties style:font-name="Times New Roman" fo:font-size="12pt" style:font-size-asian="12pt" style:font-size-complex="12pt" fo:language="en" fo:country="US"/>
    </style:style>
    <style:style style:name="TableCell994" style:family="table-cell">
      <style:table-cell-properties fo:border="none" style:writing-mode="lr-tb" style:vertical-align="middle" fo:padding-top="0.0381in" fo:padding-left="0.0381in" fo:padding-bottom="0.0381in" fo:padding-right="0.0381in"/>
    </style:style>
    <style:style style:name="P995" style:parent-style-name="Standard" style:family="paragraph">
      <style:paragraph-properties fo:text-align="center"/>
      <style:text-properties fo:language="en" fo:country="US"/>
    </style:style>
    <style:style style:name="TableRow996" style:family="table-row">
      <style:table-row-properties style:use-optimal-row-height="false"/>
    </style:style>
    <style:style style:name="TableCell997" style:family="table-cell">
      <style:table-cell-properties fo:border-top="none" fo:border-left="none" fo:border-bottom="0.0034in solid #000000" fo:border-right="none" style:writing-mode="lr-tb" fo:padding-top="0.0381in" fo:padding-left="0.0381in" fo:padding-bottom="0.0381in" fo:padding-right="0.0381in"/>
    </style:style>
    <style:style style:name="P998" style:parent-style-name="Standard" style:family="paragraph">
      <style:paragraph-properties style:snap-to-layout-grid="false"/>
      <style:text-properties fo:language="en" fo:country="US"/>
    </style:style>
    <style:style style:name="TableCell999"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000" style:parent-style-name="TableContents" style:family="paragraph">
      <style:paragraph-properties fo:text-align="center"/>
      <style:text-properties fo:language="en" fo:country="US"/>
    </style:style>
    <style:style style:name="TableCell1001"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002" style:parent-style-name="TableContents" style:family="paragraph">
      <style:paragraph-properties style:snap-to-layout-grid="false" fo:text-align="center"/>
      <style:text-properties fo:language="en" fo:country="US"/>
    </style:style>
    <style:style style:name="TableCell1003"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004" style:parent-style-name="TableContents" style:family="paragraph">
      <style:paragraph-properties style:snap-to-layout-grid="false" fo:text-align="center"/>
      <style:text-properties fo:language="en" fo:country="US"/>
    </style:style>
    <style:style style:name="TableRow1005" style:family="table-row">
      <style:table-row-properties style:use-optimal-row-height="false"/>
    </style:style>
    <style:style style:name="TableCell1006" style:family="table-cell">
      <style:table-cell-properties fo:border="none" style:writing-mode="lr-tb" style:vertical-align="middle" fo:padding-top="0.0381in" fo:padding-left="0.0381in" fo:padding-bottom="0.0381in" fo:padding-right="0.0381in"/>
    </style:style>
    <style:style style:name="P1007" style:parent-style-name="Standard" style:family="paragraph">
      <style:paragraph-properties style:snap-to-layout-grid="false"/>
      <style:text-properties fo:language="en" fo:country="US"/>
    </style:style>
    <style:style style:name="P1008" style:parent-style-name="Standard" style:family="paragraph">
      <style:paragraph-properties style:snap-to-layout-grid="false"/>
    </style:style>
    <style:style style:name="T1009" style:parent-style-name="DefaultParagraphFont" style:family="text">
      <style:text-properties fo:language="en" fo:country="US"/>
    </style:style>
    <style:style style:name="T1010" style:parent-style-name="DefaultParagraphFont" style:family="text">
      <style:text-properties style:text-position="super 66.6%" fo:language="en" fo:country="US"/>
    </style:style>
    <style:style style:name="T1011" style:parent-style-name="DefaultParagraphFont" style:family="text">
      <style:text-properties style:text-position="sub 66.6%" fo:language="en" fo:country="US"/>
    </style:style>
    <style:style style:name="T1012" style:parent-style-name="DefaultParagraphFont" style:family="text">
      <style:text-properties style:text-position="super 66.6%" fo:language="en" fo:country="US"/>
    </style:style>
    <style:style style:name="T1013" style:parent-style-name="DefaultParagraphFont" style:family="text">
      <style:text-properties fo:language="en" fo:country="US"/>
    </style:style>
    <style:style style:name="P1014" style:parent-style-name="Standard" style:family="paragraph">
      <style:paragraph-properties style:snap-to-layout-grid="false"/>
    </style:style>
    <style:style style:name="T1015" style:parent-style-name="DefaultParagraphFont" style:family="text">
      <style:text-properties fo:language="en" fo:country="US"/>
    </style:style>
    <style:style style:name="T1016" style:parent-style-name="DefaultParagraphFont" style:family="text">
      <style:text-properties style:text-position="super 66.6%" fo:language="en" fo:country="US"/>
    </style:style>
    <style:style style:name="T1017" style:parent-style-name="DefaultParagraphFont" style:family="text">
      <style:text-properties style:text-position="sub 66.6%" fo:language="en" fo:country="US"/>
    </style:style>
    <style:style style:name="T1018" style:parent-style-name="DefaultParagraphFont" style:family="text">
      <style:text-properties fo:language="en" fo:country="US"/>
    </style:style>
    <style:style style:name="TableCell1019" style:family="table-cell">
      <style:table-cell-properties fo:border="none" style:writing-mode="lr-tb" fo:padding-top="0.0381in" fo:padding-left="0.0381in" fo:padding-bottom="0.0381in" fo:padding-right="0.0381in"/>
    </style:style>
    <style:style style:name="P1020" style:parent-style-name="Standard" style:family="paragraph">
      <style:paragraph-properties style:snap-to-layout-grid="false"/>
      <style:text-properties fo:language="en" fo:country="US"/>
    </style:style>
    <style:style style:name="TableCell1021" style:family="table-cell">
      <style:table-cell-properties fo:border="none" style:writing-mode="lr-tb" fo:padding-top="0.0381in" fo:padding-left="0.0381in" fo:padding-bottom="0.0381in" fo:padding-right="0.0381in"/>
    </style:style>
    <style:style style:name="P1022" style:parent-style-name="TableContents" style:family="paragraph">
      <style:paragraph-properties style:snap-to-layout-grid="false" fo:text-align="end"/>
      <style:text-properties fo:language="en" fo:country="US"/>
    </style:style>
    <style:style style:name="TableCell1023" style:family="table-cell">
      <style:table-cell-properties fo:border="none" style:writing-mode="lr-tb" fo:padding-top="0.0381in" fo:padding-left="0.0381in" fo:padding-bottom="0.0381in" fo:padding-right="0.0381in"/>
    </style:style>
    <style:style style:name="P1024" style:parent-style-name="TableContents" style:family="paragraph">
      <style:paragraph-properties style:snap-to-layout-grid="false"/>
      <style:text-properties fo:language="en" fo:country="US"/>
    </style:style>
    <style:style style:name="TableCell1025" style:family="table-cell">
      <style:table-cell-properties fo:border="none" style:writing-mode="lr-tb" fo:padding-top="0.0381in" fo:padding-left="0.0381in" fo:padding-bottom="0.0381in" fo:padding-right="0.0381in"/>
    </style:style>
    <style:style style:name="P1026" style:parent-style-name="TableContents" style:family="paragraph">
      <style:paragraph-properties style:snap-to-layout-grid="false" fo:text-align="center"/>
      <style:text-properties fo:language="en" fo:country="US"/>
    </style:style>
    <style:style style:name="TableCell1027" style:family="table-cell">
      <style:table-cell-properties fo:border="none" style:writing-mode="lr-tb" fo:padding-top="0.0381in" fo:padding-left="0.0381in" fo:padding-bottom="0.0381in" fo:padding-right="0.0381in"/>
    </style:style>
    <style:style style:name="P1028" style:parent-style-name="TableContents" style:family="paragraph">
      <style:paragraph-properties style:snap-to-layout-grid="false" fo:text-align="center"/>
      <style:text-properties fo:language="en" fo:country="US"/>
    </style:style>
    <style:style style:name="TableRow1029" style:family="table-row">
      <style:table-row-properties style:use-optimal-row-height="false"/>
    </style:style>
    <style:style style:name="TableCell1030" style:family="table-cell">
      <style:table-cell-properties fo:border="none" style:writing-mode="lr-tb" fo:padding-top="0.0381in" fo:padding-left="0.0381in" fo:padding-bottom="0.0381in" fo:padding-right="0.0381in"/>
    </style:style>
    <style:style style:name="P1031" style:parent-style-name="TableContents" style:family="paragraph">
      <style:text-properties fo:language="en" fo:country="US"/>
    </style:style>
    <style:style style:name="TableCell1032" style:family="table-cell">
      <style:table-cell-properties fo:border="none" style:writing-mode="lr-tb" fo:padding-top="0.0381in" fo:padding-left="0.0381in" fo:padding-bottom="0.0381in" fo:padding-right="0.0381in"/>
    </style:style>
    <style:style style:name="P1033" style:parent-style-name="TableContents" style:family="paragraph">
      <style:paragraph-properties style:snap-to-layout-grid="false" fo:text-align="end"/>
      <style:text-properties fo:language="en" fo:country="US"/>
    </style:style>
    <style:style style:name="TableCell1034" style:family="table-cell">
      <style:table-cell-properties fo:border="none" style:writing-mode="lr-tb" fo:padding-top="0.0381in" fo:padding-left="0.0381in" fo:padding-bottom="0.0381in" fo:padding-right="0.0381in"/>
    </style:style>
    <style:style style:name="P1035" style:parent-style-name="TableContents" style:family="paragraph">
      <style:paragraph-properties style:snap-to-layout-grid="false"/>
      <style:text-properties fo:language="en" fo:country="US"/>
    </style:style>
    <style:style style:name="TableCell1036" style:family="table-cell">
      <style:table-cell-properties fo:border="none" style:writing-mode="lr-tb" fo:padding-top="0.0381in" fo:padding-left="0.0381in" fo:padding-bottom="0.0381in" fo:padding-right="0.0381in"/>
    </style:style>
    <style:style style:name="P1037" style:parent-style-name="TableContents" style:family="paragraph">
      <style:paragraph-properties style:snap-to-layout-grid="false" fo:text-align="center"/>
      <style:text-properties fo:language="en" fo:country="US"/>
    </style:style>
    <style:style style:name="TableCell1038" style:family="table-cell">
      <style:table-cell-properties fo:border="none" style:writing-mode="lr-tb" fo:padding-top="0.0381in" fo:padding-left="0.0381in" fo:padding-bottom="0.0381in" fo:padding-right="0.0381in"/>
    </style:style>
    <style:style style:name="P1039" style:parent-style-name="TableContents" style:family="paragraph">
      <style:paragraph-properties style:snap-to-layout-grid="false" fo:text-align="center"/>
      <style:text-properties fo:language="en" fo:country="US"/>
    </style:style>
    <style:style style:name="TableRow1040" style:family="table-row">
      <style:table-row-properties style:use-optimal-row-height="false"/>
    </style:style>
    <style:style style:name="TableCell1041" style:family="table-cell">
      <style:table-cell-properties fo:border="none" style:writing-mode="lr-tb" fo:padding-top="0.0381in" fo:padding-left="0.0381in" fo:padding-bottom="0.0381in" fo:padding-right="0.0381in"/>
    </style:style>
    <style:style style:name="P1042" style:parent-style-name="TableContents" style:family="paragraph">
      <style:text-properties fo:language="en" fo:country="US"/>
    </style:style>
    <style:style style:name="TableCell1043" style:family="table-cell">
      <style:table-cell-properties fo:border="none" style:writing-mode="lr-tb" fo:padding-top="0.0381in" fo:padding-left="0.0381in" fo:padding-bottom="0.0381in" fo:padding-right="0.0381in"/>
    </style:style>
    <style:style style:name="P1044" style:parent-style-name="TableContents" style:family="paragraph">
      <style:paragraph-properties style:snap-to-layout-grid="false" fo:text-align="end"/>
      <style:text-properties fo:language="en" fo:country="US"/>
    </style:style>
    <style:style style:name="TableCell1045" style:family="table-cell">
      <style:table-cell-properties fo:border="none" style:writing-mode="lr-tb" fo:padding-top="0.0381in" fo:padding-left="0.0381in" fo:padding-bottom="0.0381in" fo:padding-right="0.0381in"/>
    </style:style>
    <style:style style:name="P1046" style:parent-style-name="TableContents" style:family="paragraph">
      <style:paragraph-properties style:snap-to-layout-grid="false"/>
      <style:text-properties fo:language="en" fo:country="US"/>
    </style:style>
    <style:style style:name="TableCell1047" style:family="table-cell">
      <style:table-cell-properties fo:border="none" style:writing-mode="lr-tb" fo:padding-top="0.0381in" fo:padding-left="0.0381in" fo:padding-bottom="0.0381in" fo:padding-right="0.0381in"/>
    </style:style>
    <style:style style:name="P1048" style:parent-style-name="TableContents" style:family="paragraph">
      <style:paragraph-properties style:snap-to-layout-grid="false" fo:text-align="center"/>
      <style:text-properties fo:language="en" fo:country="US"/>
    </style:style>
    <style:style style:name="TableCell1049" style:family="table-cell">
      <style:table-cell-properties fo:border="none" style:writing-mode="lr-tb" fo:padding-top="0.0381in" fo:padding-left="0.0381in" fo:padding-bottom="0.0381in" fo:padding-right="0.0381in"/>
    </style:style>
    <style:style style:name="P1050" style:parent-style-name="TableContents" style:family="paragraph">
      <style:paragraph-properties style:snap-to-layout-grid="false" fo:text-align="center"/>
      <style:text-properties fo:language="en" fo:country="US"/>
    </style:style>
    <style:style style:name="TableRow1051" style:family="table-row">
      <style:table-row-properties style:use-optimal-row-height="false"/>
    </style:style>
    <style:style style:name="TableCell1052"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1053" style:parent-style-name="Standard" style:family="paragraph">
      <style:paragraph-properties style:snap-to-layout-grid="false"/>
      <style:text-properties fo:language="en" fo:country="US"/>
    </style:style>
    <style:style style:name="P1054" style:parent-style-name="Standard" style:family="paragraph">
      <style:paragraph-properties style:snap-to-layout-grid="false"/>
    </style:style>
    <style:style style:name="T1055" style:parent-style-name="DefaultParagraphFont" style:family="text">
      <style:text-properties fo:language="en" fo:country="US"/>
    </style:style>
    <style:style style:name="T1056" style:parent-style-name="DefaultParagraphFont" style:family="text">
      <style:text-properties style:text-position="super 66.6%" fo:language="en" fo:country="US"/>
    </style:style>
    <style:style style:name="T1057" style:parent-style-name="DefaultParagraphFont" style:family="text">
      <style:text-properties style:text-position="sub 66.6%" fo:language="en" fo:country="US"/>
    </style:style>
    <style:style style:name="T1058" style:parent-style-name="DefaultParagraphFont" style:family="text">
      <style:text-properties style:text-position="super 66.6%" fo:language="en" fo:country="US"/>
    </style:style>
    <style:style style:name="T1059" style:parent-style-name="DefaultParagraphFont" style:family="text">
      <style:text-properties fo:language="en" fo:country="US"/>
    </style:style>
    <style:style style:name="P1060" style:parent-style-name="Standard" style:family="paragraph">
      <style:paragraph-properties style:snap-to-layout-grid="false"/>
    </style:style>
    <style:style style:name="T1061" style:parent-style-name="DefaultParagraphFont" style:family="text">
      <style:text-properties fo:language="en" fo:country="US"/>
    </style:style>
    <style:style style:name="T1062" style:parent-style-name="DefaultParagraphFont" style:family="text">
      <style:text-properties style:text-position="super 66.6%" fo:language="en" fo:country="US"/>
    </style:style>
    <style:style style:name="T1063" style:parent-style-name="DefaultParagraphFont" style:family="text">
      <style:text-properties style:text-position="sub 66.6%" fo:language="en" fo:country="US"/>
    </style:style>
    <style:style style:name="T1064" style:parent-style-name="DefaultParagraphFont" style:family="text">
      <style:text-properties fo:language="en" fo:country="US"/>
    </style:style>
    <style:style style:name="TableCell1065" style:family="table-cell">
      <style:table-cell-properties fo:border-top="0.0034in solid #000000" fo:border-left="none" fo:border-bottom="none" fo:border-right="none" style:writing-mode="lr-tb" fo:padding-top="0.0381in" fo:padding-left="0.0381in" fo:padding-bottom="0.0381in" fo:padding-right="0.0381in"/>
    </style:style>
    <style:style style:name="P1066" style:parent-style-name="Standard" style:family="paragraph">
      <style:paragraph-properties style:snap-to-layout-grid="false"/>
      <style:text-properties fo:language="en" fo:country="US"/>
    </style:style>
    <style:style style:name="TableCell1067" style:family="table-cell">
      <style:table-cell-properties fo:border-top="0.0034in solid #000000" fo:border-left="none" fo:border-bottom="none" fo:border-right="none" style:writing-mode="lr-tb" fo:padding-top="0.0381in" fo:padding-left="0.0381in" fo:padding-bottom="0.0381in" fo:padding-right="0.0381in"/>
    </style:style>
    <style:style style:name="P1068" style:parent-style-name="TableContents" style:family="paragraph">
      <style:paragraph-properties style:snap-to-layout-grid="false" fo:text-align="end"/>
      <style:text-properties fo:language="en" fo:country="US"/>
    </style:style>
    <style:style style:name="TableCell1069" style:family="table-cell">
      <style:table-cell-properties fo:border-top="0.0034in solid #000000" fo:border-left="none" fo:border-bottom="none" fo:border-right="none" style:writing-mode="lr-tb" fo:padding-top="0.0381in" fo:padding-left="0.0381in" fo:padding-bottom="0.0381in" fo:padding-right="0.0381in"/>
    </style:style>
    <style:style style:name="P1070" style:parent-style-name="TableContents" style:family="paragraph">
      <style:paragraph-properties style:snap-to-layout-grid="false"/>
      <style:text-properties fo:language="en" fo:country="US"/>
    </style:style>
    <style:style style:name="TableCell1071" style:family="table-cell">
      <style:table-cell-properties fo:border-top="0.0034in solid #000000" fo:border-left="none" fo:border-bottom="none" fo:border-right="none" style:writing-mode="lr-tb" fo:padding-top="0.0381in" fo:padding-left="0.0381in" fo:padding-bottom="0.0381in" fo:padding-right="0.0381in"/>
    </style:style>
    <style:style style:name="P1072" style:parent-style-name="TableContents" style:family="paragraph">
      <style:paragraph-properties style:snap-to-layout-grid="false" fo:text-align="center"/>
      <style:text-properties fo:language="en" fo:country="US"/>
    </style:style>
    <style:style style:name="TableCell1073" style:family="table-cell">
      <style:table-cell-properties fo:border-top="0.0034in solid #000000" fo:border-left="none" fo:border-bottom="none" fo:border-right="none" style:writing-mode="lr-tb" fo:padding-top="0.0381in" fo:padding-left="0.0381in" fo:padding-bottom="0.0381in" fo:padding-right="0.0381in"/>
    </style:style>
    <style:style style:name="P1074" style:parent-style-name="TableContents" style:family="paragraph">
      <style:paragraph-properties style:snap-to-layout-grid="false" fo:text-align="center"/>
      <style:text-properties fo:language="en" fo:country="US"/>
    </style:style>
    <style:style style:name="TableRow1075" style:family="table-row">
      <style:table-row-properties style:use-optimal-row-height="false"/>
    </style:style>
    <style:style style:name="TableCell1076" style:family="table-cell">
      <style:table-cell-properties fo:border="none" style:writing-mode="lr-tb" fo:padding-top="0.0381in" fo:padding-left="0.0381in" fo:padding-bottom="0.0381in" fo:padding-right="0.0381in"/>
    </style:style>
    <style:style style:name="P1077" style:parent-style-name="TableContents" style:family="paragraph">
      <style:text-properties fo:language="en" fo:country="US"/>
    </style:style>
    <style:style style:name="TableCell1078" style:family="table-cell">
      <style:table-cell-properties fo:border="none" style:writing-mode="lr-tb" fo:padding-top="0.0381in" fo:padding-left="0.0381in" fo:padding-bottom="0.0381in" fo:padding-right="0.0381in"/>
    </style:style>
    <style:style style:name="P1079" style:parent-style-name="TableContents" style:family="paragraph">
      <style:paragraph-properties style:snap-to-layout-grid="false" fo:text-align="end"/>
      <style:text-properties fo:language="en" fo:country="US"/>
    </style:style>
    <style:style style:name="TableCell1080" style:family="table-cell">
      <style:table-cell-properties fo:border="none" style:writing-mode="lr-tb" fo:padding-top="0.0381in" fo:padding-left="0.0381in" fo:padding-bottom="0.0381in" fo:padding-right="0.0381in"/>
    </style:style>
    <style:style style:name="P1081" style:parent-style-name="TableContents" style:family="paragraph">
      <style:paragraph-properties style:snap-to-layout-grid="false"/>
      <style:text-properties fo:language="en" fo:country="US"/>
    </style:style>
    <style:style style:name="TableCell1082" style:family="table-cell">
      <style:table-cell-properties fo:border="none" style:writing-mode="lr-tb" fo:padding-top="0.0381in" fo:padding-left="0.0381in" fo:padding-bottom="0.0381in" fo:padding-right="0.0381in"/>
    </style:style>
    <style:style style:name="P1083" style:parent-style-name="TableContents" style:family="paragraph">
      <style:paragraph-properties style:snap-to-layout-grid="false" fo:text-align="center"/>
      <style:text-properties fo:language="en" fo:country="US"/>
    </style:style>
    <style:style style:name="TableCell1084" style:family="table-cell">
      <style:table-cell-properties fo:border="none" style:writing-mode="lr-tb" fo:padding-top="0.0381in" fo:padding-left="0.0381in" fo:padding-bottom="0.0381in" fo:padding-right="0.0381in"/>
    </style:style>
    <style:style style:name="P1085" style:parent-style-name="TableContents" style:family="paragraph">
      <style:paragraph-properties style:snap-to-layout-grid="false" fo:text-align="center"/>
      <style:text-properties fo:language="en" fo:country="US"/>
    </style:style>
    <style:style style:name="TableRow1086" style:family="table-row">
      <style:table-row-properties style:use-optimal-row-height="false"/>
    </style:style>
    <style:style style:name="TableCell1087" style:family="table-cell">
      <style:table-cell-properties fo:border-top="none" fo:border-left="none" fo:border-bottom="0.0034in solid #000000" fo:border-right="none" style:writing-mode="lr-tb" fo:padding-top="0.0381in" fo:padding-left="0.0381in" fo:padding-bottom="0.0381in" fo:padding-right="0.0381in"/>
    </style:style>
    <style:style style:name="P1088" style:parent-style-name="TableContents" style:family="paragraph">
      <style:text-properties fo:language="en" fo:country="US"/>
    </style:style>
    <style:style style:name="TableCell1089" style:family="table-cell">
      <style:table-cell-properties fo:border-top="none" fo:border-left="none" fo:border-bottom="0.0034in solid #000000" fo:border-right="none" style:writing-mode="lr-tb" fo:padding-top="0.0381in" fo:padding-left="0.0381in" fo:padding-bottom="0.0381in" fo:padding-right="0.0381in"/>
    </style:style>
    <style:style style:name="P1090" style:parent-style-name="TableContents" style:family="paragraph">
      <style:paragraph-properties style:snap-to-layout-grid="false" fo:text-align="end"/>
      <style:text-properties fo:language="en" fo:country="US"/>
    </style:style>
    <style:style style:name="TableCell1091" style:family="table-cell">
      <style:table-cell-properties fo:border-top="none" fo:border-left="none" fo:border-bottom="0.0034in solid #000000" fo:border-right="none" style:writing-mode="lr-tb" fo:padding-top="0.0381in" fo:padding-left="0.0381in" fo:padding-bottom="0.0381in" fo:padding-right="0.0381in"/>
    </style:style>
    <style:style style:name="P1092" style:parent-style-name="TableContents" style:family="paragraph">
      <style:paragraph-properties style:snap-to-layout-grid="false"/>
      <style:text-properties fo:language="en" fo:country="US"/>
    </style:style>
    <style:style style:name="TableCell1093" style:family="table-cell">
      <style:table-cell-properties fo:border-top="none" fo:border-left="none" fo:border-bottom="0.0034in solid #000000" fo:border-right="none" style:writing-mode="lr-tb" fo:padding-top="0.0381in" fo:padding-left="0.0381in" fo:padding-bottom="0.0381in" fo:padding-right="0.0381in"/>
    </style:style>
    <style:style style:name="P1094" style:parent-style-name="TableContents" style:family="paragraph">
      <style:paragraph-properties style:snap-to-layout-grid="false" fo:text-align="center"/>
      <style:text-properties fo:language="en" fo:country="US"/>
    </style:style>
    <style:style style:name="TableCell1095" style:family="table-cell">
      <style:table-cell-properties fo:border-top="none" fo:border-left="none" fo:border-bottom="0.0034in solid #000000" fo:border-right="none" style:writing-mode="lr-tb" fo:padding-top="0.0381in" fo:padding-left="0.0381in" fo:padding-bottom="0.0381in" fo:padding-right="0.0381in"/>
    </style:style>
    <style:style style:name="P1096" style:parent-style-name="TableContents" style:family="paragraph">
      <style:paragraph-properties style:snap-to-layout-grid="false" fo:text-align="center"/>
      <style:text-properties fo:language="en" fo:country="US"/>
    </style:style>
    <style:style style:name="P1097" style:parent-style-name="PreformattedText" style:family="paragraph">
      <style:paragraph-properties fo:line-height="200%"/>
      <style:text-properties style:font-name="Times New Roman" style:font-name-asian="Segoe UI" style:font-name-complex="Times New Roman" fo:color="#000000" style:font-size-complex="12pt" fo:language="en" fo:country="US"/>
    </style:style>
    <style:style style:name="P1098" style:parent-style-name="PreformattedText" style:family="paragraph">
      <style:paragraph-properties fo:break-before="page" fo:line-height="200%"/>
    </style:style>
    <style:style style:name="T1099" style:parent-style-name="DefaultParagraphFont" style:family="text">
      <style:text-properties style:font-name="Times New Roman" style:font-name-complex="Times New Roman" fo:font-size="12pt" style:font-size-asian="12pt" style:font-size-complex="12pt" fo:language="en" fo:country="US"/>
    </style:style>
    <style:style style:name="T1100"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01" style:parent-style-name="DefaultParagraphFont" style:family="text">
      <style:text-properties style:font-name="Times New Roman" style:font-name-asian="Segoe UI" style:font-name-complex="Times New Roman" fo:font-style="italic" style:font-style-asian="italic" style:font-style-complex="italic" fo:font-size="12pt" style:font-size-asian="12pt" style:font-size-complex="12pt" fo:language="en" fo:country="US"/>
    </style:style>
    <style:style style:name="T1102"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03"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04"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ableColumn1106" style:family="table-column">
      <style:table-column-properties style:column-width="2.0305in" style:use-optimal-column-width="false"/>
    </style:style>
    <style:style style:name="TableColumn1107" style:family="table-column">
      <style:table-column-properties style:column-width="0.5493in" style:use-optimal-column-width="false"/>
    </style:style>
    <style:style style:name="TableColumn1108" style:family="table-column">
      <style:table-column-properties style:column-width="0.3409in" style:use-optimal-column-width="false"/>
    </style:style>
    <style:style style:name="TableColumn1109" style:family="table-column">
      <style:table-column-properties style:column-width="0.968in" style:use-optimal-column-width="false"/>
    </style:style>
    <style:style style:name="Table1105" style:family="table">
      <style:table-properties style:width="3.8888in" fo:margin-left="0in" table:align="left"/>
    </style:style>
    <style:style style:name="TableRow1110" style:family="table-row">
      <style:table-row-properties style:use-optimal-row-height="false"/>
    </style:style>
    <style:style style:name="TableCell1111" style:family="table-cell">
      <style:table-cell-properties fo:border-top="0.0034in solid #000000" fo:border-left="none" fo:border-bottom="none" fo:border-right="none" style:writing-mode="lr-tb" fo:padding-top="0.0381in" fo:padding-left="0.0381in" fo:padding-bottom="0.0381in" fo:padding-right="0.0381in"/>
    </style:style>
    <style:style style:name="P1112" style:parent-style-name="TableContents" style:family="paragraph">
      <style:paragraph-properties style:snap-to-layout-grid="false"/>
      <style:text-properties fo:language="en" fo:country="US"/>
    </style:style>
    <style:style style:name="TableCell1113"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1114" style:parent-style-name="TableContents" style:family="paragraph">
      <style:paragraph-properties fo:text-align="center"/>
    </style:style>
    <style:style style:name="T1115" style:parent-style-name="DefaultParagraphFont" style:family="text">
      <style:text-properties style:font-name="Symbol" fo:language="en" fo:country="US"/>
    </style:style>
    <style:style style:name="T1116" style:parent-style-name="DefaultParagraphFont" style:family="text">
      <style:text-properties style:text-position="super 66.6%" fo:language="en" fo:country="US"/>
    </style:style>
    <style:style style:name="TableCell1117" style:family="table-cell">
      <style:table-cell-properties fo:border-top="0.0034in solid #000000" fo:border-left="none" fo:border-bottom="none" fo:border-right="none" style:writing-mode="lr-tb" style:vertical-align="middle" fo:padding-top="0.0381in" fo:padding-left="0.0381in" fo:padding-bottom="0.0381in" fo:padding-right="0.0381in"/>
    </style:style>
    <style:style style:name="P1118" style:parent-style-name="TableContents" style:family="paragraph">
      <style:paragraph-properties fo:text-align="center"/>
      <style:text-properties fo:language="en" fo:country="US"/>
    </style:style>
    <style:style style:name="TableRow1119" style:family="table-row">
      <style:table-row-properties style:use-optimal-row-height="false"/>
    </style:style>
    <style:style style:name="TableCell1120" style:family="table-cell">
      <style:table-cell-properties fo:border-top="0.0034in solid #000000" fo:border-left="none" fo:border-bottom="none" fo:border-right="none" style:writing-mode="lr-tb" fo:padding-top="0.0381in" fo:padding-left="0.0381in" fo:padding-bottom="0.0381in" fo:padding-right="0.0381in"/>
    </style:style>
    <style:style style:name="P1121" style:parent-style-name="TableContents" style:family="paragraph">
      <style:text-properties fo:language="en" fo:country="US"/>
    </style:style>
    <style:style style:name="TableCell1122" style:family="table-cell">
      <style:table-cell-properties fo:border-top="0.0034in solid #000000" fo:border-left="none" fo:border-bottom="none" fo:border-right="none" style:writing-mode="lr-tb" style:vertical-align="bottom" fo:padding-top="0.0381in" fo:padding-left="0.0381in" fo:padding-bottom="0.0381in" fo:padding-right="0.0381in"/>
    </style:style>
    <style:style style:name="P1123" style:parent-style-name="TableContents" style:family="paragraph">
      <style:paragraph-properties fo:text-align="center"/>
      <style:text-properties fo:language="en" fo:country="US"/>
    </style:style>
    <style:style style:name="TableCell1124" style:family="table-cell">
      <style:table-cell-properties fo:border-top="0.0034in solid #000000" fo:border-left="none" fo:border-bottom="none" fo:border-right="none" style:writing-mode="lr-tb" style:vertical-align="bottom" fo:padding-top="0.0381in" fo:padding-left="0.0381in" fo:padding-bottom="0.0381in" fo:padding-right="0.0381in"/>
    </style:style>
    <style:style style:name="P1125" style:parent-style-name="TableContents" style:family="paragraph">
      <style:text-properties fo:language="en" fo:country="US"/>
    </style:style>
    <style:style style:name="TableCell1126" style:family="table-cell">
      <style:table-cell-properties fo:border-top="0.0034in solid #000000" fo:border-left="none" fo:border-bottom="none" fo:border-right="none" style:writing-mode="lr-tb" style:vertical-align="bottom" fo:padding-top="0.0381in" fo:padding-left="0.0381in" fo:padding-bottom="0.0381in" fo:padding-right="0.0381in"/>
    </style:style>
    <style:style style:name="P1127" style:parent-style-name="TableContents" style:family="paragraph">
      <style:paragraph-properties fo:text-align="center"/>
      <style:text-properties fo:language="en" fo:country="US"/>
    </style:style>
    <style:style style:name="TableRow1128" style:family="table-row">
      <style:table-row-properties style:use-optimal-row-height="false"/>
    </style:style>
    <style:style style:name="TableCell1129" style:family="table-cell">
      <style:table-cell-properties fo:border="none" style:writing-mode="lr-tb" fo:padding-top="0.0381in" fo:padding-left="0.0381in" fo:padding-bottom="0.0381in" fo:padding-right="0.0381in"/>
    </style:style>
    <style:style style:name="P1130" style:parent-style-name="TableContents" style:family="paragraph">
      <style:text-properties fo:language="en" fo:country="US"/>
    </style:style>
    <style:style style:name="TableRow1131" style:family="table-row">
      <style:table-row-properties style:use-optimal-row-height="false"/>
    </style:style>
    <style:style style:name="TableCell1132" style:family="table-cell">
      <style:table-cell-properties fo:border-top="none" fo:border-left="none" fo:border-bottom="0.0034in solid #000000" fo:border-right="none" style:writing-mode="lr-tb" fo:padding-top="0.0381in" fo:padding-left="0.0381in" fo:padding-bottom="0.0381in" fo:padding-right="0.0381in"/>
    </style:style>
    <style:style style:name="P1133" style:parent-style-name="TableContents" style:family="paragraph">
      <style:text-properties fo:language="en" fo:country="US"/>
    </style:style>
    <style:style style:name="TableCell1134" style:family="table-cell">
      <style:table-cell-properties fo:border-top="none" fo:border-left="none" fo:border-bottom="0.0034in solid #000000" fo:border-right="none" style:writing-mode="lr-tb" fo:padding-top="0.0381in" fo:padding-left="0.0381in" fo:padding-bottom="0.0381in" fo:padding-right="0.0381in"/>
    </style:style>
    <style:style style:name="P1135" style:parent-style-name="TableContents" style:family="paragraph">
      <style:paragraph-properties fo:text-align="center"/>
      <style:text-properties fo:language="en" fo:country="US"/>
    </style:style>
    <style:style style:name="TableCell1136" style:family="table-cell">
      <style:table-cell-properties fo:border-top="none" fo:border-left="none" fo:border-bottom="0.0034in solid #000000" fo:border-right="none" style:writing-mode="lr-tb" fo:padding-top="0.0381in" fo:padding-left="0.0381in" fo:padding-bottom="0.0381in" fo:padding-right="0.0381in"/>
    </style:style>
    <style:style style:name="P1137" style:parent-style-name="TableContents" style:family="paragraph">
      <style:text-properties fo:language="en" fo:country="US"/>
    </style:style>
    <style:style style:name="TableCell1138" style:family="table-cell">
      <style:table-cell-properties fo:border-top="none" fo:border-left="none" fo:border-bottom="0.0034in solid #000000" fo:border-right="none" style:writing-mode="lr-tb" fo:padding-top="0.0381in" fo:padding-left="0.0381in" fo:padding-bottom="0.0381in" fo:padding-right="0.0381in"/>
    </style:style>
    <style:style style:name="P1139" style:parent-style-name="TableContents" style:family="paragraph">
      <style:paragraph-properties fo:text-align="center"/>
      <style:text-properties fo:language="en" fo:country="US"/>
    </style:style>
    <style:style style:name="TableRow1140" style:family="table-row">
      <style:table-row-properties style:use-optimal-row-height="false"/>
    </style:style>
    <style:style style:name="TableCell1141" style:family="table-cell">
      <style:table-cell-properties fo:border="none" style:writing-mode="lr-tb" fo:padding-top="0.0381in" fo:padding-left="0.0381in" fo:padding-bottom="0.0381in" fo:padding-right="0.0381in"/>
    </style:style>
    <style:style style:name="P1142" style:parent-style-name="TableContents" style:family="paragraph">
      <style:text-properties fo:language="en" fo:country="US"/>
    </style:style>
    <style:style style:name="TableCell1143" style:family="table-cell">
      <style:table-cell-properties fo:border="none" style:writing-mode="lr-tb" style:vertical-align="bottom" fo:padding-top="0.0381in" fo:padding-left="0.0381in" fo:padding-bottom="0.0381in" fo:padding-right="0.0381in"/>
    </style:style>
    <style:style style:name="P1144" style:parent-style-name="TableContents" style:family="paragraph">
      <style:paragraph-properties fo:text-align="end"/>
      <style:text-properties fo:language="en" fo:country="US"/>
    </style:style>
    <style:style style:name="TableCell1145" style:family="table-cell">
      <style:table-cell-properties fo:border="none" style:writing-mode="lr-tb" style:vertical-align="bottom" fo:padding-top="0.0381in" fo:padding-left="0.0381in" fo:padding-bottom="0.0381in" fo:padding-right="0.0381in"/>
    </style:style>
    <style:style style:name="P1146" style:parent-style-name="TableContents" style:family="paragraph">
      <style:text-properties fo:language="en" fo:country="US"/>
    </style:style>
    <style:style style:name="TableCell1147" style:family="table-cell">
      <style:table-cell-properties fo:border="none" style:writing-mode="lr-tb" style:vertical-align="bottom" fo:padding-top="0.0381in" fo:padding-left="0.0381in" fo:padding-bottom="0.0381in" fo:padding-right="0.0381in"/>
    </style:style>
    <style:style style:name="P1148" style:parent-style-name="TableContents" style:family="paragraph">
      <style:paragraph-properties fo:text-align="center"/>
      <style:text-properties fo:language="en" fo:country="US"/>
    </style:style>
    <style:style style:name="TableRow1149" style:family="table-row">
      <style:table-row-properties style:use-optimal-row-height="false"/>
    </style:style>
    <style:style style:name="TableCell1150" style:family="table-cell">
      <style:table-cell-properties fo:border="none" style:writing-mode="lr-tb" fo:padding-top="0.0381in" fo:padding-left="0.0381in" fo:padding-bottom="0.0381in" fo:padding-right="0.0381in"/>
    </style:style>
    <style:style style:name="P1151" style:parent-style-name="TableContents" style:family="paragraph">
      <style:text-properties fo:language="en" fo:country="US"/>
    </style:style>
    <style:style style:name="TableRow1152" style:family="table-row">
      <style:table-row-properties style:use-optimal-row-height="false"/>
    </style:style>
    <style:style style:name="TableCell1153" style:family="table-cell">
      <style:table-cell-properties fo:border="none" style:writing-mode="lr-tb" fo:padding-top="0.0381in" fo:padding-left="0.0381in" fo:padding-bottom="0.0381in" fo:padding-right="0.0381in"/>
    </style:style>
    <style:style style:name="P1154" style:parent-style-name="TableContents" style:family="paragraph">
      <style:text-properties fo:language="en" fo:country="US"/>
    </style:style>
    <style:style style:name="TableCell1155" style:family="table-cell">
      <style:table-cell-properties fo:border="none" style:writing-mode="lr-tb" fo:padding-top="0.0381in" fo:padding-left="0.0381in" fo:padding-bottom="0.0381in" fo:padding-right="0.0381in"/>
    </style:style>
    <style:style style:name="P1156" style:parent-style-name="TableContents" style:family="paragraph">
      <style:paragraph-properties fo:text-align="end"/>
      <style:text-properties fo:language="en" fo:country="US"/>
    </style:style>
    <style:style style:name="TableCell1157" style:family="table-cell">
      <style:table-cell-properties fo:border="none" style:writing-mode="lr-tb" fo:padding-top="0.0381in" fo:padding-left="0.0381in" fo:padding-bottom="0.0381in" fo:padding-right="0.0381in"/>
    </style:style>
    <style:style style:name="P1158" style:parent-style-name="TableContents" style:family="paragraph">
      <style:text-properties fo:language="en" fo:country="US"/>
    </style:style>
    <style:style style:name="TableCell1159" style:family="table-cell">
      <style:table-cell-properties fo:border="none" style:writing-mode="lr-tb" fo:padding-top="0.0381in" fo:padding-left="0.0381in" fo:padding-bottom="0.0381in" fo:padding-right="0.0381in"/>
    </style:style>
    <style:style style:name="P1160" style:parent-style-name="TableContents" style:family="paragraph">
      <style:paragraph-properties fo:text-align="center"/>
      <style:text-properties fo:language="en" fo:country="US"/>
    </style:style>
    <style:style style:name="TableRow1161" style:family="table-row">
      <style:table-row-properties style:use-optimal-row-height="false"/>
    </style:style>
    <style:style style:name="TableCell1162" style:family="table-cell">
      <style:table-cell-properties fo:border-top="none" fo:border-left="none" fo:border-bottom="0.0034in solid #000000" fo:border-right="none" style:writing-mode="lr-tb" fo:padding-top="0.0381in" fo:padding-left="0.0381in" fo:padding-bottom="0.0381in" fo:padding-right="0.0381in"/>
    </style:style>
    <style:style style:name="P1163" style:parent-style-name="TableContents" style:family="paragraph">
      <style:text-properties fo:language="en" fo:country="US"/>
    </style:style>
    <style:style style:name="TableCell1164" style:family="table-cell">
      <style:table-cell-properties fo:border-top="none" fo:border-left="none" fo:border-bottom="0.0034in solid #000000" fo:border-right="none" style:writing-mode="lr-tb" fo:padding-top="0.0381in" fo:padding-left="0.0381in" fo:padding-bottom="0.0381in" fo:padding-right="0.0381in"/>
    </style:style>
    <style:style style:name="P1165" style:parent-style-name="TableContents" style:family="paragraph">
      <style:paragraph-properties fo:text-align="end"/>
      <style:text-properties fo:language="en" fo:country="US"/>
    </style:style>
    <style:style style:name="TableCell1166" style:family="table-cell">
      <style:table-cell-properties fo:border-top="none" fo:border-left="none" fo:border-bottom="0.0034in solid #000000" fo:border-right="none" style:writing-mode="lr-tb" fo:padding-top="0.0381in" fo:padding-left="0.0381in" fo:padding-bottom="0.0381in" fo:padding-right="0.0381in"/>
    </style:style>
    <style:style style:name="P1167" style:parent-style-name="TableContents" style:family="paragraph">
      <style:text-properties fo:language="en" fo:country="US"/>
    </style:style>
    <style:style style:name="TableCell1168" style:family="table-cell">
      <style:table-cell-properties fo:border-top="none" fo:border-left="none" fo:border-bottom="0.0034in solid #000000" fo:border-right="none" style:writing-mode="lr-tb" fo:padding-top="0.0381in" fo:padding-left="0.0381in" fo:padding-bottom="0.0381in" fo:padding-right="0.0381in"/>
    </style:style>
    <style:style style:name="P1169" style:parent-style-name="TableContents" style:family="paragraph">
      <style:paragraph-properties fo:text-align="center"/>
      <style:text-properties fo:language="en" fo:country="US"/>
    </style:style>
    <style:style style:name="P1170" style:parent-style-name="PreformattedText" style:family="paragraph">
      <style:paragraph-properties fo:line-height="200%"/>
      <style:text-properties style:font-name="Times New Roman" style:font-name-asian="Segoe UI" style:font-name-complex="Times New Roman" fo:color="#000000" style:font-size-complex="12pt" fo:language="en" fo:country="US"/>
    </style:style>
    <style:style style:name="P1171" style:parent-style-name="PreformattedText" style:family="paragraph">
      <style:paragraph-properties fo:break-before="page" fo:line-height="200%"/>
    </style:style>
    <style:style style:name="T1172" style:parent-style-name="DefaultParagraphFont" style:family="text">
      <style:text-properties style:font-name="Times New Roman" style:font-name-complex="Times New Roman" fo:font-size="12pt" style:font-size-asian="12pt" style:font-size-complex="12pt" fo:language="en" fo:country="US"/>
    </style:style>
    <style:style style:name="T1173"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1174" style:parent-style-name="DefaultParagraphFont" style:family="text">
      <style:text-properties style:font-name="Times New Roman" style:font-name-complex="Times New Roman" fo:font-size="12pt" style:font-size-asian="12pt" style:font-size-complex="12pt" fo:language="en" fo:country="US"/>
    </style:style>
    <style:style style:name="T1175"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76" style:parent-style-name="DefaultParagraphFont" style:family="text">
      <style:text-properties style:font-name="Times New Roman" style:font-name-asian="Segoe UI" style:font-name-complex="Times New Roman" fo:font-style="italic" style:font-style-asian="italic" style:font-style-complex="italic" fo:font-size="12pt" style:font-size-asian="12pt" style:font-size-complex="12pt" fo:language="en" fo:country="US"/>
    </style:style>
    <style:style style:name="T1177"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78"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79" style:parent-style-name="DefaultParagraphFont" style:family="text">
      <style:text-properties style:font-name="Times New Roman" style:font-name-complex="Times New Roman" fo:font-size="12pt" style:font-size-asian="12pt" style:font-size-complex="12pt" fo:language="en" fo:country="US"/>
    </style:style>
    <style:style style:name="T1180" style:parent-style-name="DefaultParagraphFont" style:family="text">
      <style:text-properties style:font-name="Times New Roman" style:font-name-asian="Adobe Garamond Pro" style:font-name-complex="Times New Roman" fo:color="#000000" fo:font-size="12pt" style:font-size-asian="12pt" style:font-size-complex="12pt" fo:language="en" fo:country="US"/>
    </style:style>
    <style:style style:name="T1181" style:parent-style-name="DefaultParagraphFont" style:family="text">
      <style:text-properties style:font-name="Times New Roman" style:font-name-complex="Times New Roman" fo:font-size="12pt" style:font-size-asian="12pt" style:font-size-complex="12pt" fo:language="en" fo:country="US"/>
    </style:style>
    <style:style style:name="T1182"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1183" style:parent-style-name="DefaultParagraphFont" style:family="text">
      <style:text-properties style:font-name="Times New Roman" style:font-name-complex="Times New Roman" fo:font-size="12pt" style:font-size-asian="12pt" style:font-size-complex="12pt" fo:language="en" fo:country="US"/>
    </style:style>
    <style:style style:name="T1184"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1185"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86"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87"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1188"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89"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1190"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1191"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1192" style:parent-style-name="DefaultParagraphFont" style:family="text">
      <style:text-properties style:font-name="Times New Roman" style:font-name-asian="SimSun" style:font-name-complex="Times New Roman" fo:font-size="12pt" style:font-size-asian="12pt" style:font-size-complex="12pt" fo:language="en" fo:country="US"/>
    </style:style>
    <style:style style:name="T1193" style:parent-style-name="DefaultParagraphFont" style:family="text">
      <style:text-properties style:font-name="Times New Roman" style:font-name-asian="Segoe UI" style:font-name-complex="Times New Roman" fo:font-size="12pt" style:font-size-asian="12pt" style:font-size-complex="12pt" fo:language="en" fo:country="US"/>
    </style:style>
    <style:style style:name="TableColumn1195" style:family="table-column">
      <style:table-column-properties style:column-width="4.0805in" style:use-optimal-column-width="false"/>
    </style:style>
    <style:style style:name="TableColumn1196" style:family="table-column">
      <style:table-column-properties style:column-width="0.4659in" style:use-optimal-column-width="false"/>
    </style:style>
    <style:style style:name="TableColumn1197" style:family="table-column">
      <style:table-column-properties style:column-width="0.3409in" style:use-optimal-column-width="false"/>
    </style:style>
    <style:style style:name="TableColumn1198" style:family="table-column">
      <style:table-column-properties style:column-width="0.8458in" style:use-optimal-column-width="false"/>
    </style:style>
    <style:style style:name="Table1194" style:family="table">
      <style:table-properties style:width="5.7333in" fo:margin-left="0in" table:align="left"/>
    </style:style>
    <style:style style:name="TableRow1199" style:family="table-row">
      <style:table-row-properties style:use-optimal-row-height="false"/>
    </style:style>
    <style:style style:name="TableCell1200"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1201" style:parent-style-name="Standard" style:family="paragraph">
      <style:paragraph-properties style:snap-to-layout-grid="false"/>
      <style:text-properties fo:language="en" fo:country="US"/>
    </style:style>
    <style:style style:name="TableCell1202"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1203" style:parent-style-name="TableContents" style:family="paragraph">
      <style:paragraph-properties fo:text-align="center"/>
    </style:style>
    <style:style style:name="T1204" style:parent-style-name="DefaultParagraphFont" style:family="text">
      <style:text-properties style:font-name="Symbol" fo:language="en" fo:country="US"/>
    </style:style>
    <style:style style:name="T1205" style:parent-style-name="DefaultParagraphFont" style:family="text">
      <style:text-properties style:text-position="super 66.6%" fo:language="en" fo:country="US"/>
    </style:style>
    <style:style style:name="TableCell1206" style:family="table-cell">
      <style:table-cell-properties fo:border-top="0.0034in solid #000000" fo:border-left="none" fo:border-bottom="0.0034in solid #000000" fo:border-right="none" style:writing-mode="lr-tb" style:vertical-align="middle" fo:padding-top="0.0381in" fo:padding-left="0.0381in" fo:padding-bottom="0.0381in" fo:padding-right="0.0381in"/>
    </style:style>
    <style:style style:name="P1207" style:parent-style-name="TableContents" style:family="paragraph">
      <style:paragraph-properties fo:text-align="center"/>
      <style:text-properties fo:language="en" fo:country="US"/>
    </style:style>
    <style:style style:name="TableRow1208" style:family="table-row">
      <style:table-row-properties style:use-optimal-row-height="false"/>
    </style:style>
    <style:style style:name="TableCell1209" style:family="table-cell">
      <style:table-cell-properties fo:border="none" style:writing-mode="lr-tb" fo:padding-top="0.0381in" fo:padding-left="0.0381in" fo:padding-bottom="0.0381in" fo:padding-right="0.0381in"/>
    </style:style>
    <style:style style:name="P1210" style:parent-style-name="Standard" style:family="paragraph">
      <style:paragraph-properties style:snap-to-layout-grid="false"/>
      <style:text-properties fo:language="en" fo:country="US"/>
    </style:style>
    <style:style style:name="TableCell1211" style:family="table-cell">
      <style:table-cell-properties fo:border-top="0.0034in solid #000000" fo:border-left="none" fo:border-bottom="none" fo:border-right="none" style:writing-mode="lr-tb" fo:padding-top="0.0381in" fo:padding-left="0.0381in" fo:padding-bottom="0.0381in" fo:padding-right="0.0381in"/>
    </style:style>
    <style:style style:name="P1212" style:parent-style-name="TableContents" style:family="paragraph">
      <style:paragraph-properties style:snap-to-layout-grid="false" fo:text-align="end"/>
      <style:text-properties fo:language="en" fo:country="US"/>
    </style:style>
    <style:style style:name="TableCell1213" style:family="table-cell">
      <style:table-cell-properties fo:border-top="0.0034in solid #000000" fo:border-left="none" fo:border-bottom="none" fo:border-right="none" style:writing-mode="lr-tb" fo:padding-top="0.0381in" fo:padding-left="0.0381in" fo:padding-bottom="0.0381in" fo:padding-right="0.0381in"/>
    </style:style>
    <style:style style:name="P1214" style:parent-style-name="TableContents" style:family="paragraph">
      <style:paragraph-properties style:snap-to-layout-grid="false"/>
      <style:text-properties fo:language="en" fo:country="US"/>
    </style:style>
    <style:style style:name="TableCell1215" style:family="table-cell">
      <style:table-cell-properties fo:border-top="0.0034in solid #000000" fo:border-left="none" fo:border-bottom="none" fo:border-right="none" style:writing-mode="lr-tb" fo:padding-top="0.0381in" fo:padding-left="0.0381in" fo:padding-bottom="0.0381in" fo:padding-right="0.0381in"/>
    </style:style>
    <style:style style:name="P1216" style:parent-style-name="Standard" style:family="paragraph">
      <style:paragraph-properties fo:text-align="center"/>
      <style:text-properties fo:language="en" fo:country="US"/>
    </style:style>
    <style:style style:name="TableRow1217" style:family="table-row">
      <style:table-row-properties style:use-optimal-row-height="false"/>
    </style:style>
    <style:style style:name="TableCell1218" style:family="table-cell">
      <style:table-cell-properties fo:border="none" style:writing-mode="lr-tb" fo:padding-top="0.0381in" fo:padding-left="0.0381in" fo:padding-bottom="0.0381in" fo:padding-right="0.0381in"/>
    </style:style>
    <style:style style:name="P1219" style:parent-style-name="TableContents" style:family="paragraph">
      <style:text-properties fo:language="en" fo:country="US"/>
    </style:style>
    <style:style style:name="TableCell1220" style:family="table-cell">
      <style:table-cell-properties fo:border="none" style:writing-mode="lr-tb" fo:padding-top="0.0381in" fo:padding-left="0.0381in" fo:padding-bottom="0.0381in" fo:padding-right="0.0381in"/>
    </style:style>
    <style:style style:name="P1221" style:parent-style-name="TableContents" style:family="paragraph">
      <style:paragraph-properties fo:text-align="end"/>
      <style:text-properties fo:language="en" fo:country="US"/>
    </style:style>
    <style:style style:name="TableCell1222" style:family="table-cell">
      <style:table-cell-properties fo:border="none" style:writing-mode="lr-tb" fo:padding-top="0.0381in" fo:padding-left="0.0381in" fo:padding-bottom="0.0381in" fo:padding-right="0.0381in"/>
    </style:style>
    <style:style style:name="P1223" style:parent-style-name="TableContents" style:family="paragraph">
      <style:text-properties fo:language="en" fo:country="US"/>
    </style:style>
    <style:style style:name="TableCell1224" style:family="table-cell">
      <style:table-cell-properties fo:border="none" style:writing-mode="lr-tb" fo:padding-top="0.0381in" fo:padding-left="0.0381in" fo:padding-bottom="0.0381in" fo:padding-right="0.0381in"/>
    </style:style>
    <style:style style:name="P1225" style:parent-style-name="TableContents" style:family="paragraph">
      <style:paragraph-properties fo:text-align="center"/>
      <style:text-properties fo:language="en" fo:country="US"/>
    </style:style>
    <style:style style:name="TableRow1226" style:family="table-row">
      <style:table-row-properties style:use-optimal-row-height="false"/>
    </style:style>
    <style:style style:name="TableCell1227" style:family="table-cell">
      <style:table-cell-properties fo:border="none" style:writing-mode="lr-tb" fo:padding-top="0.0381in" fo:padding-left="0.0381in" fo:padding-bottom="0.0381in" fo:padding-right="0.0381in"/>
    </style:style>
    <style:style style:name="P1228" style:parent-style-name="TableContents" style:family="paragraph">
      <style:text-properties fo:language="en" fo:country="US"/>
    </style:style>
    <style:style style:name="TableCell1229" style:family="table-cell">
      <style:table-cell-properties fo:border="none" style:writing-mode="lr-tb" fo:padding-top="0.0381in" fo:padding-left="0.0381in" fo:padding-bottom="0.0381in" fo:padding-right="0.0381in"/>
    </style:style>
    <style:style style:name="P1230" style:parent-style-name="TableContents" style:family="paragraph">
      <style:paragraph-properties fo:text-align="end"/>
      <style:text-properties fo:language="en" fo:country="US"/>
    </style:style>
    <style:style style:name="TableCell1231" style:family="table-cell">
      <style:table-cell-properties fo:border="none" style:writing-mode="lr-tb" fo:padding-top="0.0381in" fo:padding-left="0.0381in" fo:padding-bottom="0.0381in" fo:padding-right="0.0381in"/>
    </style:style>
    <style:style style:name="P1232" style:parent-style-name="TableContents" style:family="paragraph">
      <style:text-properties fo:language="en" fo:country="US"/>
    </style:style>
    <style:style style:name="TableCell1233" style:family="table-cell">
      <style:table-cell-properties fo:border="none" style:writing-mode="lr-tb" fo:padding-top="0.0381in" fo:padding-left="0.0381in" fo:padding-bottom="0.0381in" fo:padding-right="0.0381in"/>
    </style:style>
    <style:style style:name="P1234" style:parent-style-name="TableContents" style:family="paragraph">
      <style:paragraph-properties fo:text-align="center"/>
      <style:text-properties fo:language="en" fo:country="US"/>
    </style:style>
    <style:style style:name="TableRow1235" style:family="table-row">
      <style:table-row-properties style:use-optimal-row-height="false"/>
    </style:style>
    <style:style style:name="TableCell1236" style:family="table-cell">
      <style:table-cell-properties fo:border="none" style:writing-mode="lr-tb" fo:padding-top="0.0381in" fo:padding-left="0.0381in" fo:padding-bottom="0.0381in" fo:padding-right="0.0381in"/>
    </style:style>
    <style:style style:name="P1237" style:parent-style-name="Standard" style:family="paragraph">
      <style:paragraph-properties style:snap-to-layout-grid="false"/>
      <style:text-properties fo:language="en" fo:country="US"/>
    </style:style>
    <style:style style:name="TableCell1238" style:family="table-cell">
      <style:table-cell-properties fo:border="none" style:writing-mode="lr-tb" fo:padding-top="0.0381in" fo:padding-left="0.0381in" fo:padding-bottom="0.0381in" fo:padding-right="0.0381in"/>
    </style:style>
    <style:style style:name="P1239" style:parent-style-name="TableContents" style:family="paragraph">
      <style:paragraph-properties fo:text-align="end"/>
      <style:text-properties fo:language="en" fo:country="US"/>
    </style:style>
    <style:style style:name="TableCell1240" style:family="table-cell">
      <style:table-cell-properties fo:border="none" style:writing-mode="lr-tb" fo:padding-top="0.0381in" fo:padding-left="0.0381in" fo:padding-bottom="0.0381in" fo:padding-right="0.0381in"/>
    </style:style>
    <style:style style:name="P1241" style:parent-style-name="TableContents" style:family="paragraph">
      <style:text-properties fo:language="en" fo:country="US"/>
    </style:style>
    <style:style style:name="TableCell1242" style:family="table-cell">
      <style:table-cell-properties fo:border="none" style:writing-mode="lr-tb" fo:padding-top="0.0381in" fo:padding-left="0.0381in" fo:padding-bottom="0.0381in" fo:padding-right="0.0381in"/>
    </style:style>
    <style:style style:name="P1243" style:parent-style-name="TableContents" style:family="paragraph">
      <style:paragraph-properties style:snap-to-layout-grid="false" fo:text-align="center"/>
      <style:text-properties fo:language="en" fo:country="US"/>
    </style:style>
    <style:style style:name="TableRow1244" style:family="table-row">
      <style:table-row-properties style:use-optimal-row-height="false"/>
    </style:style>
    <style:style style:name="TableCell1245" style:family="table-cell">
      <style:table-cell-properties fo:border="none" style:writing-mode="lr-tb" fo:padding-top="0.0381in" fo:padding-left="0.0381in" fo:padding-bottom="0.0381in" fo:padding-right="0.0381in"/>
    </style:style>
    <style:style style:name="P1246" style:parent-style-name="Standard" style:family="paragraph">
      <style:paragraph-properties style:snap-to-layout-grid="false"/>
      <style:text-properties fo:language="en" fo:country="US"/>
    </style:style>
    <style:style style:name="TableCell1247" style:family="table-cell">
      <style:table-cell-properties fo:border="none" style:writing-mode="lr-tb" fo:padding-top="0.0381in" fo:padding-left="0.0381in" fo:padding-bottom="0.0381in" fo:padding-right="0.0381in"/>
    </style:style>
    <style:style style:name="P1248" style:parent-style-name="TableContents" style:family="paragraph">
      <style:paragraph-properties fo:text-align="end"/>
      <style:text-properties fo:language="en" fo:country="US"/>
    </style:style>
    <style:style style:name="TableCell1249" style:family="table-cell">
      <style:table-cell-properties fo:border="none" style:writing-mode="lr-tb" fo:padding-top="0.0381in" fo:padding-left="0.0381in" fo:padding-bottom="0.0381in" fo:padding-right="0.0381in"/>
    </style:style>
    <style:style style:name="P1250" style:parent-style-name="TableContents" style:family="paragraph">
      <style:text-properties fo:language="en" fo:country="US"/>
    </style:style>
    <style:style style:name="TableCell1251" style:family="table-cell">
      <style:table-cell-properties fo:border="none" style:writing-mode="lr-tb" fo:padding-top="0.0381in" fo:padding-left="0.0381in" fo:padding-bottom="0.0381in" fo:padding-right="0.0381in"/>
    </style:style>
    <style:style style:name="P1252" style:parent-style-name="TableContents" style:family="paragraph">
      <style:paragraph-properties style:snap-to-layout-grid="false" fo:text-align="center"/>
      <style:text-properties fo:language="en" fo:country="US"/>
    </style:style>
    <style:style style:name="TableRow1253" style:family="table-row">
      <style:table-row-properties style:use-optimal-row-height="false"/>
    </style:style>
    <style:style style:name="TableCell1254" style:family="table-cell">
      <style:table-cell-properties fo:border="none" style:writing-mode="lr-tb" fo:padding-top="0.0381in" fo:padding-left="0.0381in" fo:padding-bottom="0.0381in" fo:padding-right="0.0381in"/>
    </style:style>
    <style:style style:name="P1255" style:parent-style-name="Standard" style:family="paragraph">
      <style:paragraph-properties style:snap-to-layout-grid="false"/>
      <style:text-properties fo:language="en" fo:country="US"/>
    </style:style>
    <style:style style:name="TableCell1256" style:family="table-cell">
      <style:table-cell-properties fo:border-top="none" fo:border-left="none" fo:border-bottom="0.0034in solid #000000" fo:border-right="none" style:writing-mode="lr-tb" fo:padding-top="0.0381in" fo:padding-left="0.0381in" fo:padding-bottom="0.0381in" fo:padding-right="0.0381in"/>
    </style:style>
    <style:style style:name="P1257" style:parent-style-name="TableContents" style:family="paragraph">
      <style:paragraph-properties fo:text-align="end"/>
      <style:text-properties fo:language="en" fo:country="US"/>
    </style:style>
    <style:style style:name="TableCell1258" style:family="table-cell">
      <style:table-cell-properties fo:border-top="none" fo:border-left="none" fo:border-bottom="0.0034in solid #000000" fo:border-right="none" style:writing-mode="lr-tb" fo:padding-top="0.0381in" fo:padding-left="0.0381in" fo:padding-bottom="0.0381in" fo:padding-right="0.0381in"/>
    </style:style>
    <style:style style:name="P1259" style:parent-style-name="TableContents" style:family="paragraph">
      <style:text-properties fo:language="en" fo:country="US"/>
    </style:style>
    <style:style style:name="TableCell1260" style:family="table-cell">
      <style:table-cell-properties fo:border-top="none" fo:border-left="none" fo:border-bottom="0.0034in solid #000000" fo:border-right="none" style:writing-mode="lr-tb" fo:padding-top="0.0381in" fo:padding-left="0.0381in" fo:padding-bottom="0.0381in" fo:padding-right="0.0381in"/>
    </style:style>
    <style:style style:name="P1261" style:parent-style-name="TableContents" style:family="paragraph">
      <style:paragraph-properties style:snap-to-layout-grid="false" fo:text-align="center"/>
      <style:text-properties fo:language="en" fo:country="US"/>
    </style:style>
    <style:style style:name="TableRow1262" style:family="table-row">
      <style:table-row-properties style:use-optimal-row-height="false"/>
    </style:style>
    <style:style style:name="TableCell1263" style:family="table-cell">
      <style:table-cell-properties fo:border-top="0.0034in solid #000000" fo:border-left="none" fo:border-bottom="none" fo:border-right="none" style:writing-mode="lr-tb" fo:padding-top="0.0381in" fo:padding-left="0.0381in" fo:padding-bottom="0.0381in" fo:padding-right="0.0381in"/>
    </style:style>
    <style:style style:name="P1264" style:parent-style-name="Standard" style:family="paragraph">
      <style:paragraph-properties style:snap-to-layout-grid="false"/>
      <style:text-properties fo:language="en" fo:country="US"/>
    </style:style>
    <style:style style:name="TableCell1265" style:family="table-cell">
      <style:table-cell-properties fo:border="none" style:writing-mode="lr-tb" fo:padding-top="0.0381in" fo:padding-left="0.0381in" fo:padding-bottom="0.0381in" fo:padding-right="0.0381in"/>
    </style:style>
    <style:style style:name="P1266" style:parent-style-name="TableContents" style:family="paragraph">
      <style:paragraph-properties style:snap-to-layout-grid="false" fo:text-align="end"/>
      <style:text-properties fo:language="en" fo:country="US"/>
    </style:style>
    <style:style style:name="TableCell1267" style:family="table-cell">
      <style:table-cell-properties fo:border="none" style:writing-mode="lr-tb" fo:padding-top="0.0381in" fo:padding-left="0.0381in" fo:padding-bottom="0.0381in" fo:padding-right="0.0381in"/>
    </style:style>
    <style:style style:name="P1268" style:parent-style-name="TableContents" style:family="paragraph">
      <style:paragraph-properties style:snap-to-layout-grid="false"/>
      <style:text-properties fo:language="en" fo:country="US"/>
    </style:style>
    <style:style style:name="TableCell1269" style:family="table-cell">
      <style:table-cell-properties fo:border="none" style:writing-mode="lr-tb" fo:padding-top="0.0381in" fo:padding-left="0.0381in" fo:padding-bottom="0.0381in" fo:padding-right="0.0381in"/>
    </style:style>
    <style:style style:name="P1270" style:parent-style-name="TableContents" style:family="paragraph">
      <style:paragraph-properties style:snap-to-layout-grid="false" fo:text-align="center"/>
      <style:text-properties fo:language="en" fo:country="US"/>
    </style:style>
    <style:style style:name="TableRow1271" style:family="table-row">
      <style:table-row-properties style:use-optimal-row-height="false"/>
    </style:style>
    <style:style style:name="TableCell1272" style:family="table-cell">
      <style:table-cell-properties fo:border="none" style:writing-mode="lr-tb" fo:padding-top="0.0381in" fo:padding-left="0.0381in" fo:padding-bottom="0.0381in" fo:padding-right="0.0381in"/>
    </style:style>
    <style:style style:name="P1273" style:parent-style-name="TableContents" style:family="paragraph">
      <style:text-properties fo:language="en" fo:country="US"/>
    </style:style>
    <style:style style:name="TableCell1274" style:family="table-cell">
      <style:table-cell-properties fo:border="none" style:writing-mode="lr-tb" fo:padding-top="0.0381in" fo:padding-left="0.0381in" fo:padding-bottom="0.0381in" fo:padding-right="0.0381in"/>
    </style:style>
    <style:style style:name="P1275" style:parent-style-name="TableContents" style:family="paragraph">
      <style:paragraph-properties style:snap-to-layout-grid="false" fo:text-align="end"/>
      <style:text-properties fo:language="en" fo:country="US"/>
    </style:style>
    <style:style style:name="TableCell1276" style:family="table-cell">
      <style:table-cell-properties fo:border="none" style:writing-mode="lr-tb" fo:padding-top="0.0381in" fo:padding-left="0.0381in" fo:padding-bottom="0.0381in" fo:padding-right="0.0381in"/>
    </style:style>
    <style:style style:name="P1277" style:parent-style-name="TableContents" style:family="paragraph">
      <style:paragraph-properties style:snap-to-layout-grid="false"/>
      <style:text-properties fo:language="en" fo:country="US"/>
    </style:style>
    <style:style style:name="TableCell1278" style:family="table-cell">
      <style:table-cell-properties fo:border="none" style:writing-mode="lr-tb" fo:padding-top="0.0381in" fo:padding-left="0.0381in" fo:padding-bottom="0.0381in" fo:padding-right="0.0381in"/>
    </style:style>
    <style:style style:name="P1279" style:parent-style-name="TableContents" style:family="paragraph">
      <style:paragraph-properties style:snap-to-layout-grid="false" fo:text-align="center"/>
      <style:text-properties fo:language="en" fo:country="US"/>
    </style:style>
    <style:style style:name="TableRow1280" style:family="table-row">
      <style:table-row-properties style:use-optimal-row-height="false"/>
    </style:style>
    <style:style style:name="TableCell1281" style:family="table-cell">
      <style:table-cell-properties fo:border="none" style:writing-mode="lr-tb" fo:padding-top="0.0381in" fo:padding-left="0.0381in" fo:padding-bottom="0.0381in" fo:padding-right="0.0381in"/>
    </style:style>
    <style:style style:name="P1282" style:parent-style-name="TableContents" style:family="paragraph">
      <style:text-properties fo:language="en" fo:country="US"/>
    </style:style>
    <style:style style:name="TableCell1283" style:family="table-cell">
      <style:table-cell-properties fo:border="none" style:writing-mode="lr-tb" fo:padding-top="0.0381in" fo:padding-left="0.0381in" fo:padding-bottom="0.0381in" fo:padding-right="0.0381in"/>
    </style:style>
    <style:style style:name="P1284" style:parent-style-name="TableContents" style:family="paragraph">
      <style:paragraph-properties style:snap-to-layout-grid="false" fo:text-align="end"/>
      <style:text-properties fo:language="en" fo:country="US"/>
    </style:style>
    <style:style style:name="TableCell1285" style:family="table-cell">
      <style:table-cell-properties fo:border="none" style:writing-mode="lr-tb" fo:padding-top="0.0381in" fo:padding-left="0.0381in" fo:padding-bottom="0.0381in" fo:padding-right="0.0381in"/>
    </style:style>
    <style:style style:name="P1286" style:parent-style-name="TableContents" style:family="paragraph">
      <style:paragraph-properties style:snap-to-layout-grid="false"/>
      <style:text-properties fo:language="en" fo:country="US"/>
    </style:style>
    <style:style style:name="TableCell1287" style:family="table-cell">
      <style:table-cell-properties fo:border="none" style:writing-mode="lr-tb" fo:padding-top="0.0381in" fo:padding-left="0.0381in" fo:padding-bottom="0.0381in" fo:padding-right="0.0381in"/>
    </style:style>
    <style:style style:name="P1288" style:parent-style-name="TableContents" style:family="paragraph">
      <style:paragraph-properties style:snap-to-layout-grid="false" fo:text-align="center"/>
      <style:text-properties fo:language="en" fo:country="US"/>
    </style:style>
    <style:style style:name="TableRow1289" style:family="table-row">
      <style:table-row-properties style:use-optimal-row-height="false"/>
    </style:style>
    <style:style style:name="TableCell1290" style:family="table-cell">
      <style:table-cell-properties fo:border="none" style:writing-mode="lr-tb" fo:padding-top="0.0381in" fo:padding-left="0.0381in" fo:padding-bottom="0.0381in" fo:padding-right="0.0381in"/>
    </style:style>
    <style:style style:name="P1291" style:parent-style-name="Standard" style:family="paragraph">
      <style:paragraph-properties style:snap-to-layout-grid="false"/>
      <style:text-properties fo:language="en" fo:country="US"/>
    </style:style>
    <style:style style:name="TableCell1292" style:family="table-cell">
      <style:table-cell-properties fo:border="none" style:writing-mode="lr-tb" fo:padding-top="0.0381in" fo:padding-left="0.0381in" fo:padding-bottom="0.0381in" fo:padding-right="0.0381in"/>
    </style:style>
    <style:style style:name="P1293" style:parent-style-name="TableContents" style:family="paragraph">
      <style:paragraph-properties style:snap-to-layout-grid="false" fo:text-align="end"/>
      <style:text-properties fo:language="en" fo:country="US"/>
    </style:style>
    <style:style style:name="TableCell1294" style:family="table-cell">
      <style:table-cell-properties fo:border="none" style:writing-mode="lr-tb" fo:padding-top="0.0381in" fo:padding-left="0.0381in" fo:padding-bottom="0.0381in" fo:padding-right="0.0381in"/>
    </style:style>
    <style:style style:name="P1295" style:parent-style-name="TableContents" style:family="paragraph">
      <style:paragraph-properties style:snap-to-layout-grid="false"/>
      <style:text-properties fo:language="en" fo:country="US"/>
    </style:style>
    <style:style style:name="TableCell1296" style:family="table-cell">
      <style:table-cell-properties fo:border="none" style:writing-mode="lr-tb" fo:padding-top="0.0381in" fo:padding-left="0.0381in" fo:padding-bottom="0.0381in" fo:padding-right="0.0381in"/>
    </style:style>
    <style:style style:name="P1297" style:parent-style-name="TableContents" style:family="paragraph">
      <style:paragraph-properties style:snap-to-layout-grid="false" fo:text-align="center"/>
      <style:text-properties fo:language="en" fo:country="US"/>
    </style:style>
    <style:style style:name="TableRow1298" style:family="table-row">
      <style:table-row-properties style:use-optimal-row-height="false"/>
    </style:style>
    <style:style style:name="TableCell1299" style:family="table-cell">
      <style:table-cell-properties fo:border-top="0.0034in solid #000000" fo:border-left="none" fo:border-bottom="none" fo:border-right="none" style:writing-mode="lr-tb" fo:padding-top="0.0381in" fo:padding-left="0.0381in" fo:padding-bottom="0.0381in" fo:padding-right="0.0381in"/>
    </style:style>
    <style:style style:name="P1300" style:parent-style-name="Standard" style:family="paragraph">
      <style:paragraph-properties style:snap-to-layout-grid="false"/>
      <style:text-properties fo:language="en" fo:country="US"/>
    </style:style>
    <style:style style:name="TableCell1301" style:family="table-cell">
      <style:table-cell-properties fo:border-top="0.0034in solid #000000" fo:border-left="none" fo:border-bottom="none" fo:border-right="none" style:writing-mode="lr-tb" fo:padding-top="0.0381in" fo:padding-left="0.0381in" fo:padding-bottom="0.0381in" fo:padding-right="0.0381in"/>
    </style:style>
    <style:style style:name="P1302" style:parent-style-name="TableContents" style:family="paragraph">
      <style:paragraph-properties style:snap-to-layout-grid="false" fo:text-align="end"/>
      <style:text-properties fo:language="en" fo:country="US"/>
    </style:style>
    <style:style style:name="TableCell1303" style:family="table-cell">
      <style:table-cell-properties fo:border-top="0.0034in solid #000000" fo:border-left="none" fo:border-bottom="none" fo:border-right="none" style:writing-mode="lr-tb" fo:padding-top="0.0381in" fo:padding-left="0.0381in" fo:padding-bottom="0.0381in" fo:padding-right="0.0381in"/>
    </style:style>
    <style:style style:name="P1304" style:parent-style-name="TableContents" style:family="paragraph">
      <style:paragraph-properties style:snap-to-layout-grid="false"/>
      <style:text-properties fo:language="en" fo:country="US"/>
    </style:style>
    <style:style style:name="TableCell1305" style:family="table-cell">
      <style:table-cell-properties fo:border-top="0.0034in solid #000000" fo:border-left="none" fo:border-bottom="none" fo:border-right="none" style:writing-mode="lr-tb" fo:padding-top="0.0381in" fo:padding-left="0.0381in" fo:padding-bottom="0.0381in" fo:padding-right="0.0381in"/>
    </style:style>
    <style:style style:name="P1306" style:parent-style-name="TableContents" style:family="paragraph">
      <style:paragraph-properties style:snap-to-layout-grid="false" fo:text-align="center"/>
      <style:text-properties fo:language="en" fo:country="US"/>
    </style:style>
    <style:style style:name="TableRow1307" style:family="table-row">
      <style:table-row-properties style:use-optimal-row-height="false"/>
    </style:style>
    <style:style style:name="TableCell1308" style:family="table-cell">
      <style:table-cell-properties fo:border="none" style:writing-mode="lr-tb" fo:padding-top="0.0381in" fo:padding-left="0.0381in" fo:padding-bottom="0.0381in" fo:padding-right="0.0381in"/>
    </style:style>
    <style:style style:name="P1309" style:parent-style-name="TableContents" style:family="paragraph">
      <style:text-properties fo:language="en" fo:country="US"/>
    </style:style>
    <style:style style:name="TableCell1310" style:family="table-cell">
      <style:table-cell-properties fo:border="none" style:writing-mode="lr-tb" fo:padding-top="0.0381in" fo:padding-left="0.0381in" fo:padding-bottom="0.0381in" fo:padding-right="0.0381in"/>
    </style:style>
    <style:style style:name="P1311" style:parent-style-name="TableContents" style:family="paragraph">
      <style:paragraph-properties style:snap-to-layout-grid="false" fo:text-align="end"/>
      <style:text-properties fo:language="en" fo:country="US"/>
    </style:style>
    <style:style style:name="TableCell1312" style:family="table-cell">
      <style:table-cell-properties fo:border="none" style:writing-mode="lr-tb" fo:padding-top="0.0381in" fo:padding-left="0.0381in" fo:padding-bottom="0.0381in" fo:padding-right="0.0381in"/>
    </style:style>
    <style:style style:name="P1313" style:parent-style-name="TableContents" style:family="paragraph">
      <style:paragraph-properties style:snap-to-layout-grid="false"/>
      <style:text-properties fo:language="en" fo:country="US"/>
    </style:style>
    <style:style style:name="TableCell1314" style:family="table-cell">
      <style:table-cell-properties fo:border="none" style:writing-mode="lr-tb" fo:padding-top="0.0381in" fo:padding-left="0.0381in" fo:padding-bottom="0.0381in" fo:padding-right="0.0381in"/>
    </style:style>
    <style:style style:name="P1315" style:parent-style-name="TableContents" style:family="paragraph">
      <style:paragraph-properties style:snap-to-layout-grid="false" fo:text-align="center"/>
      <style:text-properties fo:language="en" fo:country="US"/>
    </style:style>
    <style:style style:name="TableRow1316" style:family="table-row">
      <style:table-row-properties style:use-optimal-row-height="false"/>
    </style:style>
    <style:style style:name="TableCell1317" style:family="table-cell">
      <style:table-cell-properties fo:border="none" style:writing-mode="lr-tb" fo:padding-top="0.0381in" fo:padding-left="0.0381in" fo:padding-bottom="0.0381in" fo:padding-right="0.0381in"/>
    </style:style>
    <style:style style:name="P1318" style:parent-style-name="TableContents" style:family="paragraph">
      <style:text-properties fo:language="en" fo:country="US"/>
    </style:style>
    <style:style style:name="TableCell1319" style:family="table-cell">
      <style:table-cell-properties fo:border="none" style:writing-mode="lr-tb" fo:padding-top="0.0381in" fo:padding-left="0.0381in" fo:padding-bottom="0.0381in" fo:padding-right="0.0381in"/>
    </style:style>
    <style:style style:name="P1320" style:parent-style-name="TableContents" style:family="paragraph">
      <style:paragraph-properties style:snap-to-layout-grid="false" fo:text-align="end"/>
      <style:text-properties fo:language="en" fo:country="US"/>
    </style:style>
    <style:style style:name="TableCell1321" style:family="table-cell">
      <style:table-cell-properties fo:border="none" style:writing-mode="lr-tb" fo:padding-top="0.0381in" fo:padding-left="0.0381in" fo:padding-bottom="0.0381in" fo:padding-right="0.0381in"/>
    </style:style>
    <style:style style:name="P1322" style:parent-style-name="TableContents" style:family="paragraph">
      <style:paragraph-properties style:snap-to-layout-grid="false"/>
      <style:text-properties fo:language="en" fo:country="US"/>
    </style:style>
    <style:style style:name="TableCell1323" style:family="table-cell">
      <style:table-cell-properties fo:border="none" style:writing-mode="lr-tb" fo:padding-top="0.0381in" fo:padding-left="0.0381in" fo:padding-bottom="0.0381in" fo:padding-right="0.0381in"/>
    </style:style>
    <style:style style:name="P1324" style:parent-style-name="TableContents" style:family="paragraph">
      <style:paragraph-properties style:snap-to-layout-grid="false" fo:text-align="center"/>
      <style:text-properties fo:language="en" fo:country="US"/>
    </style:style>
    <style:style style:name="TableRow1325" style:family="table-row">
      <style:table-row-properties style:use-optimal-row-height="false"/>
    </style:style>
    <style:style style:name="TableCell1326" style:family="table-cell">
      <style:table-cell-properties fo:border-top="none" fo:border-left="none" fo:border-bottom="0.0034in solid #000000" fo:border-right="none" style:writing-mode="lr-tb" fo:padding-top="0.0381in" fo:padding-left="0.0381in" fo:padding-bottom="0.0381in" fo:padding-right="0.0381in"/>
    </style:style>
    <style:style style:name="P1327" style:parent-style-name="TableContents" style:family="paragraph">
      <style:paragraph-properties style:snap-to-layout-grid="false"/>
      <style:text-properties fo:language="en" fo:country="US"/>
    </style:style>
    <style:style style:name="TableCell1328" style:family="table-cell">
      <style:table-cell-properties fo:border-top="none" fo:border-left="none" fo:border-bottom="0.0034in solid #000000" fo:border-right="none" style:writing-mode="lr-tb" fo:padding-top="0.0381in" fo:padding-left="0.0381in" fo:padding-bottom="0.0381in" fo:padding-right="0.0381in"/>
    </style:style>
    <style:style style:name="P1329" style:parent-style-name="TableContents" style:family="paragraph">
      <style:paragraph-properties style:snap-to-layout-grid="false" fo:text-align="end"/>
      <style:text-properties fo:language="en" fo:country="US"/>
    </style:style>
    <style:style style:name="TableCell1330" style:family="table-cell">
      <style:table-cell-properties fo:border-top="none" fo:border-left="none" fo:border-bottom="0.0034in solid #000000" fo:border-right="none" style:writing-mode="lr-tb" fo:padding-top="0.0381in" fo:padding-left="0.0381in" fo:padding-bottom="0.0381in" fo:padding-right="0.0381in"/>
    </style:style>
    <style:style style:name="P1331" style:parent-style-name="TableContents" style:family="paragraph">
      <style:paragraph-properties style:snap-to-layout-grid="false"/>
      <style:text-properties fo:language="en" fo:country="US"/>
    </style:style>
    <style:style style:name="TableCell1332" style:family="table-cell">
      <style:table-cell-properties fo:border-top="none" fo:border-left="none" fo:border-bottom="0.0034in solid #000000" fo:border-right="none" style:writing-mode="lr-tb" fo:padding-top="0.0381in" fo:padding-left="0.0381in" fo:padding-bottom="0.0381in" fo:padding-right="0.0381in"/>
    </style:style>
    <style:style style:name="P1333" style:parent-style-name="TableContents" style:family="paragraph">
      <style:paragraph-properties style:snap-to-layout-grid="false" fo:text-align="center"/>
      <style:text-properties fo:language="en" fo:country="US"/>
    </style:style>
    <style:style style:name="P1334" style:parent-style-name="PreformattedText" style:family="paragraph">
      <style:paragraph-properties fo:line-height="200%"/>
      <style:text-properties style:font-name="Times New Roman" style:font-name-asian="Segoe UI" style:font-name-complex="Times New Roman" fo:color="#000000" style:font-size-complex="12pt" fo:language="en" fo:country="US"/>
    </style:style>
    <style:style style:name="P1335" style:parent-style-name="PreformattedText" style:family="paragraph">
      <style:paragraph-properties fo:line-height="200%"/>
      <style:text-properties style:font-name="Times New Roman" style:font-name-asian="Segoe UI" style:font-name-complex="Times New Roman" fo:color="#000000" style:font-size-complex="12pt" fo:language="en" fo:country="US"/>
    </style:style>
    <style:style style:name="P1336" style:parent-style-name="Standard" style:family="paragraph">
      <style:paragraph-properties fo:break-before="page" fo:line-height="200%"/>
      <style:text-properties style:font-name-complex="Times New Roman" fo:language="en" fo:country="US"/>
    </style:style>
    <style:style style:name="P1337" style:parent-style-name="Standard" style:family="paragraph">
      <style:paragraph-properties fo:line-height="200%"/>
    </style:style>
    <style:style style:name="T1338" style:parent-style-name="DefaultParagraphFont" style:family="text">
      <style:text-properties fo:language="en" fo:country="US"/>
    </style:style>
    <style:style style:name="T1339" style:parent-style-name="DefaultParagraphFont" style:family="text">
      <style:text-properties style:font-name-complex="Times New Roman" fo:language="en" fo:country="US"/>
    </style:style>
    <style:style style:name="T1340" style:parent-style-name="DefaultParagraphFont" style:family="text">
      <style:text-properties style:font-name-complex="Times New Roman" fo:language="en" fo:country="US"/>
    </style:style>
    <style:style style:name="T1341" style:parent-style-name="DefaultParagraphFont" style:family="text">
      <style:text-properties style:font-name-asian="Adobe Garamond Pro" style:font-name-complex="Times New Roman" fo:color="#000000" fo:language="en" fo:country="US"/>
    </style:style>
    <style:style style:name="T1342" style:parent-style-name="DefaultParagraphFont" style:family="text">
      <style:text-properties style:font-name-asian="Adobe Garamond Pro" style:font-name-complex="Times New Roman" fo:color="#000000" fo:language="en" fo:country="US"/>
    </style:style>
    <style:style style:name="T1343" style:parent-style-name="DefaultParagraphFont" style:family="text">
      <style:text-properties style:font-name-asian="Adobe Garamond Pro" style:font-name-complex="Times New Roman" fo:color="#000000" style:text-position="super 66.6%" fo:language="en" fo:country="US"/>
    </style:style>
    <style:style style:name="T1344" style:parent-style-name="DefaultParagraphFont" style:family="text">
      <style:text-properties style:font-name-asian="Adobe Garamond Pro" style:font-name-complex="Times New Roman" fo:color="#000000" fo:language="en" fo:country="US"/>
    </style:style>
    <style:style style:name="T1345" style:parent-style-name="DefaultParagraphFont" style:family="text">
      <style:text-properties style:font-name-asian="Adobe Garamond Pro" style:font-name-complex="Times New Roman" fo:color="#00000A" fo:language="en" fo:country="US"/>
    </style:style>
    <style:style style:name="T1346" style:parent-style-name="DefaultParagraphFont" style:family="text">
      <style:text-properties style:font-name-asian="Adobe Garamond Pro" style:font-name-complex="Times New Roman" fo:color="#00000A" fo:language="en" fo:country="US"/>
    </style:style>
    <style:style style:name="T1347" style:parent-style-name="DefaultParagraphFont" style:family="text">
      <style:text-properties style:font-name-asian="Adobe Garamond Pro" style:font-name-complex="Times New Roman" fo:color="#000000" fo:language="en" fo:country="US"/>
    </style:style>
    <style:style style:name="P1348" style:parent-style-name="Standard" style:family="paragraph">
      <style:paragraph-properties fo:line-height="200%"/>
    </style:style>
    <style:style style:name="P1349" style:parent-style-name="Standard" style:family="paragraph">
      <style:paragraph-properties fo:break-before="page" fo:line-height="200%"/>
      <style:text-properties style:font-name-complex="Times New Roman" fo:language="en" fo:country="US"/>
    </style:style>
    <style:style style:name="P1350" style:parent-style-name="Standard" style:family="paragraph">
      <style:paragraph-properties fo:line-height="200%"/>
    </style:style>
    <style:style style:name="P1351" style:parent-style-name="Standard" style:family="paragraph">
      <style:paragraph-properties fo:line-height="200%"/>
      <style:text-properties style:font-name-complex="Times New Roman" fo:language="en" fo:country="US"/>
    </style:style>
    <style:style style:name="P1352" style:parent-style-name="Standard" style:family="paragraph">
      <style:paragraph-properties fo:break-before="page" fo:line-height="200%"/>
      <style:text-properties style:font-name-complex="Times New Roman" fo:language="en" fo:country="US"/>
    </style:style>
    <style:style style:name="P1353" style:parent-style-name="Standard" style:family="paragraph">
      <style:paragraph-properties fo:line-height="200%"/>
    </style:style>
    <style:style style:name="P1354" style:parent-style-name="Standard" style:family="paragraph">
      <style:paragraph-properties fo:break-before="page" fo:line-height="200%"/>
      <style:text-properties style:font-name-complex="Times New Roman" fo:language="en" fo:country="US"/>
    </style:style>
    <style:style style:name="P1355" style:parent-style-name="Standard" style:family="paragraph">
      <style:paragraph-properties fo:line-height="200%"/>
    </style:style>
    <style:style style:name="P1356" style:parent-style-name="Standard" style:family="paragraph">
      <style:paragraph-properties fo:line-height="200%"/>
      <style:text-properties style:font-name-complex="Times New Roman" fo:language="en" fo:country="US"/>
    </style:style>
    <style:style style:name="P1357" style:parent-style-name="Standard" style:family="paragraph">
      <style:paragraph-properties fo:break-before="page" fo:line-height="200%"/>
      <style:text-properties style:font-name-complex="Times New Roman" fo:language="en" fo:country="US"/>
    </style:style>
    <style:style style:name="P1358" style:parent-style-name="Standard" style:family="paragraph">
      <style:paragraph-properties fo:line-height="200%"/>
    </style:style>
    <style:style style:name="P1359" style:parent-style-name="Standard" style:family="paragraph">
      <style:paragraph-properties fo:break-before="page" fo:line-height="200%"/>
    </style:style>
    <style:style style:name="T1360" style:parent-style-name="DefaultParagraphFont" style:family="text">
      <style:text-properties style:font-name-complex="Times New Roman" fo:language="en" fo:country="US"/>
    </style:style>
    <style:style style:name="T1361" style:parent-style-name="DefaultParagraphFont" style:family="text">
      <style:text-properties style:font-name="Segoe UI" fo:color="#000000" style:letter-kerning="false"/>
    </style:style>
    <style:style style:name="T1362" style:parent-style-name="DefaultParagraphFont" style:family="text">
      <style:text-properties style:font-name="Segoe UI" fo:color="#000000" style:letter-kerning="false"/>
    </style:style>
    <style:style style:name="T1363" style:parent-style-name="DefaultParagraphFont" style:family="text">
      <style:text-properties style:font-name="Segoe UI" fo:color="#000000" style:letter-kerning="false"/>
    </style:style>
    <style:style style:name="T1364" style:parent-style-name="DefaultParagraphFont" style:family="text">
      <style:text-properties style:font-name="Segoe UI" fo:color="#000000" style:letter-kerning="false"/>
    </style:style>
    <style:style style:name="T1365" style:parent-style-name="DefaultParagraphFont" style:family="text">
      <style:text-properties style:font-name="Segoe UI" fo:color="#000000" style:letter-kerning="false"/>
    </style:style>
    <style:style style:name="T1366" style:parent-style-name="DefaultParagraphFont" style:family="text">
      <style:text-properties style:font-name="Segoe UI" fo:color="#000000" style:letter-kerning="false"/>
    </style:style>
    <style:style style:name="T1367" style:parent-style-name="DefaultParagraphFont" style:family="text">
      <style:text-properties style:font-name="Segoe UI" fo:color="#000000" style:letter-kerning="false"/>
    </style:style>
    <style:style style:name="T1368" style:parent-style-name="DefaultParagraphFont" style:family="text">
      <style:text-properties style:font-name="Segoe UI" fo:color="#000000" style:letter-kerning="false"/>
    </style:style>
    <style:style style:name="T1369" style:parent-style-name="DefaultParagraphFont" style:family="text">
      <style:text-properties style:font-name="Segoe UI" fo:color="#000000" style:letter-kerning="false"/>
    </style:style>
    <style:style style:name="T1370" style:parent-style-name="DefaultParagraphFont" style:family="text">
      <style:text-properties style:font-name="Segoe UI" fo:color="#000000" style:letter-kerning="false"/>
    </style:style>
    <style:style style:name="T1371" style:parent-style-name="DefaultParagraphFont" style:family="text">
      <style:text-properties fo:language="en" fo:country="US"/>
    </style:style>
    <style:style style:name="T1372" style:parent-style-name="DefaultParagraphFont" style:family="text">
      <style:text-properties style:font-name-complex="Times New Roman" fo:language="en" fo:country="US"/>
    </style:style>
    <style:style style:name="T1373" style:parent-style-name="DefaultParagraphFont" style:family="text">
      <style:text-properties style:font-name-complex="Times New Roman" fo:language="en" fo:country="US"/>
    </style:style>
    <style:style style:name="T1374" style:parent-style-name="DefaultParagraphFont" style:family="text">
      <style:text-properties style:font-name-asian="Segoe UI" style:font-name-complex="Times New Roman" fo:language="en" fo:country="US"/>
    </style:style>
    <style:style style:name="T1375" style:parent-style-name="DefaultParagraphFont" style:family="text">
      <style:text-properties style:font-name-asian="Segoe UI" style:font-name-complex="Times New Roman" fo:font-style="italic" style:font-style-asian="italic" style:font-style-complex="italic" fo:language="en" fo:country="US"/>
    </style:style>
    <style:style style:name="T1376" style:parent-style-name="DefaultParagraphFont" style:family="text">
      <style:text-properties style:font-name-asian="Segoe UI" style:font-name-complex="Times New Roman" fo:language="en" fo:country="US"/>
    </style:style>
    <style:style style:name="T1377" style:parent-style-name="DefaultParagraphFont" style:family="text">
      <style:text-properties style:font-name-asian="Adobe Garamond Pro" style:font-name-complex="Times New Roman" fo:color="#000000" fo:language="en" fo:country="US"/>
    </style:style>
    <style:style style:name="T1378" style:parent-style-name="DefaultParagraphFont" style:family="text">
      <style:text-properties style:font-name-asian="Adobe Garamond Pro" style:font-name-complex="Times New Roman" fo:color="#000000" fo:language="en" fo:country="US"/>
    </style:style>
    <style:style style:name="T1379" style:parent-style-name="DefaultParagraphFont" style:family="text">
      <style:text-properties style:font-name-asian="Times New Roman" style:font-name-complex="Times New Roman" fo:color="#000000" style:font-size-complex="8pt" fo:language="en" fo:country="US"/>
    </style:style>
    <style:style style:name="P1380" style:parent-style-name="Standard" style:family="paragraph">
      <style:paragraph-properties fo:line-height="200%"/>
    </style:style>
    <style:style style:name="T1381" style:parent-style-name="DefaultParagraphFont" style:family="text">
      <style:text-properties style:font-name-complex="Times New Roman" fo:language="en" fo:country="US"/>
    </style:style>
    <style:style style:name="T1382" style:parent-style-name="DefaultParagraphFont" style:family="text">
      <style:text-properties style:font-name-complex="Times New Roman" fo:language="en" fo:country="US"/>
    </style:style>
    <style:style style:name="T1383" style:parent-style-name="DefaultParagraphFont" style:family="text">
      <style:text-properties style:font-name-asian="Adobe Garamond Pro" style:font-name-complex="Times New Roman" fo:color="#00000A" fo:language="en" fo:country="US"/>
    </style:style>
    <style:style style:name="T1384" style:parent-style-name="DefaultParagraphFont" style:family="text">
      <style:text-properties style:font-name-asian="Adobe Garamond Pro" style:font-name-complex="Times New Roman" fo:color="#00000A" fo:language="en" fo:country="US"/>
    </style:style>
    <style:style style:name="T1385" style:parent-style-name="DefaultParagraphFont" style:family="text">
      <style:text-properties style:font-name-asian="Adobe Garamond Pro" style:font-name-complex="Times New Roman" fo:color="#000000" fo:language="en" fo:country="US"/>
    </style:style>
    <style:style style:name="P1386" style:parent-style-name="Standard" style:family="paragraph">
      <style:paragraph-properties fo:line-height="200%"/>
    </style:style>
  </office:automatic-styles>
  <office:body>
    <office:text text:use-soft-page-breaks="true">
      <text:p text:style-name="P1">Climate influences flowering time but not natural selection in a perennial herb</text:p>
      <text:p text:style-name="P2">INTRODUCTION</text:p>
      <text:p text:style-name="P3">Global warming is rapidly changing the conditions for many organisms (REF). One important<text:s/>effect of rising temperatures is changes in the seasonal timing of life cycle events (REF). In many seasonal environments, timing constitutes the main way in which an organism can modify its interactions with the surrounding abiotic environment as well as<text:s/>with other species, and is crucial to survival. Variation in temperature can influence both the expression of traits associated with timing in a given genotype, and natural selection on these traits. While short-term, plastic, responses to increases in temperatures in terms of an earlier development are relatively well documented at the community, species and population level, we know much less about how temperatures influence natural selection on timing (e.g. MacColl 20xx, REF; reviewer + Soay sheep).</text:p>
      <text:p text:style-name="P4"><text:span text:style-name="T5"><text:tab/>Tra</text:span><text:span text:style-name="T6">its like phenology might best be regarded as reaction norms to environmental factors, such as temperature. Phenological reaction norms to temperature are characterized by their slope, i.e. the sensitivity of phenology to temperature, and their elevation, i</text:span><text:span text:style-name="T7">.e. their mean phenology over the temperature distribution. For most organisms in temperate seasonal environments, the slope of the thermal reaction norm, and phenotypic plastic responses to higher temperatures, correspond to an earlier phenology (REF …).<text:s/></text:span><text:span text:style-name="T8"><text:s/>In contrast, it is much less clear if and how temperatures influence natural selection on phenological reaction norms. … “It has been argued that, given variation among individuals in trait values and fitness, high temperatures are likely influence select</text:span><text:span text:style-name="T9">ion on timing because of documented mismatches between adaptive optima and phenotypic means with a warming trend” (Gienapp et al. 2008, Marrot et al. 2016). … If higher temperatures favor a stronger response of phenology to temperatures, then we would expe</text:span><text:span text:style-name="T10">ct selection for earlier phenology to be stronger at higher temperatures (i.e. selecting for a co-gradient response). On the other hand, if higher temperatures favor a weaker response, then we would expect selection for earlier phenology to be weaker at hi</text:span><text:span text:style-name="T11">gher temperatures (i.e. selecting for a counter-gradient response). Lastly, if the benefits of different responses is independent of temperatures, then we would expect no relationship<text:s/></text:span><text:soft-page-break/><text:span text:style-name="T12">between temperature and natural selection on phenology.</text:span></text:p>
      <text:p text:style-name="P13"><text:tab/>Several studies<text:s/>have investigated how responses to selection vary with temperature, e.g. in terms of patterns of local population adaptation along latitudinal or altitudinal gradients, or transplantations (REF ….). Some studies have also studies the relationship between<text:s/>temperature and natural selection directly (REF reviewed in Marrot et al. 2016 …). One approach to explore the effects of temperature on both trait expression and natural selection, is to simultaneously assess the relationships between temperature and phenotypic trait expression (plasticity), and between temperature and the covariance between traits and fitness (phenotypic selection). In this way …. To examine how climate simultaneously influences phenotypic responses and selection, we need not only temporally well replicated estimates of trait values and potential drivers, but also yearly estimates of phenotypic selection.<text:s/></text:p>
      <text:p text:style-name="P14"><text:span text:style-name="T15">In this study we use a long-term (22 years) data set for a population of the perennial herb Lathyrus vernus to explore how trait expres</text:span><text:span text:style-name="T16">sion and phenotypic selection on flowering time in a vary among years. Because the study species is long-lived and the turn-over of individuals within the study population is very low, changes in flowering phenology can be assumed to be mainly the result o</text:span><text:span text:style-name="T17">f phenotypic plasticity. Previous studies with this species … Ehrlén and Munzbergova 2009 … We recorded flowering times and fitness of xx-xxx individuals in each of 22 years and estimated selection gradients for flowering phenology. We addressed the follow</text:span><text:span text:style-name="T18">ing questions: (1) Does flowering time vary among years in response to weather conditions during spring, (2) Does the direction and strength of phenotypic selection on flowering time vary among years? (How much? Is there a trend? Are patterns equal for<text:s/></text:span><text:span text:style-name="T19"><office:annotation office:name="0"><dc:creator>Johan Ehrlén</dc:creator><dc:date>2018-10-08T09:02:00</dc:date><text:p text:style-name="CommentText">I would say that selection differentials give the sum of indirect and direct selection</text:p></office:annotation>selection differentials and selection gradients selection?)</text:span><text:span text:style-name="T20"><office:annotation-end office:name="0"/></text:span><text:span text:style-name="T21">, and (3) Is variation in phenotypic selection among years related to weather conditions during spring</text:span><text:span text:style-name="T22"><office:annotation office:name="1"><dc:creator>Johan Ehrlén</dc:creator><dc:date>2018-10-08T09:03:00</dc:date><text:p text:style-name="CommentText">Deleted this here as we might regard mean flowering phenology as a measure of weather conditions. We can then in the methods section explain the logic behind using this measure as a predictor.</text:p></office:annotation>?</text:span><text:span text:style-name="T23"><office:annotation-end office:name="1"/></text:span></text:p>
      <text:p text:style-name="P24">MATERIALS AND METHODS</text:p>
      <text:p text:style-name="P25">Study system</text:p>
      <text:p text:style-name="P26"><text:span text:style-name="T27">The study was carried out in a<text:s/></text:span><text:span text:style-name="T28">population of<text:s/></text:span><text:span text:style-name="T29">Lathyrus vernus</text:span><text:span text:style-name="T30"><text:s/>… Tullgarn area, SE Sweden<text:s/></text:span><text:soft-page-break/><text:span text:style-name="T31">(58.951289 N, <text:s/>17.609774 E), in a deciduous forest … from 1987 to 2017. …</text:span></text:p>
      <text:p text:style-name="P32"><text:span text:style-name="T33">Lathyrus vernus</text:span><text:span text:style-name="T34"><text:s/>is a long-lived forest herb. The average conditional life span of flowering individuals has been estimated to</text:span><text:span text:style-name="T35"><text:s/>44.3 years and the age at which individuals start to reproduce in this population is more than 10 years (REF).<text:s/></text:span><text:span text:style-name="T36">Lathyrus vernus</text:span><text:span text:style-name="T37"><text:s/>flowers early in the season before the canopy of deciduous trees develops. Flowering phenology is closely correlated with vegeta</text:span><text:span text:style-name="T38">tive phenology (REF), and the shoots emerge from a subterranean rhizome a few weeks before flowering. Flowering is acropetally sequential, starting with the basal flower in the basal raceme. Timing of flowering has been shown to be correlated with differen</text:span><text:span text:style-name="T39">ces in fruit set and this pattern seems to be influenced by both resource and pollen availability (REF). Timing of flowering is also associated with differences in antagonistic interactions with pre-dispersal seed predators and ungulate herbivores (REF).</text:span></text:p>
      <text:p text:style-name="P40"><text:span text:style-name="T41">…</text:span><text:span text:style-name="T42"><text:s/>Heritability of flowering time …?</text:span><text:span text:style-name="T43"><office:annotation><dc:creator>Alicia Valdés Rapado</dc:creator><dc:date>2018-06-26T12:34:00</dc:date><text:p text:style-name="P44"><text:span text:style-name="T45">Ref. ms Elsa?</text:span></text:p></office:annotation></text:span><text:span text:style-name="T46"><office:annotation><dc:creator>Johan Ehrlén</dc:creator><dc:date>2018-10-08T08:39:00</dc:date><text:p text:style-name="CommentText">Yes, and to a previous paper that found genetically based differences in flowering time among populations. I think we can make the argument that there is heritable variation in flowering time but that<text:s/>in natural, heterogenous, environments, plasticirty dominates and makes it difficult to detect additive genetic variation.</text:p></office:annotation></text:span></text:p>
      <text:p text:style-name="P47">Seed production … dispersal … germination … growth … reproduction … dormancy … frequency of flowering … Individuals do not flower in<text:s/>all years but frequently skip flowering</text:p>
      <text:p text:style-name="P48"><text:span text:style-name="T49">The long life span of<text:s/></text:span><text:span text:style-name="T50">L. vernus</text:span><text:span text:style-name="T51"><text:s/>and an observed low turnover of individuals in the study population means that, in spite of the long duration of the study, observed variation in trait distributions among years is li</text:span><text:span text:style-name="T52">kely to be mostly the result of phenotypic plasticity, while changes in the genetic structure of the population are likely to have played a minor role.<text:s/></text:span><text:span text:style-name="T53"><office:annotation><dc:creator>Alicia Valdés Rapado</dc:creator><dc:date>2018-06-26T12:54:00</dc:date><text:p text:style-name="P54"><text:span text:style-name="T55">Is this already saying that we are not very likely to find an evolutionary response?</text:span></text:p><text:p text:style-name="P56"><text:span text:style-name="T57">Or just that the</text:span><text:span text:style-name="T58"><text:s/>observed variation in phenology should be due to plasticity, but that we check for changes in natural selection that would cause an evolutionary response in a longer term?</text:span></text:p></office:annotation></text:span><text:span text:style-name="T59"><office:annotation><dc:creator>Johan Ehrlén</dc:creator><dc:date>2018-10-08T08:42:00</dc:date><text:p text:style-name="CommentText">No, the intention is not to say that there will be no evolutionary response but<text:s/>that generation time is long and that the changes we potentially observe during our study are not likely to strongly influenced by changes in the genetic structure of the population, as you might have expected in a short-lived species.</text:p></office:annotation></text:span></text:p>
      <text:p text:style-name="P60"><text:span text:style-name="T61"><office:annotation office:name="6"><dc:creator>Johan Ehrlén</dc:creator><dc:date>2018-10-08T08:47:00</dc:date><text:p text:style-name="CommentText">I have worked a<text:s/>bit on this section to make it clearer and then you perhaps could elaborate the imputation methods in the next section.</text:p><text:p text:style-name="CommentText"/><text:p text:style-name="CommentText">Quotes from Elsa’s ms are in italics and needs rewriting.</text:p></office:annotation>Data collection</text:span><text:span text:style-name="T62"><office:annotation-end office:name="6"/></text:span></text:p>
      <text:p text:style-name="P63"><text:span text:style-name="T64">Data was collected in 22 years, 1987 – 1996 and 2006 – 2017.<text:s/></text:span><text:span text:style-name="T65">A permanent study plot measuring …</text:span><text:span text:style-name="T66"><office:annotation><dc:creator>Alicia Valdés Rapado</dc:creator><dc:date>2018-08-29T15:12:00</dc:date><text:p text:style-name="P67"><text:span text:style-name="T68">Measures of the plot?</text:span></text:p></office:annotation></text:span><text:span text:style-name="T69"><office:annotation><dc:creator>ehrlen</dc:creator><dc:date>2018-10-10T06:56:00</dc:date><text:p text:style-name="CommentText">I will add</text:p></office:annotation></text:span><text:span text:style-name="T70"><text:s/>was established in 1987, and was surveyed every year from 1987 to 1996. In 2006, a new permanent study plot adjacent to the previous one was established (i.e. the environmental condi</text:span><text:span text:style-name="T71">tions were similar). All flowering individuals into each of these plots were permanently marked with flags (i.e. a set of individuals were followed during from 1987 to 1996, and a different set of individuals were followed from 2006 to 2017). Within each o</text:span><text:span text:style-name="T72">f the two study periods, the identity of individuals marked as flowering in one year was checked in each of the following year also when<text:s/></text:span><text:soft-page-break/><text:span text:style-name="T73">not flowering, thereby make it possible to keep track of individuals flowering in only some study years. Field recordin</text:span><text:span text:style-name="T74">gs in each season started when shoots initiated growth in April and were continued every fifth day until the last plant had finished flowering. At all visits, we recorded the number of buds, open flowers, scars from aborted flowers</text:span><text:span text:style-name="T75"><text:s/></text:span><text:span text:style-name="T76">and fruits. At each visi</text:span><text:span text:style-name="T77">t up to opening of the first flower, we recorded also the size and developmental stage of the most advanced buds or flowers in<text:s/></text:span>each individual,<text:s/><text:span text:style-name="T78">and assigned it to one of four size categories: small, medium, large and very large. At each visit, we also reco</text:span><text:span text:style-name="T79">rded if one or several shoots had been grazed by roe deer or other vertebrates. At the time of fruit maturation, we measured vegetative size and recorded the number of mature fruits, the number of intact seeds and the number of seeds attacked by pre-disper</text:span><text:span text:style-name="T80">sal seed predators. We estimated vegetative size of an individual as their above-ground volume. To estimate above-ground volume, we measured the height and diameter of all shoots</text:span>, calculated the volume of each shoot as π<text:s/><text:span text:style-name="T81">×</text:span><text:s/>(diameter/2)<text:span text:style-name="T82">2</text:span><text:s/><text:span text:style-name="T83">×</text:span><text:s/>height, and summed the volumes of all shoots of an individual. The final numbers of fruits<text:span text:style-name="T84"><text:s/></text:span><text:span text:style-name="T85">was recorded for all individuals in the field. Fruits that had not yet opened at the time of recording were directly examined in the field. The number of seeds was counted and pre-di</text:span><text:span text:style-name="T86">spersal seed predation was identified by the presence of one or several larval entrance holes in a seed. Fruits that had opened prior to the recording the remaining pod walls were brought<text:s/></text:span><text:span text:style-name="T87">to the lab for examination</text:span><text:span text:style-name="T88">. At the lab, we counted the number of ind</text:span><text:span text:style-name="T89">entations made by developed seeds in the fruit wall and the number of larval entrance holes in the fruit wall.</text:span><text:span text:style-name="T90"><text:s/>“The proportion of seeds preyed upon was estimated using coefficients from a nonlinear least squares model of the proportion of seeds preyed upon</text:span><text:span text:style-name="T91"><text:s/>(y=a(1-e^(-bx)) where a represents the asymptotic value of y, and b is the rate constant) on the per seed number of holes in the fruit walls for fruits that had not opened.</text:span><text:span text:style-name="T92">“</text:span><text:span text:style-name="T93"><text:s/>The total number of intact seeds in an individual was used as an estimate of fitn</text:span><text:span text:style-name="T94">ess.<text:s/></text:span></text:p>
      <text:p text:style-name="P95"><text:span text:style-name="T96"><text:s/></text:span><text:span text:style-name="T97"><text:tab/></text:span>We recorded total number of flowers as the cumulative number of open flowers for each plant during the flowering period. The total number of flowers produced by an individual during the flowering season was obtained from counts of the total number<text:s/>of buds, flowers, fruits and scars<text:s/><text:soft-page-break/>from aborted flowers at each recording.<text:span text:style-name="T98"><text:s/>“</text:span><text:span text:style-name="T99">Flowering phenology for each plant was estimated as first flowering day (FFD), i.e. the day of year when the first flower was fully unfolded with the banner petal folded upwards.”<text:s/></text:span><text:span text:style-name="T100">The data on the presence or absence of open flowers from each visit also allowed us to with certainty determine during which 4-5 day interval an individual had started to flower. To increase the resolution, we also assigned the most likely FFD to each indi</text:span><text:span text:style-name="T101">vidual. In the years xxxx – 2017, this was done based on three sources of information.<text:s/></text:span><text:span text:style-name="T102"><office:annotation office:name="9"><dc:creator>ehrlen</dc:creator><dc:date>2018-10-10T06:44:00</dc:date><text:p text:style-name="CommentText">I start by trying to describe how I assessed FFD in some years. I think it might be easier to start from this and then specify that not all info was recorded in some<text:s/>years, and tell how we did in this years.</text:p><text:p text:style-name="CommentText"/><text:p text:style-name="CommentText">Perhaps much of the following details can later be moved to an appendix.</text:p></office:annotation>First</text:span><text:span text:style-name="T103"><office:annotation-end office:name="9"/></text:span><text:span text:style-name="T104">, for just open flowers, FFD was set to the day of recording. Just opened flowers were identified based on that flowers had opened are<text:s/></text:span><text:span text:style-name="T105">were accessible to pollinators at the time of recording but were still not fully unfolded. Second, we used the information about size and developmental stage of buds at the visit prior to the visit at which the first open flower was recorded to prospective</text:span><text:span text:style-name="T106">ly predict the most likely date at which the individual had started to flower. More specifically, we added 4, 3, 2, or 1 days, respectively, to the day of year of the last bud size observation before flowering to small, medium, large or very large buds, re</text:span><text:span text:style-name="T107">spectively.</text:span><text:span text:style-name="T108"><text:s/>“We thus assumed that that very large buds had opened the first day of the interval and that buds categorized as small had opened the day before a plant was observed to be flowering.</text:span><text:span text:style-name="T109">” Third, we used information on the developmental stage of the</text:span><text:span text:style-name="T110"><text:s/>most advanced flower and the number of open flowers at the first recording of an individual with open flowers to retrospectively predict the date at which the first flower had opened. More specifically, for open flowers, FFD was estimated to have occurred</text:span><text:span text:style-name="T111"><text:s/>one day earlier if 1-2 flowers had opened and showed no sign of wilting at the day of the recording, 2 days earlier if 3-4 or more flowers had opened and showed no sign of wilting, 3 days earlier if more flowers had opened or if any flower showed early si</text:span><text:span text:style-name="T112">ngs of wilting, and 4 days earlier if flowers showed clear sign of wilting. If these prospective and retrospective estimates of FFD differed we used the mean date as an estimate of FFD. Daily recordings of a subset of flowers in some of the study years sho</text:span><text:span text:style-name="T113">w that this method often assigns the correct FFD and that the estimate never differs with more than one day from the actual date (J. Ehrlén per sobs.). In the years xxxx-xxxx, we were not able to collect data on … We then used …<text:s/></text:span></text:p>
      <text:soft-page-break/>
      <text:p text:style-name="P114"><text:span text:style-name="T115"><text:tab/><text:s/></text:span><text:span text:style-name="T116"><text:tab/></text:span><text:span text:style-name="T117">Weather data was<text:s/></text:span><text:span text:style-name="T118">obtained from the Swedish Meteorological and Hydrological Institute (</text:span><text:a xlink:href="http://www.smhi.se/" office:target-frame-name="_top" xlink:show="replace"><text:span text:style-name="T119">www.smhi.se</text:span></text:a><text:span text:style-name="T120">). Daily mean, minimum and maximum temperature values were averaged from two meteorological stations located in Oxelösund (58.6777 N, 17.12</text:span><text:span text:style-name="T121">23 E, 41 km north of the study plot) and Södertalje (59.2142 N, 17.6289 E, 29 km south of the study plot). Daily precipitation values were obtained from one station located in Åda (58.9279 N, <text:s/>17.5358 E, 5 km from the study plot).</text:span></text:p>
      <text:p text:style-name="P122">Data management</text:p>
      <text:p text:style-name="P123"><text:span text:style-name="T124">Imputatio</text:span><text:span text:style-name="T125">n (note only in cases where bud size was not recorded) … Flowering time for individuals that were grazed before flower opening .. the invisible fraction</text:span><text:span text:style-name="T126"><office:annotation><dc:creator>Alicia Valdés Rapado</dc:creator><dc:date>2018-06-26T13:09:00</dc:date><text:p text:style-name="P127"><text:span text:style-name="T128">Look at Elsa's ms and appendices!</text:span></text:p></office:annotation></text:span><text:span text:style-name="T129"><text:s/>Grazing<text:s/></text:span><text:span text:style-name="T130"><office:annotation office:name="11"><dc:creator>Johan Ehrlén</dc:creator><dc:date>2018-10-09T11:21:00</dc:date><text:p text:style-name="CommentText">Elsa’s:<text:s/></text:p><text:p text:style-name="CommentText">Vegetative size in plants in which the main<text:s/>shoot had been grazed (n=599) was calculated based on their shoot diameter and the coefficients from a linear model for intact plants (n = 540) of shoot height (ln) on diameter (ln) (for details see Appendix 2 in Supporting Information). For plants that were grazed before the first flower opened, we used bud size at the last recording before grazing to derive an estimate of FFD. FFD for grazed plants for which observations of bud size prior to grazing were available was estimated using coefficients from a linear model of FFD for intact flowering plants on as a function of bud size, vegetative size and the sampling date when a bud was observed. Thus, we assumed that plants grazed before flowering had the same development rate as intact plants that were the same size and in the same phenological stage. Flowering plants that were grazed before bud size had been assessed () were assumed to have had buds in the smallest bud stage at the time of grazing (see Appendix 3 in Supporting Information for a detailed description of estimation of F<text:bookmark-start text:name="move5068927621"/><text:bookmark-end text:name="move5068927621"/>FD).</text:p></office:annotation>…</text:span><text:span text:style-name="T131"><office:annotation-end office:name="11"/></text:span></text:p>
      <text:p text:style-name="P132"><text:span text:style-name="T133"><text:tab/>We calculated in total 17 climatic variables: monthly averages of daily minimum, mean and maximum temperatures for March, April and May, monthly sums of Growing Degree Days for March, April and May, and monthly sums of prec</text:span><text:span text:style-name="T134">ipitation for January, February, March, April and May. Growing Degree Days were calculated... (base = 5).<text:s/></text:span><text:span text:style-name="T135"><office:annotation office:name="12"><dc:creator>Johan Ehrlén</dc:creator><dc:date>2018-10-08T09:09:00</dc:date><text:p text:style-name="CommentText"><text:span text:style-name="T136">Would it not be better to use data from the nearest station with data for these months?</text:span></text:p></office:annotation>Precipitation data was missing in February 1988, June 1991,<text:s/></text:span><text:span text:style-name="T137">February and October 1992. In these cases, missing values of precipitation for each date were substituted by the mean of all years for that particular date.</text:span><text:span text:style-name="T138"><office:annotation-end office:name="12"/></text:span></text:p>
      <text:p text:style-name="P139"><text:span text:style-name="T140"><text:tab/>In order to take into account leap years, occurring every four years, we downloaded yearly data o</text:span><text:span text:style-name="T141">n the dates of the vernal equinox from NASA (</text:span><text:a xlink:href="https://data.giss.nasa.gov/ar5/srvernal.html" office:target-frame-name="_top" xlink:show="replace"><text:span text:style-name="T142">https://data.giss.nasa.gov/ar5/srvernal.html</text:span></text:a><text:span text:style-name="T143">), and<text:s/></text:span><text:span text:style-name="T144"><office:annotation office:name="13"><dc:creator>Alicia Valdés Rapado</dc:creator><dc:date>2018-09-11T11:45:00</dc:date><text:p text:style-name="P145"><text:span text:style-name="T146">Write correspondences with calendar dates in normal / leap years (Table in appendix?)</text:span></text:p></office:annotation><office:annotation office:name="14"><dc:creator>Johan Ehrlén</dc:creator><dc:date>2018-10-08T08:48:00</dc:date><text:p text:style-name="CommentText">I don’t<text:s/>think that will be necessary.</text:p></office:annotation>we converted all FFD from calendar dates (dd/mm/yy) to the number of days from the vernal equinox</text:span><office:annotation-end office:name="13"/><text:span text:style-name="T147"><office:annotation-end office:name="14"/></text:span><text:span text:style-name="T148">. We then calculated three measures of the position of the flowering season: the start, calculated as the date when 10% of the<text:s/></text:span><text:span text:style-name="T149">plants had started flowering (10% FFD), the mean, calculated as the first flowering date (Mean FFD), and the end, calculated as the date when 90% of the plants had started flowering (90% FFD). As measures of the start and the end of the flowering season, w</text:span><text:span text:style-name="T150">e used 10 and 90% FFD instead of the date when the first and last plant started flowering in order to disregard extreme values of flowering dates. The<text:s/></text:span><text:span text:style-name="T151"><office:annotation office:name="15"><dc:creator>ehrlen</dc:creator><dc:date>2018-10-10T07:11:00</dc:date><text:p text:style-name="CommentText">Perhaps we can use this term in the following, rather than the more complicated “<text:span text:style-name="T152">N days 90-10% FFD”</text:span></text:p></office:annotation>dur</text:span><text:span text:style-name="T153">ation of the flowering season<text:s/></text:span><text:span text:style-name="T154"><office:annotation-end office:name="15"/></text:span><text:span text:style-name="T155">was defined as the number of days between 10% FFD and 90% FFD (N days 90-10% FFD).</text:span></text:p>
      <text:p text:style-name="P156">Statistical analyses</text:p>
      <text:p text:style-name="P157"><text:span text:style-name="T158"><office:annotation office:name="16"><dc:creator>Johan Ehrlén</dc:creator><dc:date>2018-10-08T09:11:00</dc:date><text:p text:style-name="CommentText">Perhaps it is a bit strange to say that we did this first, before we have described how we examined selection. Just weather FFD and mean fitness here, and selection gradients below?</text:p></office:annotation><text:soft-page-break/>We first checked for trends across years in climate, flowering time, mean fitness and selection on flowering time, by performing univariate linear regressions of all climatic variables, mean fi</text:span><text:span text:style-name="T159">rst flowering date,<text:s/></text:span><text:span text:style-name="T160">number of intact (non-predated) seeds</text:span><text:span text:style-name="T161"><text:s/>and selection gradients for first flowering date against year.<text:s/></text:span><text:span text:style-name="T162"><office:annotation-end office:name="16"/></text:span><text:span text:style-name="T163">We also performed a visual inspection of the data to see if any non-linear trends were likely to occur</text:span><text:span text:style-name="T164"><office:annotation office:name="17"><dc:creator>Johan Ehrlén</dc:creator><dc:date>2018-10-08T08:57:00</dc:date><text:p text:style-name="CommentText">Do you somewhere describe the<text:s/>analyses used to explore how much of the total variation in FFD and other variables that was explained by year?</text:p></office:annotation>.</text:span><text:span text:style-name="T165"><office:annotation-end office:name="17"/></text:span></text:p>
      <text:p text:style-name="P166"><text:span text:style-name="T167"><text:tab/>The effects of yearly climate on first flowering date for individual plants were examined using linear mixed models with plant individual as</text:span><text:span text:style-name="T168"><text:s/>a random effect</text:span><text:span text:style-name="T169"><office:annotation office:name="18"><dc:creator>Johan Ehrlén</dc:creator><dc:date>2018-10-08T08:50:00</dc:date><text:p text:style-name="CommentText">Nfl as a covariate!?</text:p></office:annotation>.<text:s/></text:span><text:span text:style-name="T170"><office:annotation-end office:name="18"/></text:span><text:span text:style-name="T171">All climatic variables were</text:span></text:p>
      <text:p text:style-name="P172"><text:span text:style-name="T173">standardized prior to analyses by subtracting the mean and dividing by the standard deviation. We constructed a candidate model set using the 17 climatic variables as predictors. In orde</text:span><text:span text:style-name="T174">r to avoid collinearity among predictors, we constrained the number of candidate models by avoiding models including pairs of variables with a Pearson correlation coefficient larger than 0.5.<text:s/></text:span><text:span text:style-name="T175">We then ranked the resulting candidate models using the correcte</text:span><text:span text:style-name="T176">d version of the second-order Akaike information criterion (AICc). To account for model uncertainty, we performed model averaging of parameter estimates across all models with<text:s/></text:span><text:span text:style-name="T177">Δ</text:span><text:span text:style-name="T178">AICc<text:s/></text:span><text:span text:style-name="T179">&lt;<text:s/></text:span><text:span text:style-name="T180">2.<text:s/></text:span><text:span text:style-name="T181">The effects of yearly climate on the yearly position (10% FFD, Mean F</text:span><text:span text:style-name="T182">FD and 90% FFD) and duration of the flowering season (N days 90-10% FFD) were examined using univariate linear models.<text:s/></text:span><text:span text:style-name="T183"><office:annotation office:name="19"><dc:creator>Johan Ehrlén</dc:creator><dc:date>2018-10-08T08:51:00</dc:date><text:p text:style-name="CommentText"><text:span text:style-name="T184">In fact we have only 22 replicates for the climatic variables also in the analyses for FFD of individuals.</text:span></text:p><text:p text:style-name="P185"/><text:p text:style-name="P186">I guess it therefore can<text:s/>be questioned why we used a different model selection procedure for individuals and flowering season data.</text:p><text:p text:style-name="P187"/><text:p text:style-name="CommentText"><text:span text:style-name="T188">Moreover, given that we have only 22 observations to fit 17 predictors we might consider either to reduce the number of candidate variables, or use<text:s/></text:span><text:span text:style-name="T189">an AIC that punishes additional predictors harder?</text:span></text:p></office:annotation>In this case, due to the lower sample size (N = 22 years) we only performed model selection and model averaging using the climatic variables that had a significant effect in the averaged model for first flo</text:span><text:span text:style-name="T190">wering date for individual plants.<text:s/></text:span><text:span text:style-name="T191"><office:annotation-end office:name="19"/></text:span><text:span text:style-name="T192">In order to explore how long-term trends influenced our estimates of effects of climate, we ran the averaged models also including the<text:s/></text:span><text:span text:style-name="T193"><office:annotation office:name="20"><dc:creator>ehrlen</dc:creator><dc:date>2018-10-10T07:15:00</dc:date><text:p text:style-name="CommentText">?</text:p></office:annotation>fixed<text:s/></text:span><text:span text:style-name="T194"><office:annotation-end office:name="20"/></text:span><text:span text:style-name="T195">effect of year.</text:span></text:p>
      <text:p text:style-name="P196"><text:span text:style-name="T197"><text:tab/></text:span><text:span text:style-name="T198">The effects of yearly climate, yearly position (</text:span><text:span text:style-name="T199">mean FFD)</text:span><text:span text:style-name="T200"><text:s/></text:span><text:span text:style-name="T201">and duration of the flowering season (</text:span><text:span text:style-name="T202">N days 90-10% FFD)<text:s/></text:span><text:span text:style-name="T203">on individual fitness were examined using linear mixed models<text:s/></text:span><text:span text:style-name="T204">with number of flowers as a condition trait and plant individual as a random effect. For the effects of yearly climate, we performed mod</text:span><text:span text:style-name="T205">el selection and model averaging using the 17 climatic variables as described above.</text:span></text:p>
      <text:p text:style-name="P206"><text:span text:style-name="T207"><text:tab/>In order to assess indirect and direct phenotypic selection on flowering time (FFD), w</text:span><text:span text:style-name="T208">e<text:s/></text:span><text:soft-page-break/><text:span text:style-name="T209">estimated phenotypic selection differentials and gradients for each year using lin</text:span><text:span text:style-name="T210">ear regression models</text:span><text:span text:style-name="T211">.</text:span><text:span text:style-name="T212"><text:s/>Fitness, in terms of the number of intact seeds, was relativized within years by dividing individual values by yearly mean values. Traits were standardized within years by substracting the yearly mean and dividing by the yearly stand</text:span><text:span text:style-name="T213">ard deviation. Phenotypic selection differentials providing estimates of the combined direct and indirect selection mediated through correlated characters on a trait</text:span><text:span text:style-name="T214">,</text:span><text:span text:style-name="T215"><text:s/>were calculated for each year using univariate regressions of relative fitness on standar</text:span><text:span text:style-name="T216">dized FFD and number of flowers (Lande &amp; Arnold<text:s/></text:span><text:span text:style-name="T217">1983)</text:span><text:span text:style-name="T218">.<text:s/></text:span><text:span text:style-name="T219">Phenotypic selection<text:s/></text:span><text:span text:style-name="T220">gradients</text:span><text:span text:style-name="T221"><text:s/>providing estimates of direct selection on a trait<text:s/></text:span><text:span text:style-name="T222">were calculated for each year using multiple linear regressions of relative fitness on standardized FFD and number of f</text:span><text:span text:style-name="T223">lowers. We included the number of flowers<text:s/></text:span><text:span text:style-name="T224">as a measure of resource state in these analyses in order to reduce bias due to environmentally induced covariance between FFD and fitness (Rausher 1992</text:span><text:span text:style-name="T225">).</text:span><text:span text:style-name="T226"><text:s/>In addition to directional (linear) selection, we also asse</text:span><text:span text:style-name="T227">ssed non-linear (quadratic and correlational) selection<text:s/></text:span><text:span text:style-name="T228">(Lande &amp; Arnold 1983; Arnold 1986). N</text:span><text:span text:style-name="T229">on-linear (quadratic and correlational) selection was estimated by examining the effect of quadratic and interaction terms in a model including also the linear ter</text:span><text:span text:style-name="T230">ms. Quadratic regression coefficients and their standard errors were doubled (Stinchcombe<text:s/></text:span><text:span text:style-name="T231">et al.</text:span><text:span text:style-name="T232"><text:s/>2008).</text:span></text:p>
      <text:p text:style-name="P233"><text:span text:style-name="T234"><text:tab/>Among-year differences in indirect and direct phenotypic<text:s/></text:span><text:span text:style-name="T235"><office:annotation office:name="21"><dc:creator>Alicia Valdés Rapado</dc:creator><dc:date>2018-08-30T13:25:00</dc:date><text:p text:style-name="Normal"><text:span text:style-name="T236">Only linear by now but could also include non-linear selection (although it is not very<text:s/></text:span><text:span text:style-name="T237">important, see appendices)</text:span></text:p></office:annotation>linear</text:span><text:span text:style-name="T238"><office:annotation-end office:name="21"/></text:span><text:span text:style-name="T239"><text:s/>selection on flowering time were evaluated using phenotypic selection models including also the interaction between standardized first flowering date and year. The main effect of year was not included as fitness was relati</text:span><text:span text:style-name="T240">vized within years prior to analysis. P</text:span><text:span text:style-name="T241">lant individual was included as a random effect.<text:s/></text:span></text:p>
      <text:p text:style-name="P242"><text:span text:style-name="T243"><text:tab/>To examine if variation in<text:s/></text:span><text:span text:style-name="T244"><office:annotation office:name="22"><dc:creator>Alicia Valdés Rapado</dc:creator><dc:date>2018-08-30T13:30:00</dc:date><text:p text:style-name="Normal"><text:span text:style-name="T245">Could also be done with indirect (i.e. selection differentials)</text:span></text:p></office:annotation>direct</text:span><text:span text:style-name="T246"><office:annotation-end office:name="22"/></text:span><text:span text:style-name="T247"><text:s/>phenotypic selection among years was related to conditions during</text:span><text:span text:style-name="T248"><text:s/>spring, we</text:span><text:span text:style-name="T249"><text:s/>performed three phenotypic selection models, including the interactions between standardized FFD and (1) climatic variables, (2) Mean FFD, or (3) N days 90-10% FFD.<text:s/></text:span><text:span text:style-name="T250">The main effects of these variables were not included as fitness was relativize</text:span><text:span text:style-name="T251">d within years prior to analysis. P</text:span><text:span text:style-name="T252">lant individual was included as a random effect and standardized n</text:span><text:span text:style-name="T253">umber of flowers was included as a measure of resource state.<text:s/></text:span><text:span text:style-name="T254">For the effects of climate, we performed model<text:s/></text:span><text:soft-page-break/><text:span text:style-name="T255">selection and model averaging as explained abo</text:span><text:span text:style-name="T256">ve, using the interactions between standardized first flowering date and each of the 17 climatic variables.<text:s/></text:span><text:span text:style-name="T257"><office:annotation office:name="23"><dc:creator>ehrlen</dc:creator><dc:date>2018-10-10T07:26:00</dc:date><text:p text:style-name="CommentText">Not clear to me what you mean by this sentence. You already describe model selection and averaging above.</text:p></office:annotation>Interaction terms that had a significant</text:span><text:span text:style-name="T258"><text:s/>effect in the averaged model were then used in the phenotypic selection model.</text:span><text:span text:style-name="T259"><office:annotation-end office:name="23"/></text:span></text:p>
      <text:p text:style-name="P260"><text:span text:style-name="T261"><text:tab/></text:span><text:span text:style-name="T262">All statistical analyses were carried out in R version 3.5.1 (R Core Team<text:s/></text:span><text:span text:style-name="T263">2018).</text:span></text:p>
      <text:p text:style-name="P264"/>
      <text:p text:style-name="P265"><text:span text:style-name="T266"><office:annotation office:name="24"><dc:creator>Johan Ehrlén</dc:creator><dc:date>2018-10-08T09:26:00</dc:date><text:p text:style-name="CommentText">I moved some sentences around and cut some. See what you think.</text:p></office:annotation>RESULTS</text:span><text:span text:style-name="T267"><office:annotation-end office:name="24"/></text:span></text:p>
      <text:p text:style-name="P268"><text:span text:style-name="T269">We found consider</text:span><text:span text:style-name="T270">able variation in climate among the 22 study years, but there were no significant trend across years in climate variables<text:s/></text:span><text:span text:style-name="T271">(Fig. 1, Figs. S1-S3)</text:span><text:span text:style-name="T272"><office:annotation office:name="25"><dc:creator>Alicia Valdés Rapado</dc:creator><dc:date>2018-09-27T11:29:00</dc:date><text:p text:style-name="Normal"><text:span text:style-name="T273">Only reporting mean here, variation in min, max, GDD and precipitation can be seen in Figs. S1-S3</text:span></text:p></office:annotation><office:annotation office:name="26"><dc:creator>ehrlen</dc:creator><dc:date>2018-10-10T07:29:00</dc:date><text:p text:style-name="CommentText">Perhaps it<text:s/>might appear a bit strange to select these three variables and give info about their variation before we have shown the results of analyses and model selection.</text:p></office:annotation>.</text:span><text:span text:style-name="T274"><office:annotation-end office:name="25"/></text:span><text:span text:style-name="T275"><office:annotation-end office:name="26"/></text:span></text:p>
      <text:p text:style-name="P276"><text:span text:style-name="T277">Mean first flowering date ranged from 48.0 to 71.6 days (mean = 58.1) from the vernal equin</text:span><text:span text:style-name="T278">ox. Differences among years explained 59% of the variation in first flowering dates of individual plants (R</text:span><text:span text:style-name="T279">2</text:span><text:span text:style-name="T280"><text:s/>from a model of FFD with year as a factor). There was a significant</text:span><text:span text:style-name="T281"><text:s/>linear trend of an earlier mean first flowering date across years (linear regre</text:span><text:span text:style-name="T282">ssion coefficient = -0.267, t = -2.42, p = 0.025, adjusted R</text:span><text:span text:style-name="T283">2</text:span><text:span text:style-name="T284"><text:s/>= 0.19, Fig. 1B).<text:s/></text:span><text:span text:style-name="T285">Climate explained a large part (47%) of the variation in first flowering date, flowering occurring significantly earlier in years with<text:s/></text:span><text:span text:style-name="T286"><office:annotation office:name="27"><dc:creator>Johan Ehrlén</dc:creator><dc:date>2018-10-08T09:27:00</dc:date><text:p text:style-name="CommentText">Makes a lot of sense!</text:p></office:annotation>higher mean<text:s/></text:span><text:span text:style-name="T287">temperatures in April, higher maximum temperatures in May, and higher precipitation in January and March (Table 1A, Fig. 2).<text:s/></text:span><text:span text:style-name="T288"><office:annotation-end office:name="27"/></text:span><text:span text:style-name="T289"><text:s/>Climate predictors also explained a very large fraction of the variation in the start (77%), mean (78%), end (83%) and duration (</text:span><text:span text:style-name="T290">69%) of the flowering season (Table 1B and C). The flowering season was earlier in years with higher mean temperatures in April and higher maximum temperatures in May (Table 1B, Fig. 3A-B). The start of the flowering season was also earlier in years with h</text:span><text:span text:style-name="T291">igher precipitation in January (Table 1B, Fig. 3C). The duration of the flowering season was longer in years with higher mean temperatures in April, lower maximum temperatures in May and higher precipitation in January (Table 1C, Fig. 4). These effects of<text:s/></text:span><text:span text:style-name="T292">climate variables were independent of long-term trends (Table S3).</text:span></text:p>
      <text:p text:style-name="P293"><text:span text:style-name="T294"><text:tab/>Mean fitness of individuals ranged from 0.2 to 18.6 (mean = 5.0) intact seeds across years. There were no significant linear trends across years in fitness<text:s/></text:span><text:span text:style-name="T295">(Fig. 1C).<text:s/></text:span><text:span text:style-name="T296">Differences among<text:s/></text:span><text:span text:style-name="T297">years explained 17% of the variation in fitness for individual plants (R</text:span><text:span text:style-name="T298">2</text:span><text:span text:style-name="T299"><text:s/>from a model of fitness with year<text:s/></text:span><text:soft-page-break/><text:span text:style-name="T300">as a factor). Fitness decreased significantly with heat accumulation in March<text:s/></text:span><text:span text:style-name="T301"><office:annotation office:name="28"><dc:creator>ehrlen</dc:creator><dc:date>2018-10-10T07:39:00</dc:date><text:p text:style-name="CommentText">?</text:p></office:annotation>(lower numbers of Growing Degree Days)</text:span><text:span text:style-name="T302"><office:annotation-end office:name="28"/></text:span><text:span text:style-name="T303"><text:s/>and precipitation in April</text:span><text:span text:style-name="T304">. Fitness was higher in years with a longer duration of the flowering seasons, while the timing of the flowering season had no effects (Table 2, Fig. 5).</text:span></text:p>
      <text:p text:style-name="P305"><text:span text:style-name="T306"><text:tab/></text:span><text:span text:style-name="T307">Selection differentials<text:s/></text:span><text:span text:style-name="T308">for first flowering date<text:s/></text:span><text:span text:style-name="T309">varied among years but suggested</text:span><text:span text:style-name="T310"><text:s/>significant linear<text:s/></text:span><text:span text:style-name="T311">selection for early flowering in 18 of 22 years, and non-linear selection in 2 years (Table 3 and S1).<text:s/></text:span><text:span text:style-name="T312"><office:annotation office:name="29"><dc:creator>Alicia Valdés Rapado</dc:creator><dc:date>2018-09-27T13:51:00</dc:date><text:p text:style-name="Normal"><text:span text:style-name="T313">Not sure this is the correct way to do it, we should discuss it.</text:span></text:p></office:annotation><office:annotation office:name="30"><dc:creator>Johan Ehrlén</dc:creator><dc:date>2018-10-08T09:50:00</dc:date><text:p text:style-name="CommentText">Sounds strangely little</text:p></office:annotation>Differences among years explained 0.54% of the variation in<text:s/></text:span><text:span text:style-name="T314">selection<text:s/></text:span><text:span text:style-name="T315">(R</text:span><text:span text:style-name="T316">2</text:span><text:span text:style-name="T317"><text:s/>from phenotypic selection models including the interaction FFD:year as a factor - <text:s/>R</text:span><text:span text:style-name="T318">2</text:span><text:span text:style-name="T319"><text:s/>from phenotypic selection models without the interaction).</text:span><text:span text:style-name="T320"><office:annotation-end office:name="29"/></text:span><text:span text:style-name="T321"><office:annotation-end office:name="30"/></text:span><text:span text:style-name="T322"><text:s/></text:span><text:span text:style-name="T323"><office:annotation office:name="32"><dc:creator>Johan Ehrlén</dc:creator><dc:date>2018-10-08T10:08:00</dc:date><text:p text:style-name="CommentText">Perhaps we could develop a bit on the distribution here.</text:p></office:annotation>Selection gradients for first flower</text:span><text:span text:style-name="T324">ing date varied among years, ranging from -</text:span><text:span text:style-name="T325"><office:annotation office:name="31"><dc:creator>Johan Ehrlén</dc:creator><dc:date>2018-10-08T09:52:00</dc:date><text:p text:style-name="CommentText">Give two digits?</text:p></office:annotation>0.8 to 0.1 (mean = -0.3)</text:span><text:span text:style-name="T326"><office:annotation-end office:name="31"/></text:span><text:span text:style-name="T327">, and there was no significant linear trends across years (Table 3,<text:s/></text:span><text:span text:style-name="T328">Fig. 1D)</text:span><text:span text:style-name="T329">.<text:s/></text:span><text:span text:style-name="T330"><office:annotation-end office:name="32"/></text:span><text:span text:style-name="T331">There was significant direct linear selection for early flowering in 8 of 22 years (Table<text:s/></text:span><text:span text:style-name="T332">S2)</text:span><text:span text:style-name="T333">. Non-linear direct selection<text:s/></text:span><text:span text:style-name="T334">on flowering time was significant in one year and correlational selection on FFD × number of flowers in three years (Table S2).<text:s/></text:span><text:span text:style-name="T335"><office:annotation office:name="33"><dc:creator>Alicia Valdés Rapado</dc:creator><dc:date>2018-09-27T13:51:00</dc:date><text:p text:style-name="Normal"><text:span text:style-name="T336">Not sure this is the correct way to do it, we should discuss it.</text:span></text:p></office:annotation><office:annotation office:name="34"><dc:creator>Johan Ehrlén</dc:creator><dc:date>2018-10-08T10:00:00</dc:date><text:p text:style-name="CommentText">Again, sounds very little.</text:p></office:annotation>Differences among years explained 0.60% of the variation in direct selection</text:span><text:span text:style-name="T337">.<text:s/></text:span><text:span text:style-name="T338"><office:annotation-end office:name="33"/></text:span><text:span text:style-name="T339"><office:annotation-end office:name="34"/></text:span></text:p>
      <text:p text:style-name="P340"><text:span text:style-name="T341">Interestingly, variation in phenotypic selection among years was related to climatic conditions during spring, as shown by the significant effects of the interactions between</text:span><text:span text:style-name="T342"><text:s/>climate variables and<text:s/></text:span><text:span text:style-name="T343">first flowering date on fitness (Table 4, Fig. 6). Specifically, there was increased selection for early flowering, i.e. the slope of the relationship between relative fitness and standardized FFD was more negative, in years with<text:s/></text:span><text:span text:style-name="T344"><office:annotation office:name="35"><dc:creator>Johan Ehrlén</dc:creator><dc:date>2018-10-08T10:05:00</dc:date><text:p text:style-name="CommentText">Nice! Makes very much sense as my experience is that the main factor selecting against early flowering is early frost!</text:p></office:annotation>higher minimum temperatures in April<text:s/></text:span><text:span text:style-name="T345"><office:annotation-end office:name="35"/></text:span><text:span text:style-name="T346">(Fig. 6A),<text:s/></text:span><text:span text:style-name="T347"><office:annotation office:name="36"><dc:creator>Johan Ehrlén</dc:creator><dc:date>2018-10-08T10:06:00</dc:date><text:p text:style-name="CommentText">Harder to explain the mechanism</text:p></office:annotation>lower precipitation in March (Fig. 6B) and higher preci</text:span><text:span text:style-name="T348">pitation in April</text:span><text:span text:style-name="T349"><office:annotation-end office:name="36"/></text:span><text:span text:style-name="T350"><text:s/>(Fig. 6C). Variation in phenotypic selection among years was not related to the position or duration of the flowering season</text:span><text:span text:style-name="T351"><office:annotation><dc:creator>Alicia Valdés Rapado</dc:creator><dc:date>2018-07-09T16:43:00</dc:date><text:p text:style-name="P352"><text:span text:style-name="T353">I did this analysis only with selection gradients but it could also be done with selection differentials (actu</text:span><text:span text:style-name="T354">ally did it already and effects are also non-significant). Do you think it is worth to include it in the paper as well? To see if indirect selection depends on climate, position and duration of flowering...</text:span></text:p></office:annotation></text:span><text:span text:style-name="T355"><office:annotation><dc:creator>Johan Ehrlén</dc:creator><dc:date>2018-10-08T10:08:00</dc:date><text:p text:style-name="CommentText">I guess that for completeness we might want to<text:s/>do this as well. Although I do not think we should allocate too much space in the main text for it.</text:p></office:annotation></text:span><text:span text:style-name="T356"><text:s/>(Table 4).</text:span></text:p>
      <text:p text:style-name="P357"/>
      <text:p text:style-name="P358">DISCUSSION</text:p>
      <text:p text:style-name="P359">Our results show that flowering phenology in terms of first flowering date in this forest herb is strongly correlated with spring<text:s/>temperature, flowering being xx days earlier with a one-degree increase in mean temperature during April-May (or min vs. max). Phenotypic selection gradients<text:s/><text:soft-page-break/>varied significantly among years, from strongly favoring (?) early flowering in some years to … in<text:s/>other years. This variation in selection was, however, not linked to spring temperatures or mean flowering time within the population. Our results thus show that while spring temperature had strong effects on trait expression, it had no detectable effect<text:s/>on phenotypic selection on flowering time. … Provide no support for that we should expect evolutionary responses to changes in temperatures … other factors causing variation in selection on flowering time than those influencing phenotypic plasticity of the<text:s/>trait …</text:p>
      <text:p text:style-name="P360">… flowering phenology in terms of first flowering date was strongly correlated with spring temperature, flowering being xx days earlier with a one-degree increase in mean temperature during April-May. … Other potential drivers examined … Explanatory power … Causal mechanisms … Other studies … Concluding remark</text:p>
      <text:p text:style-name="P361"><text:span text:style-name="T362"><office:annotation office:name="39"><dc:creator>Johan Ehrlén</dc:creator><dc:date>2018-10-08T10:11:00</dc:date><text:p text:style-name="CommentText">Note to self: Here, come back to the point about RN:s in the introduction, and interpret results from this perspective. No change in selection with change in mean trait expression, i.e. movements along thermal reaction norms!? Why not a counter-gradient response? Total length of season vs. length of season when assimilation is possible 8canopy closure) …</text:p></office:annotation>…</text:span><text:span text:style-name="T363"><office:annotation-end office:name="39"/></text:span><text:span text:style-name="T364"><text:s/>Phenotypic selection gradients varied significantly among years, from strongly favori</text:span><text:span text:style-name="T365">ng (?) early flowering in some years to … in other years. … Other results for selection on flowering time … direction … among-year variation … Among-year variation in selection gradients in general … methodological concerns … implications … [Temporal varia</text:span><text:span text:style-name="T366">tion in selection is important because it determines the overall direction and magnitude of selection, and because it may constrain adaptive evolution. Both the direction and strength of selection has been shown to vary geographically and among years, and<text:s/></text:span><text:span text:style-name="T367">in some systems temporal variation can be linked to climatic variation (e.g. Thompson 2005; Siepielski, DiBattista &amp; Carlsson 2009).] … Empirical evidence suggest that selection estimates vary both spatially and over time within populations (cf. reviews)…<text:s/></text:span><text:span text:style-name="T368">Yet, the prevalence of temporal variation in selection have been questioned based on … Hadfield et al 2xxx). We also know very little about the causes of temporal variation in natural selection (but see Charmantier et al. 2008, …).]</text:span></text:p>
      <text:p text:style-name="P369">… This variation in selection was, however, not linked to spring temperatures or mean flowering time within the population. … Implications … Consequences … Causes … Other selective agents – Not strongly linked to spring temperatures … Other studies … General about effects of (climatic)<text:s/><text:soft-page-break/>drivers on trait expression, selection on thermal reaction norms (can not be excluded – further studies needed), counter- and co-gradient patterns, other types of potential relationships .. Concluding remark</text:p>
      <text:p text:style-name="P370">We conclude … CC vs. plasticity and selection …</text:p>
      <text:p text:style-name="P371">REFERENCES</text:p>
      <text:section text:name="Sect1" text:style-name="S1">
        <text:p text:style-name="Bibliography1"><text:span text:style-name="T372">Arnold, S.J. (1986). Limits on stabilizing, disruptive, and correlational selection set by the opportunity for selection.<text:s/></text:span><text:span text:style-name="T373">The American Naturalist</text:span><text:span text:style-name="T374">, 128, 143–146.</text:span></text:p>
        <text:p text:style-name="Bibliography1"><text:span text:style-name="T375">Hendry, A.P. &amp; Day, T. (2005). Population structure attributable to reprodu</text:span><text:span text:style-name="T376">ctive time: isolation by time and adaptation by time.<text:s/></text:span><text:span text:style-name="T377">Molecular Ecology</text:span><text:span text:style-name="T378">, 14, 901–916.</text:span></text:p>
        <text:p text:style-name="Bibliography1"><text:span text:style-name="T379">Lande, R. &amp; Arnold, S.J. (1983). The measurement of selection on correlated characters.<text:s/></text:span><text:span text:style-name="T380">Evolution</text:span><text:span text:style-name="T381">, 37, 1210–1226.</text:span></text:p>
        <text:p text:style-name="Bibliography1"><text:span text:style-name="T382">Nakagawa, S. &amp; Schielzeth, H. (2013). A general and simp</text:span><text:span text:style-name="T383">le method for obtaining R2 from generalized linear mixed-effects models.<text:s/></text:span><text:span text:style-name="T384">Methods in Ecology and Evolution</text:span><text:span text:style-name="T385">, 4, 133–142.</text:span></text:p>
        <text:p text:style-name="Bibliography1"><text:span text:style-name="T386">R Core Team. (2018).<text:s/></text:span><text:span text:style-name="T387">R: A language and environment for statistical computing. R Foundation for Statistical Computing, Vienna, Austria.<text:s/></text:span><text:span text:style-name="T388">URL <text:s text:c="2"/>http://www.R-project.org/.</text:span></text:p>
        <text:p text:style-name="Bibliography1"><text:span text:style-name="T389">Rausher, M.D. (1992). The measurement of selection on quantitative traits: biases due to environmental covariances between traits and fitness.<text:s/></text:span><text:span text:style-name="T390">Evolution</text:span><text:span text:style-name="T391">, 46, 616–626.</text:span></text:p>
        <text:p text:style-name="Bibliography1"><text:span text:style-name="T392">Stinchcombe, J.R., Agrawal, A.F., Hohenlohe, P.A., Arnol</text:span><text:span text:style-name="T393">d, S.J. &amp; Blows, M.W. (2008). Estimating nonlinear selection gradients using quadratic regression coefficients: double or nothing?<text:s/></text:span><text:span text:style-name="T394">Evolution</text:span><text:span text:style-name="T395">, 62, 2435–2440.</text:span></text:p>
      </text:section>
      <text:section text:name="Sect2" text:style-name="S2">
        <text:p text:style-name="P396"/>
        <text:soft-page-break/>
        <text:p text:style-name="P397">Tables</text:p>
        <text:p text:style-name="P398"><text:span text:style-name="T399">Table 1: Results of model selection and model averaging for the best candidate linear mode</text:span><text:span text:style-name="T400">ls testing for effects of <text:s/>yearly climate on (A) first flowering date (FFD) for individual plants, and on three measures of the yearly position (B) and the yearly duration (C) of the flowering season of<text:s/></text:span><text:span text:style-name="T401">Lathyrus vernus</text:span><text:span text:style-name="T402"><text:s/>in 22 study years. The position of th</text:span><text:span text:style-name="T403">e flowering season was defined by the start, i.e. the date when 10% of the plants had started flowering, the mean, i.e. the mean first flowering date, and the end, i.e. the date when 90% of the plants had started flowering. The duration of the flowering se</text:span><text:span text:style-name="T404">ason was defined by the number of days between the start and the end. Averaged estimates and z-values across all models with ΔAICc &lt; 2 are shown, except for models for start and duration where estimates and t-values from the only model with ΔAICc &lt; 2 are s</text:span><text:span text:style-name="T405">hown in each case. Values of R</text:span><text:span text:style-name="T406">2 <text:s/></text:span><text:span text:style-name="T407">are shown for the best models resulting from model selection. In (A), a linear mixed model with plant individual as a random effect was used, and the marginal and conditional pseudo-R</text:span><text:span text:style-name="T408">2</text:span><text:span text:style-name="T409"><text:s/>(representing, respectively, the varia</text:span><text:span text:style-name="T410">nce explained by the fixed effects and by the entire model,<text:s/></text:span><text:bookmark-start text:name="ZOTERO_ITEM_CSL_CITATION_{&quot;citationID&quot;:&quot;"/><text:span text:style-name="T411">Nakagawa &amp; Schielzeth<text:s/></text:span><text:span text:style-name="T412">2013)</text:span><text:bookmark-end text:name="ZOTERO_ITEM_CSL_CITATION_{&quot;citationID&quot;:&quot;"/><text:span text:style-name="T413"><text:s/>are shown.<text:s/></text:span><text:span text:style-name="T414">∑w</text:span><text:span text:style-name="T415">i</text:span><text:span text:style-name="T416"><text:s/>= Relative variable importance (sum of Akaike weights over all models including each variable).<text:s/></text:span><text:span text:style-name="T417"><text:s text:c="2"/></text:span></text:p>
        <table:table table:style-name="Table418">
          <table:table-columns>
            <table:table-column table:style-name="TableColumn419"/>
            <table:table-column table:style-name="TableColumn420"/>
            <table:table-column table:style-name="TableColumn421"/>
            <table:table-column table:style-name="TableColumn422"/>
            <table:table-column table:style-name="TableColumn423"/>
            <table:table-column table:style-name="TableColumn424"/>
            <table:table-column table:style-name="TableColumn425"/>
          </table:table-columns>
          <table:table-row table:style-name="TableRow426">
            <table:table-cell table:style-name="TableCell427">
              <text:p text:style-name="P428">Response variable</text:p>
            </table:table-cell>
            <table:table-cell table:style-name="TableCell429">
              <text:p text:style-name="P430">Predictor variable</text:p>
            </table:table-cell>
            <table:table-cell table:style-name="TableCell431" table:number-columns-spanned="2">
              <text:p text:style-name="P432">Estimate</text:p>
            </table:table-cell>
            <table:covered-table-cell/>
            <table:table-cell table:style-name="TableCell433">
              <text:p text:style-name="P434">Std.<text:s/>error</text:p>
            </table:table-cell>
            <table:table-cell table:style-name="TableCell435">
              <text:p text:style-name="P436">z/t</text:p>
            </table:table-cell>
            <table:table-cell table:style-name="TableCell437">
              <text:p text:style-name="P438"><text:span text:style-name="T439">∑w</text:span><text:span text:style-name="T440">i</text:span></text:p>
            </table:table-cell>
          </table:table-row>
          <table:table-row table:style-name="TableRow441">
            <table:table-cell table:style-name="TableCell442" table:number-rows-spanned="9">
              <text:p text:style-name="P443">A) FFD</text:p>
              <text:p text:style-name="P444"><text:s text:c="5"/>N = 2474</text:p>
              <text:p text:style-name="TableContents"><text:span text:style-name="T445"><text:s text:c="5"/>R</text:span><text:span text:style-name="T446">2<text:s/></text:span><text:span text:style-name="T447">marg</text:span><text:span text:style-name="T448"><text:s/>= 0.471</text:span></text:p>
              <text:p text:style-name="TableContents"><text:span text:style-name="T449"><text:s text:c="5"/>R</text:span><text:span text:style-name="T450">2<text:s/></text:span><text:span text:style-name="T451">cond</text:span><text:span text:style-name="T452"><text:s/>= 0.548</text:span></text:p>
            </table:table-cell>
            <table:table-cell table:style-name="TableCell453">
              <text:p text:style-name="P454">Precipitation January</text:p>
            </table:table-cell>
            <table:table-cell table:style-name="TableCell455">
              <text:p text:style-name="P456">-1.212</text:p>
            </table:table-cell>
            <table:table-cell table:style-name="TableCell457">
              <text:p text:style-name="P458">***</text:p>
            </table:table-cell>
            <table:table-cell table:style-name="TableCell459">
              <text:p text:style-name="P460">0.116</text:p>
            </table:table-cell>
            <table:table-cell table:style-name="TableCell461">
              <text:p text:style-name="P462">10.42</text:p>
            </table:table-cell>
            <table:table-cell table:style-name="TableCell463">
              <text:p text:style-name="P464">1.00</text:p>
            </table:table-cell>
          </table:table-row>
          <table:table-row table:style-name="TableRow465">
            <table:covered-table-cell>
              <text:p text:style-name="Normal"/>
            </table:covered-table-cell>
            <table:table-cell table:style-name="TableCell466">
              <text:p text:style-name="P467">Precipitation February</text:p>
            </table:table-cell>
            <table:table-cell table:style-name="TableCell468">
              <text:p text:style-name="P469">-0.010</text:p>
            </table:table-cell>
            <table:table-cell table:style-name="TableCell470">
              <text:p text:style-name="P471"/>
            </table:table-cell>
            <table:table-cell table:style-name="TableCell472">
              <text:p text:style-name="P473">0.054</text:p>
            </table:table-cell>
            <table:table-cell table:style-name="TableCell474">
              <text:p text:style-name="P475">0.19</text:p>
            </table:table-cell>
            <table:table-cell table:style-name="TableCell476">
              <text:p text:style-name="P477">0.14</text:p>
            </table:table-cell>
          </table:table-row>
          <table:table-row table:style-name="TableRow478">
            <table:covered-table-cell>
              <text:p text:style-name="Normal"/>
            </table:covered-table-cell>
            <table:table-cell table:style-name="TableCell479">
              <text:p text:style-name="P480">Min March</text:p>
            </table:table-cell>
            <table:table-cell table:style-name="TableCell481">
              <text:p text:style-name="P482">0.012</text:p>
            </table:table-cell>
            <table:table-cell table:style-name="TableCell483">
              <text:p text:style-name="P484"/>
            </table:table-cell>
            <table:table-cell table:style-name="TableCell485">
              <text:p text:style-name="P486">0.059</text:p>
            </table:table-cell>
            <table:table-cell table:style-name="TableCell487">
              <text:p text:style-name="P488">0.21</text:p>
            </table:table-cell>
            <table:table-cell table:style-name="TableCell489">
              <text:p text:style-name="P490">0.15</text:p>
            </table:table-cell>
          </table:table-row>
          <table:table-row table:style-name="TableRow491">
            <table:covered-table-cell>
              <text:p text:style-name="Normal"/>
            </table:covered-table-cell>
            <table:table-cell table:style-name="TableCell492">
              <text:p text:style-name="P493">Mean March</text:p>
            </table:table-cell>
            <table:table-cell table:style-name="TableCell494">
              <text:p text:style-name="P495">0.004</text:p>
            </table:table-cell>
            <table:table-cell table:style-name="TableCell496">
              <text:p text:style-name="P497"/>
            </table:table-cell>
            <table:table-cell table:style-name="TableCell498">
              <text:p text:style-name="P499">0.049</text:p>
            </table:table-cell>
            <table:table-cell table:style-name="TableCell500">
              <text:p text:style-name="P501">0.07</text:p>
            </table:table-cell>
            <table:table-cell table:style-name="TableCell502">
              <text:p text:style-name="P503">0.12</text:p>
            </table:table-cell>
          </table:table-row>
          <table:table-row table:style-name="TableRow504">
            <table:covered-table-cell>
              <text:p text:style-name="Normal"/>
            </table:covered-table-cell>
            <table:table-cell table:style-name="TableCell505">
              <text:p text:style-name="P506">Max<text:s/>March</text:p>
            </table:table-cell>
            <table:table-cell table:style-name="TableCell507">
              <text:p text:style-name="P508">-0.007</text:p>
            </table:table-cell>
            <table:table-cell table:style-name="TableCell509">
              <text:p text:style-name="P510"/>
            </table:table-cell>
            <table:table-cell table:style-name="TableCell511">
              <text:p text:style-name="P512">0.053</text:p>
            </table:table-cell>
            <table:table-cell table:style-name="TableCell513">
              <text:p text:style-name="P514">0.13</text:p>
            </table:table-cell>
            <table:table-cell table:style-name="TableCell515">
              <text:p text:style-name="P516">0.13</text:p>
            </table:table-cell>
          </table:table-row>
          <table:table-row table:style-name="TableRow517">
            <table:covered-table-cell>
              <text:p text:style-name="Normal"/>
            </table:covered-table-cell>
            <table:table-cell table:style-name="TableCell518">
              <text:p text:style-name="P519">GDD March</text:p>
            </table:table-cell>
            <table:table-cell table:style-name="TableCell520">
              <text:p text:style-name="P521">0.011</text:p>
            </table:table-cell>
            <table:table-cell table:style-name="TableCell522">
              <text:p text:style-name="P523"/>
            </table:table-cell>
            <table:table-cell table:style-name="TableCell524">
              <text:p text:style-name="P525">0.054</text:p>
            </table:table-cell>
            <table:table-cell table:style-name="TableCell526">
              <text:p text:style-name="P527">0.21</text:p>
            </table:table-cell>
            <table:table-cell table:style-name="TableCell528">
              <text:p text:style-name="P529">0.14</text:p>
            </table:table-cell>
          </table:table-row>
          <table:table-row table:style-name="TableRow530">
            <table:covered-table-cell>
              <text:p text:style-name="Normal"/>
            </table:covered-table-cell>
            <table:table-cell table:style-name="TableCell531">
              <text:p text:style-name="P532">Precipitation March</text:p>
            </table:table-cell>
            <table:table-cell table:style-name="TableCell533">
              <text:p text:style-name="P534">-0.929</text:p>
            </table:table-cell>
            <table:table-cell table:style-name="TableCell535">
              <text:p text:style-name="P536">***</text:p>
            </table:table-cell>
            <table:table-cell table:style-name="TableCell537">
              <text:p text:style-name="P538">0.112</text:p>
            </table:table-cell>
            <table:table-cell table:style-name="TableCell539">
              <text:p text:style-name="P540">8.31</text:p>
            </table:table-cell>
            <table:table-cell table:style-name="TableCell541">
              <text:p text:style-name="P542">1.00</text:p>
            </table:table-cell>
          </table:table-row>
          <table:table-row table:style-name="TableRow543">
            <table:covered-table-cell>
              <text:p text:style-name="Normal"/>
            </table:covered-table-cell>
            <table:table-cell table:style-name="TableCell544">
              <text:p text:style-name="P545">Mean April</text:p>
            </table:table-cell>
            <table:table-cell table:style-name="TableCell546">
              <text:p text:style-name="P547">-1.732</text:p>
            </table:table-cell>
            <table:table-cell table:style-name="TableCell548">
              <text:p text:style-name="P549">***</text:p>
            </table:table-cell>
            <table:table-cell table:style-name="TableCell550">
              <text:p text:style-name="P551">0.120</text:p>
            </table:table-cell>
            <table:table-cell table:style-name="TableCell552">
              <text:p text:style-name="P553">14.47</text:p>
            </table:table-cell>
            <table:table-cell table:style-name="TableCell554">
              <text:p text:style-name="P555">1.00</text:p>
            </table:table-cell>
          </table:table-row>
          <table:table-row table:style-name="TableRow556">
            <table:covered-table-cell>
              <text:p text:style-name="Normal"/>
            </table:covered-table-cell>
            <table:table-cell table:style-name="TableCell557">
              <text:p text:style-name="P558">Max May</text:p>
            </table:table-cell>
            <table:table-cell table:style-name="TableCell559">
              <text:p text:style-name="P560">-3.832</text:p>
            </table:table-cell>
            <table:table-cell table:style-name="TableCell561">
              <text:p text:style-name="P562">***</text:p>
            </table:table-cell>
            <table:table-cell table:style-name="TableCell563">
              <text:p text:style-name="P564">0.114</text:p>
            </table:table-cell>
            <table:table-cell table:style-name="TableCell565">
              <text:p text:style-name="P566">33.68</text:p>
            </table:table-cell>
            <table:table-cell table:style-name="TableCell567">
              <text:p text:style-name="P568">0.99</text:p>
            </table:table-cell>
          </table:table-row>
          <table:table-row table:style-name="TableRow569">
            <table:table-cell table:style-name="TableCell570">
              <text:p text:style-name="P571">B) Position of the fl. season</text:p>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row>
          <table:table-row table:style-name="TableRow584">
            <table:table-cell table:style-name="TableCell585" table:number-rows-spanned="3">
              <text:p text:style-name="P586"><text:s text:c="5"/>Start</text:p>
              <text:p text:style-name="P587"><text:s text:c="10"/>N =<text:s/>22</text:p>
              <text:p text:style-name="TableContents"><text:span text:style-name="T588"><text:s text:c="10"/>R</text:span><text:span text:style-name="T589">2<text:s/></text:span><text:span text:style-name="T590">= 0.767</text:span></text:p>
            </table:table-cell>
            <table:table-cell table:style-name="TableCell591">
              <text:p text:style-name="P592">Precipitation January</text:p>
            </table:table-cell>
            <table:table-cell table:style-name="TableCell593">
              <text:p text:style-name="P594">-2.066</text:p>
            </table:table-cell>
            <table:table-cell table:style-name="TableCell595">
              <text:p text:style-name="P596">*</text:p>
            </table:table-cell>
            <table:table-cell table:style-name="TableCell597">
              <text:p text:style-name="P598">0.789</text:p>
            </table:table-cell>
            <table:table-cell table:style-name="TableCell599">
              <text:p text:style-name="P600">-2.62</text:p>
            </table:table-cell>
            <table:table-cell table:style-name="TableCell601">
              <text:p text:style-name="P602">0.84</text:p>
            </table:table-cell>
          </table:table-row>
          <table:table-row table:style-name="TableRow603">
            <table:covered-table-cell>
              <text:p text:style-name="Normal"/>
            </table:covered-table-cell>
            <table:table-cell table:style-name="TableCell604">
              <text:p text:style-name="P605">Mean April</text:p>
            </table:table-cell>
            <table:table-cell table:style-name="TableCell606">
              <text:p text:style-name="P607">-3.693</text:p>
            </table:table-cell>
            <table:table-cell table:style-name="TableCell608">
              <text:p text:style-name="P609">***</text:p>
            </table:table-cell>
            <table:table-cell table:style-name="TableCell610">
              <text:p text:style-name="P611">0.787</text:p>
            </table:table-cell>
            <table:table-cell table:style-name="TableCell612">
              <text:p text:style-name="P613">-4.69</text:p>
            </table:table-cell>
            <table:table-cell table:style-name="TableCell614">
              <text:p text:style-name="P615">1.00</text:p>
            </table:table-cell>
          </table:table-row>
          <table:table-row table:style-name="TableRow616">
            <table:covered-table-cell>
              <text:p text:style-name="Normal"/>
            </table:covered-table-cell>
            <table:table-cell table:style-name="TableCell617">
              <text:p text:style-name="P618">Max May</text:p>
            </table:table-cell>
            <table:table-cell table:style-name="TableCell619">
              <text:p text:style-name="P620">-3.371</text:p>
            </table:table-cell>
            <table:table-cell table:style-name="TableCell621">
              <text:p text:style-name="P622">***</text:p>
            </table:table-cell>
            <table:table-cell table:style-name="TableCell623">
              <text:p text:style-name="P624">0.700</text:p>
            </table:table-cell>
            <table:table-cell table:style-name="TableCell625">
              <text:p text:style-name="P626">-4.82</text:p>
            </table:table-cell>
            <table:table-cell table:style-name="TableCell627">
              <text:p text:style-name="P628">1.00</text:p>
            </table:table-cell>
          </table:table-row>
          <table:table-row table:style-name="TableRow629">
            <table:table-cell table:style-name="TableCell630" table:number-rows-spanned="3">
              <text:p text:style-name="P631"><text:s text:c="5"/>Mean</text:p>
              <text:soft-page-break/>
              <text:p text:style-name="P632"><text:s text:c="10"/>N = 22</text:p>
              <text:p text:style-name="TableContents"><text:span text:style-name="T633"><text:s text:c="10"/>R</text:span><text:span text:style-name="T634">2<text:s/></text:span><text:span text:style-name="T635">= 0.776</text:span></text:p>
            </table:table-cell>
            <table:table-cell table:style-name="TableCell636">
              <text:p text:style-name="P637">Precipitation January</text:p>
            </table:table-cell>
            <table:table-cell table:style-name="TableCell638">
              <text:p text:style-name="P639">-0.906</text:p>
            </table:table-cell>
            <table:table-cell table:style-name="TableCell640">
              <text:p text:style-name="P641"/>
            </table:table-cell>
            <table:table-cell table:style-name="TableCell642">
              <text:p text:style-name="P643">0.895</text:p>
            </table:table-cell>
            <table:table-cell table:style-name="TableCell644">
              <text:p text:style-name="P645">1.01</text:p>
            </table:table-cell>
            <table:table-cell table:style-name="TableCell646">
              <text:p text:style-name="P647">0.64</text:p>
            </table:table-cell>
          </table:table-row>
          <table:table-row table:style-name="TableRow648">
            <table:covered-table-cell>
              <text:p text:style-name="Normal"/>
            </table:covered-table-cell>
            <table:table-cell table:style-name="TableCell649">
              <text:p text:style-name="P650">Mean<text:s/>April</text:p>
            </table:table-cell>
            <table:table-cell table:style-name="TableCell651">
              <text:p text:style-name="P652">-2.993</text:p>
            </table:table-cell>
            <table:table-cell table:style-name="TableCell653">
              <text:p text:style-name="P654">***</text:p>
            </table:table-cell>
            <table:table-cell table:style-name="TableCell655">
              <text:p text:style-name="P656">0.787</text:p>
            </table:table-cell>
            <table:table-cell table:style-name="TableCell657">
              <text:p text:style-name="P658">3.80</text:p>
            </table:table-cell>
            <table:table-cell table:style-name="TableCell659">
              <text:p text:style-name="P660">1.00</text:p>
            </table:table-cell>
          </table:table-row>
          <table:table-row table:style-name="TableRow661">
            <table:covered-table-cell>
              <text:p text:style-name="Normal"/>
            </table:covered-table-cell>
            <table:table-cell table:style-name="TableCell662">
              <text:p text:style-name="P663">Max May</text:p>
            </table:table-cell>
            <table:table-cell table:style-name="TableCell664">
              <text:p text:style-name="P665">-3.956</text:p>
            </table:table-cell>
            <table:table-cell table:style-name="TableCell666">
              <text:p text:style-name="P667">***</text:p>
            </table:table-cell>
            <table:table-cell table:style-name="TableCell668">
              <text:p text:style-name="P669">0.672</text:p>
            </table:table-cell>
            <table:table-cell table:style-name="TableCell670">
              <text:p text:style-name="P671">5.88</text:p>
            </table:table-cell>
            <table:table-cell table:style-name="TableCell672">
              <text:p text:style-name="P673">1.00</text:p>
            </table:table-cell>
          </table:table-row>
          <table:table-row table:style-name="TableRow674">
            <table:table-cell table:style-name="TableCell675" table:number-rows-spanned="4">
              <text:p text:style-name="P676"><text:s text:c="5"/>End</text:p>
              <text:p text:style-name="P677"><text:s text:c="10"/>N = 22</text:p>
              <text:p text:style-name="TableContents"><text:span text:style-name="T678"><text:s text:c="10"/>R</text:span><text:span text:style-name="T679">2<text:s/></text:span><text:span text:style-name="T680">= 0.833</text:span></text:p>
            </table:table-cell>
            <table:table-cell table:style-name="TableCell681">
              <text:p text:style-name="P682">Precipitation January</text:p>
            </table:table-cell>
            <table:table-cell table:style-name="TableCell683">
              <text:p text:style-name="P684">-0.281</text:p>
            </table:table-cell>
            <table:table-cell table:style-name="TableCell685">
              <text:p text:style-name="P686"/>
            </table:table-cell>
            <table:table-cell table:style-name="TableCell687">
              <text:p text:style-name="P688">0.516</text:p>
            </table:table-cell>
            <table:table-cell table:style-name="TableCell689">
              <text:p text:style-name="P690">0.54</text:p>
            </table:table-cell>
            <table:table-cell table:style-name="TableCell691">
              <text:p text:style-name="P692">0.40</text:p>
            </table:table-cell>
          </table:table-row>
          <table:table-row table:style-name="TableRow693">
            <table:covered-table-cell>
              <text:p text:style-name="Normal"/>
            </table:covered-table-cell>
            <table:table-cell table:style-name="TableCell694">
              <text:p text:style-name="P695">Precipitation March</text:p>
            </table:table-cell>
            <table:table-cell table:style-name="TableCell696">
              <text:p text:style-name="P697">-0.177</text:p>
            </table:table-cell>
            <table:table-cell table:style-name="TableCell698">
              <text:p text:style-name="P699"/>
            </table:table-cell>
            <table:table-cell table:style-name="TableCell700">
              <text:p text:style-name="P701">0.422</text:p>
            </table:table-cell>
            <table:table-cell table:style-name="TableCell702">
              <text:p text:style-name="P703">0.42</text:p>
            </table:table-cell>
            <table:table-cell table:style-name="TableCell704">
              <text:p text:style-name="P705">0.31</text:p>
            </table:table-cell>
          </table:table-row>
          <table:table-row table:style-name="TableRow706">
            <table:covered-table-cell>
              <text:p text:style-name="Normal"/>
            </table:covered-table-cell>
            <table:table-cell table:style-name="TableCell707">
              <text:p text:style-name="P708">Mean April</text:p>
            </table:table-cell>
            <table:table-cell table:style-name="TableCell709">
              <text:p text:style-name="P710">-1.899</text:p>
            </table:table-cell>
            <table:table-cell table:style-name="TableCell711">
              <text:p text:style-name="P712">***</text:p>
            </table:table-cell>
            <table:table-cell table:style-name="TableCell713">
              <text:p text:style-name="P714">0.575</text:p>
            </table:table-cell>
            <table:table-cell table:style-name="TableCell715">
              <text:p text:style-name="P716">3.30</text:p>
            </table:table-cell>
            <table:table-cell table:style-name="TableCell717">
              <text:p text:style-name="P718">0.97</text:p>
            </table:table-cell>
          </table:table-row>
          <table:table-row table:style-name="TableRow719">
            <table:covered-table-cell>
              <text:p text:style-name="Normal"/>
            </table:covered-table-cell>
            <table:table-cell table:style-name="TableCell720">
              <text:p text:style-name="P721">Max<text:s/>May</text:p>
            </table:table-cell>
            <table:table-cell table:style-name="TableCell722">
              <text:p text:style-name="P723">-4.687</text:p>
            </table:table-cell>
            <table:table-cell table:style-name="TableCell724">
              <text:p text:style-name="P725">***</text:p>
            </table:table-cell>
            <table:table-cell table:style-name="TableCell726">
              <text:p text:style-name="P727">0.522</text:p>
            </table:table-cell>
            <table:table-cell table:style-name="TableCell728">
              <text:p text:style-name="P729">8.98</text:p>
            </table:table-cell>
            <table:table-cell table:style-name="TableCell730">
              <text:p text:style-name="P731">1.00</text:p>
            </table:table-cell>
          </table:table-row>
          <table:table-row table:style-name="TableRow732">
            <table:table-cell table:style-name="TableCell733">
              <text:p text:style-name="P734">C) Duration or the fl. season</text:p>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cell table:style-name="TableCell745">
              <text:p text:style-name="P746"/>
            </table:table-cell>
          </table:table-row>
          <table:table-row table:style-name="TableRow747">
            <table:table-cell table:style-name="TableCell748" table:number-rows-spanned="3">
              <text:p text:style-name="P749"><text:s text:c="10"/>N = 22</text:p>
              <text:p text:style-name="TableContents"><text:span text:style-name="T750"><text:s text:c="10"/>R</text:span><text:span text:style-name="T751">2<text:s/></text:span><text:span text:style-name="T752">= 0.686</text:span></text:p>
            </table:table-cell>
            <table:table-cell table:style-name="TableCell753">
              <text:p text:style-name="P754">Precipitation January</text:p>
            </table:table-cell>
            <table:table-cell table:style-name="TableCell755">
              <text:p text:style-name="P756">1.221</text:p>
            </table:table-cell>
            <table:table-cell table:style-name="TableCell757">
              <text:p text:style-name="P758">*</text:p>
            </table:table-cell>
            <table:table-cell table:style-name="TableCell759">
              <text:p text:style-name="P760">0.501</text:p>
            </table:table-cell>
            <table:table-cell table:style-name="TableCell761">
              <text:p text:style-name="P762">2.44</text:p>
            </table:table-cell>
            <table:table-cell table:style-name="TableCell763">
              <text:p text:style-name="P764">0.79</text:p>
            </table:table-cell>
          </table:table-row>
          <table:table-row table:style-name="TableRow765">
            <table:covered-table-cell>
              <text:p text:style-name="Normal"/>
            </table:covered-table-cell>
            <table:table-cell table:style-name="TableCell766">
              <text:p text:style-name="P767">Mean April</text:p>
            </table:table-cell>
            <table:table-cell table:style-name="TableCell768">
              <text:p text:style-name="P769">1.985</text:p>
            </table:table-cell>
            <table:table-cell table:style-name="TableCell770">
              <text:p text:style-name="P771">***</text:p>
            </table:table-cell>
            <table:table-cell table:style-name="TableCell772">
              <text:p text:style-name="P773">0.500</text:p>
            </table:table-cell>
            <table:table-cell table:style-name="TableCell774">
              <text:p text:style-name="P775">3.97</text:p>
            </table:table-cell>
            <table:table-cell table:style-name="TableCell776">
              <text:p text:style-name="P777">0.99</text:p>
            </table:table-cell>
          </table:table-row>
          <table:table-row table:style-name="TableRow778">
            <table:covered-table-cell>
              <text:p text:style-name="Normal"/>
            </table:covered-table-cell>
            <table:table-cell table:style-name="TableCell779">
              <text:p text:style-name="P780">Max May</text:p>
            </table:table-cell>
            <table:table-cell table:style-name="TableCell781">
              <text:p text:style-name="P782">-1.306</text:p>
            </table:table-cell>
            <table:table-cell table:style-name="TableCell783">
              <text:p text:style-name="P784">**</text:p>
            </table:table-cell>
            <table:table-cell table:style-name="TableCell785">
              <text:p text:style-name="P786">0.445</text:p>
            </table:table-cell>
            <table:table-cell table:style-name="TableCell787">
              <text:p text:style-name="P788">-2.94</text:p>
            </table:table-cell>
            <table:table-cell table:style-name="TableCell789">
              <text:p text:style-name="P790">0.91</text:p>
            </table:table-cell>
          </table:table-row>
        </table:table>
        <text:p text:style-name="P791">***P &lt;<text:s/>0.001; **P &lt; 0.01; *P &lt; 0.05</text:p>
        <text:p text:style-name="P792"/>
        <text:p text:style-name="P793"/>
        <text:p text:style-name="P794"><text:s/></text:p>
        <text:p text:style-name="P795"/>
        <text:soft-page-break/>
        <text:p text:style-name="P796"><text:span text:style-name="T797">Table 2: Results of linear mixed models testing for effects of <text:s/>(A) climate, (B) position and (C) duration of the flowering season on fitness of <text:s/></text:span><text:span text:style-name="T798">Lathyrus vernus</text:span><text:span text:style-name="T799"><text:s/>in 22 study years. Models include the effects of (A)</text:span><text:span text:style-name="T800"><text:s/></text:span><text:span text:style-name="T801">climatic variables</text:span><text:span text:style-name="T802">, (B)<text:s/></text:span><text:span text:style-name="T803">mean first flowering date (Mean FFD)</text:span><text:span text:style-name="T804">, and (C) number of days between the<text:s/></text:span><text:span text:style-name="T805">start and the end of the season</text:span><text:span text:style-name="T806"><text:s/></text:span><text:span text:style-name="T807">(N days 90-10% FFD). All models include number of flowers as a condition trait and plant individual as a random effect. The mar</text:span><text:span text:style-name="T808">ginal and conditional pseudo-R</text:span><text:span text:style-name="T809">2</text:span><text:span text:style-name="T810"><text:s/>(representing, respectively, the variance explained by the fixed effects and by the entire model, Nakagawa &amp; Schielzeth 2013) are shown. In (A), averaged estimates and z-values across all models with ΔAICc &lt; 2 are shown, and</text:span><text:span text:style-name="T811"><text:s/>values of R</text:span><text:span text:style-name="T812">2 <text:s/></text:span><text:span text:style-name="T813">are shown for the best model resulting from model selection.<text:s/></text:span><text:span text:style-name="T814">∑w</text:span><text:span text:style-name="T815">i</text:span><text:span text:style-name="T816"><text:s/>= Relative variable importance (sum of Akaike weights over all models including each variable). N = 2474</text:span><text:span text:style-name="T817"><text:s/>for all models.</text:span></text:p>
        <table:table table:style-name="Table818">
          <table:table-columns>
            <table:table-column table:style-name="TableColumn819"/>
            <table:table-column table:style-name="TableColumn820"/>
            <table:table-column table:style-name="TableColumn821"/>
            <table:table-column table:style-name="TableColumn822"/>
            <table:table-column table:style-name="TableColumn823"/>
            <table:table-column table:style-name="TableColumn824"/>
            <table:table-column table:style-name="TableColumn825"/>
          </table:table-columns>
          <table:table-row table:style-name="TableRow826">
            <table:table-cell table:style-name="TableCell827">
              <text:p text:style-name="P828">Model</text:p>
            </table:table-cell>
            <table:table-cell table:style-name="TableCell829">
              <text:p text:style-name="P830">Predictor variable</text:p>
            </table:table-cell>
            <table:table-cell table:style-name="TableCell831" table:number-columns-spanned="2">
              <text:p text:style-name="P832">Estimate</text:p>
            </table:table-cell>
            <table:covered-table-cell/>
            <table:table-cell table:style-name="TableCell833">
              <text:p text:style-name="P834">Std. error</text:p>
            </table:table-cell>
            <table:table-cell table:style-name="TableCell835">
              <text:p text:style-name="P836">z</text:p>
            </table:table-cell>
            <table:table-cell table:style-name="TableCell837">
              <text:p text:style-name="P838"><text:span text:style-name="T839">∑w</text:span><text:span text:style-name="T840">i</text:span></text:p>
            </table:table-cell>
          </table:table-row>
          <table:table-row table:style-name="TableRow841">
            <table:table-cell table:style-name="TableCell842" table:number-rows-spanned="12">
              <text:p text:style-name="P843">A)<text:s/>Climate</text:p>
              <text:p text:style-name="P844"><text:span text:style-name="T845"><text:s text:c="5"/>R</text:span><text:span text:style-name="T846">2<text:s/></text:span><text:span text:style-name="T847">marg</text:span><text:span text:style-name="T848"><text:s/>= 0.178</text:span></text:p>
              <text:p text:style-name="P849"><text:span text:style-name="T850"><text:s text:c="5"/>R</text:span><text:span text:style-name="T851">2<text:s/></text:span><text:span text:style-name="T852">cond</text:span><text:span text:style-name="T853"><text:s/>= 0.215</text:span></text:p>
            </table:table-cell>
            <table:table-cell table:style-name="TableCell854">
              <text:p text:style-name="P855">Precipitation January</text:p>
            </table:table-cell>
            <table:table-cell table:style-name="TableCell856">
              <text:p text:style-name="P857">-0.049</text:p>
            </table:table-cell>
            <table:table-cell table:style-name="TableCell858">
              <text:p text:style-name="P859"/>
            </table:table-cell>
            <table:table-cell table:style-name="TableCell860">
              <text:p text:style-name="P861">0.155</text:p>
            </table:table-cell>
            <table:table-cell table:style-name="TableCell862">
              <text:p text:style-name="P863">0.32</text:p>
            </table:table-cell>
            <table:table-cell table:style-name="TableCell864">
              <text:p text:style-name="P865">0.45</text:p>
            </table:table-cell>
          </table:table-row>
          <table:table-row table:style-name="TableRow866">
            <table:covered-table-cell>
              <text:p text:style-name="Normal"/>
            </table:covered-table-cell>
            <table:table-cell table:style-name="TableCell867">
              <text:p text:style-name="P868">GDD March</text:p>
            </table:table-cell>
            <table:table-cell table:style-name="TableCell869">
              <text:p text:style-name="P870">-0.576</text:p>
            </table:table-cell>
            <table:table-cell table:style-name="TableCell871">
              <text:p text:style-name="P872">**</text:p>
            </table:table-cell>
            <table:table-cell table:style-name="TableCell873">
              <text:p text:style-name="P874">0.216</text:p>
            </table:table-cell>
            <table:table-cell table:style-name="TableCell875">
              <text:p text:style-name="P876">2.66</text:p>
            </table:table-cell>
            <table:table-cell table:style-name="TableCell877">
              <text:p text:style-name="P878">0.87</text:p>
            </table:table-cell>
          </table:table-row>
          <table:table-row table:style-name="TableRow879">
            <table:covered-table-cell>
              <text:p text:style-name="Normal"/>
            </table:covered-table-cell>
            <table:table-cell table:style-name="TableCell880">
              <text:p text:style-name="P881">Precipitation March</text:p>
            </table:table-cell>
            <table:table-cell table:style-name="TableCell882">
              <text:p text:style-name="P883">0.449</text:p>
            </table:table-cell>
            <table:table-cell table:style-name="TableCell884">
              <text:p text:style-name="P885"/>
            </table:table-cell>
            <table:table-cell table:style-name="TableCell886">
              <text:p text:style-name="P887">0.230</text:p>
            </table:table-cell>
            <table:table-cell table:style-name="TableCell888">
              <text:p text:style-name="P889">1.95</text:p>
            </table:table-cell>
            <table:table-cell table:style-name="TableCell890">
              <text:p text:style-name="P891">0.76</text:p>
            </table:table-cell>
          </table:table-row>
          <table:table-row table:style-name="TableRow892">
            <table:covered-table-cell>
              <text:p text:style-name="Normal"/>
            </table:covered-table-cell>
            <table:table-cell table:style-name="TableCell893">
              <text:p text:style-name="P894">Min April</text:p>
            </table:table-cell>
            <table:table-cell table:style-name="TableCell895">
              <text:p text:style-name="P896">0.062</text:p>
            </table:table-cell>
            <table:table-cell table:style-name="TableCell897">
              <text:p text:style-name="P898"/>
            </table:table-cell>
            <table:table-cell table:style-name="TableCell899">
              <text:p text:style-name="P900">0.197</text:p>
            </table:table-cell>
            <table:table-cell table:style-name="TableCell901">
              <text:p text:style-name="P902">0.32</text:p>
            </table:table-cell>
            <table:table-cell table:style-name="TableCell903">
              <text:p text:style-name="P904">0.27</text:p>
            </table:table-cell>
          </table:table-row>
          <table:table-row table:style-name="TableRow905">
            <table:covered-table-cell>
              <text:p text:style-name="Normal"/>
            </table:covered-table-cell>
            <table:table-cell table:style-name="TableCell906">
              <text:p text:style-name="P907">Max April</text:p>
            </table:table-cell>
            <table:table-cell table:style-name="TableCell908">
              <text:p text:style-name="P909">-0.453</text:p>
            </table:table-cell>
            <table:table-cell table:style-name="TableCell910">
              <text:p text:style-name="P911"/>
            </table:table-cell>
            <table:table-cell table:style-name="TableCell912">
              <text:p text:style-name="P913">0.368</text:p>
            </table:table-cell>
            <table:table-cell table:style-name="TableCell914">
              <text:p text:style-name="P915">1.23</text:p>
            </table:table-cell>
            <table:table-cell table:style-name="TableCell916">
              <text:p text:style-name="P917">0.42</text:p>
            </table:table-cell>
          </table:table-row>
          <table:table-row table:style-name="TableRow918">
            <table:covered-table-cell>
              <text:p text:style-name="Normal"/>
            </table:covered-table-cell>
            <table:table-cell table:style-name="TableCell919">
              <text:p text:style-name="P920">GDD<text:s/>April</text:p>
            </table:table-cell>
            <table:table-cell table:style-name="TableCell921">
              <text:p text:style-name="P922">-0.154</text:p>
            </table:table-cell>
            <table:table-cell table:style-name="TableCell923">
              <text:p text:style-name="P924"/>
            </table:table-cell>
            <table:table-cell table:style-name="TableCell925">
              <text:p text:style-name="P926">0.298</text:p>
            </table:table-cell>
            <table:table-cell table:style-name="TableCell927">
              <text:p text:style-name="P928">0.52</text:p>
            </table:table-cell>
            <table:table-cell table:style-name="TableCell929">
              <text:p text:style-name="P930">0.28</text:p>
            </table:table-cell>
          </table:table-row>
          <table:table-row table:style-name="TableRow931">
            <table:covered-table-cell>
              <text:p text:style-name="Normal"/>
            </table:covered-table-cell>
            <table:table-cell table:style-name="TableCell932">
              <text:p text:style-name="P933">Precipitation April</text:p>
            </table:table-cell>
            <table:table-cell table:style-name="TableCell934">
              <text:p text:style-name="P935">-0.780</text:p>
            </table:table-cell>
            <table:table-cell table:style-name="TableCell936">
              <text:p text:style-name="P937">**</text:p>
            </table:table-cell>
            <table:table-cell table:style-name="TableCell938">
              <text:p text:style-name="P939">0.263</text:p>
            </table:table-cell>
            <table:table-cell table:style-name="TableCell940">
              <text:p text:style-name="P941">2.96</text:p>
            </table:table-cell>
            <table:table-cell table:style-name="TableCell942">
              <text:p text:style-name="P943">0.89</text:p>
            </table:table-cell>
          </table:table-row>
          <table:table-row table:style-name="TableRow944">
            <table:covered-table-cell>
              <text:p text:style-name="Normal"/>
            </table:covered-table-cell>
            <table:table-cell table:style-name="TableCell945">
              <text:p text:style-name="P946">Min May</text:p>
            </table:table-cell>
            <table:table-cell table:style-name="TableCell947">
              <text:p text:style-name="P948">-0.258</text:p>
            </table:table-cell>
            <table:table-cell table:style-name="TableCell949">
              <text:p text:style-name="P950"/>
            </table:table-cell>
            <table:table-cell table:style-name="TableCell951">
              <text:p text:style-name="P952">0.245</text:p>
            </table:table-cell>
            <table:table-cell table:style-name="TableCell953">
              <text:p text:style-name="P954">1.05</text:p>
            </table:table-cell>
            <table:table-cell table:style-name="TableCell955">
              <text:p text:style-name="P956">0.49</text:p>
            </table:table-cell>
          </table:table-row>
          <table:table-row table:style-name="TableRow957">
            <table:covered-table-cell>
              <text:p text:style-name="Normal"/>
            </table:covered-table-cell>
            <table:table-cell table:style-name="TableCell958">
              <text:p text:style-name="P959">GDD May</text:p>
            </table:table-cell>
            <table:table-cell table:style-name="TableCell960">
              <text:p text:style-name="P961">-0.030</text:p>
            </table:table-cell>
            <table:table-cell table:style-name="TableCell962">
              <text:p text:style-name="P963"/>
            </table:table-cell>
            <table:table-cell table:style-name="TableCell964">
              <text:p text:style-name="P965">0.110</text:p>
            </table:table-cell>
            <table:table-cell table:style-name="TableCell966">
              <text:p text:style-name="P967">0.28</text:p>
            </table:table-cell>
            <table:table-cell table:style-name="TableCell968">
              <text:p text:style-name="P969">0.17</text:p>
            </table:table-cell>
          </table:table-row>
          <table:table-row table:style-name="TableRow970">
            <table:covered-table-cell>
              <text:p text:style-name="Normal"/>
            </table:covered-table-cell>
            <table:table-cell table:style-name="TableCell971">
              <text:p text:style-name="P972">Precipitation May</text:p>
            </table:table-cell>
            <table:table-cell table:style-name="TableCell973">
              <text:p text:style-name="P974">-0.025</text:p>
            </table:table-cell>
            <table:table-cell table:style-name="TableCell975">
              <text:p text:style-name="P976"/>
            </table:table-cell>
            <table:table-cell table:style-name="TableCell977">
              <text:p text:style-name="P978">0.097</text:p>
            </table:table-cell>
            <table:table-cell table:style-name="TableCell979">
              <text:p text:style-name="P980">0.26</text:p>
            </table:table-cell>
            <table:table-cell table:style-name="TableCell981">
              <text:p text:style-name="P982">0.21</text:p>
            </table:table-cell>
          </table:table-row>
          <table:table-row table:style-name="TableRow983">
            <table:covered-table-cell>
              <text:p text:style-name="Normal"/>
            </table:covered-table-cell>
            <table:table-cell table:style-name="TableCell984">
              <text:p text:style-name="P985">Number of flowers</text:p>
            </table:table-cell>
            <table:table-cell table:style-name="TableCell986">
              <text:p text:style-name="P987">3.700</text:p>
            </table:table-cell>
            <table:table-cell table:style-name="TableCell988">
              <text:p text:style-name="P989">***</text:p>
            </table:table-cell>
            <table:table-cell table:style-name="TableCell990">
              <text:p text:style-name="P991">0.176</text:p>
            </table:table-cell>
            <table:table-cell table:style-name="TableCell992">
              <text:p text:style-name="P993">20.99</text:p>
            </table:table-cell>
            <table:table-cell table:style-name="TableCell994">
              <text:p text:style-name="P995">1</text:p>
            </table:table-cell>
          </table:table-row>
          <table:table-row table:style-name="TableRow996">
            <table:covered-table-cell>
              <text:p text:style-name="Normal"/>
            </table:covered-table-cell>
            <table:table-cell table:style-name="TableCell997">
              <text:p text:style-name="P998"/>
            </table:table-cell>
            <table:table-cell table:style-name="TableCell999" table:number-columns-spanned="2">
              <text:p text:style-name="P1000">Estimate</text:p>
            </table:table-cell>
            <table:covered-table-cell/>
            <table:table-cell table:style-name="TableCell1001">
              <text:p text:style-name="P1002">Std. error</text:p>
            </table:table-cell>
            <table:table-cell table:style-name="TableCell1003" table:number-columns-spanned="2">
              <text:p text:style-name="P1004">t</text:p>
            </table:table-cell>
            <table:covered-table-cell/>
          </table:table-row>
          <table:table-row table:style-name="TableRow1005">
            <table:table-cell table:style-name="TableCell1006" table:number-rows-spanned="3">
              <text:p text:style-name="P1007">B) Position of the fl. season</text:p>
              <text:p text:style-name="P1008"><text:span text:style-name="T1009"><text:s text:c="5"/>R</text:span><text:span text:style-name="T1010">2<text:s/></text:span><text:span text:style-name="T1011">marg</text:span><text:span text:style-name="T1012"><text:s/></text:span><text:span text:style-name="T1013">= 0.159</text:span></text:p>
              <text:p text:style-name="P1014"><text:span text:style-name="T1015"><text:s text:c="5"/>R</text:span><text:span text:style-name="T1016">2<text:s/></text:span><text:span text:style-name="T1017">cond</text:span><text:span text:style-name="T1018"><text:s/>= 0.201</text:span></text:p>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able:number-columns-spanned="2">
              <text:p text:style-name="P1028"/>
            </table:table-cell>
            <table:covered-table-cell/>
          </table:table-row>
          <table:table-row table:style-name="TableRow1029">
            <table:covered-table-cell>
              <text:p text:style-name="Normal"/>
            </table:covered-table-cell>
            <table:table-cell table:style-name="TableCell1030">
              <text:p text:style-name="P1031">Mean FFD</text:p>
            </table:table-cell>
            <table:table-cell table:style-name="TableCell1032">
              <text:p text:style-name="P1033">0.002</text:p>
            </table:table-cell>
            <table:table-cell table:style-name="TableCell1034">
              <text:p text:style-name="P1035"/>
            </table:table-cell>
            <table:table-cell table:style-name="TableCell1036">
              <text:p text:style-name="P1037">0.031</text:p>
            </table:table-cell>
            <table:table-cell table:style-name="TableCell1038" table:number-columns-spanned="2">
              <text:p text:style-name="P1039">0.07</text:p>
            </table:table-cell>
            <table:covered-table-cell/>
          </table:table-row>
          <table:table-row table:style-name="TableRow1040">
            <table:covered-table-cell>
              <text:p text:style-name="Normal"/>
            </table:covered-table-cell>
            <table:table-cell table:style-name="TableCell1041">
              <text:p text:style-name="P1042">Number of flowers</text:p>
            </table:table-cell>
            <table:table-cell table:style-name="TableCell1043">
              <text:p text:style-name="P1044">0.208</text:p>
            </table:table-cell>
            <table:table-cell table:style-name="TableCell1045">
              <text:p text:style-name="P1046">***</text:p>
            </table:table-cell>
            <table:table-cell table:style-name="TableCell1047">
              <text:p text:style-name="P1048">0.010</text:p>
            </table:table-cell>
            <table:table-cell table:style-name="TableCell1049" table:number-columns-spanned="2">
              <text:p text:style-name="P1050">20.40</text:p>
            </table:table-cell>
            <table:covered-table-cell/>
          </table:table-row>
          <table:table-row table:style-name="TableRow1051">
            <table:table-cell table:style-name="TableCell1052" table:number-rows-spanned="3">
              <text:p text:style-name="P1053">C) Duration of the fl. season</text:p>
              <text:p text:style-name="P1054"><text:span text:style-name="T1055"><text:s text:c="5"/>R</text:span><text:span text:style-name="T1056">2<text:s/></text:span><text:span text:style-name="T1057">marg</text:span><text:span text:style-name="T1058"><text:s/></text:span><text:span text:style-name="T1059">= 0.174</text:span></text:p>
              <text:p text:style-name="P1060"><text:span text:style-name="T1061"><text:s text:c="5"/>R</text:span><text:span text:style-name="T1062">2<text:s/></text:span><text:span text:style-name="T1063">cond</text:span><text:span text:style-name="T1064"><text:s/>= 0.219</text:span></text:p>
            </table:table-cell>
            <table:table-cell table:style-name="TableCell1065">
              <text:p text:style-name="P1066"/>
            </table:table-cell>
            <table:table-cell table:style-name="TableCell1067">
              <text:p text:style-name="P1068"/>
            </table:table-cell>
            <table:table-cell table:style-name="TableCell1069">
              <text:p text:style-name="P1070"/>
            </table:table-cell>
            <table:table-cell table:style-name="TableCell1071">
              <text:p text:style-name="P1072"/>
            </table:table-cell>
            <table:table-cell table:style-name="TableCell1073" table:number-columns-spanned="2">
              <text:p text:style-name="P1074"/>
            </table:table-cell>
            <table:covered-table-cell/>
          </table:table-row>
          <table:table-row table:style-name="TableRow1075">
            <table:covered-table-cell>
              <text:p text:style-name="Normal"/>
            </table:covered-table-cell>
            <table:table-cell table:style-name="TableCell1076">
              <text:p text:style-name="P1077">N days 90-10% FFD</text:p>
            </table:table-cell>
            <table:table-cell table:style-name="TableCell1078">
              <text:p text:style-name="P1079">0.384</text:p>
            </table:table-cell>
            <table:table-cell table:style-name="TableCell1080">
              <text:p text:style-name="P1081">***</text:p>
            </table:table-cell>
            <table:table-cell table:style-name="TableCell1082">
              <text:p text:style-name="P1083">0.057</text:p>
            </table:table-cell>
            <table:table-cell table:style-name="TableCell1084" table:number-columns-spanned="2">
              <text:p text:style-name="P1085">6.73</text:p>
            </table:table-cell>
            <table:covered-table-cell/>
          </table:table-row>
          <table:table-row table:style-name="TableRow1086">
            <table:covered-table-cell>
              <text:p text:style-name="Normal"/>
            </table:covered-table-cell>
            <table:table-cell table:style-name="TableCell1087">
              <text:p text:style-name="P1088">Number of flowers</text:p>
            </table:table-cell>
            <table:table-cell table:style-name="TableCell1089">
              <text:p text:style-name="P1090">0.201</text:p>
            </table:table-cell>
            <table:table-cell table:style-name="TableCell1091">
              <text:p text:style-name="P1092">***</text:p>
            </table:table-cell>
            <table:table-cell table:style-name="TableCell1093">
              <text:p text:style-name="P1094">0.010</text:p>
            </table:table-cell>
            <table:table-cell table:style-name="TableCell1095" table:number-columns-spanned="2">
              <text:p text:style-name="P1096">19.98</text:p>
            </table:table-cell>
            <table:covered-table-cell/>
          </table:table-row>
        </table:table>
        <text:p text:style-name="P1097">***P &lt;<text:s/>0.001; **P &lt; 0.01; *P &lt; 0.05</text:p>
        <text:soft-page-break/>
        <text:p text:style-name="P1098"><text:span text:style-name="T1099">Table 3: Phenotypic selection models testing for among-year differences in (A) indirect and (B) direct <text:s/>phenotypic selection on flowering time<text:s/></text:span><text:span text:style-name="T1100">in<text:s/></text:span><text:span text:style-name="T1101">Lathyrus vernus</text:span><text:span text:style-name="T1102"><text:s/>in 22 study years. Results are from linear mixed models includin</text:span><text:span text:style-name="T1103">g the interaction first flowering date : year in order to assess among-year differences in (A) selection differentials and (B) selection gradients for first flowering date. In (B), number of flowers is included as a condition trait. Fitness was estimated b</text:span><text:span text:style-name="T1104">y the number of intact seeds. Traits were standardized and fitness relativized within years before analyses. Plant individual was included as a random effect.</text:span></text:p>
        <table:table table:style-name="Table1105">
          <table:table-columns>
            <table:table-column table:style-name="TableColumn1106"/>
            <table:table-column table:style-name="TableColumn1107"/>
            <table:table-column table:style-name="TableColumn1108"/>
            <table:table-column table:style-name="TableColumn1109"/>
          </table:table-columns>
          <table:table-row table:style-name="TableRow1110">
            <table:table-cell table:style-name="TableCell1111">
              <text:p text:style-name="P1112"/>
            </table:table-cell>
            <table:table-cell table:style-name="TableCell1113" table:number-columns-spanned="2">
              <text:p text:style-name="P1114"><text:span text:style-name="T1115"></text:span><text:span text:style-name="T1116">2</text:span></text:p>
            </table:table-cell>
            <table:covered-table-cell/>
            <table:table-cell table:style-name="TableCell1117">
              <text:p text:style-name="P1118">Degrees of freedom</text:p>
            </table:table-cell>
          </table:table-row>
          <table:table-row table:style-name="TableRow1119">
            <table:table-cell table:style-name="TableCell1120">
              <text:p text:style-name="P1121">A) Indirect selection</text:p>
            </table:table-cell>
            <table:table-cell table:style-name="TableCell1122" table:number-rows-spanned="2">
              <text:p text:style-name="P1123">110.18</text:p>
            </table:table-cell>
            <table:table-cell table:style-name="TableCell1124" table:number-rows-spanned="2">
              <text:p text:style-name="P1125">***</text:p>
            </table:table-cell>
            <table:table-cell table:style-name="TableCell1126" table:number-rows-spanned="2">
              <text:p text:style-name="P1127">1</text:p>
            </table:table-cell>
          </table:table-row>
          <table:table-row table:style-name="TableRow1128">
            <table:table-cell table:style-name="TableCell1129">
              <text:p text:style-name="P1130"><text:s text:c="5"/>First flowering date</text:p>
            </table:table-cell>
            <table:covered-table-cell>
              <text:p text:style-name="Normal"/>
            </table:covered-table-cell>
            <table:covered-table-cell>
              <text:p text:style-name="Normal"/>
            </table:covered-table-cell>
            <table:covered-table-cell>
              <text:p text:style-name="Normal"/>
            </table:covered-table-cell>
          </table:table-row>
          <table:table-row table:style-name="TableRow1131">
            <table:table-cell table:style-name="TableCell1132">
              <text:p text:style-name="P1133"><text:s text:c="5"/>First flowering date : year</text:p>
            </table:table-cell>
            <table:table-cell table:style-name="TableCell1134">
              <text:p text:style-name="P1135">36.46</text:p>
            </table:table-cell>
            <table:table-cell table:style-name="TableCell1136">
              <text:p text:style-name="P1137">*</text:p>
            </table:table-cell>
            <table:table-cell table:style-name="TableCell1138">
              <text:p text:style-name="P1139">21</text:p>
            </table:table-cell>
          </table:table-row>
          <table:table-row table:style-name="TableRow1140">
            <table:table-cell table:style-name="TableCell1141">
              <text:p text:style-name="P1142">B) Direct selection</text:p>
            </table:table-cell>
            <table:table-cell table:style-name="TableCell1143" table:number-rows-spanned="2">
              <text:p text:style-name="P1144">33.89</text:p>
            </table:table-cell>
            <table:table-cell table:style-name="TableCell1145" table:number-rows-spanned="2">
              <text:p text:style-name="P1146">***</text:p>
            </table:table-cell>
            <table:table-cell table:style-name="TableCell1147" table:number-rows-spanned="2">
              <text:p text:style-name="P1148">1</text:p>
            </table:table-cell>
          </table:table-row>
          <table:table-row table:style-name="TableRow1149">
            <table:table-cell table:style-name="TableCell1150">
              <text:p text:style-name="P1151"><text:s text:c="5"/>First flowering date</text:p>
            </table:table-cell>
            <table:covered-table-cell>
              <text:p text:style-name="Normal"/>
            </table:covered-table-cell>
            <table:covered-table-cell>
              <text:p text:style-name="Normal"/>
            </table:covered-table-cell>
            <table:covered-table-cell>
              <text:p text:style-name="Normal"/>
            </table:covered-table-cell>
          </table:table-row>
          <table:table-row table:style-name="TableRow1152">
            <table:table-cell table:style-name="TableCell1153">
              <text:p text:style-name="P1154"><text:s text:c="5"/>Number of flowers</text:p>
            </table:table-cell>
            <table:table-cell table:style-name="TableCell1155">
              <text:p text:style-name="P1156">64.79</text:p>
            </table:table-cell>
            <table:table-cell table:style-name="TableCell1157">
              <text:p text:style-name="P1158">***</text:p>
            </table:table-cell>
            <table:table-cell table:style-name="TableCell1159">
              <text:p text:style-name="P1160">1</text:p>
            </table:table-cell>
          </table:table-row>
          <table:table-row table:style-name="TableRow1161">
            <table:table-cell table:style-name="TableCell1162">
              <text:p text:style-name="P1163"><text:s text:c="5"/>First flowering date : year</text:p>
            </table:table-cell>
            <table:table-cell table:style-name="TableCell1164">
              <text:p text:style-name="P1165">37.87</text:p>
            </table:table-cell>
            <table:table-cell table:style-name="TableCell1166">
              <text:p text:style-name="P1167">*</text:p>
            </table:table-cell>
            <table:table-cell table:style-name="TableCell1168">
              <text:p text:style-name="P1169">21</text:p>
            </table:table-cell>
          </table:table-row>
        </table:table>
        <text:p text:style-name="P1170">***P &lt;<text:s/>0.001; **P &lt; 0.01; *P &lt; 0.05</text:p>
        <text:soft-page-break/>
        <text:p text:style-name="P1171"><text:span text:style-name="T1172">Table 4: Phenotypic selection models testing for effects of (A) climate, (B) position and (C) duration of the flowering season<text:s/></text:span><text:span text:style-name="T1173">on selection<text:s/></text:span><text:span text:style-name="T1174">on flowering time<text:s/></text:span><text:span text:style-name="T1175">in<text:s/></text:span><text:span text:style-name="T1176">Lathyrus vernus</text:span><text:span text:style-name="T1177"><text:s/>in 22 study years. Results are from linear mixed<text:s/></text:span><text:span text:style-name="T1178">models including the interactions of first flowering date with (A) climatic variables<text:s/></text:span><text:span text:style-name="T1179">, (B)<text:s/></text:span><text:span text:style-name="T1180">mean first flowering date (Mean FFD)</text:span><text:span text:style-name="T1181">, and (C) number of days between the<text:s/></text:span><text:span text:style-name="T1182">start and the end of the season</text:span><text:span text:style-name="T1183"><text:s/></text:span><text:span text:style-name="T1184">(N days 90-10% FFD). I</text:span><text:span text:style-name="T1185">nteractions of first flowering date w</text:span><text:span text:style-name="T1186">ith c</text:span><text:span text:style-name="T1187">limatic variables (</text:span><text:span text:style-name="T1188">precipitation in March<text:s/></text:span><text:span text:style-name="T1189">and<text:s/></text:span><text:span text:style-name="T1190">minimum</text:span><text:span text:style-name="T1191"><text:s/>daily temperature in April) included in (A) were selected because they had a significant effect in the averaged model resulting from model selection (see Table S4). All models include number of flo</text:span><text:span text:style-name="T1192">wers as a condition trait.<text:s/></text:span><text:span text:style-name="T1193">Fitness was estimated by the number of intact seeds. Traits were standardized and fitness relativized within years before analyses. Plant individual was included as a random effect.</text:span></text:p>
        <table:table table:style-name="Table1194">
          <table:table-columns>
            <table:table-column table:style-name="TableColumn1195"/>
            <table:table-column table:style-name="TableColumn1196"/>
            <table:table-column table:style-name="TableColumn1197"/>
            <table:table-column table:style-name="TableColumn1198"/>
          </table:table-columns>
          <table:table-row table:style-name="TableRow1199">
            <table:table-cell table:style-name="TableCell1200">
              <text:p text:style-name="P1201">Predictor variable</text:p>
            </table:table-cell>
            <table:table-cell table:style-name="TableCell1202" table:number-columns-spanned="2">
              <text:p text:style-name="P1203"><text:span text:style-name="T1204"></text:span><text:span text:style-name="T1205">2</text:span></text:p>
            </table:table-cell>
            <table:covered-table-cell/>
            <table:table-cell table:style-name="TableCell1206">
              <text:p text:style-name="P1207">Degrees of freedom</text:p>
            </table:table-cell>
          </table:table-row>
          <table:table-row table:style-name="TableRow1208">
            <table:table-cell table:style-name="TableCell1209">
              <text:p text:style-name="P1210">A)<text:s/>Climate</text:p>
            </table:table-cell>
            <table:table-cell table:style-name="TableCell1211">
              <text:p text:style-name="P1212"/>
            </table:table-cell>
            <table:table-cell table:style-name="TableCell1213">
              <text:p text:style-name="P1214"/>
            </table:table-cell>
            <table:table-cell table:style-name="TableCell1215">
              <text:p text:style-name="P1216"/>
            </table:table-cell>
          </table:table-row>
          <table:table-row table:style-name="TableRow1217">
            <table:table-cell table:style-name="TableCell1218">
              <text:p text:style-name="P1219"><text:s text:c="5"/>First flowering date</text:p>
            </table:table-cell>
            <table:table-cell table:style-name="TableCell1220">
              <text:p text:style-name="P1221">33.92</text:p>
            </table:table-cell>
            <table:table-cell table:style-name="TableCell1222">
              <text:p text:style-name="P1223">***</text:p>
            </table:table-cell>
            <table:table-cell table:style-name="TableCell1224">
              <text:p text:style-name="P1225">1</text:p>
            </table:table-cell>
          </table:table-row>
          <table:table-row table:style-name="TableRow1226">
            <table:table-cell table:style-name="TableCell1227">
              <text:p text:style-name="P1228"><text:s text:c="5"/>Number of flowers</text:p>
            </table:table-cell>
            <table:table-cell table:style-name="TableCell1229">
              <text:p text:style-name="P1230">65.50</text:p>
            </table:table-cell>
            <table:table-cell table:style-name="TableCell1231">
              <text:p text:style-name="P1232">***</text:p>
            </table:table-cell>
            <table:table-cell table:style-name="TableCell1233">
              <text:p text:style-name="P1234">1</text:p>
            </table:table-cell>
          </table:table-row>
          <table:table-row table:style-name="TableRow1235">
            <table:table-cell table:style-name="TableCell1236">
              <text:p text:style-name="P1237"><text:s text:c="5"/>First flowering date : Precipitation March</text:p>
            </table:table-cell>
            <table:table-cell table:style-name="TableCell1238">
              <text:p text:style-name="P1239">14.42</text:p>
            </table:table-cell>
            <table:table-cell table:style-name="TableCell1240">
              <text:p text:style-name="P1241">***</text:p>
            </table:table-cell>
            <table:table-cell table:style-name="TableCell1242">
              <text:p text:style-name="P1243">1</text:p>
            </table:table-cell>
          </table:table-row>
          <table:table-row table:style-name="TableRow1244">
            <table:table-cell table:style-name="TableCell1245">
              <text:p text:style-name="P1246"><text:s text:c="5"/>First flowering date : Min April</text:p>
            </table:table-cell>
            <table:table-cell table:style-name="TableCell1247">
              <text:p text:style-name="P1248">8.94</text:p>
            </table:table-cell>
            <table:table-cell table:style-name="TableCell1249">
              <text:p text:style-name="P1250">**</text:p>
            </table:table-cell>
            <table:table-cell table:style-name="TableCell1251">
              <text:p text:style-name="P1252">1</text:p>
            </table:table-cell>
          </table:table-row>
          <table:table-row table:style-name="TableRow1253">
            <table:table-cell table:style-name="TableCell1254">
              <text:p text:style-name="P1255"><text:s text:c="5"/>First flowering date : Precipitation April</text:p>
            </table:table-cell>
            <table:table-cell table:style-name="TableCell1256">
              <text:p text:style-name="P1257">3.87</text:p>
            </table:table-cell>
            <table:table-cell table:style-name="TableCell1258">
              <text:p text:style-name="P1259">*</text:p>
            </table:table-cell>
            <table:table-cell table:style-name="TableCell1260">
              <text:p text:style-name="P1261">1</text:p>
            </table:table-cell>
          </table:table-row>
          <table:table-row table:style-name="TableRow1262">
            <table:table-cell table:style-name="TableCell1263">
              <text:p text:style-name="P1264">B) Position of the flowering season</text:p>
            </table:table-cell>
            <table:table-cell table:style-name="TableCell1265">
              <text:p text:style-name="P1266"/>
            </table:table-cell>
            <table:table-cell table:style-name="TableCell1267">
              <text:p text:style-name="P1268"/>
            </table:table-cell>
            <table:table-cell table:style-name="TableCell1269">
              <text:p text:style-name="P1270"/>
            </table:table-cell>
          </table:table-row>
          <table:table-row table:style-name="TableRow1271">
            <table:table-cell table:style-name="TableCell1272">
              <text:p text:style-name="P1273"><text:s text:c="5"/>First flowering date</text:p>
            </table:table-cell>
            <table:table-cell table:style-name="TableCell1274">
              <text:p text:style-name="P1275">33.53</text:p>
            </table:table-cell>
            <table:table-cell table:style-name="TableCell1276">
              <text:p text:style-name="P1277">***</text:p>
            </table:table-cell>
            <table:table-cell table:style-name="TableCell1278">
              <text:p text:style-name="P1279">1</text:p>
            </table:table-cell>
          </table:table-row>
          <table:table-row table:style-name="TableRow1280">
            <table:table-cell table:style-name="TableCell1281">
              <text:p text:style-name="P1282"><text:s text:c="5"/>Number of flowers</text:p>
            </table:table-cell>
            <table:table-cell table:style-name="TableCell1283">
              <text:p text:style-name="P1284">63.61</text:p>
            </table:table-cell>
            <table:table-cell table:style-name="TableCell1285">
              <text:p text:style-name="P1286">***</text:p>
            </table:table-cell>
            <table:table-cell table:style-name="TableCell1287">
              <text:p text:style-name="P1288">1</text:p>
            </table:table-cell>
          </table:table-row>
          <table:table-row table:style-name="TableRow1289">
            <table:table-cell table:style-name="TableCell1290">
              <text:p text:style-name="P1291"><text:s text:c="5"/>First flowering date : Mean FFD</text:p>
            </table:table-cell>
            <table:table-cell table:style-name="TableCell1292">
              <text:p text:style-name="P1293">0.17</text:p>
            </table:table-cell>
            <table:table-cell table:style-name="TableCell1294">
              <text:p text:style-name="P1295"/>
            </table:table-cell>
            <table:table-cell table:style-name="TableCell1296">
              <text:p text:style-name="P1297">1</text:p>
            </table:table-cell>
          </table:table-row>
          <table:table-row table:style-name="TableRow1298">
            <table:table-cell table:style-name="TableCell1299">
              <text:p text:style-name="P1300">C) Duration of the flowering season</text:p>
            </table:table-cell>
            <table:table-cell table:style-name="TableCell1301">
              <text:p text:style-name="P1302"/>
            </table:table-cell>
            <table:table-cell table:style-name="TableCell1303">
              <text:p text:style-name="P1304"/>
            </table:table-cell>
            <table:table-cell table:style-name="TableCell1305">
              <text:p text:style-name="P1306"/>
            </table:table-cell>
          </table:table-row>
          <table:table-row table:style-name="TableRow1307">
            <table:table-cell table:style-name="TableCell1308">
              <text:p text:style-name="P1309"><text:s text:c="5"/>First flowering date</text:p>
            </table:table-cell>
            <table:table-cell table:style-name="TableCell1310">
              <text:p text:style-name="P1311">33.53</text:p>
            </table:table-cell>
            <table:table-cell table:style-name="TableCell1312">
              <text:p text:style-name="P1313">***</text:p>
            </table:table-cell>
            <table:table-cell table:style-name="TableCell1314">
              <text:p text:style-name="P1315">1</text:p>
            </table:table-cell>
          </table:table-row>
          <table:table-row table:style-name="TableRow1316">
            <table:table-cell table:style-name="TableCell1317">
              <text:p text:style-name="P1318"><text:s text:c="5"/>Number of<text:s/>flowers</text:p>
            </table:table-cell>
            <table:table-cell table:style-name="TableCell1319">
              <text:p text:style-name="P1320">63.31</text:p>
            </table:table-cell>
            <table:table-cell table:style-name="TableCell1321">
              <text:p text:style-name="P1322">***</text:p>
            </table:table-cell>
            <table:table-cell table:style-name="TableCell1323">
              <text:p text:style-name="P1324">1</text:p>
            </table:table-cell>
          </table:table-row>
          <table:table-row table:style-name="TableRow1325">
            <table:table-cell table:style-name="TableCell1326">
              <text:p text:style-name="P1327"><text:s text:c="5"/>First flowering date : N days 90-10% FFD</text:p>
            </table:table-cell>
            <table:table-cell table:style-name="TableCell1328">
              <text:p text:style-name="P1329">0.30</text:p>
            </table:table-cell>
            <table:table-cell table:style-name="TableCell1330">
              <text:p text:style-name="P1331"/>
            </table:table-cell>
            <table:table-cell table:style-name="TableCell1332">
              <text:p text:style-name="P1333">1</text:p>
            </table:table-cell>
          </table:table-row>
        </table:table>
        <text:p text:style-name="P1334">***P &lt;<text:s/>0.001; **P &lt; 0.01; *P &lt; 0.05</text:p>
        <text:p text:style-name="P1335"/>
        <text:soft-page-break/>
        <text:p text:style-name="P1336">Figures</text:p>
        <text:p text:style-name="P1337"><text:span text:style-name="T1338">Figur</text:span><text:span text:style-name="T1339">e 1: Variation in climate, flowering time, fitness and selection on flowering time during the study period. Means (dots) and standard errors (whiskers) of mean daily temperature during March (light grey), April<text:s/></text:span><text:span text:style-name="T1340">(medium grey) and May (black) (A),<text:s/></text:span><text:span text:style-name="T1341">first flowering date, calculated as the number of days from the vernal equinox (B), mean fitness, calculated as the number of intact, non-predated seeds (C), and linear selection gradient for first flowering date (D) are<text:s/></text:span><text:span text:style-name="T1342">shown for each study year. In (B), the solid line indicates a significant linear trend of an earlier flowering date across years (adjusted R</text:span><text:span text:style-name="T1343">2</text:span><text:span text:style-name="T1344"><text:s/>= 0.19). In (D), filled circles indicate significant selection gradients at<text:s/></text:span><text:span text:style-name="T1345">α = 0.05 and the grey dashed line indi</text:span><text:span text:style-name="T1346">cates a selection gradient of 0</text:span><text:span text:style-name="T1347">. See Figures S1-S3 for variation in other climatic variables.</text:span></text:p>
        <text:p text:style-name="P1348"/>
        <text:soft-page-break/>
        <text:p text:style-name="P1349">Figure 2: Relationship among first flowering date for every plant and climatic variables, including mean daily temperature in April (A), maximum daily temperature in May (B), and sum of precipitation in January (C) and March (D). Lines represent linear model fits.</text:p>
        <text:p text:style-name="P1350"/>
        <text:p text:style-name="P1351"/>
        <text:soft-page-break/>
        <text:p text:style-name="P1352">Figure 3: Relationship among the position of the flowering season, measured as the start, i.e. the date when 10% of the plants had started flowering<text:s/>(triangles and dashed line), the mean, i.e. the mean first flowering date (points and solid line) and the end, i.e. the date when 90% of the plants had started flowering (stars and dotted line), and climatic variables, including mean daily temperature in<text:s/>April (A), maximum daily temperature in May (B), and sum of precipitation in January (C). Lines represent linear model fits.</text:p>
        <text:p text:style-name="P1353"/>
        <text:soft-page-break/>
        <text:p text:style-name="P1354">Figure 4: Relationship among the duration of the flowering season, measured as the number of days between the start and the end of the season, and climatic variables, including mean daily temperature in April (A), maximum daily temperature in May (B), and sum of precipitation in January (C). Lines represent linear model fits. <text:s/></text:p>
        <text:p text:style-name="P1355"/>
        <text:p text:style-name="P1356"/>
        <text:soft-page-break/>
        <text:p text:style-name="P1357">Figure 5: Partial regression plots (i.e. added variable plots) calculated from models in Table 2 showing the independent effects of the sum of Growing Degree Days in March (A), sum of precipitation in April (B) and duration of the flowering season (C) on fitness, measured as the number of intact seeds. Linear model fit lines and confidence intervals are shown.</text:p>
        <text:p text:style-name="P1358"/>
        <text:p text:style-name="P1359"><text:span text:style-name="T1360"><office:annotation office:name="40"><dc:creator>Alicia Valdés Rapado</dc:creator><dc:date>2018-09-20T18:43:00</dc:date><text:p text:style-name="Normal"><text:span text:style-name="T1361">Now if we plot selection gradients against the variables that were significant in Table 4A, for minApril the fit line shows the opposite effect as in the table - see Figure 6 (old version,<text:s/></text:span><text:span text:style-name="T1362">updated)</text:span></text:p><text:p text:style-name="Normal"/><text:p text:style-name="Normal"><text:span text:style-name="T1363">So I think that it is better to use this figure, that is related to our actual analysis.</text:span></text:p><text:p text:style-name="Normal"/><text:p text:style-name="Normal"><text:span text:style-name="T1364">Interpretation (let me know if you agree with this!):</text:span></text:p><text:p text:style-name="Normal"/><text:p text:style-name="Normal"><text:span text:style-name="T1365">FFD : minApril: NEGATIVE effect (the relationship among relative fitness and standardized FFD gets MO</text:span><text:span text:style-name="T1366">RE NEGATIVE when minApril increases) → increased selection for EARLY FLOWERING when April is warm (co-gradient response?)</text:span></text:p><text:p text:style-name="Normal"><text:span text:style-name="T1367">(similar for precipApril)</text:span></text:p><text:p text:style-name="Normal"/><text:p text:style-name="Normal"><text:span text:style-name="T1368">FFD : precipMarch: POSITIVE effect (the relationship among relative fitness and standardized FFD gets MORE<text:s/></text:span><text:span text:style-name="T1369">POSITIVE when precipMarch increases) → increased selection for LATE FLOWERING when March is rainy</text:span></text:p><text:p text:style-name="Normal"/><text:p text:style-name="Normal"><text:span text:style-name="T1370">I could also plot something similar for the models in Table 4B and C, but maybe not really needed as the interactions were not significant?</text:span></text:p></office:annotation><text:soft-page-break/>Figure</text:span><text:span text:style-name="T1371"><office:annotation-end office:name="40"/></text:span><text:span text:style-name="T1372"><text:s/>6: Partial</text:span><text:span text:style-name="T1373"><text:s/>regression plots (i.e. added variable plots) calculated from models in Table 4 showing the independent effects of climatic variables on phenotypic selection on flowering time<text:s/></text:span><text:span text:style-name="T1374">in<text:s/></text:span><text:span text:style-name="T1375">Lathyrus vernus</text:span><text:span text:style-name="T1376"><text:s/>in 22 study years. The e</text:span><text:span text:style-name="T1377">ffect of standardized first flowering</text:span><text:span text:style-name="T1378"><text:s/>date on relative fitness, measured as the relative number of intact seeds, is shown for different minimum daily temperatures in April (A) and different sums of precipitation in March (B) and April (C). Lines represent linear model fits</text:span><text:span text:style-name="T1379">.</text:span></text:p>
        <text:p text:style-name="P1380"><text:span text:style-name="T1381">Figure 6 (old ver</text:span><text:span text:style-name="T1382">sion, updated): Relationships among linear selection gradients for first flowering date and (A) minimum daily temperature in April, (B) sum of precipitation in March, and (C) sum of precipitation in April. Lines represent linear model fits. Grey d</text:span><text:span text:style-name="T1383">ashed lin</text:span><text:span text:style-name="T1384">es indicate a selection gradient of 0</text:span><text:span text:style-name="T1385">.</text:span></text:p>
        <text:p text:style-name="P138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Adobe Garamond Pro" svg:font-family="Adobe Garamond Pro" style:font-family-generic="roman"/>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Minion-Regular" svg:font-family="Minion-Regular" style:font-family-generic="roman"/>
    <style:font-face style:name="BSSymbol-Medium" svg:font-family="BSSymbol-Medium" style:font-family-generic="system"/>
    <style:font-face style:name="TimesNRMT" svg:font-family="TimesNRMT" style:font-family-generic="roman"/>
    <style:font-face style:name="Lucida Console" svg:font-family="Lucida Console" style:font-family-generic="modern" style:font-pitch="fixed" svg:panose-1="2 11 6 9 4 5 4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language="es"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Default" style:display-name="Default" style:family="paragraph" style:parent-style-name="Standard">
      <style:paragraph-properties style:text-autospace="none"/>
      <style:text-properties style:font-name="Adobe Garamond Pro" style:font-name-asian="Adobe Garamond Pro" style:font-name-complex="Adobe Garamond Pro" fo:color="#000000" fo:hyphenate="false"/>
    </style:style>
    <style:style style:name="Pa19" style:display-name="Pa19" style:family="paragraph" style:parent-style-name="Default" style:next-style-name="Default">
      <style:paragraph-properties style:line-height-at-least="0.1326in"/>
      <style:text-properties style:font-name="Times New Roman" style:font-name-asian="SimSun" style:font-name-complex="Lucida Sans" style:use-window-font-color="true" fo:hyphenate="false"/>
    </style:style>
    <style:style style:name="Bibliography1" style:display-name="Bibliography 1" style:family="paragraph" style:parent-style-name="Index">
      <style:paragraph-properties style:line-height-at-least="0.3333in" fo:margin-left="0.5in" fo:text-indent="-0.5in">
        <style:tab-stops/>
      </style:paragraph-properties>
      <style:text-properties fo:hyphenate="false"/>
    </style:style>
    <style:style style:name="Pa5" style:display-name="Pa5" style:family="paragraph" style:parent-style-name="Default" style:next-style-name="Default">
      <style:paragraph-properties style:line-height-at-least="0.1465in"/>
      <style:text-properties style:font-name="Times New Roman" style:font-name-asian="SimSun" style:font-name-complex="Lucida Sans" style:use-window-font-color="true"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icia Valdés Rapado</meta:initial-creator>
    <dc:creator>ehrlen</dc:creator>
    <meta:creation-date>2018-10-10T15:28:00Z</meta:creation-date>
    <dc:date>2018-10-10T15:28:00Z</dc:date>
    <meta:template xlink:href="Normal" xlink:type="simple"/>
    <meta:editing-cycles>2</meta:editing-cycles>
    <meta:editing-duration>PT0S</meta:editing-duration>
    <meta:user-defined meta:name="ZOTERO_PREF_1">&lt;data data-version="3" zotero-version="5.0.55"&gt;&lt;session id="YYmThOFn"/&gt;&lt;style id="http://www.zotero.org/styles/ecology-letters" hasBibliography="1" bibliographyStyleHasBeenSet="1"/&gt;&lt;prefs&gt;&lt;pref name="fieldType" value="ReferenceMark"/&gt;&lt;/prefs&gt;&lt;/data&gt;</meta:user-defined>
    <meta:document-statistic meta:page-count="24" meta:paragraph-count="74" meta:word-count="5896" meta:character-count="37077" meta:row-count="260" meta:non-whitespace-character-count="31255"/>
  </office:meta>
</office:document-meta>
</file>